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43cm"/>
    </style:style>
    <style:style style:name="co2" style:family="table-column">
      <style:table-column-properties fo:break-before="auto" style:column-width="1.281cm"/>
    </style:style>
    <style:style style:name="co3" style:family="table-column">
      <style:table-column-properties fo:break-before="auto" style:column-width="5.36cm"/>
    </style:style>
    <style:style style:name="co4" style:family="table-column">
      <style:table-column-properties fo:break-before="auto" style:column-width="3.918cm"/>
    </style:style>
    <style:style style:name="co5" style:family="table-column">
      <style:table-column-properties fo:break-before="auto" style:column-width="3.722cm"/>
    </style:style>
    <style:style style:name="co6" style:family="table-column">
      <style:table-column-properties fo:break-before="auto" style:column-width="4.611cm"/>
    </style:style>
    <style:style style:name="co7" style:family="table-column">
      <style:table-column-properties fo:break-before="auto" style:column-width="3.528cm"/>
    </style:style>
    <style:style style:name="co8" style:family="table-column">
      <style:table-column-properties fo:break-before="auto" style:column-width="4.223cm"/>
    </style:style>
    <style:style style:name="co9" style:family="table-column">
      <style:table-column-properties fo:break-before="auto" style:column-width="2.529cm"/>
    </style:style>
    <style:style style:name="co10" style:family="table-column">
      <style:table-column-properties fo:break-before="auto" style:column-width="1.974cm"/>
    </style:style>
    <style:style style:name="co11" style:family="table-column">
      <style:table-column-properties fo:break-before="auto" style:column-width="1.836cm"/>
    </style:style>
    <style:style style:name="co12" style:family="table-column">
      <style:table-column-properties fo:break-before="auto" style:column-width="1.891cm"/>
    </style:style>
    <style:style style:name="co13" style:family="table-column">
      <style:table-column-properties fo:break-before="auto" style:column-width="1.392cm"/>
    </style:style>
    <style:style style:name="co14" style:family="table-column">
      <style:table-column-properties fo:break-before="auto" style:column-width="1.725cm"/>
    </style:style>
    <style:style style:name="co15" style:family="table-column">
      <style:table-column-properties fo:break-before="auto" style:column-width="10.41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>
            <text:p>Dataset_name</text:p>
          </table:table-cell>
          <table:table-cell office:value-type="string">
            <text:p>Group</text:p>
          </table:table-cell>
          <table:table-cell office:value-type="string">
            <text:p>Method</text:p>
          </table:table-cell>
          <table:table-cell office:value-type="string">
            <text:p>Criterion</text:p>
          </table:table-cell>
          <table:table-cell office:value-type="string">
            <text:p>Correlation</text:p>
          </table:table-cell>
          <table:table-cell office:value-type="string">
            <text:p>Pm</text:p>
          </table:table-cell>
          <table:table-cell office:value-type="string">
            <text:p>R2</text:p>
          </table:table-cell>
          <table:table-cell office:value-type="string">
            <text:p>Criterion_t</text:p>
          </table:table-cell>
          <table:table-cell office:value-type="string">
            <text:p>Correlation_t</text:p>
          </table:table-cell>
          <table:table-cell office:value-type="string">
            <text:p>Pm_t</text:p>
          </table:table-cell>
          <table:table-cell office:value-type="string">
            <text:p>R2_t</text:p>
          </table:table-cell>
          <table:table-cell office:value-type="string">
            <text:p>Augmentation</text:p>
          </table:table-cell>
          <table:table-cell office:value-type="string">
            <text:p>Aug-Mirror</text:p>
          </table:table-cell>
          <table:table-cell office:value-type="string">
            <text:p>Data size</text:p>
          </table:table-cell>
          <table:table-cell office:value-type="string">
            <text:p>X_scaling</text:p>
          </table:table-cell>
          <table:table-cell office:value-type="string">
            <text:p>Y_scaling</text:p>
          </table:table-cell>
          <table:table-cell office:value-type="string">
            <text:p>Shuffle</text:p>
          </table:table-cell>
          <table:table-cell office:value-type="string">
            <text:p>Equation</text:p>
          </table:table-cell>
          <table:table-cell office:value-type="string">
            <text:p>Predictors</text:p>
          </table:table-cell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0">
            <text:p>0</text:p>
          </table:table-cell>
          <table:table-cell office:value-type="string">
            <text:p>VotingRegressor</text:p>
          </table:table-cell>
          <table:table-cell office:value-type="string">
            <text:p>0.41552388710920946</text:p>
          </table:table-cell>
          <table:table-cell office:value-type="string">
            <text:p>0.9095822663407929</text:p>
          </table:table-cell>
          <table:table-cell office:value-type="string">
            <text:p>90.625</text:p>
          </table:table-cell>
          <table:table-cell office:value-type="string">
            <text:p>0.827339899241653</text:p>
          </table:table-cell>
          <table:table-cell office:value-type="string">
            <text:p>0.4482543033689597</text:p>
          </table:table-cell>
          <table:table-cell office:value-type="string">
            <text:p>0.8939060798043654</text:p>
          </table:table-cell>
          <table:table-cell office:value-type="string">
            <text:p>81.0</text:p>
          </table:table-cell>
          <table:table-cell office:value-type="string">
            <text:p>0.7990680795112086</text:p>
          </table:table-cell>
          <table:table-cell office:value-type="string">
            <text:p>Spline 2</text:p>
          </table:table-cell>
          <table:table-cell/>
          <table:table-cell office:value-type="float" office:value="1068">
            <text:p>1068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0">
            <text:p>0</text:p>
          </table:table-cell>
          <table:table-cell office:value-type="string">
            <text:p>AdaBoostRegressor</text:p>
          </table:table-cell>
          <table:table-cell office:value-type="string">
            <text:p>0.4359668753976098</text:p>
          </table:table-cell>
          <table:table-cell office:value-type="string">
            <text:p>0.8999627123142631</text:p>
          </table:table-cell>
          <table:table-cell office:value-type="string">
            <text:p>84.375</text:p>
          </table:table-cell>
          <table:table-cell office:value-type="string">
            <text:p>0.809932883556045</text:p>
          </table:table-cell>
          <table:table-cell office:value-type="string">
            <text:p>0.4767920499037241</text:p>
          </table:table-cell>
          <table:table-cell office:value-type="string">
            <text:p>0.8790161210971075</text:p>
          </table:table-cell>
          <table:table-cell office:value-type="string">
            <text:p>82.0</text:p>
          </table:table-cell>
          <table:table-cell office:value-type="string">
            <text:p>0.7726693411486046</text:p>
          </table:table-cell>
          <table:table-cell office:value-type="string">
            <text:p>Spline 2</text:p>
          </table:table-cell>
          <table:table-cell/>
          <table:table-cell office:value-type="float" office:value="1068">
            <text:p>1068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0">
            <text:p>0</text:p>
          </table:table-cell>
          <table:table-cell office:value-type="string">
            <text:p>HistGradientBoostingRegressor</text:p>
          </table:table-cell>
          <table:table-cell office:value-type="string">
            <text:p>0.44143795685880627</text:p>
          </table:table-cell>
          <table:table-cell office:value-type="string">
            <text:p>0.8972917754244283</text:p>
          </table:table-cell>
          <table:table-cell office:value-type="string">
            <text:p>84.375</text:p>
          </table:table-cell>
          <table:table-cell office:value-type="string">
            <text:p>0.8051325302443226</text:p>
          </table:table-cell>
          <table:table-cell office:value-type="string">
            <text:p>0.4748074597713141</text:p>
          </table:table-cell>
          <table:table-cell office:value-type="string">
            <text:p>0.8800896977839884</text:p>
          </table:table-cell>
          <table:table-cell office:value-type="string">
            <text:p>81.0</text:p>
          </table:table-cell>
          <table:table-cell office:value-type="string">
            <text:p>0.7745578761455119</text:p>
          </table:table-cell>
          <table:table-cell office:value-type="string">
            <text:p>Spline 2</text:p>
          </table:table-cell>
          <table:table-cell/>
          <table:table-cell office:value-type="float" office:value="1068">
            <text:p>1068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2">
            <text:p>2</text:p>
          </table:table-cell>
          <table:table-cell office:value-type="string">
            <text:p>StackingRegressorRidge</text:p>
          </table:table-cell>
          <table:table-cell office:value-type="string">
            <text:p>0.44612409416036375</text:p>
          </table:table-cell>
          <table:table-cell office:value-type="string">
            <text:p>0.8949711127235308</text:p>
          </table:table-cell>
          <table:table-cell office:value-type="string">
            <text:p>84.375</text:p>
          </table:table-cell>
          <table:table-cell office:value-type="string">
            <text:p>0.8009732926095949</text:p>
          </table:table-cell>
          <table:table-cell office:value-type="string">
            <text:p>0.45059106681478817</text:p>
          </table:table-cell>
          <table:table-cell office:value-type="string">
            <text:p>0.8927304691264386</text:p>
          </table:table-cell>
          <table:table-cell office:value-type="string">
            <text:p>83.0</text:p>
          </table:table-cell>
          <table:table-cell office:value-type="string">
            <text:p>0.7969676905067111</text:p>
          </table:table-cell>
          <table:table-cell office:value-type="string">
            <text:p>Spline 2</text:p>
          </table:table-cell>
          <table:table-cell/>
          <table:table-cell office:value-type="float" office:value="1029">
            <text:p>1029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2">
            <text:p>2</text:p>
          </table:table-cell>
          <table:table-cell office:value-type="string">
            <text:p>KNeighborsRegressor</text:p>
          </table:table-cell>
          <table:table-cell office:value-type="string">
            <text:p>0.4464879193262191</text:p>
          </table:table-cell>
          <table:table-cell office:value-type="string">
            <text:p>0.894789661258859</text:p>
          </table:table-cell>
          <table:table-cell office:value-type="string">
            <text:p>87.5</text:p>
          </table:table-cell>
          <table:table-cell office:value-type="string">
            <text:p>0.8006485378957438</text:p>
          </table:table-cell>
          <table:table-cell office:value-type="string">
            <text:p>0.49579580516099947</text:p>
          </table:table-cell>
          <table:table-cell office:value-type="string">
            <text:p>0.8684391283128348</text:p>
          </table:table-cell>
          <table:table-cell office:value-type="string">
            <text:p>80.0</text:p>
          </table:table-cell>
          <table:table-cell office:value-type="string">
            <text:p>0.7541865195847562</text:p>
          </table:table-cell>
          <table:table-cell office:value-type="string">
            <text:p>Spline 2</text:p>
          </table:table-cell>
          <table:table-cell/>
          <table:table-cell office:value-type="float" office:value="1029">
            <text:p>1029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2">
            <text:p>2</text:p>
          </table:table-cell>
          <table:table-cell office:value-type="string">
            <text:p>BaggingRegressor</text:p>
          </table:table-cell>
          <table:table-cell office:value-type="string">
            <text:p>0.45372564665778736</text:p>
          </table:table-cell>
          <table:table-cell office:value-type="string">
            <text:p>0.8911414239978819</text:p>
          </table:table-cell>
          <table:table-cell office:value-type="string">
            <text:p>90.625</text:p>
          </table:table-cell>
          <table:table-cell office:value-type="string">
            <text:p>0.7941330375649727</text:p>
          </table:table-cell>
          <table:table-cell office:value-type="string">
            <text:p>0.460999766639102</text:p>
          </table:table-cell>
          <table:table-cell office:value-type="string">
            <text:p>0.8874002564562924</text:p>
          </table:table-cell>
          <table:table-cell office:value-type="string">
            <text:p>84.0</text:p>
          </table:table-cell>
          <table:table-cell office:value-type="string">
            <text:p>0.7874792151586936</text:p>
          </table:table-cell>
          <table:table-cell office:value-type="string">
            <text:p>Spline 2</text:p>
          </table:table-cell>
          <table:table-cell/>
          <table:table-cell office:value-type="float" office:value="1029">
            <text:p>1029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2">
            <text:p>2</text:p>
          </table:table-cell>
          <table:table-cell office:value-type="string">
            <text:p>HistGradientBoostingRegressor</text:p>
          </table:table-cell>
          <table:table-cell office:value-type="string">
            <text:p>0.4655148703925988</text:p>
          </table:table-cell>
          <table:table-cell office:value-type="string">
            <text:p>0.8850400586659125</text:p>
          </table:table-cell>
          <table:table-cell office:value-type="string">
            <text:p>81.25</text:p>
          </table:table-cell>
          <table:table-cell office:value-type="string">
            <text:p>0.7832959054433619</text:p>
          </table:table-cell>
          <table:table-cell office:value-type="string">
            <text:p>0.42301993470896704</text:p>
          </table:table-cell>
          <table:table-cell office:value-type="string">
            <text:p>0.9061203754683046</text:p>
          </table:table-cell>
          <table:table-cell office:value-type="string">
            <text:p>86.0</text:p>
          </table:table-cell>
          <table:table-cell office:value-type="string">
            <text:p>0.8210541348388213</text:p>
          </table:table-cell>
          <table:table-cell office:value-type="string">
            <text:p>Spline 2</text:p>
          </table:table-cell>
          <table:table-cell/>
          <table:table-cell office:value-type="float" office:value="1029">
            <text:p>1029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0">
            <text:p>0</text:p>
          </table:table-cell>
          <table:table-cell office:value-type="string">
            <text:p>ExtraTreesRegressor</text:p>
          </table:table-cell>
          <table:table-cell office:value-type="string">
            <text:p>0.48328216389351303</text:p>
          </table:table-cell>
          <table:table-cell office:value-type="string">
            <text:p>0.8754646480940299</text:p>
          </table:table-cell>
          <table:table-cell office:value-type="string">
            <text:p>84.375</text:p>
          </table:table-cell>
          <table:table-cell office:value-type="string">
            <text:p>0.7664383500624037</text:p>
          </table:table-cell>
          <table:table-cell office:value-type="string">
            <text:p>0.5192368328931023</text:p>
          </table:table-cell>
          <table:table-cell office:value-type="string">
            <text:p>0.8546303945958982</text:p>
          </table:table-cell>
          <table:table-cell office:value-type="string">
            <text:p>80.0</text:p>
          </table:table-cell>
          <table:table-cell office:value-type="string">
            <text:p>0.7303931113671405</text:p>
          </table:table-cell>
          <table:table-cell office:value-type="string">
            <text:p>Spline 2</text:p>
          </table:table-cell>
          <table:table-cell/>
          <table:table-cell office:value-type="float" office:value="1068">
            <text:p>1068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0">
            <text:p>0</text:p>
          </table:table-cell>
          <table:table-cell office:value-type="string">
            <text:p>StackingRegressorRidge</text:p>
          </table:table-cell>
          <table:table-cell office:value-type="string">
            <text:p>0.48350623264783665</text:p>
          </table:table-cell>
          <table:table-cell office:value-type="string">
            <text:p>0.8753409181517199</text:p>
          </table:table-cell>
          <table:table-cell office:value-type="string">
            <text:p>84.375</text:p>
          </table:table-cell>
          <table:table-cell office:value-type="string">
            <text:p>0.7662217229906961</text:p>
          </table:table-cell>
          <table:table-cell office:value-type="string">
            <text:p>0.4836617300816647</text:p>
          </table:table-cell>
          <table:table-cell office:value-type="string">
            <text:p>0.8752550090427423</text:p>
          </table:table-cell>
          <table:table-cell office:value-type="string">
            <text:p>81.0</text:p>
          </table:table-cell>
          <table:table-cell office:value-type="string">
            <text:p>0.7660713308544109</text:p>
          </table:table-cell>
          <table:table-cell office:value-type="string">
            <text:p>Spline 2</text:p>
          </table:table-cell>
          <table:table-cell/>
          <table:table-cell office:value-type="float" office:value="1068">
            <text:p>1068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2">
            <text:p>2</text:p>
          </table:table-cell>
          <table:table-cell office:value-type="string">
            <text:p>ExtraTreesRegressor</text:p>
          </table:table-cell>
          <table:table-cell office:value-type="string">
            <text:p>0.49298369433325706</text:p>
          </table:table-cell>
          <table:table-cell office:value-type="string">
            <text:p>0.8700385492157998</text:p>
          </table:table-cell>
          <table:table-cell office:value-type="string">
            <text:p>81.25</text:p>
          </table:table-cell>
          <table:table-cell office:value-type="string">
            <text:p>0.7569670771215338</text:p>
          </table:table-cell>
          <table:table-cell office:value-type="string">
            <text:p>0.5063398124332416</text:p>
          </table:table-cell>
          <table:table-cell office:value-type="string">
            <text:p>0.8623340387257538</text:p>
          </table:table-cell>
          <table:table-cell office:value-type="string">
            <text:p>81.0</text:p>
          </table:table-cell>
          <table:table-cell office:value-type="string">
            <text:p>0.7436199943450698</text:p>
          </table:table-cell>
          <table:table-cell office:value-type="string">
            <text:p>Spline 2</text:p>
          </table:table-cell>
          <table:table-cell/>
          <table:table-cell office:value-type="float" office:value="1029">
            <text:p>1029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2">
            <text:p>2</text:p>
          </table:table-cell>
          <table:table-cell office:value-type="string">
            <text:p>VotingRegressor</text:p>
          </table:table-cell>
          <table:table-cell office:value-type="string">
            <text:p>0.5419734774800885</text:p>
          </table:table-cell>
          <table:table-cell office:value-type="string">
            <text:p>0.8403955911998467</text:p>
          </table:table-cell>
          <table:table-cell office:value-type="string">
            <text:p>78.125</text:p>
          </table:table-cell>
          <table:table-cell office:value-type="string">
            <text:p>0.70626474970814</text:p>
          </table:table-cell>
          <table:table-cell office:value-type="string">
            <text:p>0.5440604969266296</text:p>
          </table:table-cell>
          <table:table-cell office:value-type="string">
            <text:p>0.8390459913997259</text:p>
          </table:table-cell>
          <table:table-cell office:value-type="string">
            <text:p>84.0</text:p>
          </table:table-cell>
          <table:table-cell office:value-type="string">
            <text:p>0.7039981756839488</text:p>
          </table:table-cell>
          <table:table-cell office:value-type="string">
            <text:p>Spline 2</text:p>
          </table:table-cell>
          <table:table-cell/>
          <table:table-cell office:value-type="float" office:value="1029">
            <text:p>1029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0">
            <text:p>0</text:p>
          </table:table-cell>
          <table:table-cell office:value-type="string">
            <text:p>KNeighborsRegressor</text:p>
          </table:table-cell>
          <table:table-cell office:value-type="string">
            <text:p>0.5632450353773382</text:p>
          </table:table-cell>
          <table:table-cell office:value-type="string">
            <text:p>0.8262899189284479</text:p>
          </table:table-cell>
          <table:table-cell office:value-type="string">
            <text:p>87.5</text:p>
          </table:table-cell>
          <table:table-cell office:value-type="string">
            <text:p>0.6827550301227812</text:p>
          </table:table-cell>
          <table:table-cell office:value-type="string">
            <text:p>0.5531266746973453</text:p>
          </table:table-cell>
          <table:table-cell office:value-type="string">
            <text:p>0.8330971622435508</text:p>
          </table:table-cell>
          <table:table-cell office:value-type="string">
            <text:p>77.0</text:p>
          </table:table-cell>
          <table:table-cell office:value-type="string">
            <text:p>0.6940508817382571</text:p>
          </table:table-cell>
          <table:table-cell office:value-type="string">
            <text:p>Spline 2</text:p>
          </table:table-cell>
          <table:table-cell/>
          <table:table-cell office:value-type="float" office:value="1068">
            <text:p>1068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2">
            <text:p>2</text:p>
          </table:table-cell>
          <table:table-cell office:value-type="string">
            <text:p>OMP4</text:p>
          </table:table-cell>
          <table:table-cell office:value-type="string">
            <text:p>0.5932819615228944</text:p>
          </table:table-cell>
          <table:table-cell office:value-type="string">
            <text:p>0.8049947292569976</text:p>
          </table:table-cell>
          <table:table-cell office:value-type="string">
            <text:p>71.875</text:p>
          </table:table-cell>
          <table:table-cell office:value-type="string">
            <text:p>0.6480165141315469</text:p>
          </table:table-cell>
          <table:table-cell office:value-type="string">
            <text:p>0.60695659928758</text:p>
          </table:table-cell>
          <table:table-cell office:value-type="string">
            <text:p>0.7947349788333569</text:p>
          </table:table-cell>
          <table:table-cell office:value-type="string">
            <text:p>70.0</text:p>
          </table:table-cell>
          <table:table-cell office:value-type="string">
            <text:p>0.6316036865812562</text:p>
          </table:table-cell>
          <table:table-cell office:value-type="string">
            <text:p>Spline 2</text:p>
          </table:table-cell>
          <table:table-cell/>
          <table:table-cell office:value-type="float" office:value="1029">
            <text:p>1029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2, Xs</text:p>
          </table:table-cell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2">
            <text:p>2</text:p>
          </table:table-cell>
          <table:table-cell office:value-type="string">
            <text:p>LinearRegression</text:p>
          </table:table-cell>
          <table:table-cell office:value-type="string">
            <text:p>0.5932819615228945</text:p>
          </table:table-cell>
          <table:table-cell office:value-type="string">
            <text:p>0.8049947292569976</text:p>
          </table:table-cell>
          <table:table-cell office:value-type="string">
            <text:p>71.875</text:p>
          </table:table-cell>
          <table:table-cell office:value-type="string">
            <text:p>0.6480165141315468</text:p>
          </table:table-cell>
          <table:table-cell office:value-type="string">
            <text:p>0.60695659928758</text:p>
          </table:table-cell>
          <table:table-cell office:value-type="string">
            <text:p>0.7947349788333569</text:p>
          </table:table-cell>
          <table:table-cell office:value-type="string">
            <text:p>70.0</text:p>
          </table:table-cell>
          <table:table-cell office:value-type="string">
            <text:p>0.6316036865812562</text:p>
          </table:table-cell>
          <table:table-cell office:value-type="string">
            <text:p>Spline 2</text:p>
          </table:table-cell>
          <table:table-cell/>
          <table:table-cell office:value-type="float" office:value="1029">
            <text:p>1029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2, Xs</text:p>
          </table:table-cell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2">
            <text:p>2</text:p>
          </table:table-cell>
          <table:table-cell office:value-type="string">
            <text:p>Lars4</text:p>
          </table:table-cell>
          <table:table-cell office:value-type="string">
            <text:p>0.5932819615228945</text:p>
          </table:table-cell>
          <table:table-cell office:value-type="string">
            <text:p>0.8049947292569976</text:p>
          </table:table-cell>
          <table:table-cell office:value-type="string">
            <text:p>71.875</text:p>
          </table:table-cell>
          <table:table-cell office:value-type="string">
            <text:p>0.6480165141315468</text:p>
          </table:table-cell>
          <table:table-cell office:value-type="string">
            <text:p>0.60695659928758</text:p>
          </table:table-cell>
          <table:table-cell office:value-type="string">
            <text:p>0.7947349788333569</text:p>
          </table:table-cell>
          <table:table-cell office:value-type="string">
            <text:p>70.0</text:p>
          </table:table-cell>
          <table:table-cell office:value-type="string">
            <text:p>0.6316036865812562</text:p>
          </table:table-cell>
          <table:table-cell office:value-type="string">
            <text:p>Spline 2</text:p>
          </table:table-cell>
          <table:table-cell/>
          <table:table-cell office:value-type="float" office:value="1029">
            <text:p>1029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2, Xs</text:p>
          </table:table-cell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2">
            <text:p>2</text:p>
          </table:table-cell>
          <table:table-cell office:value-type="string">
            <text:p>Lars5</text:p>
          </table:table-cell>
          <table:table-cell office:value-type="string">
            <text:p>0.5932819615228945</text:p>
          </table:table-cell>
          <table:table-cell office:value-type="string">
            <text:p>0.8049947292569976</text:p>
          </table:table-cell>
          <table:table-cell office:value-type="string">
            <text:p>71.875</text:p>
          </table:table-cell>
          <table:table-cell office:value-type="string">
            <text:p>0.6480165141315468</text:p>
          </table:table-cell>
          <table:table-cell office:value-type="string">
            <text:p>0.60695659928758</text:p>
          </table:table-cell>
          <table:table-cell office:value-type="string">
            <text:p>0.7947349788333569</text:p>
          </table:table-cell>
          <table:table-cell office:value-type="string">
            <text:p>70.0</text:p>
          </table:table-cell>
          <table:table-cell office:value-type="string">
            <text:p>0.6316036865812562</text:p>
          </table:table-cell>
          <table:table-cell office:value-type="string">
            <text:p>Spline 2</text:p>
          </table:table-cell>
          <table:table-cell/>
          <table:table-cell office:value-type="float" office:value="1029">
            <text:p>1029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2, Xs</text:p>
          </table:table-cell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2">
            <text:p>2</text:p>
          </table:table-cell>
          <table:table-cell office:value-type="string">
            <text:p>Lars6</text:p>
          </table:table-cell>
          <table:table-cell office:value-type="string">
            <text:p>0.5932819615228945</text:p>
          </table:table-cell>
          <table:table-cell office:value-type="string">
            <text:p>0.8049947292569976</text:p>
          </table:table-cell>
          <table:table-cell office:value-type="string">
            <text:p>71.875</text:p>
          </table:table-cell>
          <table:table-cell office:value-type="string">
            <text:p>0.6480165141315468</text:p>
          </table:table-cell>
          <table:table-cell office:value-type="string">
            <text:p>0.60695659928758</text:p>
          </table:table-cell>
          <table:table-cell office:value-type="string">
            <text:p>0.7947349788333569</text:p>
          </table:table-cell>
          <table:table-cell office:value-type="string">
            <text:p>70.0</text:p>
          </table:table-cell>
          <table:table-cell office:value-type="string">
            <text:p>0.6316036865812562</text:p>
          </table:table-cell>
          <table:table-cell office:value-type="string">
            <text:p>Spline 2</text:p>
          </table:table-cell>
          <table:table-cell/>
          <table:table-cell office:value-type="float" office:value="1029">
            <text:p>1029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2, Xs</text:p>
          </table:table-cell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2">
            <text:p>2</text:p>
          </table:table-cell>
          <table:table-cell office:value-type="string">
            <text:p>Lars7</text:p>
          </table:table-cell>
          <table:table-cell office:value-type="string">
            <text:p>0.5932819615228945</text:p>
          </table:table-cell>
          <table:table-cell office:value-type="string">
            <text:p>0.8049947292569976</text:p>
          </table:table-cell>
          <table:table-cell office:value-type="string">
            <text:p>71.875</text:p>
          </table:table-cell>
          <table:table-cell office:value-type="string">
            <text:p>0.6480165141315468</text:p>
          </table:table-cell>
          <table:table-cell office:value-type="string">
            <text:p>0.60695659928758</text:p>
          </table:table-cell>
          <table:table-cell office:value-type="string">
            <text:p>0.7947349788333569</text:p>
          </table:table-cell>
          <table:table-cell office:value-type="string">
            <text:p>70.0</text:p>
          </table:table-cell>
          <table:table-cell office:value-type="string">
            <text:p>0.6316036865812562</text:p>
          </table:table-cell>
          <table:table-cell office:value-type="string">
            <text:p>Spline 2</text:p>
          </table:table-cell>
          <table:table-cell/>
          <table:table-cell office:value-type="float" office:value="1029">
            <text:p>1029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2, Xs</text:p>
          </table:table-cell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2">
            <text:p>2</text:p>
          </table:table-cell>
          <table:table-cell office:value-type="string">
            <text:p>Lars8</text:p>
          </table:table-cell>
          <table:table-cell office:value-type="string">
            <text:p>0.5932819615228945</text:p>
          </table:table-cell>
          <table:table-cell office:value-type="string">
            <text:p>0.8049947292569976</text:p>
          </table:table-cell>
          <table:table-cell office:value-type="string">
            <text:p>71.875</text:p>
          </table:table-cell>
          <table:table-cell office:value-type="string">
            <text:p>0.6480165141315468</text:p>
          </table:table-cell>
          <table:table-cell office:value-type="string">
            <text:p>0.60695659928758</text:p>
          </table:table-cell>
          <table:table-cell office:value-type="string">
            <text:p>0.7947349788333569</text:p>
          </table:table-cell>
          <table:table-cell office:value-type="string">
            <text:p>70.0</text:p>
          </table:table-cell>
          <table:table-cell office:value-type="string">
            <text:p>0.6316036865812562</text:p>
          </table:table-cell>
          <table:table-cell office:value-type="string">
            <text:p>Spline 2</text:p>
          </table:table-cell>
          <table:table-cell/>
          <table:table-cell office:value-type="float" office:value="1029">
            <text:p>1029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2, Xs</text:p>
          </table:table-cell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2">
            <text:p>2</text:p>
          </table:table-cell>
          <table:table-cell office:value-type="string">
            <text:p>Lars9</text:p>
          </table:table-cell>
          <table:table-cell office:value-type="string">
            <text:p>0.5932819615228945</text:p>
          </table:table-cell>
          <table:table-cell office:value-type="string">
            <text:p>0.8049947292569976</text:p>
          </table:table-cell>
          <table:table-cell office:value-type="string">
            <text:p>71.875</text:p>
          </table:table-cell>
          <table:table-cell office:value-type="string">
            <text:p>0.6480165141315468</text:p>
          </table:table-cell>
          <table:table-cell office:value-type="string">
            <text:p>0.60695659928758</text:p>
          </table:table-cell>
          <table:table-cell office:value-type="string">
            <text:p>0.7947349788333569</text:p>
          </table:table-cell>
          <table:table-cell office:value-type="string">
            <text:p>70.0</text:p>
          </table:table-cell>
          <table:table-cell office:value-type="string">
            <text:p>0.6316036865812562</text:p>
          </table:table-cell>
          <table:table-cell office:value-type="string">
            <text:p>Spline 2</text:p>
          </table:table-cell>
          <table:table-cell/>
          <table:table-cell office:value-type="float" office:value="1029">
            <text:p>1029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2, Xs</text:p>
          </table:table-cell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2">
            <text:p>2</text:p>
          </table:table-cell>
          <table:table-cell office:value-type="string">
            <text:p>Lars10</text:p>
          </table:table-cell>
          <table:table-cell office:value-type="string">
            <text:p>0.5932819615228945</text:p>
          </table:table-cell>
          <table:table-cell office:value-type="string">
            <text:p>0.8049947292569976</text:p>
          </table:table-cell>
          <table:table-cell office:value-type="string">
            <text:p>71.875</text:p>
          </table:table-cell>
          <table:table-cell office:value-type="string">
            <text:p>0.6480165141315468</text:p>
          </table:table-cell>
          <table:table-cell office:value-type="string">
            <text:p>0.60695659928758</text:p>
          </table:table-cell>
          <table:table-cell office:value-type="string">
            <text:p>0.7947349788333569</text:p>
          </table:table-cell>
          <table:table-cell office:value-type="string">
            <text:p>70.0</text:p>
          </table:table-cell>
          <table:table-cell office:value-type="string">
            <text:p>0.6316036865812562</text:p>
          </table:table-cell>
          <table:table-cell office:value-type="string">
            <text:p>Spline 2</text:p>
          </table:table-cell>
          <table:table-cell/>
          <table:table-cell office:value-type="float" office:value="1029">
            <text:p>1029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2, Xs</text:p>
          </table:table-cell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2">
            <text:p>2</text:p>
          </table:table-cell>
          <table:table-cell office:value-type="string">
            <text:p>Lars11</text:p>
          </table:table-cell>
          <table:table-cell office:value-type="string">
            <text:p>0.5932819615228945</text:p>
          </table:table-cell>
          <table:table-cell office:value-type="string">
            <text:p>0.8049947292569976</text:p>
          </table:table-cell>
          <table:table-cell office:value-type="string">
            <text:p>71.875</text:p>
          </table:table-cell>
          <table:table-cell office:value-type="string">
            <text:p>0.6480165141315468</text:p>
          </table:table-cell>
          <table:table-cell office:value-type="string">
            <text:p>0.60695659928758</text:p>
          </table:table-cell>
          <table:table-cell office:value-type="string">
            <text:p>0.7947349788333569</text:p>
          </table:table-cell>
          <table:table-cell office:value-type="string">
            <text:p>70.0</text:p>
          </table:table-cell>
          <table:table-cell office:value-type="string">
            <text:p>0.6316036865812562</text:p>
          </table:table-cell>
          <table:table-cell office:value-type="string">
            <text:p>Spline 2</text:p>
          </table:table-cell>
          <table:table-cell/>
          <table:table-cell office:value-type="float" office:value="1029">
            <text:p>1029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2, Xs</text:p>
          </table:table-cell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2">
            <text:p>2</text:p>
          </table:table-cell>
          <table:table-cell office:value-type="string">
            <text:p>Lars12</text:p>
          </table:table-cell>
          <table:table-cell office:value-type="string">
            <text:p>0.5932819615228945</text:p>
          </table:table-cell>
          <table:table-cell office:value-type="string">
            <text:p>0.8049947292569976</text:p>
          </table:table-cell>
          <table:table-cell office:value-type="string">
            <text:p>71.875</text:p>
          </table:table-cell>
          <table:table-cell office:value-type="string">
            <text:p>0.6480165141315468</text:p>
          </table:table-cell>
          <table:table-cell office:value-type="string">
            <text:p>0.60695659928758</text:p>
          </table:table-cell>
          <table:table-cell office:value-type="string">
            <text:p>0.7947349788333569</text:p>
          </table:table-cell>
          <table:table-cell office:value-type="string">
            <text:p>70.0</text:p>
          </table:table-cell>
          <table:table-cell office:value-type="string">
            <text:p>0.6316036865812562</text:p>
          </table:table-cell>
          <table:table-cell office:value-type="string">
            <text:p>Spline 2</text:p>
          </table:table-cell>
          <table:table-cell/>
          <table:table-cell office:value-type="float" office:value="1029">
            <text:p>1029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2, Xs</text:p>
          </table:table-cell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2">
            <text:p>2</text:p>
          </table:table-cell>
          <table:table-cell office:value-type="string">
            <text:p>Lars13</text:p>
          </table:table-cell>
          <table:table-cell office:value-type="string">
            <text:p>0.5932819615228945</text:p>
          </table:table-cell>
          <table:table-cell office:value-type="string">
            <text:p>0.8049947292569976</text:p>
          </table:table-cell>
          <table:table-cell office:value-type="string">
            <text:p>71.875</text:p>
          </table:table-cell>
          <table:table-cell office:value-type="string">
            <text:p>0.6480165141315468</text:p>
          </table:table-cell>
          <table:table-cell office:value-type="string">
            <text:p>0.60695659928758</text:p>
          </table:table-cell>
          <table:table-cell office:value-type="string">
            <text:p>0.7947349788333569</text:p>
          </table:table-cell>
          <table:table-cell office:value-type="string">
            <text:p>70.0</text:p>
          </table:table-cell>
          <table:table-cell office:value-type="string">
            <text:p>0.6316036865812562</text:p>
          </table:table-cell>
          <table:table-cell office:value-type="string">
            <text:p>Spline 2</text:p>
          </table:table-cell>
          <table:table-cell/>
          <table:table-cell office:value-type="float" office:value="1029">
            <text:p>1029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2, Xs</text:p>
          </table:table-cell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2">
            <text:p>2</text:p>
          </table:table-cell>
          <table:table-cell office:value-type="string">
            <text:p>Lars14</text:p>
          </table:table-cell>
          <table:table-cell office:value-type="string">
            <text:p>0.5932819615228945</text:p>
          </table:table-cell>
          <table:table-cell office:value-type="string">
            <text:p>0.8049947292569976</text:p>
          </table:table-cell>
          <table:table-cell office:value-type="string">
            <text:p>71.875</text:p>
          </table:table-cell>
          <table:table-cell office:value-type="string">
            <text:p>0.6480165141315468</text:p>
          </table:table-cell>
          <table:table-cell office:value-type="string">
            <text:p>0.60695659928758</text:p>
          </table:table-cell>
          <table:table-cell office:value-type="string">
            <text:p>0.7947349788333569</text:p>
          </table:table-cell>
          <table:table-cell office:value-type="string">
            <text:p>70.0</text:p>
          </table:table-cell>
          <table:table-cell office:value-type="string">
            <text:p>0.6316036865812562</text:p>
          </table:table-cell>
          <table:table-cell office:value-type="string">
            <text:p>Spline 2</text:p>
          </table:table-cell>
          <table:table-cell/>
          <table:table-cell office:value-type="float" office:value="1029">
            <text:p>1029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2, Xs</text:p>
          </table:table-cell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2">
            <text:p>2</text:p>
          </table:table-cell>
          <table:table-cell office:value-type="string">
            <text:p>RidgeCV</text:p>
          </table:table-cell>
          <table:table-cell office:value-type="string">
            <text:p>0.5932820394098092</text:p>
          </table:table-cell>
          <table:table-cell office:value-type="string">
            <text:p>0.8049946718542538</text:p>
          </table:table-cell>
          <table:table-cell office:value-type="string">
            <text:p>71.875</text:p>
          </table:table-cell>
          <table:table-cell office:value-type="string">
            <text:p>0.6480164217137376</text:p>
          </table:table-cell>
          <table:table-cell office:value-type="string">
            <text:p>0.6069562101144601</text:p>
          </table:table-cell>
          <table:table-cell office:value-type="string">
            <text:p>0.7947352760532851</text:p>
          </table:table-cell>
          <table:table-cell office:value-type="string">
            <text:p>70.0</text:p>
          </table:table-cell>
          <table:table-cell office:value-type="string">
            <text:p>0.6316041590034913</text:p>
          </table:table-cell>
          <table:table-cell office:value-type="string">
            <text:p>Spline 2</text:p>
          </table:table-cell>
          <table:table-cell/>
          <table:table-cell office:value-type="float" office:value="1029">
            <text:p>1029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2, Xs</text:p>
          </table:table-cell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2">
            <text:p>2</text:p>
          </table:table-cell>
          <table:table-cell office:value-type="string">
            <text:p>BayesianRidge</text:p>
          </table:table-cell>
          <table:table-cell office:value-type="string">
            <text:p>0.5933071246003347</text:p>
          </table:table-cell>
          <table:table-cell office:value-type="string">
            <text:p>0.8049761834355615</text:p>
          </table:table-cell>
          <table:table-cell office:value-type="string">
            <text:p>71.875</text:p>
          </table:table-cell>
          <table:table-cell office:value-type="string">
            <text:p>0.6479866558984828</text:p>
          </table:table-cell>
          <table:table-cell office:value-type="string">
            <text:p>0.6068546428831582</text:p>
          </table:table-cell>
          <table:table-cell office:value-type="string">
            <text:p>0.7948128348304112</text:p>
          </table:table-cell>
          <table:table-cell office:value-type="string">
            <text:p>70.0</text:p>
          </table:table-cell>
          <table:table-cell office:value-type="string">
            <text:p>0.6317274424111546</text:p>
          </table:table-cell>
          <table:table-cell office:value-type="string">
            <text:p>Spline 2</text:p>
          </table:table-cell>
          <table:table-cell/>
          <table:table-cell office:value-type="float" office:value="1029">
            <text:p>1029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2, Xs</text:p>
          </table:table-cell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2">
            <text:p>2</text:p>
          </table:table-cell>
          <table:table-cell office:value-type="string">
            <text:p>OMPCV</text:p>
          </table:table-cell>
          <table:table-cell office:value-type="string">
            <text:p>0.5933706374986719</text:p>
          </table:table-cell>
          <table:table-cell office:value-type="string">
            <text:p>0.8049293674319628</text:p>
          </table:table-cell>
          <table:table-cell office:value-type="string">
            <text:p>71.875</text:p>
          </table:table-cell>
          <table:table-cell office:value-type="string">
            <text:p>0.6479112865544197</text:p>
          </table:table-cell>
          <table:table-cell office:value-type="string">
            <text:p>0.6065010252368672</text:p>
          </table:table-cell>
          <table:table-cell office:value-type="string">
            <text:p>0.7950827041173949</text:p>
          </table:table-cell>
          <table:table-cell office:value-type="string">
            <text:p>70.0</text:p>
          </table:table-cell>
          <table:table-cell office:value-type="string">
            <text:p>0.6321565063866289</text:p>
          </table:table-cell>
          <table:table-cell office:value-type="string">
            <text:p>Spline 2</text:p>
          </table:table-cell>
          <table:table-cell/>
          <table:table-cell office:value-type="float" office:value="1029">
            <text:p>1029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s</text:p>
          </table:table-cell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2">
            <text:p>2</text:p>
          </table:table-cell>
          <table:table-cell office:value-type="string">
            <text:p>OMP3</text:p>
          </table:table-cell>
          <table:table-cell office:value-type="string">
            <text:p>0.5933706374986719</text:p>
          </table:table-cell>
          <table:table-cell office:value-type="string">
            <text:p>0.8049293674319628</text:p>
          </table:table-cell>
          <table:table-cell office:value-type="string">
            <text:p>71.875</text:p>
          </table:table-cell>
          <table:table-cell office:value-type="string">
            <text:p>0.6479112865544197</text:p>
          </table:table-cell>
          <table:table-cell office:value-type="string">
            <text:p>0.6065010252368672</text:p>
          </table:table-cell>
          <table:table-cell office:value-type="string">
            <text:p>0.7950827041173949</text:p>
          </table:table-cell>
          <table:table-cell office:value-type="string">
            <text:p>70.0</text:p>
          </table:table-cell>
          <table:table-cell office:value-type="string">
            <text:p>0.6321565063866289</text:p>
          </table:table-cell>
          <table:table-cell office:value-type="string">
            <text:p>Spline 2</text:p>
          </table:table-cell>
          <table:table-cell/>
          <table:table-cell office:value-type="float" office:value="1029">
            <text:p>1029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s</text:p>
          </table:table-cell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2">
            <text:p>2</text:p>
          </table:table-cell>
          <table:table-cell office:value-type="string">
            <text:p>ElasticNetCV</text:p>
          </table:table-cell>
          <table:table-cell office:value-type="string">
            <text:p>0.5934158727829628</text:p>
          </table:table-cell>
          <table:table-cell office:value-type="string">
            <text:p>0.8048960193274871</text:p>
          </table:table-cell>
          <table:table-cell office:value-type="string">
            <text:p>71.875</text:p>
          </table:table-cell>
          <table:table-cell office:value-type="string">
            <text:p>0.6478576019292346</text:p>
          </table:table-cell>
          <table:table-cell office:value-type="string">
            <text:p>0.6067034382549659</text:p>
          </table:table-cell>
          <table:table-cell office:value-type="string">
            <text:p>0.7949282596622181</text:p>
          </table:table-cell>
          <table:table-cell office:value-type="string">
            <text:p>70.0</text:p>
          </table:table-cell>
          <table:table-cell office:value-type="string">
            <text:p>0.6319109380096029</text:p>
          </table:table-cell>
          <table:table-cell office:value-type="string">
            <text:p>Spline 2</text:p>
          </table:table-cell>
          <table:table-cell/>
          <table:table-cell office:value-type="float" office:value="1029">
            <text:p>1029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2, Xs</text:p>
          </table:table-cell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2">
            <text:p>2</text:p>
          </table:table-cell>
          <table:table-cell office:value-type="string">
            <text:p>Lars3</text:p>
          </table:table-cell>
          <table:table-cell office:value-type="string">
            <text:p>0.5945028041190621</text:p>
          </table:table-cell>
          <table:table-cell office:value-type="string">
            <text:p>0.8040935367819916</text:p>
          </table:table-cell>
          <table:table-cell office:value-type="string">
            <text:p>68.75</text:p>
          </table:table-cell>
          <table:table-cell office:value-type="string">
            <text:p>0.6465664158945721</text:p>
          </table:table-cell>
          <table:table-cell office:value-type="string">
            <text:p>0.6061583509334252</text:p>
          </table:table-cell>
          <table:table-cell office:value-type="string">
            <text:p>0.7953439844455168</text:p>
          </table:table-cell>
          <table:table-cell office:value-type="string">
            <text:p>69.0</text:p>
          </table:table-cell>
          <table:table-cell office:value-type="string">
            <text:p>0.6325720535936706</text:p>
          </table:table-cell>
          <table:table-cell office:value-type="string">
            <text:p>Spline 2</text:p>
          </table:table-cell>
          <table:table-cell/>
          <table:table-cell office:value-type="float" office:value="1029">
            <text:p>1029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s</text:p>
          </table:table-cell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2">
            <text:p>2</text:p>
          </table:table-cell>
          <table:table-cell office:value-type="string">
            <text:p>LarsCV</text:p>
          </table:table-cell>
          <table:table-cell office:value-type="string">
            <text:p>0.5945616222522014</text:p>
          </table:table-cell>
          <table:table-cell office:value-type="string">
            <text:p>0.8040500465423969</text:p>
          </table:table-cell>
          <table:table-cell office:value-type="string">
            <text:p>68.75</text:p>
          </table:table-cell>
          <table:table-cell office:value-type="string">
            <text:p>0.6464964773448306</text:p>
          </table:table-cell>
          <table:table-cell office:value-type="string">
            <text:p>0.6061495386651429</text:p>
          </table:table-cell>
          <table:table-cell office:value-type="string">
            <text:p>0.7953507004938353</text:p>
          </table:table-cell>
          <table:table-cell office:value-type="string">
            <text:p>69.0</text:p>
          </table:table-cell>
          <table:table-cell office:value-type="string">
            <text:p>0.6325827367760344</text:p>
          </table:table-cell>
          <table:table-cell office:value-type="string">
            <text:p>Spline 2</text:p>
          </table:table-cell>
          <table:table-cell/>
          <table:table-cell office:value-type="float" office:value="1029">
            <text:p>1029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s</text:p>
          </table:table-cell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2">
            <text:p>2</text:p>
          </table:table-cell>
          <table:table-cell office:value-type="string">
            <text:p>LassoLarsCV</text:p>
          </table:table-cell>
          <table:table-cell office:value-type="string">
            <text:p>0.5945616222522014</text:p>
          </table:table-cell>
          <table:table-cell office:value-type="string">
            <text:p>0.8040500465423969</text:p>
          </table:table-cell>
          <table:table-cell office:value-type="string">
            <text:p>68.75</text:p>
          </table:table-cell>
          <table:table-cell office:value-type="string">
            <text:p>0.6464964773448306</text:p>
          </table:table-cell>
          <table:table-cell office:value-type="string">
            <text:p>0.6061495386651429</text:p>
          </table:table-cell>
          <table:table-cell office:value-type="string">
            <text:p>0.7953507004938353</text:p>
          </table:table-cell>
          <table:table-cell office:value-type="string">
            <text:p>69.0</text:p>
          </table:table-cell>
          <table:table-cell office:value-type="string">
            <text:p>0.6325827367760344</text:p>
          </table:table-cell>
          <table:table-cell office:value-type="string">
            <text:p>Spline 2</text:p>
          </table:table-cell>
          <table:table-cell/>
          <table:table-cell office:value-type="float" office:value="1029">
            <text:p>1029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s</text:p>
          </table:table-cell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2">
            <text:p>2</text:p>
          </table:table-cell>
          <table:table-cell office:value-type="string">
            <text:p>LassoCV</text:p>
          </table:table-cell>
          <table:table-cell office:value-type="string">
            <text:p>0.59538153321344</text:p>
          </table:table-cell>
          <table:table-cell office:value-type="string">
            <text:p>0.8034431093166544</text:p>
          </table:table-cell>
          <table:table-cell office:value-type="string">
            <text:p>68.75</text:p>
          </table:table-cell>
          <table:table-cell office:value-type="string">
            <text:p>0.6455208299084134</text:p>
          </table:table-cell>
          <table:table-cell office:value-type="string">
            <text:p>0.6060896779356042</text:p>
          </table:table-cell>
          <table:table-cell office:value-type="string">
            <text:p>0.7953963177560702</text:p>
          </table:table-cell>
          <table:table-cell office:value-type="string">
            <text:p>69.0</text:p>
          </table:table-cell>
          <table:table-cell office:value-type="string">
            <text:p>0.6326553022999155</text:p>
          </table:table-cell>
          <table:table-cell office:value-type="string">
            <text:p>Spline 2</text:p>
          </table:table-cell>
          <table:table-cell/>
          <table:table-cell office:value-type="float" office:value="1029">
            <text:p>1029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s</text:p>
          </table:table-cell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0">
            <text:p>0</text:p>
          </table:table-cell>
          <table:table-cell office:value-type="string">
            <text:p>OMP2</text:p>
          </table:table-cell>
          <table:table-cell office:value-type="string">
            <text:p>0.6017361432055011</text:p>
          </table:table-cell>
          <table:table-cell office:value-type="string">
            <text:p>0.7986949442435257</text:p>
          </table:table-cell>
          <table:table-cell office:value-type="string">
            <text:p>71.875</text:p>
          </table:table-cell>
          <table:table-cell office:value-type="string">
            <text:p>0.6379136139601689</text:p>
          </table:table-cell>
          <table:table-cell office:value-type="string">
            <text:p>0.6286469327434634</text:p>
          </table:table-cell>
          <table:table-cell office:value-type="string">
            <text:p>0.7776908344273034</text:p>
          </table:table-cell>
          <table:table-cell office:value-type="string">
            <text:p>65.0</text:p>
          </table:table-cell>
          <table:table-cell office:value-type="string">
            <text:p>0.6048030339522352</text:p>
          </table:table-cell>
          <table:table-cell office:value-type="string">
            <text:p>Spline 2</text:p>
          </table:table-cell>
          <table:table-cell/>
          <table:table-cell office:value-type="float" office:value="1068">
            <text:p>1068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</text:p>
          </table:table-cell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2">
            <text:p>2</text:p>
          </table:table-cell>
          <table:table-cell office:value-type="string">
            <text:p>OMP2</text:p>
          </table:table-cell>
          <table:table-cell office:value-type="string">
            <text:p>0.6018947469612095</text:p>
          </table:table-cell>
          <table:table-cell office:value-type="string">
            <text:p>0.7985754276087523</text:p>
          </table:table-cell>
          <table:table-cell office:value-type="string">
            <text:p>71.875</text:p>
          </table:table-cell>
          <table:table-cell office:value-type="string">
            <text:p>0.6377227135805016</text:p>
          </table:table-cell>
          <table:table-cell office:value-type="string">
            <text:p>0.6095457374090668</text:p>
          </table:table-cell>
          <table:table-cell office:value-type="string">
            <text:p>0.792750902873303</text:p>
          </table:table-cell>
          <table:table-cell office:value-type="string">
            <text:p>69.0</text:p>
          </table:table-cell>
          <table:table-cell office:value-type="string">
            <text:p>0.628453994006437</text:p>
          </table:table-cell>
          <table:table-cell office:value-type="string">
            <text:p>Spline 2</text:p>
          </table:table-cell>
          <table:table-cell/>
          <table:table-cell office:value-type="float" office:value="1029">
            <text:p>1029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</text:p>
          </table:table-cell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2">
            <text:p>2</text:p>
          </table:table-cell>
          <table:table-cell office:value-type="string">
            <text:p>QuantileRegressor</text:p>
          </table:table-cell>
          <table:table-cell office:value-type="string">
            <text:p>0.6020673246737711</text:p>
          </table:table-cell>
          <table:table-cell office:value-type="string">
            <text:p>0.7984453247155799</text:p>
          </table:table-cell>
          <table:table-cell office:value-type="string">
            <text:p>71.875</text:p>
          </table:table-cell>
          <table:table-cell office:value-type="string">
            <text:p>0.6375149365601679</text:p>
          </table:table-cell>
          <table:table-cell office:value-type="string">
            <text:p>0.6081613933166017</text:p>
          </table:table-cell>
          <table:table-cell office:value-type="string">
            <text:p>0.793813403564849</text:p>
          </table:table-cell>
          <table:table-cell office:value-type="string">
            <text:p>72.0</text:p>
          </table:table-cell>
          <table:table-cell office:value-type="string">
            <text:p>0.6301397196792098</text:p>
          </table:table-cell>
          <table:table-cell office:value-type="string">
            <text:p>Spline 2</text:p>
          </table:table-cell>
          <table:table-cell/>
          <table:table-cell office:value-type="float" office:value="1029">
            <text:p>1029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s</text:p>
          </table:table-cell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0">
            <text:p>0</text:p>
          </table:table-cell>
          <table:table-cell office:value-type="string">
            <text:p>BaggingRegressor</text:p>
          </table:table-cell>
          <table:table-cell office:value-type="string">
            <text:p>0.6073612718818422</text:p>
          </table:table-cell>
          <table:table-cell office:value-type="string">
            <text:p>0.7944257582795707</text:p>
          </table:table-cell>
          <table:table-cell office:value-type="string">
            <text:p>71.875</text:p>
          </table:table-cell>
          <table:table-cell office:value-type="string">
            <text:p>0.6311122854180709</text:p>
          </table:table-cell>
          <table:table-cell office:value-type="string">
            <text:p>0.6116027574252907</text:p>
          </table:table-cell>
          <table:table-cell office:value-type="string">
            <text:p>0.7911650062469782</text:p>
          </table:table-cell>
          <table:table-cell office:value-type="string">
            <text:p>74.0</text:p>
          </table:table-cell>
          <table:table-cell office:value-type="string">
            <text:p>0.6259420671097808</text:p>
          </table:table-cell>
          <table:table-cell office:value-type="string">
            <text:p>Spline 2</text:p>
          </table:table-cell>
          <table:table-cell/>
          <table:table-cell office:value-type="float" office:value="1068">
            <text:p>1068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0">
            <text:p>0</text:p>
          </table:table-cell>
          <table:table-cell office:value-type="string">
            <text:p>OMP4</text:p>
          </table:table-cell>
          <table:table-cell office:value-type="string">
            <text:p>0.60783345509749</text:p>
          </table:table-cell>
          <table:table-cell office:value-type="string">
            <text:p>0.7940645382235928</text:p>
          </table:table-cell>
          <table:table-cell office:value-type="string">
            <text:p>71.875</text:p>
          </table:table-cell>
          <table:table-cell office:value-type="string">
            <text:p>0.6305384908642476</text:p>
          </table:table-cell>
          <table:table-cell office:value-type="string">
            <text:p>0.6304161346638137</text:p>
          </table:table-cell>
          <table:table-cell office:value-type="string">
            <text:p>0.7762573652826338</text:p>
          </table:table-cell>
          <table:table-cell office:value-type="string">
            <text:p>68.0</text:p>
          </table:table-cell>
          <table:table-cell office:value-type="string">
            <text:p>0.6025754971555363</text:p>
          </table:table-cell>
          <table:table-cell office:value-type="string">
            <text:p>Spline 2</text:p>
          </table:table-cell>
          <table:table-cell/>
          <table:table-cell office:value-type="float" office:value="1068">
            <text:p>1068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, X1</text:p>
          </table:table-cell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0">
            <text:p>0</text:p>
          </table:table-cell>
          <table:table-cell office:value-type="string">
            <text:p>OMP3</text:p>
          </table:table-cell>
          <table:table-cell office:value-type="string">
            <text:p>0.6115692417784433</text:p>
          </table:table-cell>
          <table:table-cell office:value-type="string">
            <text:p>0.7911909140722864</text:p>
          </table:table-cell>
          <table:table-cell office:value-type="string">
            <text:p>68.75</text:p>
          </table:table-cell>
          <table:table-cell office:value-type="string">
            <text:p>0.62598306251054</text:p>
          </table:table-cell>
          <table:table-cell office:value-type="string">
            <text:p>0.6282423999822536</text:p>
          </table:table-cell>
          <table:table-cell office:value-type="string">
            <text:p>0.7780176648794923</text:p>
          </table:table-cell>
          <table:table-cell office:value-type="string">
            <text:p>70.0</text:p>
          </table:table-cell>
          <table:table-cell office:value-type="string">
            <text:p>0.605311486864538</text:p>
          </table:table-cell>
          <table:table-cell office:value-type="string">
            <text:p>Spline 2</text:p>
          </table:table-cell>
          <table:table-cell/>
          <table:table-cell office:value-type="float" office:value="1068">
            <text:p>1068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</text:p>
          </table:table-cell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0">
            <text:p>0</text:p>
          </table:table-cell>
          <table:table-cell office:value-type="string">
            <text:p>Lars4</text:p>
          </table:table-cell>
          <table:table-cell office:value-type="string">
            <text:p>0.6179983749757542</text:p>
          </table:table-cell>
          <table:table-cell office:value-type="string">
            <text:p>0.7861793742698464</text:p>
          </table:table-cell>
          <table:table-cell office:value-type="string">
            <text:p>65.625</text:p>
          </table:table-cell>
          <table:table-cell office:value-type="string">
            <text:p>0.6180780085273272</text:p>
          </table:table-cell>
          <table:table-cell office:value-type="string">
            <text:p>0.6298923893350414</text:p>
          </table:table-cell>
          <table:table-cell office:value-type="string">
            <text:p>0.7766824176314233</text:p>
          </table:table-cell>
          <table:table-cell office:value-type="string">
            <text:p>70.0</text:p>
          </table:table-cell>
          <table:table-cell office:value-type="string">
            <text:p>0.6032355778577925</text:p>
          </table:table-cell>
          <table:table-cell office:value-type="string">
            <text:p>Spline 2</text:p>
          </table:table-cell>
          <table:table-cell/>
          <table:table-cell office:value-type="float" office:value="1068">
            <text:p>1068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, X1</text:p>
          </table:table-cell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0">
            <text:p>0</text:p>
          </table:table-cell>
          <table:table-cell office:value-type="string">
            <text:p>OMP1</text:p>
          </table:table-cell>
          <table:table-cell office:value-type="string">
            <text:p>0.6201170332528422</text:p>
          </table:table-cell>
          <table:table-cell office:value-type="string">
            <text:p>0.7845093148393417</text:p>
          </table:table-cell>
          <table:table-cell office:value-type="string">
            <text:p>68.75</text:p>
          </table:table-cell>
          <table:table-cell office:value-type="string">
            <text:p>0.6154548650696934</text:p>
          </table:table-cell>
          <table:table-cell office:value-type="string">
            <text:p>0.6335315637777993</text:p>
          </table:table-cell>
          <table:table-cell office:value-type="string">
            <text:p>0.7737168459438222</text:p>
          </table:table-cell>
          <table:table-cell office:value-type="string">
            <text:p>67.0</text:p>
          </table:table-cell>
          <table:table-cell office:value-type="string">
            <text:p>0.5986377576972562</text:p>
          </table:table-cell>
          <table:table-cell office:value-type="string">
            <text:p>Spline 2</text:p>
          </table:table-cell>
          <table:table-cell/>
          <table:table-cell office:value-type="float" office:value="1068">
            <text:p>1068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</text:p>
          </table:table-cell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2">
            <text:p>2</text:p>
          </table:table-cell>
          <table:table-cell office:value-type="string">
            <text:p>OMP1</text:p>
          </table:table-cell>
          <table:table-cell office:value-type="string">
            <text:p>0.6202808148327941</text:p>
          </table:table-cell>
          <table:table-cell office:value-type="string">
            <text:p>0.7843798255630782</text:p>
          </table:table-cell>
          <table:table-cell office:value-type="string">
            <text:p>68.75</text:p>
          </table:table-cell>
          <table:table-cell office:value-type="string">
            <text:p>0.615251710750365</text:p>
          </table:table-cell>
          <table:table-cell office:value-type="string">
            <text:p>0.6148498612004067</text:p>
          </table:table-cell>
          <table:table-cell office:value-type="string">
            <text:p>0.7886441835085329</text:p>
          </table:table-cell>
          <table:table-cell office:value-type="string">
            <text:p>71.0</text:p>
          </table:table-cell>
          <table:table-cell office:value-type="string">
            <text:p>0.6219596481818405</text:p>
          </table:table-cell>
          <table:table-cell office:value-type="string">
            <text:p>Spline 2</text:p>
          </table:table-cell>
          <table:table-cell/>
          <table:table-cell office:value-type="float" office:value="1029">
            <text:p>1029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</text:p>
          </table:table-cell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0">
            <text:p>0</text:p>
          </table:table-cell>
          <table:table-cell office:value-type="string">
            <text:p>Lars3</text:p>
          </table:table-cell>
          <table:table-cell office:value-type="string">
            <text:p>0.622806408580407</text:p>
          </table:table-cell>
          <table:table-cell office:value-type="string">
            <text:p>0.7823759821410516</text:p>
          </table:table-cell>
          <table:table-cell office:value-type="string">
            <text:p>71.875</text:p>
          </table:table-cell>
          <table:table-cell office:value-type="string">
            <text:p>0.6121121774311751</text:p>
          </table:table-cell>
          <table:table-cell office:value-type="string">
            <text:p>0.6318303832734024</text:p>
          </table:table-cell>
          <table:table-cell office:value-type="string">
            <text:p>0.7751066808979171</text:p>
          </table:table-cell>
          <table:table-cell office:value-type="string">
            <text:p>70.0</text:p>
          </table:table-cell>
          <table:table-cell office:value-type="string">
            <text:p>0.6007903667725855</text:p>
          </table:table-cell>
          <table:table-cell office:value-type="string">
            <text:p>Spline 2</text:p>
          </table:table-cell>
          <table:table-cell/>
          <table:table-cell office:value-type="float" office:value="1068">
            <text:p>1068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</text:p>
          </table:table-cell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0">
            <text:p>0</text:p>
          </table:table-cell>
          <table:table-cell office:value-type="string">
            <text:p>QuantileRegressor</text:p>
          </table:table-cell>
          <table:table-cell office:value-type="string">
            <text:p>0.6292606794188366</text:p>
          </table:table-cell>
          <table:table-cell office:value-type="string">
            <text:p>0.777194311184368</text:p>
          </table:table-cell>
          <table:table-cell office:value-type="string">
            <text:p>71.875</text:p>
          </table:table-cell>
          <table:table-cell office:value-type="string">
            <text:p>0.6040309973373441</text:p>
          </table:table-cell>
          <table:table-cell office:value-type="string">
            <text:p>0.6365760116509763</text:p>
          </table:table-cell>
          <table:table-cell office:value-type="string">
            <text:p>0.7712139660240445</text:p>
          </table:table-cell>
          <table:table-cell office:value-type="string">
            <text:p>69.0</text:p>
          </table:table-cell>
          <table:table-cell office:value-type="string">
            <text:p>0.594770981390536</text:p>
          </table:table-cell>
          <table:table-cell office:value-type="string">
            <text:p>Spline 2</text:p>
          </table:table-cell>
          <table:table-cell/>
          <table:table-cell office:value-type="float" office:value="1068">
            <text:p>1068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</text:p>
          </table:table-cell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2">
            <text:p>2</text:p>
          </table:table-cell>
          <table:table-cell office:value-type="string">
            <text:p>Lars2</text:p>
          </table:table-cell>
          <table:table-cell office:value-type="string">
            <text:p>0.6299411954814678</text:p>
          </table:table-cell>
          <table:table-cell office:value-type="string">
            <text:p>0.7766428331191754</text:p>
          </table:table-cell>
          <table:table-cell office:value-type="string">
            <text:p>71.875</text:p>
          </table:table-cell>
          <table:table-cell office:value-type="string">
            <text:p>0.6031740902353793</text:p>
          </table:table-cell>
          <table:table-cell office:value-type="string">
            <text:p>0.6242308503740056</text:p>
          </table:table-cell>
          <table:table-cell office:value-type="string">
            <text:p>0.7812399410177042</text:p>
          </table:table-cell>
          <table:table-cell office:value-type="string">
            <text:p>71.0</text:p>
          </table:table-cell>
          <table:table-cell office:value-type="string">
            <text:p>0.6103358454413458</text:p>
          </table:table-cell>
          <table:table-cell office:value-type="string">
            <text:p>Spline 2</text:p>
          </table:table-cell>
          <table:table-cell/>
          <table:table-cell office:value-type="float" office:value="1029">
            <text:p>1029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</text:p>
          </table:table-cell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0">
            <text:p>0</text:p>
          </table:table-cell>
          <table:table-cell office:value-type="string">
            <text:p>Lars5</text:p>
          </table:table-cell>
          <table:table-cell office:value-type="string">
            <text:p>0.6352142265885181</text:p>
          </table:table-cell>
          <table:table-cell office:value-type="string">
            <text:p>0.7723359931658959</text:p>
          </table:table-cell>
          <table:table-cell office:value-type="string">
            <text:p>65.625</text:p>
          </table:table-cell>
          <table:table-cell office:value-type="string">
            <text:p>0.5965028863395508</text:p>
          </table:table-cell>
          <table:table-cell office:value-type="string">
            <text:p>0.6355118743796635</text:p>
          </table:table-cell>
          <table:table-cell office:value-type="string">
            <text:p>0.7720910940572018</text:p>
          </table:table-cell>
          <table:table-cell office:value-type="string">
            <text:p>69.0</text:p>
          </table:table-cell>
          <table:table-cell office:value-type="string">
            <text:p>0.5961246575224468</text:p>
          </table:table-cell>
          <table:table-cell office:value-type="string">
            <text:p>Spline 2</text:p>
          </table:table-cell>
          <table:table-cell/>
          <table:table-cell office:value-type="float" office:value="1068">
            <text:p>1068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, X1, Xs</text:p>
          </table:table-cell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2">
            <text:p>2</text:p>
          </table:table-cell>
          <table:table-cell office:value-type="string">
            <text:p>Lars1</text:p>
          </table:table-cell>
          <table:table-cell office:value-type="string">
            <text:p>0.6511492355366063</text:p>
          </table:table-cell>
          <table:table-cell office:value-type="string">
            <text:p>0.7589497170828204</text:p>
          </table:table-cell>
          <table:table-cell office:value-type="string">
            <text:p>75.0</text:p>
          </table:table-cell>
          <table:table-cell office:value-type="string">
            <text:p>0.5760046730600932</text:p>
          </table:table-cell>
          <table:table-cell office:value-type="string">
            <text:p>0.6420472319153383</text:p>
          </table:table-cell>
          <table:table-cell office:value-type="string">
            <text:p>0.7666650846294305</text:p>
          </table:table-cell>
          <table:table-cell office:value-type="string">
            <text:p>73.0</text:p>
          </table:table-cell>
          <table:table-cell office:value-type="string">
            <text:p>0.5877753519898519</text:p>
          </table:table-cell>
          <table:table-cell office:value-type="string">
            <text:p>Spline 2</text:p>
          </table:table-cell>
          <table:table-cell/>
          <table:table-cell office:value-type="float" office:value="1029">
            <text:p>1029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</text:p>
          </table:table-cell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1">
            <text:p>1</text:p>
          </table:table-cell>
          <table:table-cell office:value-type="string">
            <text:p>ExtraTreesRegressor</text:p>
          </table:table-cell>
          <table:table-cell office:value-type="string">
            <text:p>0.6625116586735779</text:p>
          </table:table-cell>
          <table:table-cell office:value-type="string">
            <text:p>0.7490516017749276</text:p>
          </table:table-cell>
          <table:table-cell office:value-type="string">
            <text:p>62.5</text:p>
          </table:table-cell>
          <table:table-cell office:value-type="string">
            <text:p>0.5610783021215848</text:p>
          </table:table-cell>
          <table:table-cell office:value-type="string">
            <text:p>0.7398307593205792</text:p>
          </table:table-cell>
          <table:table-cell office:value-type="string">
            <text:p>0.6727930198531605</text:p>
          </table:table-cell>
          <table:table-cell office:value-type="string">
            <text:p>68.0</text:p>
          </table:table-cell>
          <table:table-cell office:value-type="string">
            <text:p>0.4526504475631351</text:p>
          </table:table-cell>
          <table:table-cell office:value-type="string">
            <text:p>Spline 2</text:p>
          </table:table-cell>
          <table:table-cell/>
          <table:table-cell office:value-type="float" office:value="1038">
            <text:p>1038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2">
            <text:p>2</text:p>
          </table:table-cell>
          <table:table-cell office:value-type="string">
            <text:p>RandomForestRegressor</text:p>
          </table:table-cell>
          <table:table-cell office:value-type="string">
            <text:p>0.6658596265082859</text:p>
          </table:table-cell>
          <table:table-cell office:value-type="string">
            <text:p>0.7460770454760326</text:p>
          </table:table-cell>
          <table:table-cell office:value-type="string">
            <text:p>65.625</text:p>
          </table:table-cell>
          <table:table-cell office:value-type="string">
            <text:p>0.556630957786246</text:p>
          </table:table-cell>
          <table:table-cell office:value-type="string">
            <text:p>0.692505918394416</text:p>
          </table:table-cell>
          <table:table-cell office:value-type="string">
            <text:p>0.7214121935403549</text:p>
          </table:table-cell>
          <table:table-cell office:value-type="string">
            <text:p>65.0</text:p>
          </table:table-cell>
          <table:table-cell office:value-type="string">
            <text:p>0.5204355529887066</text:p>
          </table:table-cell>
          <table:table-cell office:value-type="string">
            <text:p>Spline 2</text:p>
          </table:table-cell>
          <table:table-cell/>
          <table:table-cell office:value-type="float" office:value="1029">
            <text:p>1029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0">
            <text:p>0</text:p>
          </table:table-cell>
          <table:table-cell office:value-type="string">
            <text:p>Lars2</text:p>
          </table:table-cell>
          <table:table-cell office:value-type="string">
            <text:p>0.6711619092600086</text:p>
          </table:table-cell>
          <table:table-cell office:value-type="string">
            <text:p>0.7413107928247503</text:p>
          </table:table-cell>
          <table:table-cell office:value-type="string">
            <text:p>71.875</text:p>
          </table:table-cell>
          <table:table-cell office:value-type="string">
            <text:p>0.5495416915584599</text:p>
          </table:table-cell>
          <table:table-cell office:value-type="string">
            <text:p>0.6670985580224491</text:p>
          </table:table-cell>
          <table:table-cell office:value-type="string">
            <text:p>0.7449694717801322</text:p>
          </table:table-cell>
          <table:table-cell office:value-type="string">
            <text:p>69.0</text:p>
          </table:table-cell>
          <table:table-cell office:value-type="string">
            <text:p>0.5549795138843692</text:p>
          </table:table-cell>
          <table:table-cell office:value-type="string">
            <text:p>Spline 2</text:p>
          </table:table-cell>
          <table:table-cell/>
          <table:table-cell office:value-type="float" office:value="1068">
            <text:p>1068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X</text:p>
          </table:table-cell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1">
            <text:p>1</text:p>
          </table:table-cell>
          <table:table-cell office:value-type="string">
            <text:p>StackingRegressorRidge</text:p>
          </table:table-cell>
          <table:table-cell office:value-type="string">
            <text:p>0.6811203199482382</text:p>
          </table:table-cell>
          <table:table-cell office:value-type="string">
            <text:p>0.732171502964715</text:p>
          </table:table-cell>
          <table:table-cell office:value-type="string">
            <text:p>65.625</text:p>
          </table:table-cell>
          <table:table-cell office:value-type="string">
            <text:p>0.5360751097536096</text:p>
          </table:table-cell>
          <table:table-cell office:value-type="string">
            <text:p>0.6908453857726307</text:p>
          </table:table-cell>
          <table:table-cell office:value-type="string">
            <text:p>0.7230025262450092</text:p>
          </table:table-cell>
          <table:table-cell office:value-type="string">
            <text:p>71.0</text:p>
          </table:table-cell>
          <table:table-cell office:value-type="string">
            <text:p>0.5227326529566652</text:p>
          </table:table-cell>
          <table:table-cell office:value-type="string">
            <text:p>Spline 2</text:p>
          </table:table-cell>
          <table:table-cell/>
          <table:table-cell office:value-type="float" office:value="1038">
            <text:p>1038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1">
            <text:p>1</text:p>
          </table:table-cell>
          <table:table-cell office:value-type="string">
            <text:p>QuantileRegressor</text:p>
          </table:table-cell>
          <table:table-cell office:value-type="string">
            <text:p>0.6947594479832737</text:p>
          </table:table-cell>
          <table:table-cell office:value-type="string">
            <text:p>0.7192421771823291</text:p>
          </table:table-cell>
          <table:table-cell office:value-type="string">
            <text:p>65.625</text:p>
          </table:table-cell>
          <table:table-cell office:value-type="string">
            <text:p>0.5173093094379769</text:p>
          </table:table-cell>
          <table:table-cell office:value-type="string">
            <text:p>0.7340876913031407</text:p>
          </table:table-cell>
          <table:table-cell office:value-type="string">
            <text:p>0.6790546822437975</text:p>
          </table:table-cell>
          <table:table-cell office:value-type="string">
            <text:p>64.0</text:p>
          </table:table-cell>
          <table:table-cell office:value-type="string">
            <text:p>0.4611152614772248</text:p>
          </table:table-cell>
          <table:table-cell office:value-type="string">
            <text:p>Spline 2</text:p>
          </table:table-cell>
          <table:table-cell/>
          <table:table-cell office:value-type="float" office:value="1038">
            <text:p>1038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, H_2802, X</text:p>
          </table:table-cell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1">
            <text:p>1</text:p>
          </table:table-cell>
          <table:table-cell office:value-type="string">
            <text:p>LinearRegression</text:p>
          </table:table-cell>
          <table:table-cell office:value-type="string">
            <text:p>0.6968099029465933</text:p>
          </table:table-cell>
          <table:table-cell office:value-type="string">
            <text:p>0.7172558533435327</text:p>
          </table:table-cell>
          <table:table-cell office:value-type="string">
            <text:p>65.625</text:p>
          </table:table-cell>
          <table:table-cell office:value-type="string">
            <text:p>0.5144559591555593</text:p>
          </table:table-cell>
          <table:table-cell office:value-type="string">
            <text:p>0.7377470569140537</text:p>
          </table:table-cell>
          <table:table-cell office:value-type="string">
            <text:p>0.6750772400360213</text:p>
          </table:table-cell>
          <table:table-cell office:value-type="string">
            <text:p>64.0</text:p>
          </table:table-cell>
          <table:table-cell office:value-type="string">
            <text:p>0.45572928001465196</text:p>
          </table:table-cell>
          <table:table-cell office:value-type="string">
            <text:p>Spline 2</text:p>
          </table:table-cell>
          <table:table-cell/>
          <table:table-cell office:value-type="float" office:value="1038">
            <text:p>1038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, H_2802, X, X1</text:p>
          </table:table-cell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1">
            <text:p>1</text:p>
          </table:table-cell>
          <table:table-cell office:value-type="string">
            <text:p>LarsCV</text:p>
          </table:table-cell>
          <table:table-cell office:value-type="string">
            <text:p>0.6968099029465936</text:p>
          </table:table-cell>
          <table:table-cell office:value-type="string">
            <text:p>0.7172558533435324</text:p>
          </table:table-cell>
          <table:table-cell office:value-type="string">
            <text:p>65.625</text:p>
          </table:table-cell>
          <table:table-cell office:value-type="string">
            <text:p>0.5144559591555589</text:p>
          </table:table-cell>
          <table:table-cell office:value-type="string">
            <text:p>0.737747056914054</text:p>
          </table:table-cell>
          <table:table-cell office:value-type="string">
            <text:p>0.6750772400360211</text:p>
          </table:table-cell>
          <table:table-cell office:value-type="string">
            <text:p>64.0</text:p>
          </table:table-cell>
          <table:table-cell office:value-type="string">
            <text:p>0.4557292800146515</text:p>
          </table:table-cell>
          <table:table-cell office:value-type="string">
            <text:p>Spline 2</text:p>
          </table:table-cell>
          <table:table-cell/>
          <table:table-cell office:value-type="float" office:value="1038">
            <text:p>1038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, H_2802, X, X1</text:p>
          </table:table-cell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1">
            <text:p>1</text:p>
          </table:table-cell>
          <table:table-cell office:value-type="string">
            <text:p>Lars4</text:p>
          </table:table-cell>
          <table:table-cell office:value-type="string">
            <text:p>0.6968099029465936</text:p>
          </table:table-cell>
          <table:table-cell office:value-type="string">
            <text:p>0.7172558533435324</text:p>
          </table:table-cell>
          <table:table-cell office:value-type="string">
            <text:p>65.625</text:p>
          </table:table-cell>
          <table:table-cell office:value-type="string">
            <text:p>0.5144559591555589</text:p>
          </table:table-cell>
          <table:table-cell office:value-type="string">
            <text:p>0.737747056914054</text:p>
          </table:table-cell>
          <table:table-cell office:value-type="string">
            <text:p>0.6750772400360211</text:p>
          </table:table-cell>
          <table:table-cell office:value-type="string">
            <text:p>64.0</text:p>
          </table:table-cell>
          <table:table-cell office:value-type="string">
            <text:p>0.4557292800146515</text:p>
          </table:table-cell>
          <table:table-cell office:value-type="string">
            <text:p>Spline 2</text:p>
          </table:table-cell>
          <table:table-cell/>
          <table:table-cell office:value-type="float" office:value="1038">
            <text:p>1038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, H_2802, X, X1</text:p>
          </table:table-cell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1">
            <text:p>1</text:p>
          </table:table-cell>
          <table:table-cell office:value-type="string">
            <text:p>Lars5</text:p>
          </table:table-cell>
          <table:table-cell office:value-type="string">
            <text:p>0.6968099029465936</text:p>
          </table:table-cell>
          <table:table-cell office:value-type="string">
            <text:p>0.7172558533435324</text:p>
          </table:table-cell>
          <table:table-cell office:value-type="string">
            <text:p>65.625</text:p>
          </table:table-cell>
          <table:table-cell office:value-type="string">
            <text:p>0.5144559591555589</text:p>
          </table:table-cell>
          <table:table-cell office:value-type="string">
            <text:p>0.737747056914054</text:p>
          </table:table-cell>
          <table:table-cell office:value-type="string">
            <text:p>0.6750772400360211</text:p>
          </table:table-cell>
          <table:table-cell office:value-type="string">
            <text:p>64.0</text:p>
          </table:table-cell>
          <table:table-cell office:value-type="string">
            <text:p>0.4557292800146515</text:p>
          </table:table-cell>
          <table:table-cell office:value-type="string">
            <text:p>Spline 2</text:p>
          </table:table-cell>
          <table:table-cell/>
          <table:table-cell office:value-type="float" office:value="1038">
            <text:p>1038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, H_2802, X, X1</text:p>
          </table:table-cell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1">
            <text:p>1</text:p>
          </table:table-cell>
          <table:table-cell office:value-type="string">
            <text:p>Lars6</text:p>
          </table:table-cell>
          <table:table-cell office:value-type="string">
            <text:p>0.6968099029465936</text:p>
          </table:table-cell>
          <table:table-cell office:value-type="string">
            <text:p>0.7172558533435324</text:p>
          </table:table-cell>
          <table:table-cell office:value-type="string">
            <text:p>65.625</text:p>
          </table:table-cell>
          <table:table-cell office:value-type="string">
            <text:p>0.5144559591555589</text:p>
          </table:table-cell>
          <table:table-cell office:value-type="string">
            <text:p>0.737747056914054</text:p>
          </table:table-cell>
          <table:table-cell office:value-type="string">
            <text:p>0.6750772400360211</text:p>
          </table:table-cell>
          <table:table-cell office:value-type="string">
            <text:p>64.0</text:p>
          </table:table-cell>
          <table:table-cell office:value-type="string">
            <text:p>0.4557292800146515</text:p>
          </table:table-cell>
          <table:table-cell office:value-type="string">
            <text:p>Spline 2</text:p>
          </table:table-cell>
          <table:table-cell/>
          <table:table-cell office:value-type="float" office:value="1038">
            <text:p>1038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, H_2802, X, X1</text:p>
          </table:table-cell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1">
            <text:p>1</text:p>
          </table:table-cell>
          <table:table-cell office:value-type="string">
            <text:p>Lars7</text:p>
          </table:table-cell>
          <table:table-cell office:value-type="string">
            <text:p>0.6968099029465936</text:p>
          </table:table-cell>
          <table:table-cell office:value-type="string">
            <text:p>0.7172558533435324</text:p>
          </table:table-cell>
          <table:table-cell office:value-type="string">
            <text:p>65.625</text:p>
          </table:table-cell>
          <table:table-cell office:value-type="string">
            <text:p>0.5144559591555589</text:p>
          </table:table-cell>
          <table:table-cell office:value-type="string">
            <text:p>0.737747056914054</text:p>
          </table:table-cell>
          <table:table-cell office:value-type="string">
            <text:p>0.6750772400360211</text:p>
          </table:table-cell>
          <table:table-cell office:value-type="string">
            <text:p>64.0</text:p>
          </table:table-cell>
          <table:table-cell office:value-type="string">
            <text:p>0.4557292800146515</text:p>
          </table:table-cell>
          <table:table-cell office:value-type="string">
            <text:p>Spline 2</text:p>
          </table:table-cell>
          <table:table-cell/>
          <table:table-cell office:value-type="float" office:value="1038">
            <text:p>1038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, H_2802, X, X1</text:p>
          </table:table-cell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1">
            <text:p>1</text:p>
          </table:table-cell>
          <table:table-cell office:value-type="string">
            <text:p>Lars8</text:p>
          </table:table-cell>
          <table:table-cell office:value-type="string">
            <text:p>0.6968099029465936</text:p>
          </table:table-cell>
          <table:table-cell office:value-type="string">
            <text:p>0.7172558533435324</text:p>
          </table:table-cell>
          <table:table-cell office:value-type="string">
            <text:p>65.625</text:p>
          </table:table-cell>
          <table:table-cell office:value-type="string">
            <text:p>0.5144559591555589</text:p>
          </table:table-cell>
          <table:table-cell office:value-type="string">
            <text:p>0.737747056914054</text:p>
          </table:table-cell>
          <table:table-cell office:value-type="string">
            <text:p>0.6750772400360211</text:p>
          </table:table-cell>
          <table:table-cell office:value-type="string">
            <text:p>64.0</text:p>
          </table:table-cell>
          <table:table-cell office:value-type="string">
            <text:p>0.4557292800146515</text:p>
          </table:table-cell>
          <table:table-cell office:value-type="string">
            <text:p>Spline 2</text:p>
          </table:table-cell>
          <table:table-cell/>
          <table:table-cell office:value-type="float" office:value="1038">
            <text:p>1038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, H_2802, X, X1</text:p>
          </table:table-cell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1">
            <text:p>1</text:p>
          </table:table-cell>
          <table:table-cell office:value-type="string">
            <text:p>Lars9</text:p>
          </table:table-cell>
          <table:table-cell office:value-type="string">
            <text:p>0.6968099029465936</text:p>
          </table:table-cell>
          <table:table-cell office:value-type="string">
            <text:p>0.7172558533435324</text:p>
          </table:table-cell>
          <table:table-cell office:value-type="string">
            <text:p>65.625</text:p>
          </table:table-cell>
          <table:table-cell office:value-type="string">
            <text:p>0.5144559591555589</text:p>
          </table:table-cell>
          <table:table-cell office:value-type="string">
            <text:p>0.737747056914054</text:p>
          </table:table-cell>
          <table:table-cell office:value-type="string">
            <text:p>0.6750772400360211</text:p>
          </table:table-cell>
          <table:table-cell office:value-type="string">
            <text:p>64.0</text:p>
          </table:table-cell>
          <table:table-cell office:value-type="string">
            <text:p>0.4557292800146515</text:p>
          </table:table-cell>
          <table:table-cell office:value-type="string">
            <text:p>Spline 2</text:p>
          </table:table-cell>
          <table:table-cell/>
          <table:table-cell office:value-type="float" office:value="1038">
            <text:p>1038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, H_2802, X, X1</text:p>
          </table:table-cell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1">
            <text:p>1</text:p>
          </table:table-cell>
          <table:table-cell office:value-type="string">
            <text:p>Lars10</text:p>
          </table:table-cell>
          <table:table-cell office:value-type="string">
            <text:p>0.6968099029465936</text:p>
          </table:table-cell>
          <table:table-cell office:value-type="string">
            <text:p>0.7172558533435324</text:p>
          </table:table-cell>
          <table:table-cell office:value-type="string">
            <text:p>65.625</text:p>
          </table:table-cell>
          <table:table-cell office:value-type="string">
            <text:p>0.5144559591555589</text:p>
          </table:table-cell>
          <table:table-cell office:value-type="string">
            <text:p>0.737747056914054</text:p>
          </table:table-cell>
          <table:table-cell office:value-type="string">
            <text:p>0.6750772400360211</text:p>
          </table:table-cell>
          <table:table-cell office:value-type="string">
            <text:p>64.0</text:p>
          </table:table-cell>
          <table:table-cell office:value-type="string">
            <text:p>0.4557292800146515</text:p>
          </table:table-cell>
          <table:table-cell office:value-type="string">
            <text:p>Spline 2</text:p>
          </table:table-cell>
          <table:table-cell/>
          <table:table-cell office:value-type="float" office:value="1038">
            <text:p>1038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, H_2802, X, X1</text:p>
          </table:table-cell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1">
            <text:p>1</text:p>
          </table:table-cell>
          <table:table-cell office:value-type="string">
            <text:p>Lars11</text:p>
          </table:table-cell>
          <table:table-cell office:value-type="string">
            <text:p>0.6968099029465936</text:p>
          </table:table-cell>
          <table:table-cell office:value-type="string">
            <text:p>0.7172558533435324</text:p>
          </table:table-cell>
          <table:table-cell office:value-type="string">
            <text:p>65.625</text:p>
          </table:table-cell>
          <table:table-cell office:value-type="string">
            <text:p>0.5144559591555589</text:p>
          </table:table-cell>
          <table:table-cell office:value-type="string">
            <text:p>0.737747056914054</text:p>
          </table:table-cell>
          <table:table-cell office:value-type="string">
            <text:p>0.6750772400360211</text:p>
          </table:table-cell>
          <table:table-cell office:value-type="string">
            <text:p>64.0</text:p>
          </table:table-cell>
          <table:table-cell office:value-type="string">
            <text:p>0.4557292800146515</text:p>
          </table:table-cell>
          <table:table-cell office:value-type="string">
            <text:p>Spline 2</text:p>
          </table:table-cell>
          <table:table-cell/>
          <table:table-cell office:value-type="float" office:value="1038">
            <text:p>1038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, H_2802, X, X1</text:p>
          </table:table-cell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1">
            <text:p>1</text:p>
          </table:table-cell>
          <table:table-cell office:value-type="string">
            <text:p>Lars12</text:p>
          </table:table-cell>
          <table:table-cell office:value-type="string">
            <text:p>0.6968099029465936</text:p>
          </table:table-cell>
          <table:table-cell office:value-type="string">
            <text:p>0.7172558533435324</text:p>
          </table:table-cell>
          <table:table-cell office:value-type="string">
            <text:p>65.625</text:p>
          </table:table-cell>
          <table:table-cell office:value-type="string">
            <text:p>0.5144559591555589</text:p>
          </table:table-cell>
          <table:table-cell office:value-type="string">
            <text:p>0.737747056914054</text:p>
          </table:table-cell>
          <table:table-cell office:value-type="string">
            <text:p>0.6750772400360211</text:p>
          </table:table-cell>
          <table:table-cell office:value-type="string">
            <text:p>64.0</text:p>
          </table:table-cell>
          <table:table-cell office:value-type="string">
            <text:p>0.4557292800146515</text:p>
          </table:table-cell>
          <table:table-cell office:value-type="string">
            <text:p>Spline 2</text:p>
          </table:table-cell>
          <table:table-cell/>
          <table:table-cell office:value-type="float" office:value="1038">
            <text:p>1038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, H_2802, X, X1</text:p>
          </table:table-cell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1">
            <text:p>1</text:p>
          </table:table-cell>
          <table:table-cell office:value-type="string">
            <text:p>Lars13</text:p>
          </table:table-cell>
          <table:table-cell office:value-type="string">
            <text:p>0.6968099029465936</text:p>
          </table:table-cell>
          <table:table-cell office:value-type="string">
            <text:p>0.7172558533435324</text:p>
          </table:table-cell>
          <table:table-cell office:value-type="string">
            <text:p>65.625</text:p>
          </table:table-cell>
          <table:table-cell office:value-type="string">
            <text:p>0.5144559591555589</text:p>
          </table:table-cell>
          <table:table-cell office:value-type="string">
            <text:p>0.737747056914054</text:p>
          </table:table-cell>
          <table:table-cell office:value-type="string">
            <text:p>0.6750772400360211</text:p>
          </table:table-cell>
          <table:table-cell office:value-type="string">
            <text:p>64.0</text:p>
          </table:table-cell>
          <table:table-cell office:value-type="string">
            <text:p>0.4557292800146515</text:p>
          </table:table-cell>
          <table:table-cell office:value-type="string">
            <text:p>Spline 2</text:p>
          </table:table-cell>
          <table:table-cell/>
          <table:table-cell office:value-type="float" office:value="1038">
            <text:p>1038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, H_2802, X, X1</text:p>
          </table:table-cell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1">
            <text:p>1</text:p>
          </table:table-cell>
          <table:table-cell office:value-type="string">
            <text:p>Lars14</text:p>
          </table:table-cell>
          <table:table-cell office:value-type="string">
            <text:p>0.6968099029465936</text:p>
          </table:table-cell>
          <table:table-cell office:value-type="string">
            <text:p>0.7172558533435324</text:p>
          </table:table-cell>
          <table:table-cell office:value-type="string">
            <text:p>65.625</text:p>
          </table:table-cell>
          <table:table-cell office:value-type="string">
            <text:p>0.5144559591555589</text:p>
          </table:table-cell>
          <table:table-cell office:value-type="string">
            <text:p>0.737747056914054</text:p>
          </table:table-cell>
          <table:table-cell office:value-type="string">
            <text:p>0.6750772400360211</text:p>
          </table:table-cell>
          <table:table-cell office:value-type="string">
            <text:p>64.0</text:p>
          </table:table-cell>
          <table:table-cell office:value-type="string">
            <text:p>0.4557292800146515</text:p>
          </table:table-cell>
          <table:table-cell office:value-type="string">
            <text:p>Spline 2</text:p>
          </table:table-cell>
          <table:table-cell/>
          <table:table-cell office:value-type="float" office:value="1038">
            <text:p>1038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, H_2802, X, X1</text:p>
          </table:table-cell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1">
            <text:p>1</text:p>
          </table:table-cell>
          <table:table-cell office:value-type="string">
            <text:p>LassoLarsCV</text:p>
          </table:table-cell>
          <table:table-cell office:value-type="string">
            <text:p>0.6968099029465936</text:p>
          </table:table-cell>
          <table:table-cell office:value-type="string">
            <text:p>0.7172558533435324</text:p>
          </table:table-cell>
          <table:table-cell office:value-type="string">
            <text:p>65.625</text:p>
          </table:table-cell>
          <table:table-cell office:value-type="string">
            <text:p>0.5144559591555589</text:p>
          </table:table-cell>
          <table:table-cell office:value-type="string">
            <text:p>0.737747056914054</text:p>
          </table:table-cell>
          <table:table-cell office:value-type="string">
            <text:p>0.6750772400360211</text:p>
          </table:table-cell>
          <table:table-cell office:value-type="string">
            <text:p>64.0</text:p>
          </table:table-cell>
          <table:table-cell office:value-type="string">
            <text:p>0.4557292800146515</text:p>
          </table:table-cell>
          <table:table-cell office:value-type="string">
            <text:p>Spline 2</text:p>
          </table:table-cell>
          <table:table-cell/>
          <table:table-cell office:value-type="float" office:value="1038">
            <text:p>1038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, H_2802, X, X1</text:p>
          </table:table-cell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1">
            <text:p>1</text:p>
          </table:table-cell>
          <table:table-cell office:value-type="string">
            <text:p>OMPCV</text:p>
          </table:table-cell>
          <table:table-cell office:value-type="string">
            <text:p>0.6968099029465936</text:p>
          </table:table-cell>
          <table:table-cell office:value-type="string">
            <text:p>0.7172558533435324</text:p>
          </table:table-cell>
          <table:table-cell office:value-type="string">
            <text:p>65.625</text:p>
          </table:table-cell>
          <table:table-cell office:value-type="string">
            <text:p>0.5144559591555589</text:p>
          </table:table-cell>
          <table:table-cell office:value-type="string">
            <text:p>0.737747056914054</text:p>
          </table:table-cell>
          <table:table-cell office:value-type="string">
            <text:p>0.6750772400360211</text:p>
          </table:table-cell>
          <table:table-cell office:value-type="string">
            <text:p>64.0</text:p>
          </table:table-cell>
          <table:table-cell office:value-type="string">
            <text:p>0.4557292800146515</text:p>
          </table:table-cell>
          <table:table-cell office:value-type="string">
            <text:p>Spline 2</text:p>
          </table:table-cell>
          <table:table-cell/>
          <table:table-cell office:value-type="float" office:value="1038">
            <text:p>1038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, H_2802, X, X1</text:p>
          </table:table-cell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1">
            <text:p>1</text:p>
          </table:table-cell>
          <table:table-cell office:value-type="string">
            <text:p>OMP4</text:p>
          </table:table-cell>
          <table:table-cell office:value-type="string">
            <text:p>0.6968099029465936</text:p>
          </table:table-cell>
          <table:table-cell office:value-type="string">
            <text:p>0.7172558533435324</text:p>
          </table:table-cell>
          <table:table-cell office:value-type="string">
            <text:p>65.625</text:p>
          </table:table-cell>
          <table:table-cell office:value-type="string">
            <text:p>0.5144559591555589</text:p>
          </table:table-cell>
          <table:table-cell office:value-type="string">
            <text:p>0.737747056914054</text:p>
          </table:table-cell>
          <table:table-cell office:value-type="string">
            <text:p>0.6750772400360211</text:p>
          </table:table-cell>
          <table:table-cell office:value-type="string">
            <text:p>64.0</text:p>
          </table:table-cell>
          <table:table-cell office:value-type="string">
            <text:p>0.4557292800146515</text:p>
          </table:table-cell>
          <table:table-cell office:value-type="string">
            <text:p>Spline 2</text:p>
          </table:table-cell>
          <table:table-cell/>
          <table:table-cell office:value-type="float" office:value="1038">
            <text:p>1038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, H_2802, X, X1</text:p>
          </table:table-cell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1">
            <text:p>1</text:p>
          </table:table-cell>
          <table:table-cell office:value-type="string">
            <text:p>RidgeCV</text:p>
          </table:table-cell>
          <table:table-cell office:value-type="string">
            <text:p>0.6968114435918633</text:p>
          </table:table-cell>
          <table:table-cell office:value-type="string">
            <text:p>0.7172543566123691</text:p>
          </table:table-cell>
          <table:table-cell office:value-type="string">
            <text:p>65.625</text:p>
          </table:table-cell>
          <table:table-cell office:value-type="string">
            <text:p>0.5144538120794236</text:p>
          </table:table-cell>
          <table:table-cell office:value-type="string">
            <text:p>0.7377476631330162</text:p>
          </table:table-cell>
          <table:table-cell office:value-type="string">
            <text:p>0.6750765775390031</text:p>
          </table:table-cell>
          <table:table-cell office:value-type="string">
            <text:p>64.0</text:p>
          </table:table-cell>
          <table:table-cell office:value-type="string">
            <text:p>0.45572838554177353</text:p>
          </table:table-cell>
          <table:table-cell office:value-type="string">
            <text:p>Spline 2</text:p>
          </table:table-cell>
          <table:table-cell/>
          <table:table-cell office:value-type="float" office:value="1038">
            <text:p>1038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, H_2802, X, X1</text:p>
          </table:table-cell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1">
            <text:p>1</text:p>
          </table:table-cell>
          <table:table-cell office:value-type="string">
            <text:p>LassoCV</text:p>
          </table:table-cell>
          <table:table-cell office:value-type="string">
            <text:p>0.6969889704665161</text:p>
          </table:table-cell>
          <table:table-cell office:value-type="string">
            <text:p>0.7170818468264455</text:p>
          </table:table-cell>
          <table:table-cell office:value-type="string">
            <text:p>65.625</text:p>
          </table:table-cell>
          <table:table-cell office:value-type="string">
            <text:p>0.5142063750480259</text:p>
          </table:table-cell>
          <table:table-cell office:value-type="string">
            <text:p>0.737781169309147</text:p>
          </table:table-cell>
          <table:table-cell office:value-type="string">
            <text:p>0.675039958974895</text:p>
          </table:table-cell>
          <table:table-cell office:value-type="string">
            <text:p>64.0</text:p>
          </table:table-cell>
          <table:table-cell office:value-type="string">
            <text:p>0.4556789462128279</text:p>
          </table:table-cell>
          <table:table-cell office:value-type="string">
            <text:p>Spline 2</text:p>
          </table:table-cell>
          <table:table-cell/>
          <table:table-cell office:value-type="float" office:value="1038">
            <text:p>1038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, H_2802, X, X1</text:p>
          </table:table-cell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1">
            <text:p>1</text:p>
          </table:table-cell>
          <table:table-cell office:value-type="string">
            <text:p>BayesianRidge</text:p>
          </table:table-cell>
          <table:table-cell office:value-type="string">
            <text:p>0.6975192546574098</text:p>
          </table:table-cell>
          <table:table-cell office:value-type="string">
            <text:p>0.7165660397912892</text:p>
          </table:table-cell>
          <table:table-cell office:value-type="string">
            <text:p>65.625</text:p>
          </table:table-cell>
          <table:table-cell office:value-type="string">
            <text:p>0.5134668893821714</text:p>
          </table:table-cell>
          <table:table-cell office:value-type="string">
            <text:p>0.7380343905958107</text:p>
          </table:table-cell>
          <table:table-cell office:value-type="string">
            <text:p>0.6747630979076067</text:p>
          </table:table-cell>
          <table:table-cell office:value-type="string">
            <text:p>63.0</text:p>
          </table:table-cell>
          <table:table-cell office:value-type="string">
            <text:p>0.4553052382978704</text:p>
          </table:table-cell>
          <table:table-cell office:value-type="string">
            <text:p>Spline 2</text:p>
          </table:table-cell>
          <table:table-cell/>
          <table:table-cell office:value-type="float" office:value="1038">
            <text:p>1038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, H_2802, X, X1</text:p>
          </table:table-cell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1">
            <text:p>1</text:p>
          </table:table-cell>
          <table:table-cell office:value-type="string">
            <text:p>ElasticNetCV</text:p>
          </table:table-cell>
          <table:table-cell office:value-type="string">
            <text:p>0.6978072258512592</text:p>
          </table:table-cell>
          <table:table-cell office:value-type="string">
            <text:p>0.7162856103187957</text:p>
          </table:table-cell>
          <table:table-cell office:value-type="string">
            <text:p>65.625</text:p>
          </table:table-cell>
          <table:table-cell office:value-type="string">
            <text:p>0.5130650755497698</text:p>
          </table:table-cell>
          <table:table-cell office:value-type="string">
            <text:p>0.7381199469734995</text:p>
          </table:table-cell>
          <table:table-cell office:value-type="string">
            <text:p>0.6746695071513447</text:p>
          </table:table-cell>
          <table:table-cell office:value-type="string">
            <text:p>63.0</text:p>
          </table:table-cell>
          <table:table-cell office:value-type="string">
            <text:p>0.45517894387983837</text:p>
          </table:table-cell>
          <table:table-cell office:value-type="string">
            <text:p>Spline 2</text:p>
          </table:table-cell>
          <table:table-cell/>
          <table:table-cell office:value-type="float" office:value="1038">
            <text:p>1038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, H_2802, X, X1</text:p>
          </table:table-cell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1">
            <text:p>1</text:p>
          </table:table-cell>
          <table:table-cell office:value-type="string">
            <text:p>OMP3</text:p>
          </table:table-cell>
          <table:table-cell office:value-type="string">
            <text:p>0.6999367865019049</text:p>
          </table:table-cell>
          <table:table-cell office:value-type="string">
            <text:p>0.7142047989907284</text:p>
          </table:table-cell>
          <table:table-cell office:value-type="string">
            <text:p>65.625</text:p>
          </table:table-cell>
          <table:table-cell office:value-type="string">
            <text:p>0.5100884949013869</text:p>
          </table:table-cell>
          <table:table-cell office:value-type="string">
            <text:p>0.7385387878617087</text:p>
          </table:table-cell>
          <table:table-cell office:value-type="string">
            <text:p>0.6742109898420212</text:p>
          </table:table-cell>
          <table:table-cell office:value-type="string">
            <text:p>62.0</text:p>
          </table:table-cell>
          <table:table-cell office:value-type="string">
            <text:p>0.45456045882375795</text:p>
          </table:table-cell>
          <table:table-cell office:value-type="string">
            <text:p>Spline 2</text:p>
          </table:table-cell>
          <table:table-cell/>
          <table:table-cell office:value-type="float" office:value="1038">
            <text:p>1038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, H_2802, X</text:p>
          </table:table-cell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1">
            <text:p>1</text:p>
          </table:table-cell>
          <table:table-cell office:value-type="string">
            <text:p>OMP2</text:p>
          </table:table-cell>
          <table:table-cell office:value-type="string">
            <text:p>0.7036957671509187</text:p>
          </table:table-cell>
          <table:table-cell office:value-type="string">
            <text:p>0.7105014196283354</text:p>
          </table:table-cell>
          <table:table-cell office:value-type="string">
            <text:p>65.625</text:p>
          </table:table-cell>
          <table:table-cell office:value-type="string">
            <text:p>0.50481226729388</text:p>
          </table:table-cell>
          <table:table-cell office:value-type="string">
            <text:p>0.7381928631774218</text:p>
          </table:table-cell>
          <table:table-cell office:value-type="string">
            <text:p>0.6745897247615918</text:p>
          </table:table-cell>
          <table:table-cell office:value-type="string">
            <text:p>61.0</text:p>
          </table:table-cell>
          <table:table-cell office:value-type="string">
            <text:p>0.4550712967539202</text:p>
          </table:table-cell>
          <table:table-cell office:value-type="string">
            <text:p>Spline 2</text:p>
          </table:table-cell>
          <table:table-cell/>
          <table:table-cell office:value-type="float" office:value="1038">
            <text:p>1038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, X</text:p>
          </table:table-cell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1">
            <text:p>1</text:p>
          </table:table-cell>
          <table:table-cell office:value-type="string">
            <text:p>Lars3</text:p>
          </table:table-cell>
          <table:table-cell office:value-type="string">
            <text:p>0.7070242586756597</text:p>
          </table:table-cell>
          <table:table-cell office:value-type="string">
            <text:p>0.7071892940678146</text:p>
          </table:table-cell>
          <table:table-cell office:value-type="string">
            <text:p>62.5</text:p>
          </table:table-cell>
          <table:table-cell office:value-type="string">
            <text:p>0.500116697644134</text:p>
          </table:table-cell>
          <table:table-cell office:value-type="string">
            <text:p>0.741929802158619</text:p>
          </table:table-cell>
          <table:table-cell office:value-type="string">
            <text:p>0.6704775676104849</text:p>
          </table:table-cell>
          <table:table-cell office:value-type="string">
            <text:p>59.0</text:p>
          </table:table-cell>
          <table:table-cell office:value-type="string">
            <text:p>0.4495401686688725</text:p>
          </table:table-cell>
          <table:table-cell office:value-type="string">
            <text:p>Spline 2</text:p>
          </table:table-cell>
          <table:table-cell/>
          <table:table-cell office:value-type="float" office:value="1038">
            <text:p>1038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, H_2802, X</text:p>
          </table:table-cell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1">
            <text:p>1</text:p>
          </table:table-cell>
          <table:table-cell office:value-type="string">
            <text:p>HistGradientBoostingRegressor</text:p>
          </table:table-cell>
          <table:table-cell office:value-type="string">
            <text:p>0.7140903355272876</text:p>
          </table:table-cell>
          <table:table-cell office:value-type="string">
            <text:p>0.7000535641695753</text:p>
          </table:table-cell>
          <table:table-cell office:value-type="string">
            <text:p>71.875</text:p>
          </table:table-cell>
          <table:table-cell office:value-type="string">
            <text:p>0.49007499270652577</text:p>
          </table:table-cell>
          <table:table-cell office:value-type="string">
            <text:p>0.7362954927522432</text:p>
          </table:table-cell>
          <table:table-cell office:value-type="string">
            <text:p>0.6766601416905915</text:p>
          </table:table-cell>
          <table:table-cell office:value-type="string">
            <text:p>68.0</text:p>
          </table:table-cell>
          <table:table-cell office:value-type="string">
            <text:p>0.4578689473527314</text:p>
          </table:table-cell>
          <table:table-cell office:value-type="string">
            <text:p>Spline 2</text:p>
          </table:table-cell>
          <table:table-cell/>
          <table:table-cell office:value-type="float" office:value="1038">
            <text:p>1038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1">
            <text:p>1</text:p>
          </table:table-cell>
          <table:table-cell office:value-type="string">
            <text:p>BaggingRegressor</text:p>
          </table:table-cell>
          <table:table-cell office:value-type="string">
            <text:p>0.7158890088522378</text:p>
          </table:table-cell>
          <table:table-cell office:value-type="string">
            <text:p>0.698214098256803</text:p>
          </table:table-cell>
          <table:table-cell office:value-type="string">
            <text:p>59.375</text:p>
          </table:table-cell>
          <table:table-cell office:value-type="string">
            <text:p>0.48750292700456066</text:p>
          </table:table-cell>
          <table:table-cell office:value-type="string">
            <text:p>0.7665997694280992</text:p>
          </table:table-cell>
          <table:table-cell office:value-type="string">
            <text:p>0.6421252163813419</text:p>
          </table:table-cell>
          <table:table-cell office:value-type="string">
            <text:p>60.0</text:p>
          </table:table-cell>
          <table:table-cell office:value-type="string">
            <text:p>0.41232479351278517</text:p>
          </table:table-cell>
          <table:table-cell office:value-type="string">
            <text:p>Spline 2</text:p>
          </table:table-cell>
          <table:table-cell/>
          <table:table-cell office:value-type="float" office:value="1038">
            <text:p>1038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1">
            <text:p>1</text:p>
          </table:table-cell>
          <table:table-cell office:value-type="string">
            <text:p>RandomForestRegressor</text:p>
          </table:table-cell>
          <table:table-cell office:value-type="string">
            <text:p>0.7251347041435466</text:p>
          </table:table-cell>
          <table:table-cell office:value-type="string">
            <text:p>0.6886070438549485</text:p>
          </table:table-cell>
          <table:table-cell office:value-type="string">
            <text:p>65.625</text:p>
          </table:table-cell>
          <table:table-cell office:value-type="string">
            <text:p>0.474179660846651</text:p>
          </table:table-cell>
          <table:table-cell office:value-type="string">
            <text:p>0.7745166914571394</text:p>
          </table:table-cell>
          <table:table-cell office:value-type="string">
            <text:p>0.6325534717747475</text:p>
          </table:table-cell>
          <table:table-cell office:value-type="string">
            <text:p>62.0</text:p>
          </table:table-cell>
          <table:table-cell office:value-type="string">
            <text:p>0.4001238946542862</text:p>
          </table:table-cell>
          <table:table-cell office:value-type="string">
            <text:p>Spline 2</text:p>
          </table:table-cell>
          <table:table-cell/>
          <table:table-cell office:value-type="float" office:value="1038">
            <text:p>1038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1">
            <text:p>1</text:p>
          </table:table-cell>
          <table:table-cell office:value-type="string">
            <text:p>Lars2</text:p>
          </table:table-cell>
          <table:table-cell office:value-type="string">
            <text:p>0.7279828477170722</text:p>
          </table:table-cell>
          <table:table-cell office:value-type="string">
            <text:p>0.6855953423337574</text:p>
          </table:table-cell>
          <table:table-cell office:value-type="string">
            <text:p>59.375</text:p>
          </table:table-cell>
          <table:table-cell office:value-type="string">
            <text:p>0.47004097342974205</text:p>
          </table:table-cell>
          <table:table-cell office:value-type="string">
            <text:p>0.7554871877788389</text:p>
          </table:table-cell>
          <table:table-cell office:value-type="string">
            <text:p>0.6551634216758605</text:p>
          </table:table-cell>
          <table:table-cell office:value-type="string">
            <text:p>59.0</text:p>
          </table:table-cell>
          <table:table-cell office:value-type="string">
            <text:p>0.42923910910202145</text:p>
          </table:table-cell>
          <table:table-cell office:value-type="string">
            <text:p>Spline 2</text:p>
          </table:table-cell>
          <table:table-cell/>
          <table:table-cell office:value-type="float" office:value="1038">
            <text:p>1038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, X</text:p>
          </table:table-cell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0">
            <text:p>0</text:p>
          </table:table-cell>
          <table:table-cell office:value-type="string">
            <text:p>RandomForestRegressor</text:p>
          </table:table-cell>
          <table:table-cell office:value-type="string">
            <text:p>0.7343014453816037</text:p>
          </table:table-cell>
          <table:table-cell office:value-type="string">
            <text:p>0.6788235317889972</text:p>
          </table:table-cell>
          <table:table-cell office:value-type="string">
            <text:p>71.875</text:p>
          </table:table-cell>
          <table:table-cell office:value-type="string">
            <text:p>0.4608013873104878</text:p>
          </table:table-cell>
          <table:table-cell office:value-type="string">
            <text:p>0.7429455870395631</text:p>
          </table:table-cell>
          <table:table-cell office:value-type="string">
            <text:p>0.6693518168335982</text:p>
          </table:table-cell>
          <table:table-cell office:value-type="string">
            <text:p>66.0</text:p>
          </table:table-cell>
          <table:table-cell office:value-type="string">
            <text:p>0.44803185469843887</text:p>
          </table:table-cell>
          <table:table-cell office:value-type="string">
            <text:p>Spline 2</text:p>
          </table:table-cell>
          <table:table-cell/>
          <table:table-cell office:value-type="float" office:value="1068">
            <text:p>1068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1">
            <text:p>1</text:p>
          </table:table-cell>
          <table:table-cell office:value-type="string">
            <text:p>VotingRegressor</text:p>
          </table:table-cell>
          <table:table-cell office:value-type="string">
            <text:p>0.7772175246955936</text:p>
          </table:table-cell>
          <table:table-cell office:value-type="string">
            <text:p>0.6292320075346249</text:p>
          </table:table-cell>
          <table:table-cell office:value-type="string">
            <text:p>65.625</text:p>
          </table:table-cell>
          <table:table-cell office:value-type="string">
            <text:p>0.39593291930605445</text:p>
          </table:table-cell>
          <table:table-cell office:value-type="string">
            <text:p>0.7807991046120135</text:p>
          </table:table-cell>
          <table:table-cell office:value-type="string">
            <text:p>0.6247821686292575</text:p>
          </table:table-cell>
          <table:table-cell office:value-type="string">
            <text:p>56.99999999999999</text:p>
          </table:table-cell>
          <table:table-cell office:value-type="string">
            <text:p>0.39035275823707793</text:p>
          </table:table-cell>
          <table:table-cell office:value-type="string">
            <text:p>Spline 2</text:p>
          </table:table-cell>
          <table:table-cell/>
          <table:table-cell office:value-type="float" office:value="1038">
            <text:p>1038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1">
            <text:p>1</text:p>
          </table:table-cell>
          <table:table-cell office:value-type="string">
            <text:p>KNeighborsRegressor</text:p>
          </table:table-cell>
          <table:table-cell office:value-type="string">
            <text:p>0.7800681341097736</text:p>
          </table:table-cell>
          <table:table-cell office:value-type="string">
            <text:p>0.6256945789652458</text:p>
          </table:table-cell>
          <table:table-cell office:value-type="string">
            <text:p>65.625</text:p>
          </table:table-cell>
          <table:table-cell office:value-type="string">
            <text:p>0.39149370614649626</text:p>
          </table:table-cell>
          <table:table-cell office:value-type="string">
            <text:p>0.7651190889607439</text:p>
          </table:table-cell>
          <table:table-cell office:value-type="string">
            <text:p>0.6438887945195827</text:p>
          </table:table-cell>
          <table:table-cell office:value-type="string">
            <text:p>65.0</text:p>
          </table:table-cell>
          <table:table-cell office:value-type="string">
            <text:p>0.4145927797078812</text:p>
          </table:table-cell>
          <table:table-cell office:value-type="string">
            <text:p>Spline 2</text:p>
          </table:table-cell>
          <table:table-cell/>
          <table:table-cell office:value-type="float" office:value="1038">
            <text:p>1038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0">
            <text:p>0</text:p>
          </table:table-cell>
          <table:table-cell office:value-type="string">
            <text:p>OMPCV</text:p>
          </table:table-cell>
          <table:table-cell office:value-type="string">
            <text:p>0.7932290494070329</text:p>
          </table:table-cell>
          <table:table-cell office:value-type="string">
            <text:p>0.6089233738138281</text:p>
          </table:table-cell>
          <table:table-cell office:value-type="string">
            <text:p>59.375</text:p>
          </table:table-cell>
          <table:table-cell office:value-type="string">
            <text:p>0.370787675176815</text:p>
          </table:table-cell>
          <table:table-cell office:value-type="string">
            <text:p>0.7221210622677916</text:p>
          </table:table-cell>
          <table:table-cell office:value-type="string">
            <text:p>0.6917667030359558</text:p>
          </table:table-cell>
          <table:table-cell office:value-type="string">
            <text:p>64.0</text:p>
          </table:table-cell>
          <table:table-cell office:value-type="string">
            <text:p>0.47854117142923625</text:p>
          </table:table-cell>
          <table:table-cell office:value-type="string">
            <text:p>Spline 2</text:p>
          </table:table-cell>
          <table:table-cell/>
          <table:table-cell office:value-type="float" office:value="1068">
            <text:p>1068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, X1, Xs</text:p>
          </table:table-cell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0">
            <text:p>0</text:p>
          </table:table-cell>
          <table:table-cell office:value-type="string">
            <text:p>OMP5</text:p>
          </table:table-cell>
          <table:table-cell office:value-type="string">
            <text:p>0.7932290494070329</text:p>
          </table:table-cell>
          <table:table-cell office:value-type="string">
            <text:p>0.6089233738138281</text:p>
          </table:table-cell>
          <table:table-cell office:value-type="string">
            <text:p>59.375</text:p>
          </table:table-cell>
          <table:table-cell office:value-type="string">
            <text:p>0.370787675176815</text:p>
          </table:table-cell>
          <table:table-cell office:value-type="string">
            <text:p>0.7221210622677916</text:p>
          </table:table-cell>
          <table:table-cell office:value-type="string">
            <text:p>0.6917667030359558</text:p>
          </table:table-cell>
          <table:table-cell office:value-type="string">
            <text:p>64.0</text:p>
          </table:table-cell>
          <table:table-cell office:value-type="string">
            <text:p>0.47854117142923625</text:p>
          </table:table-cell>
          <table:table-cell office:value-type="string">
            <text:p>Spline 2</text:p>
          </table:table-cell>
          <table:table-cell/>
          <table:table-cell office:value-type="float" office:value="1068">
            <text:p>1068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, X1, Xs</text:p>
          </table:table-cell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0">
            <text:p>0</text:p>
          </table:table-cell>
          <table:table-cell office:value-type="string">
            <text:p>Lars6</text:p>
          </table:table-cell>
          <table:table-cell office:value-type="string">
            <text:p>0.858302469571115</text:p>
          </table:table-cell>
          <table:table-cell office:value-type="string">
            <text:p>0.5131441032771645</text:p>
          </table:table-cell>
          <table:table-cell office:value-type="string">
            <text:p>59.375</text:p>
          </table:table-cell>
          <table:table-cell office:value-type="string">
            <text:p>0.26331687072812526</text:p>
          </table:table-cell>
          <table:table-cell office:value-type="string">
            <text:p>0.7569966595583594</text:p>
          </table:table-cell>
          <table:table-cell office:value-type="string">
            <text:p>0.6534187458418111</text:p>
          </table:table-cell>
          <table:table-cell office:value-type="string">
            <text:p>61.0</text:p>
          </table:table-cell>
          <table:table-cell office:value-type="string">
            <text:p>0.4269560574174853</text:p>
          </table:table-cell>
          <table:table-cell office:value-type="string">
            <text:p>Spline 2</text:p>
          </table:table-cell>
          <table:table-cell/>
          <table:table-cell office:value-type="float" office:value="1068">
            <text:p>1068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, X1, X2, Xs</text:p>
          </table:table-cell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0">
            <text:p>0</text:p>
          </table:table-cell>
          <table:table-cell office:value-type="string">
            <text:p>Lars1</text:p>
          </table:table-cell>
          <table:table-cell office:value-type="string">
            <text:p>0.9836791055827802</text:p>
          </table:table-cell>
          <table:table-cell office:value-type="string">
            <text:p>0.17993170159774988</text:p>
          </table:table-cell>
          <table:table-cell office:value-type="string">
            <text:p>56.25</text:p>
          </table:table-cell>
          <table:table-cell office:value-type="string">
            <text:p>0.032375417239861704</text:p>
          </table:table-cell>
          <table:table-cell office:value-type="string">
            <text:p>0.9850663221247422</text:p>
          </table:table-cell>
          <table:table-cell office:value-type="string">
            <text:p>0.17217532057653798</text:p>
          </table:table-cell>
          <table:table-cell office:value-type="string">
            <text:p>49.0</text:p>
          </table:table-cell>
          <table:table-cell office:value-type="string">
            <text:p>0.029644341015633735</text:p>
          </table:table-cell>
          <table:table-cell office:value-type="string">
            <text:p>Spline 2</text:p>
          </table:table-cell>
          <table:table-cell/>
          <table:table-cell office:value-type="float" office:value="1068">
            <text:p>1068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</text:p>
          </table:table-cell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1">
            <text:p>1</text:p>
          </table:table-cell>
          <table:table-cell office:value-type="string">
            <text:p>OMP1</text:p>
          </table:table-cell>
          <table:table-cell office:value-type="string">
            <text:p>1.000001226377582</text:p>
          </table:table-cell>
          <table:table-cell office:value-type="float" office:value="0">
            <text:p>0</text:p>
          </table:table-cell>
          <table:table-cell office:value-type="string">
            <text:p>50.0</text:p>
          </table:table-cell>
          <table:table-cell office:value-type="string">
            <text:p>-2.4527566675480728e-06</text:p>
          </table:table-cell>
          <table:table-cell office:value-type="string">
            <text:p>1.0036697064986322</text:p>
          </table:table-cell>
          <table:table-cell office:value-type="float" office:value="0">
            <text:p>0</text:p>
          </table:table-cell>
          <table:table-cell office:value-type="string">
            <text:p>48.0</text:p>
          </table:table-cell>
          <table:table-cell office:value-type="string">
            <text:p>-0.007352879743050433</text:p>
          </table:table-cell>
          <table:table-cell office:value-type="string">
            <text:p>Spline 2</text:p>
          </table:table-cell>
          <table:table-cell/>
          <table:table-cell office:value-type="float" office:value="1038">
            <text:p>1038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0">
            <text:p>0</text:p>
          </table:table-cell>
          <table:table-cell office:value-type="string">
            <text:p>LinearRegression</text:p>
          </table:table-cell>
          <table:table-cell office:value-type="string">
            <text:p>1.1189086919963083</text:p>
          </table:table-cell>
          <table:table-cell office:value-type="float" office:value="0">
            <text:p>0</text:p>
          </table:table-cell>
          <table:table-cell office:value-type="string">
            <text:p>50.0</text:p>
          </table:table-cell>
          <table:table-cell office:value-type="string">
            <text:p>-0.25195666102488934</text:p>
          </table:table-cell>
          <table:table-cell office:value-type="string">
            <text:p>0.9224944851541325</text:p>
          </table:table-cell>
          <table:table-cell office:value-type="string">
            <text:p>0.3860102652264731</text:p>
          </table:table-cell>
          <table:table-cell office:value-type="string">
            <text:p>61.0</text:p>
          </table:table-cell>
          <table:table-cell office:value-type="string">
            <text:p>0.14900392486021197</text:p>
          </table:table-cell>
          <table:table-cell office:value-type="string">
            <text:p>Spline 2</text:p>
          </table:table-cell>
          <table:table-cell/>
          <table:table-cell office:value-type="float" office:value="1068">
            <text:p>1068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Smax, H_2802, X, X1, X2, Xs</text:p>
          </table:table-cell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0">
            <text:p>0</text:p>
          </table:table-cell>
          <table:table-cell office:value-type="string">
            <text:p>LarsCV</text:p>
          </table:table-cell>
          <table:table-cell office:value-type="string">
            <text:p>1.1189086919962947</text:p>
          </table:table-cell>
          <table:table-cell office:value-type="float" office:value="0">
            <text:p>0</text:p>
          </table:table-cell>
          <table:table-cell office:value-type="string">
            <text:p>50.0</text:p>
          </table:table-cell>
          <table:table-cell office:value-type="string">
            <text:p>-0.25195666102485936</text:p>
          </table:table-cell>
          <table:table-cell office:value-type="string">
            <text:p>0.9224944851541228</text:p>
          </table:table-cell>
          <table:table-cell office:value-type="string">
            <text:p>0.38601026522649623</text:p>
          </table:table-cell>
          <table:table-cell office:value-type="string">
            <text:p>61.0</text:p>
          </table:table-cell>
          <table:table-cell office:value-type="string">
            <text:p>0.14900392486022973</text:p>
          </table:table-cell>
          <table:table-cell office:value-type="string">
            <text:p>Spline 2</text:p>
          </table:table-cell>
          <table:table-cell/>
          <table:table-cell office:value-type="float" office:value="1068">
            <text:p>1068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Smax, H_2802, X, X1, X2, Xs</text:p>
          </table:table-cell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0">
            <text:p>0</text:p>
          </table:table-cell>
          <table:table-cell office:value-type="string">
            <text:p>Lars7</text:p>
          </table:table-cell>
          <table:table-cell office:value-type="string">
            <text:p>1.1189086919962947</text:p>
          </table:table-cell>
          <table:table-cell office:value-type="float" office:value="0">
            <text:p>0</text:p>
          </table:table-cell>
          <table:table-cell office:value-type="string">
            <text:p>50.0</text:p>
          </table:table-cell>
          <table:table-cell office:value-type="string">
            <text:p>-0.25195666102485936</text:p>
          </table:table-cell>
          <table:table-cell office:value-type="string">
            <text:p>0.9224944851541228</text:p>
          </table:table-cell>
          <table:table-cell office:value-type="string">
            <text:p>0.38601026522649623</text:p>
          </table:table-cell>
          <table:table-cell office:value-type="string">
            <text:p>61.0</text:p>
          </table:table-cell>
          <table:table-cell office:value-type="string">
            <text:p>0.14900392486022973</text:p>
          </table:table-cell>
          <table:table-cell office:value-type="string">
            <text:p>Spline 2</text:p>
          </table:table-cell>
          <table:table-cell/>
          <table:table-cell office:value-type="float" office:value="1068">
            <text:p>1068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Smax, H_2802, X, X1, X2, Xs</text:p>
          </table:table-cell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0">
            <text:p>0</text:p>
          </table:table-cell>
          <table:table-cell office:value-type="string">
            <text:p>Lars8</text:p>
          </table:table-cell>
          <table:table-cell office:value-type="string">
            <text:p>1.1189086919962947</text:p>
          </table:table-cell>
          <table:table-cell office:value-type="float" office:value="0">
            <text:p>0</text:p>
          </table:table-cell>
          <table:table-cell office:value-type="string">
            <text:p>50.0</text:p>
          </table:table-cell>
          <table:table-cell office:value-type="string">
            <text:p>-0.25195666102485936</text:p>
          </table:table-cell>
          <table:table-cell office:value-type="string">
            <text:p>0.9224944851541228</text:p>
          </table:table-cell>
          <table:table-cell office:value-type="string">
            <text:p>0.38601026522649623</text:p>
          </table:table-cell>
          <table:table-cell office:value-type="string">
            <text:p>61.0</text:p>
          </table:table-cell>
          <table:table-cell office:value-type="string">
            <text:p>0.14900392486022973</text:p>
          </table:table-cell>
          <table:table-cell office:value-type="string">
            <text:p>Spline 2</text:p>
          </table:table-cell>
          <table:table-cell/>
          <table:table-cell office:value-type="float" office:value="1068">
            <text:p>1068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Smax, H_2802, X, X1, X2, Xs</text:p>
          </table:table-cell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0">
            <text:p>0</text:p>
          </table:table-cell>
          <table:table-cell office:value-type="string">
            <text:p>Lars9</text:p>
          </table:table-cell>
          <table:table-cell office:value-type="string">
            <text:p>1.1189086919962947</text:p>
          </table:table-cell>
          <table:table-cell office:value-type="float" office:value="0">
            <text:p>0</text:p>
          </table:table-cell>
          <table:table-cell office:value-type="string">
            <text:p>50.0</text:p>
          </table:table-cell>
          <table:table-cell office:value-type="string">
            <text:p>-0.25195666102485936</text:p>
          </table:table-cell>
          <table:table-cell office:value-type="string">
            <text:p>0.9224944851541228</text:p>
          </table:table-cell>
          <table:table-cell office:value-type="string">
            <text:p>0.38601026522649623</text:p>
          </table:table-cell>
          <table:table-cell office:value-type="string">
            <text:p>61.0</text:p>
          </table:table-cell>
          <table:table-cell office:value-type="string">
            <text:p>0.14900392486022973</text:p>
          </table:table-cell>
          <table:table-cell office:value-type="string">
            <text:p>Spline 2</text:p>
          </table:table-cell>
          <table:table-cell/>
          <table:table-cell office:value-type="float" office:value="1068">
            <text:p>1068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Smax, H_2802, X, X1, X2, Xs</text:p>
          </table:table-cell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0">
            <text:p>0</text:p>
          </table:table-cell>
          <table:table-cell office:value-type="string">
            <text:p>Lars10</text:p>
          </table:table-cell>
          <table:table-cell office:value-type="string">
            <text:p>1.1189086919962947</text:p>
          </table:table-cell>
          <table:table-cell office:value-type="float" office:value="0">
            <text:p>0</text:p>
          </table:table-cell>
          <table:table-cell office:value-type="string">
            <text:p>50.0</text:p>
          </table:table-cell>
          <table:table-cell office:value-type="string">
            <text:p>-0.25195666102485936</text:p>
          </table:table-cell>
          <table:table-cell office:value-type="string">
            <text:p>0.9224944851541228</text:p>
          </table:table-cell>
          <table:table-cell office:value-type="string">
            <text:p>0.38601026522649623</text:p>
          </table:table-cell>
          <table:table-cell office:value-type="string">
            <text:p>61.0</text:p>
          </table:table-cell>
          <table:table-cell office:value-type="string">
            <text:p>0.14900392486022973</text:p>
          </table:table-cell>
          <table:table-cell office:value-type="string">
            <text:p>Spline 2</text:p>
          </table:table-cell>
          <table:table-cell/>
          <table:table-cell office:value-type="float" office:value="1068">
            <text:p>1068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Smax, H_2802, X, X1, X2, Xs</text:p>
          </table:table-cell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0">
            <text:p>0</text:p>
          </table:table-cell>
          <table:table-cell office:value-type="string">
            <text:p>Lars11</text:p>
          </table:table-cell>
          <table:table-cell office:value-type="string">
            <text:p>1.1189086919962947</text:p>
          </table:table-cell>
          <table:table-cell office:value-type="float" office:value="0">
            <text:p>0</text:p>
          </table:table-cell>
          <table:table-cell office:value-type="string">
            <text:p>50.0</text:p>
          </table:table-cell>
          <table:table-cell office:value-type="string">
            <text:p>-0.25195666102485936</text:p>
          </table:table-cell>
          <table:table-cell office:value-type="string">
            <text:p>0.9224944851541228</text:p>
          </table:table-cell>
          <table:table-cell office:value-type="string">
            <text:p>0.38601026522649623</text:p>
          </table:table-cell>
          <table:table-cell office:value-type="string">
            <text:p>61.0</text:p>
          </table:table-cell>
          <table:table-cell office:value-type="string">
            <text:p>0.14900392486022973</text:p>
          </table:table-cell>
          <table:table-cell office:value-type="string">
            <text:p>Spline 2</text:p>
          </table:table-cell>
          <table:table-cell/>
          <table:table-cell office:value-type="float" office:value="1068">
            <text:p>1068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Smax, H_2802, X, X1, X2, Xs</text:p>
          </table:table-cell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0">
            <text:p>0</text:p>
          </table:table-cell>
          <table:table-cell office:value-type="string">
            <text:p>Lars12</text:p>
          </table:table-cell>
          <table:table-cell office:value-type="string">
            <text:p>1.1189086919962947</text:p>
          </table:table-cell>
          <table:table-cell office:value-type="float" office:value="0">
            <text:p>0</text:p>
          </table:table-cell>
          <table:table-cell office:value-type="string">
            <text:p>50.0</text:p>
          </table:table-cell>
          <table:table-cell office:value-type="string">
            <text:p>-0.25195666102485936</text:p>
          </table:table-cell>
          <table:table-cell office:value-type="string">
            <text:p>0.9224944851541228</text:p>
          </table:table-cell>
          <table:table-cell office:value-type="string">
            <text:p>0.38601026522649623</text:p>
          </table:table-cell>
          <table:table-cell office:value-type="string">
            <text:p>61.0</text:p>
          </table:table-cell>
          <table:table-cell office:value-type="string">
            <text:p>0.14900392486022973</text:p>
          </table:table-cell>
          <table:table-cell office:value-type="string">
            <text:p>Spline 2</text:p>
          </table:table-cell>
          <table:table-cell/>
          <table:table-cell office:value-type="float" office:value="1068">
            <text:p>1068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Smax, H_2802, X, X1, X2, Xs</text:p>
          </table:table-cell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0">
            <text:p>0</text:p>
          </table:table-cell>
          <table:table-cell office:value-type="string">
            <text:p>Lars13</text:p>
          </table:table-cell>
          <table:table-cell office:value-type="string">
            <text:p>1.1189086919962947</text:p>
          </table:table-cell>
          <table:table-cell office:value-type="float" office:value="0">
            <text:p>0</text:p>
          </table:table-cell>
          <table:table-cell office:value-type="string">
            <text:p>50.0</text:p>
          </table:table-cell>
          <table:table-cell office:value-type="string">
            <text:p>-0.25195666102485936</text:p>
          </table:table-cell>
          <table:table-cell office:value-type="string">
            <text:p>0.9224944851541228</text:p>
          </table:table-cell>
          <table:table-cell office:value-type="string">
            <text:p>0.38601026522649623</text:p>
          </table:table-cell>
          <table:table-cell office:value-type="string">
            <text:p>61.0</text:p>
          </table:table-cell>
          <table:table-cell office:value-type="string">
            <text:p>0.14900392486022973</text:p>
          </table:table-cell>
          <table:table-cell office:value-type="string">
            <text:p>Spline 2</text:p>
          </table:table-cell>
          <table:table-cell/>
          <table:table-cell office:value-type="float" office:value="1068">
            <text:p>1068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Smax, H_2802, X, X1, X2, Xs</text:p>
          </table:table-cell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0">
            <text:p>0</text:p>
          </table:table-cell>
          <table:table-cell office:value-type="string">
            <text:p>Lars14</text:p>
          </table:table-cell>
          <table:table-cell office:value-type="string">
            <text:p>1.1189086919962947</text:p>
          </table:table-cell>
          <table:table-cell office:value-type="float" office:value="0">
            <text:p>0</text:p>
          </table:table-cell>
          <table:table-cell office:value-type="string">
            <text:p>50.0</text:p>
          </table:table-cell>
          <table:table-cell office:value-type="string">
            <text:p>-0.25195666102485936</text:p>
          </table:table-cell>
          <table:table-cell office:value-type="string">
            <text:p>0.9224944851541228</text:p>
          </table:table-cell>
          <table:table-cell office:value-type="string">
            <text:p>0.38601026522649623</text:p>
          </table:table-cell>
          <table:table-cell office:value-type="string">
            <text:p>61.0</text:p>
          </table:table-cell>
          <table:table-cell office:value-type="string">
            <text:p>0.14900392486022973</text:p>
          </table:table-cell>
          <table:table-cell office:value-type="string">
            <text:p>Spline 2</text:p>
          </table:table-cell>
          <table:table-cell/>
          <table:table-cell office:value-type="float" office:value="1068">
            <text:p>1068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Smax, H_2802, X, X1, X2, Xs</text:p>
          </table:table-cell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0">
            <text:p>0</text:p>
          </table:table-cell>
          <table:table-cell office:value-type="string">
            <text:p>LassoLarsCV</text:p>
          </table:table-cell>
          <table:table-cell office:value-type="string">
            <text:p>1.1189086919962947</text:p>
          </table:table-cell>
          <table:table-cell office:value-type="float" office:value="0">
            <text:p>0</text:p>
          </table:table-cell>
          <table:table-cell office:value-type="string">
            <text:p>50.0</text:p>
          </table:table-cell>
          <table:table-cell office:value-type="string">
            <text:p>-0.25195666102485936</text:p>
          </table:table-cell>
          <table:table-cell office:value-type="string">
            <text:p>0.9224944851541228</text:p>
          </table:table-cell>
          <table:table-cell office:value-type="string">
            <text:p>0.38601026522649623</text:p>
          </table:table-cell>
          <table:table-cell office:value-type="string">
            <text:p>61.0</text:p>
          </table:table-cell>
          <table:table-cell office:value-type="string">
            <text:p>0.14900392486022973</text:p>
          </table:table-cell>
          <table:table-cell office:value-type="string">
            <text:p>Spline 2</text:p>
          </table:table-cell>
          <table:table-cell/>
          <table:table-cell office:value-type="float" office:value="1068">
            <text:p>1068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Smax, H_2802, X, X1, X2, Xs</text:p>
          </table:table-cell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0">
            <text:p>0</text:p>
          </table:table-cell>
          <table:table-cell office:value-type="string">
            <text:p>OMP7</text:p>
          </table:table-cell>
          <table:table-cell office:value-type="string">
            <text:p>1.1189086919962938</text:p>
          </table:table-cell>
          <table:table-cell office:value-type="float" office:value="0">
            <text:p>0</text:p>
          </table:table-cell>
          <table:table-cell office:value-type="string">
            <text:p>50.0</text:p>
          </table:table-cell>
          <table:table-cell office:value-type="string">
            <text:p>-0.25195666102485714</text:p>
          </table:table-cell>
          <table:table-cell office:value-type="string">
            <text:p>0.922494485154122</text:p>
          </table:table-cell>
          <table:table-cell office:value-type="string">
            <text:p>0.38601026522649806</text:p>
          </table:table-cell>
          <table:table-cell office:value-type="string">
            <text:p>61.0</text:p>
          </table:table-cell>
          <table:table-cell office:value-type="string">
            <text:p>0.14900392486023128</text:p>
          </table:table-cell>
          <table:table-cell office:value-type="string">
            <text:p>Spline 2</text:p>
          </table:table-cell>
          <table:table-cell/>
          <table:table-cell office:value-type="float" office:value="1068">
            <text:p>1068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Smax, H_2802, X, X1, X2, Xs</text:p>
          </table:table-cell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0">
            <text:p>0</text:p>
          </table:table-cell>
          <table:table-cell office:value-type="string">
            <text:p>RidgeCV</text:p>
          </table:table-cell>
          <table:table-cell office:value-type="string">
            <text:p>1.1188153015288325</text:p>
          </table:table-cell>
          <table:table-cell office:value-type="float" office:value="0">
            <text:p>0</text:p>
          </table:table-cell>
          <table:table-cell office:value-type="string">
            <text:p>50.0</text:p>
          </table:table-cell>
          <table:table-cell office:value-type="string">
            <text:p>-0.2517476789350521</text:p>
          </table:table-cell>
          <table:table-cell office:value-type="string">
            <text:p>0.9224300210043463</text:p>
          </table:table-cell>
          <table:table-cell office:value-type="string">
            <text:p>0.3861642867354789</text:p>
          </table:table-cell>
          <table:table-cell office:value-type="string">
            <text:p>61.0</text:p>
          </table:table-cell>
          <table:table-cell office:value-type="string">
            <text:p>0.14912285634992084</text:p>
          </table:table-cell>
          <table:table-cell office:value-type="string">
            <text:p>Spline 2</text:p>
          </table:table-cell>
          <table:table-cell/>
          <table:table-cell office:value-type="float" office:value="1068">
            <text:p>1068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Smax, H_2802, X, X1, X2, Xs</text:p>
          </table:table-cell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0">
            <text:p>0</text:p>
          </table:table-cell>
          <table:table-cell office:value-type="string">
            <text:p>BayesianRidge</text:p>
          </table:table-cell>
          <table:table-cell office:value-type="string">
            <text:p>1.108442625195008</text:p>
          </table:table-cell>
          <table:table-cell office:value-type="float" office:value="0">
            <text:p>0</text:p>
          </table:table-cell>
          <table:table-cell office:value-type="string">
            <text:p>50.0</text:p>
          </table:table-cell>
          <table:table-cell office:value-type="string">
            <text:p>-0.2286450533492006</text:p>
          </table:table-cell>
          <table:table-cell office:value-type="string">
            <text:p>0.9152880164752778</text:p>
          </table:table-cell>
          <table:table-cell office:value-type="string">
            <text:p>0.4028000085610124</text:p>
          </table:table-cell>
          <table:table-cell office:value-type="string">
            <text:p>61.0</text:p>
          </table:table-cell>
          <table:table-cell office:value-type="string">
            <text:p>0.16224784689675176</text:p>
          </table:table-cell>
          <table:table-cell office:value-type="string">
            <text:p>Spline 2</text:p>
          </table:table-cell>
          <table:table-cell/>
          <table:table-cell office:value-type="float" office:value="1068">
            <text:p>1068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Smax, H_2802, X, X1, X2, Xs</text:p>
          </table:table-cell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0">
            <text:p>0</text:p>
          </table:table-cell>
          <table:table-cell office:value-type="string">
            <text:p>LassoCV</text:p>
          </table:table-cell>
          <table:table-cell office:value-type="string">
            <text:p>1.1023258813520134</text:p>
          </table:table-cell>
          <table:table-cell office:value-type="float" office:value="0">
            <text:p>0</text:p>
          </table:table-cell>
          <table:table-cell office:value-type="string">
            <text:p>50.0</text:p>
          </table:table-cell>
          <table:table-cell office:value-type="string">
            <text:p>-0.215122348698493</text:p>
          </table:table-cell>
          <table:table-cell office:value-type="string">
            <text:p>0.9110451386861196</text:p>
          </table:table-cell>
          <table:table-cell office:value-type="string">
            <text:p>0.4123066277376452</text:p>
          </table:table-cell>
          <table:table-cell office:value-type="string">
            <text:p>61.0</text:p>
          </table:table-cell>
          <table:table-cell office:value-type="string">
            <text:p>0.16999675527638913</text:p>
          </table:table-cell>
          <table:table-cell office:value-type="string">
            <text:p>Spline 2</text:p>
          </table:table-cell>
          <table:table-cell/>
          <table:table-cell office:value-type="float" office:value="1068">
            <text:p>1068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Smax, H_2802, X, X1, X2, Xs</text:p>
          </table:table-cell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0">
            <text:p>0</text:p>
          </table:table-cell>
          <table:table-cell office:value-type="string">
            <text:p>OMP6</text:p>
          </table:table-cell>
          <table:table-cell office:value-type="string">
            <text:p>1.083329859866048</text:p>
          </table:table-cell>
          <table:table-cell office:value-type="float" office:value="0">
            <text:p>0</text:p>
          </table:table-cell>
          <table:table-cell office:value-type="string">
            <text:p>43.75</text:p>
          </table:table-cell>
          <table:table-cell office:value-type="string">
            <text:p>-0.17360358527739095</text:p>
          </table:table-cell>
          <table:table-cell office:value-type="string">
            <text:p>0.9117445435786501</text:p>
          </table:table-cell>
          <table:table-cell office:value-type="string">
            <text:p>0.410757698959568</text:p>
          </table:table-cell>
          <table:table-cell office:value-type="string">
            <text:p>60.0</text:p>
          </table:table-cell>
          <table:table-cell office:value-type="string">
            <text:p>0.16872188725455872</text:p>
          </table:table-cell>
          <table:table-cell office:value-type="string">
            <text:p>Spline 2</text:p>
          </table:table-cell>
          <table:table-cell/>
          <table:table-cell office:value-type="float" office:value="1068">
            <text:p>1068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, X1, X2, Xs</text:p>
          </table:table-cell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0">
            <text:p>0</text:p>
          </table:table-cell>
          <table:table-cell office:value-type="string">
            <text:p>ElasticNetCV</text:p>
          </table:table-cell>
          <table:table-cell office:value-type="string">
            <text:p>1.0567420005595065</text:p>
          </table:table-cell>
          <table:table-cell office:value-type="float" office:value="0">
            <text:p>0</text:p>
          </table:table-cell>
          <table:table-cell office:value-type="string">
            <text:p>53.125</text:p>
          </table:table-cell>
          <table:table-cell office:value-type="string">
            <text:p>-0.11670365574650754</text:p>
          </table:table-cell>
          <table:table-cell office:value-type="string">
            <text:p>0.880207913248188</text:p>
          </table:table-cell>
          <table:table-cell office:value-type="string">
            <text:p>0.4745882736175329</text:p>
          </table:table-cell>
          <table:table-cell office:value-type="string">
            <text:p>63.0</text:p>
          </table:table-cell>
          <table:table-cell office:value-type="string">
            <text:p>0.22523402945527027</text:p>
          </table:table-cell>
          <table:table-cell office:value-type="string">
            <text:p>Spline 2</text:p>
          </table:table-cell>
          <table:table-cell/>
          <table:table-cell office:value-type="float" office:value="1068">
            <text:p>1068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Smax, H_2802, X, X1, X2, Xs</text:p>
          </table:table-cell>
        </table:table-row>
        <table:table-row table:style-name="ro1">
          <table:table-cell office:value-type="string">
            <text:p>ЗападнаяДвина-Верхнедвинск</text:p>
          </table:table-cell>
          <table:table-cell office:value-type="float" office:value="1">
            <text:p>1</text:p>
          </table:table-cell>
          <table:table-cell office:value-type="string">
            <text:p>Lars1</text:p>
          </table:table-cell>
          <table:table-cell office:value-type="string">
            <text:p>1.0004413287150846</text:p>
          </table:table-cell>
          <table:table-cell office:value-type="float" office:value="0">
            <text:p>0</text:p>
          </table:table-cell>
          <table:table-cell office:value-type="string">
            <text:p>53.125</text:p>
          </table:table-cell>
          <table:table-cell office:value-type="string">
            <text:p>-0.0008828522012040985</text:p>
          </table:table-cell>
          <table:table-cell office:value-type="string">
            <text:p>1.0067021650276171</text:p>
          </table:table-cell>
          <table:table-cell office:value-type="float" office:value="0">
            <text:p>0</text:p>
          </table:table-cell>
          <table:table-cell office:value-type="string">
            <text:p>47.0</text:p>
          </table:table-cell>
          <table:table-cell office:value-type="string">
            <text:p>-0.013449249071291858</text:p>
          </table:table-cell>
          <table:table-cell office:value-type="string">
            <text:p>Spline 2</text:p>
          </table:table-cell>
          <table:table-cell/>
          <table:table-cell office:value-type="float" office:value="1038">
            <text:p>1038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0">
            <text:p>0</text:p>
          </table:table-cell>
          <table:table-cell office:value-type="string">
            <text:p>ExtraTreesRegressor</text:p>
          </table:table-cell>
          <table:table-cell office:value-type="string">
            <text:p>0.3006457529617743</text:p>
          </table:table-cell>
          <table:table-cell office:value-type="string">
            <text:p>0.9537358812721937</text:p>
          </table:table-cell>
          <table:table-cell office:value-type="string">
            <text:p>96.96969696969697</text:p>
          </table:table-cell>
          <table:table-cell office:value-type="string">
            <text:p>0.9096121312260478</text:p>
          </table:table-cell>
          <table:table-cell office:value-type="string">
            <text:p>0.37621135292662505</text:p>
          </table:table-cell>
          <table:table-cell office:value-type="string">
            <text:p>0.9265338730608387</text:p>
          </table:table-cell>
          <table:table-cell office:value-type="string">
            <text:p>91.0</text:p>
          </table:table-cell>
          <table:table-cell office:value-type="string">
            <text:p>0.8584650179291183</text:p>
          </table:table-cell>
          <table:table-cell office:value-type="string">
            <text:p>Spline 2</text:p>
          </table:table-cell>
          <table:table-cell/>
          <table:table-cell office:value-type="float" office:value="1166">
            <text:p>1166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0">
            <text:p>0</text:p>
          </table:table-cell>
          <table:table-cell office:value-type="string">
            <text:p>StackingRegressorRidge</text:p>
          </table:table-cell>
          <table:table-cell office:value-type="string">
            <text:p>0.31627369094683544</text:p>
          </table:table-cell>
          <table:table-cell office:value-type="string">
            <text:p>0.9486679885053915</text:p>
          </table:table-cell>
          <table:table-cell office:value-type="string">
            <text:p>96.96969696969697</text:p>
          </table:table-cell>
          <table:table-cell office:value-type="string">
            <text:p>0.8999709524148657</text:p>
          </table:table-cell>
          <table:table-cell office:value-type="string">
            <text:p>0.32859420033075964</text:p>
          </table:table-cell>
          <table:table-cell office:value-type="string">
            <text:p>0.9444712020538205</text:p>
          </table:table-cell>
          <table:table-cell office:value-type="string">
            <text:p>93.0</text:p>
          </table:table-cell>
          <table:table-cell office:value-type="string">
            <text:p>0.8920258515089886</text:p>
          </table:table-cell>
          <table:table-cell office:value-type="string">
            <text:p>Spline 2</text:p>
          </table:table-cell>
          <table:table-cell/>
          <table:table-cell office:value-type="float" office:value="1166">
            <text:p>1166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0">
            <text:p>0</text:p>
          </table:table-cell>
          <table:table-cell office:value-type="string">
            <text:p>HistGradientBoostingRegressor</text:p>
          </table:table-cell>
          <table:table-cell office:value-type="string">
            <text:p>0.3405972711274467</text:p>
          </table:table-cell>
          <table:table-cell office:value-type="string">
            <text:p>0.9402092846279155</text:p>
          </table:table-cell>
          <table:table-cell office:value-type="string">
            <text:p>100.0</text:p>
          </table:table-cell>
          <table:table-cell office:value-type="string">
            <text:p>0.8839934989005366</text:p>
          </table:table-cell>
          <table:table-cell office:value-type="string">
            <text:p>0.3739363120625742</text:p>
          </table:table-cell>
          <table:table-cell office:value-type="string">
            <text:p>0.9274543840648127</text:p>
          </table:table-cell>
          <table:table-cell office:value-type="string">
            <text:p>89.0</text:p>
          </table:table-cell>
          <table:table-cell office:value-type="string">
            <text:p>0.8601716345210411</text:p>
          </table:table-cell>
          <table:table-cell office:value-type="string">
            <text:p>Spline 2</text:p>
          </table:table-cell>
          <table:table-cell/>
          <table:table-cell office:value-type="float" office:value="1166">
            <text:p>1166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0">
            <text:p>0</text:p>
          </table:table-cell>
          <table:table-cell office:value-type="string">
            <text:p>VotingRegressor</text:p>
          </table:table-cell>
          <table:table-cell office:value-type="string">
            <text:p>0.3449841522483059</text:p>
          </table:table-cell>
          <table:table-cell office:value-type="string">
            <text:p>0.9386085098152039</text:p>
          </table:table-cell>
          <table:table-cell office:value-type="string">
            <text:p>93.93939393939394</text:p>
          </table:table-cell>
          <table:table-cell office:value-type="string">
            <text:p>0.8809859346975177</text:p>
          </table:table-cell>
          <table:table-cell office:value-type="string">
            <text:p>0.35725216350433714</text:p>
          </table:table-cell>
          <table:table-cell office:value-type="string">
            <text:p>0.934007971952847</text:p>
          </table:table-cell>
          <table:table-cell office:value-type="string">
            <text:p>92.0</text:p>
          </table:table-cell>
          <table:table-cell office:value-type="string">
            <text:p>0.8723708916714703</text:p>
          </table:table-cell>
          <table:table-cell office:value-type="string">
            <text:p>Spline 2</text:p>
          </table:table-cell>
          <table:table-cell/>
          <table:table-cell office:value-type="float" office:value="1166">
            <text:p>1166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0">
            <text:p>0</text:p>
          </table:table-cell>
          <table:table-cell office:value-type="string">
            <text:p>AdaBoostRegressor</text:p>
          </table:table-cell>
          <table:table-cell office:value-type="string">
            <text:p>0.349803772544151</text:p>
          </table:table-cell>
          <table:table-cell office:value-type="string">
            <text:p>0.9368229932670739</text:p>
          </table:table-cell>
          <table:table-cell office:value-type="string">
            <text:p>96.96969696969697</text:p>
          </table:table-cell>
          <table:table-cell office:value-type="string">
            <text:p>0.8776373207138799</text:p>
          </table:table-cell>
          <table:table-cell office:value-type="string">
            <text:p>0.3828799229866961</text:p>
          </table:table-cell>
          <table:table-cell office:value-type="string">
            <text:p>0.9237981189489951</text:p>
          </table:table-cell>
          <table:table-cell office:value-type="string">
            <text:p>89.0</text:p>
          </table:table-cell>
          <table:table-cell office:value-type="string">
            <text:p>0.8534029645737017</text:p>
          </table:table-cell>
          <table:table-cell office:value-type="string">
            <text:p>Spline 2</text:p>
          </table:table-cell>
          <table:table-cell/>
          <table:table-cell office:value-type="float" office:value="1166">
            <text:p>1166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0">
            <text:p>0</text:p>
          </table:table-cell>
          <table:table-cell office:value-type="string">
            <text:p>BaggingRegressor</text:p>
          </table:table-cell>
          <table:table-cell office:value-type="string">
            <text:p>0.3508899219985797</text:p>
          </table:table-cell>
          <table:table-cell office:value-type="string">
            <text:p>0.9364167142035807</text:p>
          </table:table-cell>
          <table:table-cell office:value-type="string">
            <text:p>96.96969696969697</text:p>
          </table:table-cell>
          <table:table-cell office:value-type="string">
            <text:p>0.8768762626398307</text:p>
          </table:table-cell>
          <table:table-cell office:value-type="string">
            <text:p>0.3820411579560777</text:p>
          </table:table-cell>
          <table:table-cell office:value-type="string">
            <text:p>0.9241453098012127</text:p>
          </table:table-cell>
          <table:table-cell office:value-type="string">
            <text:p>92.0</text:p>
          </table:table-cell>
          <table:table-cell office:value-type="string">
            <text:p>0.8540445536275793</text:p>
          </table:table-cell>
          <table:table-cell office:value-type="string">
            <text:p>Spline 2</text:p>
          </table:table-cell>
          <table:table-cell/>
          <table:table-cell office:value-type="float" office:value="1166">
            <text:p>1166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2">
            <text:p>2</text:p>
          </table:table-cell>
          <table:table-cell office:value-type="string">
            <text:p>StackingRegressorRidge</text:p>
          </table:table-cell>
          <table:table-cell office:value-type="string">
            <text:p>0.42930960451866</text:p>
          </table:table-cell>
          <table:table-cell office:value-type="string">
            <text:p>0.9031573857684118</text:p>
          </table:table-cell>
          <table:table-cell office:value-type="string">
            <text:p>87.87878787878788</text:p>
          </table:table-cell>
          <table:table-cell office:value-type="string">
            <text:p>0.8156932634680317</text:p>
          </table:table-cell>
          <table:table-cell office:value-type="string">
            <text:p>0.45494697582456445</text:p>
          </table:table-cell>
          <table:table-cell office:value-type="string">
            <text:p>0.8905185282677072</text:p>
          </table:table-cell>
          <table:table-cell office:value-type="string">
            <text:p>85.0</text:p>
          </table:table-cell>
          <table:table-cell office:value-type="string">
            <text:p>0.7930232491880832</text:p>
          </table:table-cell>
          <table:table-cell office:value-type="string">
            <text:p>Spline 2</text:p>
          </table:table-cell>
          <table:table-cell/>
          <table:table-cell office:value-type="float" office:value="1106">
            <text:p>1106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2">
            <text:p>2</text:p>
          </table:table-cell>
          <table:table-cell office:value-type="string">
            <text:p>KNeighborsRegressor</text:p>
          </table:table-cell>
          <table:table-cell office:value-type="string">
            <text:p>0.4542628651566154</text:p>
          </table:table-cell>
          <table:table-cell office:value-type="string">
            <text:p>0.8908676946324311</text:p>
          </table:table-cell>
          <table:table-cell office:value-type="string">
            <text:p>87.87878787878788</text:p>
          </table:table-cell>
          <table:table-cell office:value-type="string">
            <text:p>0.7936452493397027</text:p>
          </table:table-cell>
          <table:table-cell office:value-type="string">
            <text:p>0.4840817341594099</text:p>
          </table:table-cell>
          <table:table-cell office:value-type="string">
            <text:p>0.8750227852194584</text:p>
          </table:table-cell>
          <table:table-cell office:value-type="string">
            <text:p>89.0</text:p>
          </table:table-cell>
          <table:table-cell office:value-type="string">
            <text:p>0.7656648746532184</text:p>
          </table:table-cell>
          <table:table-cell office:value-type="string">
            <text:p>Spline 2</text:p>
          </table:table-cell>
          <table:table-cell/>
          <table:table-cell office:value-type="float" office:value="1106">
            <text:p>1106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1">
            <text:p>1</text:p>
          </table:table-cell>
          <table:table-cell office:value-type="string">
            <text:p>StackingRegressorRidge</text:p>
          </table:table-cell>
          <table:table-cell office:value-type="string">
            <text:p>0.4664360067633385</text:p>
          </table:table-cell>
          <table:table-cell office:value-type="string">
            <text:p>0.8845549454921785</text:p>
          </table:table-cell>
          <table:table-cell office:value-type="string">
            <text:p>87.87878787878788</text:p>
          </table:table-cell>
          <table:table-cell office:value-type="string">
            <text:p>0.7824374515946708</text:p>
          </table:table-cell>
          <table:table-cell office:value-type="string">
            <text:p>0.5380499897099196</text:p>
          </table:table-cell>
          <table:table-cell office:value-type="string">
            <text:p>0.8429129306002817</text:p>
          </table:table-cell>
          <table:table-cell office:value-type="string">
            <text:p>77.0</text:p>
          </table:table-cell>
          <table:table-cell office:value-type="string">
            <text:p>0.7105022085731554</text:p>
          </table:table-cell>
          <table:table-cell office:value-type="string">
            <text:p>Spline 2</text:p>
          </table:table-cell>
          <table:table-cell/>
          <table:table-cell office:value-type="float" office:value="1092">
            <text:p>1092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1">
            <text:p>1</text:p>
          </table:table-cell>
          <table:table-cell office:value-type="string">
            <text:p>KNeighborsRegressor</text:p>
          </table:table-cell>
          <table:table-cell office:value-type="string">
            <text:p>0.46757544435975357</text:p>
          </table:table-cell>
          <table:table-cell office:value-type="string">
            <text:p>0.8839531683476105</text:p>
          </table:table-cell>
          <table:table-cell office:value-type="string">
            <text:p>87.87878787878788</text:p>
          </table:table-cell>
          <table:table-cell office:value-type="string">
            <text:p>0.781373203831779</text:p>
          </table:table-cell>
          <table:table-cell office:value-type="string">
            <text:p>0.6352386303073602</text:p>
          </table:table-cell>
          <table:table-cell office:value-type="string">
            <text:p>0.7723159214759391</text:p>
          </table:table-cell>
          <table:table-cell office:value-type="string">
            <text:p>71.0</text:p>
          </table:table-cell>
          <table:table-cell office:value-type="string">
            <text:p>0.5964718825652289</text:p>
          </table:table-cell>
          <table:table-cell office:value-type="string">
            <text:p>Spline 2</text:p>
          </table:table-cell>
          <table:table-cell/>
          <table:table-cell office:value-type="float" office:value="1092">
            <text:p>1092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2">
            <text:p>2</text:p>
          </table:table-cell>
          <table:table-cell office:value-type="string">
            <text:p>HistGradientBoostingRegressor</text:p>
          </table:table-cell>
          <table:table-cell office:value-type="string">
            <text:p>0.4681601559533975</text:p>
          </table:table-cell>
          <table:table-cell office:value-type="string">
            <text:p>0.8836436320020026</text:p>
          </table:table-cell>
          <table:table-cell office:value-type="string">
            <text:p>87.87878787878788</text:p>
          </table:table-cell>
          <table:table-cell office:value-type="string">
            <text:p>0.7808260683776905</text:p>
          </table:table-cell>
          <table:table-cell office:value-type="string">
            <text:p>0.4863860181704586</text:p>
          </table:table-cell>
          <table:table-cell office:value-type="string">
            <text:p>0.8737440365051348</text:p>
          </table:table-cell>
          <table:table-cell office:value-type="string">
            <text:p>81.0</text:p>
          </table:table-cell>
          <table:table-cell office:value-type="string">
            <text:p>0.7634286413282864</text:p>
          </table:table-cell>
          <table:table-cell office:value-type="string">
            <text:p>Spline 2</text:p>
          </table:table-cell>
          <table:table-cell/>
          <table:table-cell office:value-type="float" office:value="1106">
            <text:p>1106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2">
            <text:p>2</text:p>
          </table:table-cell>
          <table:table-cell office:value-type="string">
            <text:p>VotingRegressor</text:p>
          </table:table-cell>
          <table:table-cell office:value-type="string">
            <text:p>0.4786487609979688</text:p>
          </table:table-cell>
          <table:table-cell office:value-type="string">
            <text:p>0.8780064712717722</text:p>
          </table:table-cell>
          <table:table-cell office:value-type="string">
            <text:p>78.78787878787878</text:p>
          </table:table-cell>
          <table:table-cell office:value-type="string">
            <text:p>0.7708953635951094</text:p>
          </table:table-cell>
          <table:table-cell office:value-type="string">
            <text:p>0.4923745901960058</text:p>
          </table:table-cell>
          <table:table-cell office:value-type="string">
            <text:p>0.8703833999619451</text:p>
          </table:table-cell>
          <table:table-cell office:value-type="string">
            <text:p>80.0</text:p>
          </table:table-cell>
          <table:table-cell office:value-type="string">
            <text:p>0.7575672629293153</text:p>
          </table:table-cell>
          <table:table-cell office:value-type="string">
            <text:p>Spline 2</text:p>
          </table:table-cell>
          <table:table-cell/>
          <table:table-cell office:value-type="float" office:value="1106">
            <text:p>1106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1">
            <text:p>1</text:p>
          </table:table-cell>
          <table:table-cell office:value-type="string">
            <text:p>BaggingRegressor</text:p>
          </table:table-cell>
          <table:table-cell office:value-type="string">
            <text:p>0.47981313690845406</text:p>
          </table:table-cell>
          <table:table-cell office:value-type="string">
            <text:p>0.8773707048050265</text:p>
          </table:table-cell>
          <table:table-cell office:value-type="string">
            <text:p>81.81818181818183</text:p>
          </table:table-cell>
          <table:table-cell office:value-type="string">
            <text:p>0.7697793536500692</text:p>
          </table:table-cell>
          <table:table-cell office:value-type="string">
            <text:p>0.5170181291274081</text:p>
          </table:table-cell>
          <table:table-cell office:value-type="string">
            <text:p>0.8559744471382278</text:p>
          </table:table-cell>
          <table:table-cell office:value-type="string">
            <text:p>79.0</text:p>
          </table:table-cell>
          <table:table-cell office:value-type="string">
            <text:p>0.7326922541535947</text:p>
          </table:table-cell>
          <table:table-cell office:value-type="string">
            <text:p>Spline 2</text:p>
          </table:table-cell>
          <table:table-cell/>
          <table:table-cell office:value-type="float" office:value="1092">
            <text:p>1092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2">
            <text:p>2</text:p>
          </table:table-cell>
          <table:table-cell office:value-type="string">
            <text:p>AdaBoostRegressor</text:p>
          </table:table-cell>
          <table:table-cell office:value-type="string">
            <text:p>0.49220998755268147</text:p>
          </table:table-cell>
          <table:table-cell office:value-type="string">
            <text:p>0.8704764948885116</text:p>
          </table:table-cell>
          <table:table-cell office:value-type="string">
            <text:p>81.81818181818183</text:p>
          </table:table-cell>
          <table:table-cell office:value-type="string">
            <text:p>0.7577293281533892</text:p>
          </table:table-cell>
          <table:table-cell office:value-type="string">
            <text:p>0.512246790810467</text:p>
          </table:table-cell>
          <table:table-cell office:value-type="string">
            <text:p>0.8588382998588137</text:p>
          </table:table-cell>
          <table:table-cell office:value-type="string">
            <text:p>80.0</text:p>
          </table:table-cell>
          <table:table-cell office:value-type="string">
            <text:p>0.7376032253043777</text:p>
          </table:table-cell>
          <table:table-cell office:value-type="string">
            <text:p>Spline 2</text:p>
          </table:table-cell>
          <table:table-cell/>
          <table:table-cell office:value-type="float" office:value="1106">
            <text:p>1106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2">
            <text:p>2</text:p>
          </table:table-cell>
          <table:table-cell office:value-type="string">
            <text:p>BaggingRegressor</text:p>
          </table:table-cell>
          <table:table-cell office:value-type="string">
            <text:p>0.4930763671827595</text:p>
          </table:table-cell>
          <table:table-cell office:value-type="string">
            <text:p>0.8699860321441101</text:p>
          </table:table-cell>
          <table:table-cell office:value-type="string">
            <text:p>78.78787878787878</text:p>
          </table:table-cell>
          <table:table-cell office:value-type="string">
            <text:p>0.7568756961258526</text:p>
          </table:table-cell>
          <table:table-cell office:value-type="string">
            <text:p>0.4741405722836266</text:p>
          </table:table-cell>
          <table:table-cell office:value-type="string">
            <text:p>0.8804491568026828</text:p>
          </table:table-cell>
          <table:table-cell office:value-type="string">
            <text:p>82.0</text:p>
          </table:table-cell>
          <table:table-cell office:value-type="string">
            <text:p>0.775190717714555</text:p>
          </table:table-cell>
          <table:table-cell office:value-type="string">
            <text:p>Spline 2</text:p>
          </table:table-cell>
          <table:table-cell/>
          <table:table-cell office:value-type="float" office:value="1106">
            <text:p>1106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2">
            <text:p>2</text:p>
          </table:table-cell>
          <table:table-cell office:value-type="string">
            <text:p>ExtraTreesRegressor</text:p>
          </table:table-cell>
          <table:table-cell office:value-type="string">
            <text:p>0.4934240996990502</text:p>
          </table:table-cell>
          <table:table-cell office:value-type="string">
            <text:p>0.869788858192712</text:p>
          </table:table-cell>
          <table:table-cell office:value-type="string">
            <text:p>81.81818181818183</text:p>
          </table:table-cell>
          <table:table-cell office:value-type="string">
            <text:p>0.7565326578361817</text:p>
          </table:table-cell>
          <table:table-cell office:value-type="string">
            <text:p>0.5174324826637577</text:p>
          </table:table-cell>
          <table:table-cell office:value-type="string">
            <text:p>0.8557240360562628</text:p>
          </table:table-cell>
          <table:table-cell office:value-type="string">
            <text:p>78.0</text:p>
          </table:table-cell>
          <table:table-cell office:value-type="string">
            <text:p>0.7322636258844201</text:p>
          </table:table-cell>
          <table:table-cell office:value-type="string">
            <text:p>Spline 2</text:p>
          </table:table-cell>
          <table:table-cell/>
          <table:table-cell office:value-type="float" office:value="1106">
            <text:p>1106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1">
            <text:p>1</text:p>
          </table:table-cell>
          <table:table-cell office:value-type="string">
            <text:p>HistGradientBoostingRegressor</text:p>
          </table:table-cell>
          <table:table-cell office:value-type="string">
            <text:p>0.5246257883784662</text:p>
          </table:table-cell>
          <table:table-cell office:value-type="string">
            <text:p>0.8513329443691656</text:p>
          </table:table-cell>
          <table:table-cell office:value-type="string">
            <text:p>75.75757575757575</text:p>
          </table:table-cell>
          <table:table-cell office:value-type="string">
            <text:p>0.7247677821682729</text:p>
          </table:table-cell>
          <table:table-cell office:value-type="string">
            <text:p>0.5826299385040022</text:p>
          </table:table-cell>
          <table:table-cell office:value-type="string">
            <text:p>0.8127375681970304</text:p>
          </table:table-cell>
          <table:table-cell office:value-type="string">
            <text:p>65.0</text:p>
          </table:table-cell>
          <table:table-cell office:value-type="string">
            <text:p>0.6605423547588225</text:p>
          </table:table-cell>
          <table:table-cell office:value-type="string">
            <text:p>Spline 2</text:p>
          </table:table-cell>
          <table:table-cell/>
          <table:table-cell office:value-type="float" office:value="1092">
            <text:p>1092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1">
            <text:p>1</text:p>
          </table:table-cell>
          <table:table-cell office:value-type="string">
            <text:p>VotingRegressor</text:p>
          </table:table-cell>
          <table:table-cell office:value-type="string">
            <text:p>0.5442165904958942</text:p>
          </table:table-cell>
          <table:table-cell office:value-type="string">
            <text:p>0.8389447554094513</text:p>
          </table:table-cell>
          <table:table-cell office:value-type="string">
            <text:p>75.75757575757575</text:p>
          </table:table-cell>
          <table:table-cell office:value-type="string">
            <text:p>0.7038283026290242</text:p>
          </table:table-cell>
          <table:table-cell office:value-type="string">
            <text:p>0.6033007644813596</text:p>
          </table:table-cell>
          <table:table-cell office:value-type="string">
            <text:p>0.7975137538476732</text:p>
          </table:table-cell>
          <table:table-cell office:value-type="string">
            <text:p>72.0</text:p>
          </table:table-cell>
          <table:table-cell office:value-type="string">
            <text:p>0.6360281875762072</text:p>
          </table:table-cell>
          <table:table-cell office:value-type="string">
            <text:p>Spline 2</text:p>
          </table:table-cell>
          <table:table-cell/>
          <table:table-cell office:value-type="float" office:value="1092">
            <text:p>1092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1">
            <text:p>1</text:p>
          </table:table-cell>
          <table:table-cell office:value-type="string">
            <text:p>AdaBoostRegressor</text:p>
          </table:table-cell>
          <table:table-cell office:value-type="string">
            <text:p>0.5664340637484141</text:p>
          </table:table-cell>
          <table:table-cell office:value-type="string">
            <text:p>0.8241070630843165</text:p>
          </table:table-cell>
          <table:table-cell office:value-type="string">
            <text:p>69.6969696969697</text:p>
          </table:table-cell>
          <table:table-cell office:value-type="string">
            <text:p>0.6791524514254577</text:p>
          </table:table-cell>
          <table:table-cell office:value-type="string">
            <text:p>0.6243040632904792</text:p>
          </table:table-cell>
          <table:table-cell office:value-type="string">
            <text:p>0.7811814363891384</text:p>
          </table:table-cell>
          <table:table-cell office:value-type="string">
            <text:p>65.0</text:p>
          </table:table-cell>
          <table:table-cell office:value-type="string">
            <text:p>0.6102444365589974</text:p>
          </table:table-cell>
          <table:table-cell office:value-type="string">
            <text:p>Spline 2</text:p>
          </table:table-cell>
          <table:table-cell/>
          <table:table-cell office:value-type="float" office:value="1092">
            <text:p>1092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1">
            <text:p>1</text:p>
          </table:table-cell>
          <table:table-cell office:value-type="string">
            <text:p>ExtraTreesRegressor</text:p>
          </table:table-cell>
          <table:table-cell office:value-type="string">
            <text:p>0.5848626966368772</text:p>
          </table:table-cell>
          <table:table-cell office:value-type="string">
            <text:p>0.8111323110828714</text:p>
          </table:table-cell>
          <table:table-cell office:value-type="string">
            <text:p>72.72727272727273</text:p>
          </table:table-cell>
          <table:table-cell office:value-type="string">
            <text:p>0.6579356260826402</text:p>
          </table:table-cell>
          <table:table-cell office:value-type="string">
            <text:p>0.6358058704112991</text:p>
          </table:table-cell>
          <table:table-cell office:value-type="string">
            <text:p>0.7718490105911456</text:p>
          </table:table-cell>
          <table:table-cell office:value-type="string">
            <text:p>69.0</text:p>
          </table:table-cell>
          <table:table-cell office:value-type="string">
            <text:p>0.5957508951505304</text:p>
          </table:table-cell>
          <table:table-cell office:value-type="string">
            <text:p>Spline 2</text:p>
          </table:table-cell>
          <table:table-cell/>
          <table:table-cell office:value-type="float" office:value="1092">
            <text:p>1092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0">
            <text:p>0</text:p>
          </table:table-cell>
          <table:table-cell office:value-type="string">
            <text:p>OMPCV</text:p>
          </table:table-cell>
          <table:table-cell office:value-type="string">
            <text:p>0.6100935399633631</text:p>
          </table:table-cell>
          <table:table-cell office:value-type="string">
            <text:p>0.7923293964601921</text:p>
          </table:table-cell>
          <table:table-cell office:value-type="string">
            <text:p>84.84848484848484</text:p>
          </table:table-cell>
          <table:table-cell office:value-type="string">
            <text:p>0.6277858724949723</text:p>
          </table:table-cell>
          <table:table-cell office:value-type="string">
            <text:p>0.588050378415315</text:p>
          </table:table-cell>
          <table:table-cell office:value-type="string">
            <text:p>0.8088243025809776</text:p>
          </table:table-cell>
          <table:table-cell office:value-type="string">
            <text:p>76.0</text:p>
          </table:table-cell>
          <table:table-cell office:value-type="string">
            <text:p>0.6541967524456048</text:p>
          </table:table-cell>
          <table:table-cell office:value-type="string">
            <text:p>Spline 2</text:p>
          </table:table-cell>
          <table:table-cell/>
          <table:table-cell office:value-type="float" office:value="1166">
            <text:p>1166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, Q01, Q02</text:p>
          </table:table-cell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0">
            <text:p>0</text:p>
          </table:table-cell>
          <table:table-cell office:value-type="string">
            <text:p>OMP5</text:p>
          </table:table-cell>
          <table:table-cell office:value-type="string">
            <text:p>0.6100935399633631</text:p>
          </table:table-cell>
          <table:table-cell office:value-type="string">
            <text:p>0.7923293964601921</text:p>
          </table:table-cell>
          <table:table-cell office:value-type="string">
            <text:p>84.84848484848484</text:p>
          </table:table-cell>
          <table:table-cell office:value-type="string">
            <text:p>0.6277858724949723</text:p>
          </table:table-cell>
          <table:table-cell office:value-type="string">
            <text:p>0.588050378415315</text:p>
          </table:table-cell>
          <table:table-cell office:value-type="string">
            <text:p>0.8088243025809776</text:p>
          </table:table-cell>
          <table:table-cell office:value-type="string">
            <text:p>76.0</text:p>
          </table:table-cell>
          <table:table-cell office:value-type="string">
            <text:p>0.6541967524456048</text:p>
          </table:table-cell>
          <table:table-cell office:value-type="string">
            <text:p>Spline 2</text:p>
          </table:table-cell>
          <table:table-cell/>
          <table:table-cell office:value-type="float" office:value="1166">
            <text:p>1166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, Q01, Q02</text:p>
          </table:table-cell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0">
            <text:p>0</text:p>
          </table:table-cell>
          <table:table-cell office:value-type="string">
            <text:p>OMP3</text:p>
          </table:table-cell>
          <table:table-cell office:value-type="string">
            <text:p>0.6143851118359042</text:p>
          </table:table-cell>
          <table:table-cell office:value-type="string">
            <text:p>0.789006295509981</text:p>
          </table:table-cell>
          <table:table-cell office:value-type="string">
            <text:p>78.78787878787878</text:p>
          </table:table-cell>
          <table:table-cell office:value-type="string">
            <text:p>0.6225309343543836</text:p>
          </table:table-cell>
          <table:table-cell office:value-type="string">
            <text:p>0.5785228312756221</text:p>
          </table:table-cell>
          <table:table-cell office:value-type="string">
            <text:p>0.8156661901126208</text:p>
          </table:table-cell>
          <table:table-cell office:value-type="string">
            <text:p>78.0</text:p>
          </table:table-cell>
          <table:table-cell office:value-type="string">
            <text:p>0.6653113336928381</text:p>
          </table:table-cell>
          <table:table-cell office:value-type="string">
            <text:p>Spline 2</text:p>
          </table:table-cell>
          <table:table-cell/>
          <table:table-cell office:value-type="float" office:value="1166">
            <text:p>1166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Q01</text:p>
          </table:table-cell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0">
            <text:p>0</text:p>
          </table:table-cell>
          <table:table-cell office:value-type="string">
            <text:p>OMP4</text:p>
          </table:table-cell>
          <table:table-cell office:value-type="string">
            <text:p>0.6213825278466198</text:p>
          </table:table-cell>
          <table:table-cell office:value-type="string">
            <text:p>0.7835073414378099</text:p>
          </table:table-cell>
          <table:table-cell office:value-type="string">
            <text:p>72.72727272727273</text:p>
          </table:table-cell>
          <table:table-cell office:value-type="string">
            <text:p>0.6138837540869448</text:p>
          </table:table-cell>
          <table:table-cell office:value-type="string">
            <text:p>0.5866052919766169</text:p>
          </table:table-cell>
          <table:table-cell office:value-type="string">
            <text:p>0.8098729724006278</text:p>
          </table:table-cell>
          <table:table-cell office:value-type="string">
            <text:p>79.0</text:p>
          </table:table-cell>
          <table:table-cell office:value-type="string">
            <text:p>0.655894231425028</text:p>
          </table:table-cell>
          <table:table-cell office:value-type="string">
            <text:p>Spline 2</text:p>
          </table:table-cell>
          <table:table-cell/>
          <table:table-cell office:value-type="float" office:value="1166">
            <text:p>1166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, Q01</text:p>
          </table:table-cell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0">
            <text:p>0</text:p>
          </table:table-cell>
          <table:table-cell office:value-type="string">
            <text:p>KNeighborsRegressor</text:p>
          </table:table-cell>
          <table:table-cell office:value-type="string">
            <text:p>0.6240848134501215</text:p>
          </table:table-cell>
          <table:table-cell office:value-type="string">
            <text:p>0.7813566059239067</text:p>
          </table:table-cell>
          <table:table-cell office:value-type="string">
            <text:p>87.87878787878788</text:p>
          </table:table-cell>
          <table:table-cell office:value-type="string">
            <text:p>0.6105181456209271</text:p>
          </table:table-cell>
          <table:table-cell office:value-type="string">
            <text:p>0.3440817093493861</text:p>
          </table:table-cell>
          <table:table-cell office:value-type="string">
            <text:p>0.9389397090821138</text:p>
          </table:table-cell>
          <table:table-cell office:value-type="string">
            <text:p>95.0</text:p>
          </table:table-cell>
          <table:table-cell office:value-type="string">
            <text:p>0.8816077772912045</text:p>
          </table:table-cell>
          <table:table-cell office:value-type="string">
            <text:p>Spline 2</text:p>
          </table:table-cell>
          <table:table-cell/>
          <table:table-cell office:value-type="float" office:value="1166">
            <text:p>1166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0">
            <text:p>0</text:p>
          </table:table-cell>
          <table:table-cell office:value-type="string">
            <text:p>OMP6</text:p>
          </table:table-cell>
          <table:table-cell office:value-type="string">
            <text:p>0.6251249485665116</text:p>
          </table:table-cell>
          <table:table-cell office:value-type="string">
            <text:p>0.7805246944714281</text:p>
          </table:table-cell>
          <table:table-cell office:value-type="string">
            <text:p>78.78787878787878</text:p>
          </table:table-cell>
          <table:table-cell office:value-type="string">
            <text:p>0.6092187986797164</text:p>
          </table:table-cell>
          <table:table-cell office:value-type="string">
            <text:p>0.5918063934917775</text:p>
          </table:table-cell>
          <table:table-cell office:value-type="string">
            <text:p>0.8060801403224467</text:p>
          </table:table-cell>
          <table:table-cell office:value-type="string">
            <text:p>76.0</text:p>
          </table:table-cell>
          <table:table-cell office:value-type="string">
            <text:p>0.6497651926222554</text:p>
          </table:table-cell>
          <table:table-cell office:value-type="string">
            <text:p>Spline 2</text:p>
          </table:table-cell>
          <table:table-cell/>
          <table:table-cell office:value-type="float" office:value="1166">
            <text:p>1166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, Q12, Q01, Q02</text:p>
          </table:table-cell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2">
            <text:p>2</text:p>
          </table:table-cell>
          <table:table-cell office:value-type="string">
            <text:p>OMP2</text:p>
          </table:table-cell>
          <table:table-cell office:value-type="string">
            <text:p>0.627472021672101</text:p>
          </table:table-cell>
          <table:table-cell office:value-type="string">
            <text:p>0.7786391089707262</text:p>
          </table:table-cell>
          <table:table-cell office:value-type="string">
            <text:p>75.75757575757575</text:p>
          </table:table-cell>
          <table:table-cell office:value-type="string">
            <text:p>0.6062788620187265</text:p>
          </table:table-cell>
          <table:table-cell office:value-type="string">
            <text:p>0.6402574764672366</text:p>
          </table:table-cell>
          <table:table-cell office:value-type="string">
            <text:p>0.7681603763718915</text:p>
          </table:table-cell>
          <table:table-cell office:value-type="string">
            <text:p>73.0</text:p>
          </table:table-cell>
          <table:table-cell office:value-type="string">
            <text:p>0.590070363827806</text:p>
          </table:table-cell>
          <table:table-cell office:value-type="string">
            <text:p>Spline 2</text:p>
          </table:table-cell>
          <table:table-cell/>
          <table:table-cell office:value-type="float" office:value="1106">
            <text:p>1106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</text:p>
          </table:table-cell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2">
            <text:p>2</text:p>
          </table:table-cell>
          <table:table-cell office:value-type="string">
            <text:p>BayesianRidge</text:p>
          </table:table-cell>
          <table:table-cell office:value-type="string">
            <text:p>0.6282234016055879</text:p>
          </table:table-cell>
          <table:table-cell office:value-type="string">
            <text:p>0.7780330055178278</text:p>
          </table:table-cell>
          <table:table-cell office:value-type="string">
            <text:p>78.78787878787878</text:p>
          </table:table-cell>
          <table:table-cell office:value-type="string">
            <text:p>0.6053353576751043</text:p>
          </table:table-cell>
          <table:table-cell office:value-type="string">
            <text:p>0.6377168805610068</text:p>
          </table:table-cell>
          <table:table-cell office:value-type="string">
            <text:p>0.7702708486289342</text:p>
          </table:table-cell>
          <table:table-cell office:value-type="string">
            <text:p>75.0</text:p>
          </table:table-cell>
          <table:table-cell office:value-type="string">
            <text:p>0.5933171802475385</text:p>
          </table:table-cell>
          <table:table-cell office:value-type="string">
            <text:p>Spline 2</text:p>
          </table:table-cell>
          <table:table-cell/>
          <table:table-cell office:value-type="float" office:value="1106">
            <text:p>1106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2, Xs, Y_sum</text:p>
          </table:table-cell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2">
            <text:p>2</text:p>
          </table:table-cell>
          <table:table-cell office:value-type="string">
            <text:p>ElasticNetCV</text:p>
          </table:table-cell>
          <table:table-cell office:value-type="string">
            <text:p>0.6282687287895106</text:p>
          </table:table-cell>
          <table:table-cell office:value-type="string">
            <text:p>0.7779964038639333</text:p>
          </table:table-cell>
          <table:table-cell office:value-type="string">
            <text:p>78.78787878787878</text:p>
          </table:table-cell>
          <table:table-cell office:value-type="string">
            <text:p>0.6052784044252125</text:p>
          </table:table-cell>
          <table:table-cell office:value-type="string">
            <text:p>0.6376542156861063</text:p>
          </table:table-cell>
          <table:table-cell office:value-type="string">
            <text:p>0.7703227253675804</text:p>
          </table:table-cell>
          <table:table-cell office:value-type="string">
            <text:p>75.0</text:p>
          </table:table-cell>
          <table:table-cell office:value-type="string">
            <text:p>0.5933971012177366</text:p>
          </table:table-cell>
          <table:table-cell office:value-type="string">
            <text:p>Spline 2</text:p>
          </table:table-cell>
          <table:table-cell/>
          <table:table-cell office:value-type="float" office:value="1106">
            <text:p>1106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2, Xs, Y_sum</text:p>
          </table:table-cell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2">
            <text:p>2</text:p>
          </table:table-cell>
          <table:table-cell office:value-type="string">
            <text:p>RidgeCV</text:p>
          </table:table-cell>
          <table:table-cell office:value-type="string">
            <text:p>0.6282866420254904</text:p>
          </table:table-cell>
          <table:table-cell office:value-type="string">
            <text:p>0.7779819377417019</text:p>
          </table:table-cell>
          <table:table-cell office:value-type="string">
            <text:p>78.78787878787878</text:p>
          </table:table-cell>
          <table:table-cell office:value-type="string">
            <text:p>0.6052558954523333</text:p>
          </table:table-cell>
          <table:table-cell office:value-type="string">
            <text:p>0.6379339351410327</text:p>
          </table:table-cell>
          <table:table-cell office:value-type="string">
            <text:p>0.7700910948683127</text:p>
          </table:table-cell>
          <table:table-cell office:value-type="string">
            <text:p>75.0</text:p>
          </table:table-cell>
          <table:table-cell office:value-type="string">
            <text:p>0.5930402943954767</text:p>
          </table:table-cell>
          <table:table-cell office:value-type="string">
            <text:p>Spline 2</text:p>
          </table:table-cell>
          <table:table-cell/>
          <table:table-cell office:value-type="float" office:value="1106">
            <text:p>1106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2, Xs, Y_sum</text:p>
          </table:table-cell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2">
            <text:p>2</text:p>
          </table:table-cell>
          <table:table-cell office:value-type="string">
            <text:p>LinearRegression</text:p>
          </table:table-cell>
          <table:table-cell office:value-type="string">
            <text:p>0.6282868369012314</text:p>
          </table:table-cell>
          <table:table-cell office:value-type="string">
            <text:p>0.7779817803629114</text:p>
          </table:table-cell>
          <table:table-cell office:value-type="string">
            <text:p>78.78787878787878</text:p>
          </table:table-cell>
          <table:table-cell office:value-type="string">
            <text:p>0.6052556505766454</text:p>
          </table:table-cell>
          <table:table-cell office:value-type="string">
            <text:p>0.6379345815668188</text:p>
          </table:table-cell>
          <table:table-cell office:value-type="string">
            <text:p>0.7700905593767319</text:p>
          </table:table-cell>
          <table:table-cell office:value-type="string">
            <text:p>75.0</text:p>
          </table:table-cell>
          <table:table-cell office:value-type="string">
            <text:p>0.5930394696411678</text:p>
          </table:table-cell>
          <table:table-cell office:value-type="string">
            <text:p>Spline 2</text:p>
          </table:table-cell>
          <table:table-cell/>
          <table:table-cell office:value-type="float" office:value="1106">
            <text:p>1106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2, Xs, Y_sum</text:p>
          </table:table-cell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2">
            <text:p>2</text:p>
          </table:table-cell>
          <table:table-cell office:value-type="string">
            <text:p>Lars5</text:p>
          </table:table-cell>
          <table:table-cell office:value-type="string">
            <text:p>0.6282868369012317</text:p>
          </table:table-cell>
          <table:table-cell office:value-type="string">
            <text:p>0.7779817803629112</text:p>
          </table:table-cell>
          <table:table-cell office:value-type="string">
            <text:p>78.78787878787878</text:p>
          </table:table-cell>
          <table:table-cell office:value-type="string">
            <text:p>0.6052556505766451</text:p>
          </table:table-cell>
          <table:table-cell office:value-type="string">
            <text:p>0.637934581566819</text:p>
          </table:table-cell>
          <table:table-cell office:value-type="string">
            <text:p>0.7700905593767317</text:p>
          </table:table-cell>
          <table:table-cell office:value-type="string">
            <text:p>75.0</text:p>
          </table:table-cell>
          <table:table-cell office:value-type="string">
            <text:p>0.5930394696411676</text:p>
          </table:table-cell>
          <table:table-cell office:value-type="string">
            <text:p>Spline 2</text:p>
          </table:table-cell>
          <table:table-cell/>
          <table:table-cell office:value-type="float" office:value="1106">
            <text:p>1106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2, Xs, Y_sum</text:p>
          </table:table-cell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2">
            <text:p>2</text:p>
          </table:table-cell>
          <table:table-cell office:value-type="string">
            <text:p>Lars6</text:p>
          </table:table-cell>
          <table:table-cell office:value-type="string">
            <text:p>0.6282868369012317</text:p>
          </table:table-cell>
          <table:table-cell office:value-type="string">
            <text:p>0.7779817803629112</text:p>
          </table:table-cell>
          <table:table-cell office:value-type="string">
            <text:p>78.78787878787878</text:p>
          </table:table-cell>
          <table:table-cell office:value-type="string">
            <text:p>0.6052556505766451</text:p>
          </table:table-cell>
          <table:table-cell office:value-type="string">
            <text:p>0.637934581566819</text:p>
          </table:table-cell>
          <table:table-cell office:value-type="string">
            <text:p>0.7700905593767317</text:p>
          </table:table-cell>
          <table:table-cell office:value-type="string">
            <text:p>75.0</text:p>
          </table:table-cell>
          <table:table-cell office:value-type="string">
            <text:p>0.5930394696411676</text:p>
          </table:table-cell>
          <table:table-cell office:value-type="string">
            <text:p>Spline 2</text:p>
          </table:table-cell>
          <table:table-cell/>
          <table:table-cell office:value-type="float" office:value="1106">
            <text:p>1106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2, Xs, Y_sum</text:p>
          </table:table-cell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2">
            <text:p>2</text:p>
          </table:table-cell>
          <table:table-cell office:value-type="string">
            <text:p>Lars7</text:p>
          </table:table-cell>
          <table:table-cell office:value-type="string">
            <text:p>0.6282868369012317</text:p>
          </table:table-cell>
          <table:table-cell office:value-type="string">
            <text:p>0.7779817803629112</text:p>
          </table:table-cell>
          <table:table-cell office:value-type="string">
            <text:p>78.78787878787878</text:p>
          </table:table-cell>
          <table:table-cell office:value-type="string">
            <text:p>0.6052556505766451</text:p>
          </table:table-cell>
          <table:table-cell office:value-type="string">
            <text:p>0.637934581566819</text:p>
          </table:table-cell>
          <table:table-cell office:value-type="string">
            <text:p>0.7700905593767317</text:p>
          </table:table-cell>
          <table:table-cell office:value-type="string">
            <text:p>75.0</text:p>
          </table:table-cell>
          <table:table-cell office:value-type="string">
            <text:p>0.5930394696411676</text:p>
          </table:table-cell>
          <table:table-cell office:value-type="string">
            <text:p>Spline 2</text:p>
          </table:table-cell>
          <table:table-cell/>
          <table:table-cell office:value-type="float" office:value="1106">
            <text:p>1106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2, Xs, Y_sum</text:p>
          </table:table-cell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2">
            <text:p>2</text:p>
          </table:table-cell>
          <table:table-cell office:value-type="string">
            <text:p>Lars8</text:p>
          </table:table-cell>
          <table:table-cell office:value-type="string">
            <text:p>0.6282868369012317</text:p>
          </table:table-cell>
          <table:table-cell office:value-type="string">
            <text:p>0.7779817803629112</text:p>
          </table:table-cell>
          <table:table-cell office:value-type="string">
            <text:p>78.78787878787878</text:p>
          </table:table-cell>
          <table:table-cell office:value-type="string">
            <text:p>0.6052556505766451</text:p>
          </table:table-cell>
          <table:table-cell office:value-type="string">
            <text:p>0.637934581566819</text:p>
          </table:table-cell>
          <table:table-cell office:value-type="string">
            <text:p>0.7700905593767317</text:p>
          </table:table-cell>
          <table:table-cell office:value-type="string">
            <text:p>75.0</text:p>
          </table:table-cell>
          <table:table-cell office:value-type="string">
            <text:p>0.5930394696411676</text:p>
          </table:table-cell>
          <table:table-cell office:value-type="string">
            <text:p>Spline 2</text:p>
          </table:table-cell>
          <table:table-cell/>
          <table:table-cell office:value-type="float" office:value="1106">
            <text:p>1106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2, Xs, Y_sum</text:p>
          </table:table-cell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2">
            <text:p>2</text:p>
          </table:table-cell>
          <table:table-cell office:value-type="string">
            <text:p>Lars9</text:p>
          </table:table-cell>
          <table:table-cell office:value-type="string">
            <text:p>0.6282868369012317</text:p>
          </table:table-cell>
          <table:table-cell office:value-type="string">
            <text:p>0.7779817803629112</text:p>
          </table:table-cell>
          <table:table-cell office:value-type="string">
            <text:p>78.78787878787878</text:p>
          </table:table-cell>
          <table:table-cell office:value-type="string">
            <text:p>0.6052556505766451</text:p>
          </table:table-cell>
          <table:table-cell office:value-type="string">
            <text:p>0.637934581566819</text:p>
          </table:table-cell>
          <table:table-cell office:value-type="string">
            <text:p>0.7700905593767317</text:p>
          </table:table-cell>
          <table:table-cell office:value-type="string">
            <text:p>75.0</text:p>
          </table:table-cell>
          <table:table-cell office:value-type="string">
            <text:p>0.5930394696411676</text:p>
          </table:table-cell>
          <table:table-cell office:value-type="string">
            <text:p>Spline 2</text:p>
          </table:table-cell>
          <table:table-cell/>
          <table:table-cell office:value-type="float" office:value="1106">
            <text:p>1106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2, Xs, Y_sum</text:p>
          </table:table-cell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2">
            <text:p>2</text:p>
          </table:table-cell>
          <table:table-cell office:value-type="string">
            <text:p>Lars10</text:p>
          </table:table-cell>
          <table:table-cell office:value-type="string">
            <text:p>0.6282868369012317</text:p>
          </table:table-cell>
          <table:table-cell office:value-type="string">
            <text:p>0.7779817803629112</text:p>
          </table:table-cell>
          <table:table-cell office:value-type="string">
            <text:p>78.78787878787878</text:p>
          </table:table-cell>
          <table:table-cell office:value-type="string">
            <text:p>0.6052556505766451</text:p>
          </table:table-cell>
          <table:table-cell office:value-type="string">
            <text:p>0.637934581566819</text:p>
          </table:table-cell>
          <table:table-cell office:value-type="string">
            <text:p>0.7700905593767317</text:p>
          </table:table-cell>
          <table:table-cell office:value-type="string">
            <text:p>75.0</text:p>
          </table:table-cell>
          <table:table-cell office:value-type="string">
            <text:p>0.5930394696411676</text:p>
          </table:table-cell>
          <table:table-cell office:value-type="string">
            <text:p>Spline 2</text:p>
          </table:table-cell>
          <table:table-cell/>
          <table:table-cell office:value-type="float" office:value="1106">
            <text:p>1106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2, Xs, Y_sum</text:p>
          </table:table-cell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2">
            <text:p>2</text:p>
          </table:table-cell>
          <table:table-cell office:value-type="string">
            <text:p>Lars11</text:p>
          </table:table-cell>
          <table:table-cell office:value-type="string">
            <text:p>0.6282868369012317</text:p>
          </table:table-cell>
          <table:table-cell office:value-type="string">
            <text:p>0.7779817803629112</text:p>
          </table:table-cell>
          <table:table-cell office:value-type="string">
            <text:p>78.78787878787878</text:p>
          </table:table-cell>
          <table:table-cell office:value-type="string">
            <text:p>0.6052556505766451</text:p>
          </table:table-cell>
          <table:table-cell office:value-type="string">
            <text:p>0.637934581566819</text:p>
          </table:table-cell>
          <table:table-cell office:value-type="string">
            <text:p>0.7700905593767317</text:p>
          </table:table-cell>
          <table:table-cell office:value-type="string">
            <text:p>75.0</text:p>
          </table:table-cell>
          <table:table-cell office:value-type="string">
            <text:p>0.5930394696411676</text:p>
          </table:table-cell>
          <table:table-cell office:value-type="string">
            <text:p>Spline 2</text:p>
          </table:table-cell>
          <table:table-cell/>
          <table:table-cell office:value-type="float" office:value="1106">
            <text:p>1106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2, Xs, Y_sum</text:p>
          </table:table-cell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2">
            <text:p>2</text:p>
          </table:table-cell>
          <table:table-cell office:value-type="string">
            <text:p>Lars12</text:p>
          </table:table-cell>
          <table:table-cell office:value-type="string">
            <text:p>0.6282868369012317</text:p>
          </table:table-cell>
          <table:table-cell office:value-type="string">
            <text:p>0.7779817803629112</text:p>
          </table:table-cell>
          <table:table-cell office:value-type="string">
            <text:p>78.78787878787878</text:p>
          </table:table-cell>
          <table:table-cell office:value-type="string">
            <text:p>0.6052556505766451</text:p>
          </table:table-cell>
          <table:table-cell office:value-type="string">
            <text:p>0.637934581566819</text:p>
          </table:table-cell>
          <table:table-cell office:value-type="string">
            <text:p>0.7700905593767317</text:p>
          </table:table-cell>
          <table:table-cell office:value-type="string">
            <text:p>75.0</text:p>
          </table:table-cell>
          <table:table-cell office:value-type="string">
            <text:p>0.5930394696411676</text:p>
          </table:table-cell>
          <table:table-cell office:value-type="string">
            <text:p>Spline 2</text:p>
          </table:table-cell>
          <table:table-cell/>
          <table:table-cell office:value-type="float" office:value="1106">
            <text:p>1106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2, Xs, Y_sum</text:p>
          </table:table-cell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2">
            <text:p>2</text:p>
          </table:table-cell>
          <table:table-cell office:value-type="string">
            <text:p>Lars13</text:p>
          </table:table-cell>
          <table:table-cell office:value-type="string">
            <text:p>0.6282868369012317</text:p>
          </table:table-cell>
          <table:table-cell office:value-type="string">
            <text:p>0.7779817803629112</text:p>
          </table:table-cell>
          <table:table-cell office:value-type="string">
            <text:p>78.78787878787878</text:p>
          </table:table-cell>
          <table:table-cell office:value-type="string">
            <text:p>0.6052556505766451</text:p>
          </table:table-cell>
          <table:table-cell office:value-type="string">
            <text:p>0.637934581566819</text:p>
          </table:table-cell>
          <table:table-cell office:value-type="string">
            <text:p>0.7700905593767317</text:p>
          </table:table-cell>
          <table:table-cell office:value-type="string">
            <text:p>75.0</text:p>
          </table:table-cell>
          <table:table-cell office:value-type="string">
            <text:p>0.5930394696411676</text:p>
          </table:table-cell>
          <table:table-cell office:value-type="string">
            <text:p>Spline 2</text:p>
          </table:table-cell>
          <table:table-cell/>
          <table:table-cell office:value-type="float" office:value="1106">
            <text:p>1106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2, Xs, Y_sum</text:p>
          </table:table-cell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2">
            <text:p>2</text:p>
          </table:table-cell>
          <table:table-cell office:value-type="string">
            <text:p>Lars14</text:p>
          </table:table-cell>
          <table:table-cell office:value-type="string">
            <text:p>0.6282868369012317</text:p>
          </table:table-cell>
          <table:table-cell office:value-type="string">
            <text:p>0.7779817803629112</text:p>
          </table:table-cell>
          <table:table-cell office:value-type="string">
            <text:p>78.78787878787878</text:p>
          </table:table-cell>
          <table:table-cell office:value-type="string">
            <text:p>0.6052556505766451</text:p>
          </table:table-cell>
          <table:table-cell office:value-type="string">
            <text:p>0.637934581566819</text:p>
          </table:table-cell>
          <table:table-cell office:value-type="string">
            <text:p>0.7700905593767317</text:p>
          </table:table-cell>
          <table:table-cell office:value-type="string">
            <text:p>75.0</text:p>
          </table:table-cell>
          <table:table-cell office:value-type="string">
            <text:p>0.5930394696411676</text:p>
          </table:table-cell>
          <table:table-cell office:value-type="string">
            <text:p>Spline 2</text:p>
          </table:table-cell>
          <table:table-cell/>
          <table:table-cell office:value-type="float" office:value="1106">
            <text:p>1106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2, Xs, Y_sum</text:p>
          </table:table-cell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2">
            <text:p>2</text:p>
          </table:table-cell>
          <table:table-cell office:value-type="string">
            <text:p>OMP5</text:p>
          </table:table-cell>
          <table:table-cell office:value-type="string">
            <text:p>0.6282868369012317</text:p>
          </table:table-cell>
          <table:table-cell office:value-type="string">
            <text:p>0.7779817803629112</text:p>
          </table:table-cell>
          <table:table-cell office:value-type="string">
            <text:p>78.78787878787878</text:p>
          </table:table-cell>
          <table:table-cell office:value-type="string">
            <text:p>0.6052556505766451</text:p>
          </table:table-cell>
          <table:table-cell office:value-type="string">
            <text:p>0.637934581566819</text:p>
          </table:table-cell>
          <table:table-cell office:value-type="string">
            <text:p>0.7700905593767317</text:p>
          </table:table-cell>
          <table:table-cell office:value-type="string">
            <text:p>75.0</text:p>
          </table:table-cell>
          <table:table-cell office:value-type="string">
            <text:p>0.5930394696411676</text:p>
          </table:table-cell>
          <table:table-cell office:value-type="string">
            <text:p>Spline 2</text:p>
          </table:table-cell>
          <table:table-cell/>
          <table:table-cell office:value-type="float" office:value="1106">
            <text:p>1106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2, Xs, Y_sum</text:p>
          </table:table-cell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2">
            <text:p>2</text:p>
          </table:table-cell>
          <table:table-cell office:value-type="string">
            <text:p>LassoCV</text:p>
          </table:table-cell>
          <table:table-cell office:value-type="string">
            <text:p>0.6285933356368761</text:p>
          </table:table-cell>
          <table:table-cell office:value-type="string">
            <text:p>0.7777341566325254</text:p>
          </table:table-cell>
          <table:table-cell office:value-type="string">
            <text:p>78.78787878787878</text:p>
          </table:table-cell>
          <table:table-cell office:value-type="string">
            <text:p>0.6048704183929057</text:p>
          </table:table-cell>
          <table:table-cell office:value-type="string">
            <text:p>0.6382466457672565</text:p>
          </table:table-cell>
          <table:table-cell office:value-type="string">
            <text:p>0.7698319421580572</text:p>
          </table:table-cell>
          <table:table-cell office:value-type="string">
            <text:p>75.0</text:p>
          </table:table-cell>
          <table:table-cell office:value-type="string">
            <text:p>0.5926412191668462</text:p>
          </table:table-cell>
          <table:table-cell office:value-type="string">
            <text:p>Spline 2</text:p>
          </table:table-cell>
          <table:table-cell/>
          <table:table-cell office:value-type="float" office:value="1106">
            <text:p>1106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2, Xs, Y_sum</text:p>
          </table:table-cell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2">
            <text:p>2</text:p>
          </table:table-cell>
          <table:table-cell office:value-type="string">
            <text:p>LarsCV</text:p>
          </table:table-cell>
          <table:table-cell office:value-type="string">
            <text:p>0.6285985120725519</text:p>
          </table:table-cell>
          <table:table-cell office:value-type="string">
            <text:p>0.7777299728184416</text:p>
          </table:table-cell>
          <table:table-cell office:value-type="string">
            <text:p>78.78787878787878</text:p>
          </table:table-cell>
          <table:table-cell office:value-type="string">
            <text:p>0.6048639106201739</text:p>
          </table:table-cell>
          <table:table-cell office:value-type="string">
            <text:p>0.6382546931368013</text:p>
          </table:table-cell>
          <table:table-cell office:value-type="string">
            <text:p>0.7698252702326988</text:p>
          </table:table-cell>
          <table:table-cell office:value-type="string">
            <text:p>75.0</text:p>
          </table:table-cell>
          <table:table-cell office:value-type="string">
            <text:p>0.5926309466888477</text:p>
          </table:table-cell>
          <table:table-cell office:value-type="string">
            <text:p>Spline 2</text:p>
          </table:table-cell>
          <table:table-cell/>
          <table:table-cell office:value-type="float" office:value="1106">
            <text:p>1106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2, Xs, Y_sum</text:p>
          </table:table-cell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2">
            <text:p>2</text:p>
          </table:table-cell>
          <table:table-cell office:value-type="string">
            <text:p>LassoLarsCV</text:p>
          </table:table-cell>
          <table:table-cell office:value-type="string">
            <text:p>0.6285985120725519</text:p>
          </table:table-cell>
          <table:table-cell office:value-type="string">
            <text:p>0.7777299728184416</text:p>
          </table:table-cell>
          <table:table-cell office:value-type="string">
            <text:p>78.78787878787878</text:p>
          </table:table-cell>
          <table:table-cell office:value-type="string">
            <text:p>0.6048639106201739</text:p>
          </table:table-cell>
          <table:table-cell office:value-type="string">
            <text:p>0.6382546931368013</text:p>
          </table:table-cell>
          <table:table-cell office:value-type="string">
            <text:p>0.7698252702326988</text:p>
          </table:table-cell>
          <table:table-cell office:value-type="string">
            <text:p>75.0</text:p>
          </table:table-cell>
          <table:table-cell office:value-type="string">
            <text:p>0.5926309466888477</text:p>
          </table:table-cell>
          <table:table-cell office:value-type="string">
            <text:p>Spline 2</text:p>
          </table:table-cell>
          <table:table-cell/>
          <table:table-cell office:value-type="float" office:value="1106">
            <text:p>1106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2, Xs, Y_sum</text:p>
          </table:table-cell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0">
            <text:p>0</text:p>
          </table:table-cell>
          <table:table-cell office:value-type="string">
            <text:p>OMP2</text:p>
          </table:table-cell>
          <table:table-cell office:value-type="string">
            <text:p>0.6290067219412304</text:p>
          </table:table-cell>
          <table:table-cell office:value-type="string">
            <text:p>0.7773998609163418</text:p>
          </table:table-cell>
          <table:table-cell office:value-type="string">
            <text:p>78.78787878787878</text:p>
          </table:table-cell>
          <table:table-cell office:value-type="string">
            <text:p>0.6043505437527477</text:p>
          </table:table-cell>
          <table:table-cell office:value-type="string">
            <text:p>0.6091607298866971</text:p>
          </table:table-cell>
          <table:table-cell office:value-type="string">
            <text:p>0.7930467862389371</text:p>
          </table:table-cell>
          <table:table-cell office:value-type="string">
            <text:p>80.0</text:p>
          </table:table-cell>
          <table:table-cell office:value-type="string">
            <text:p>0.6289232051639064</text:p>
          </table:table-cell>
          <table:table-cell office:value-type="string">
            <text:p>Spline 2</text:p>
          </table:table-cell>
          <table:table-cell/>
          <table:table-cell office:value-type="float" office:value="1166">
            <text:p>1166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Q01</text:p>
          </table:table-cell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2">
            <text:p>2</text:p>
          </table:table-cell>
          <table:table-cell office:value-type="string">
            <text:p>OMPCV</text:p>
          </table:table-cell>
          <table:table-cell office:value-type="string">
            <text:p>0.6293403178698344</text:p>
          </table:table-cell>
          <table:table-cell office:value-type="string">
            <text:p>0.7771298246132984</text:p>
          </table:table-cell>
          <table:table-cell office:value-type="string">
            <text:p>78.78787878787878</text:p>
          </table:table-cell>
          <table:table-cell office:value-type="string">
            <text:p>0.6039307643034959</text:p>
          </table:table-cell>
          <table:table-cell office:value-type="string">
            <text:p>0.6394198199986776</text:p>
          </table:table-cell>
          <table:table-cell office:value-type="string">
            <text:p>0.7688577851546141</text:p>
          </table:table-cell>
          <table:table-cell office:value-type="string">
            <text:p>75.0</text:p>
          </table:table-cell>
          <table:table-cell office:value-type="string">
            <text:p>0.5911422937928588</text:p>
          </table:table-cell>
          <table:table-cell office:value-type="string">
            <text:p>Spline 2</text:p>
          </table:table-cell>
          <table:table-cell/>
          <table:table-cell office:value-type="float" office:value="1106">
            <text:p>1106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2, Y_sum</text:p>
          </table:table-cell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2">
            <text:p>2</text:p>
          </table:table-cell>
          <table:table-cell office:value-type="string">
            <text:p>OMP4</text:p>
          </table:table-cell>
          <table:table-cell office:value-type="string">
            <text:p>0.6293403178698344</text:p>
          </table:table-cell>
          <table:table-cell office:value-type="string">
            <text:p>0.7771298246132984</text:p>
          </table:table-cell>
          <table:table-cell office:value-type="string">
            <text:p>78.78787878787878</text:p>
          </table:table-cell>
          <table:table-cell office:value-type="string">
            <text:p>0.6039307643034959</text:p>
          </table:table-cell>
          <table:table-cell office:value-type="string">
            <text:p>0.6394198199986776</text:p>
          </table:table-cell>
          <table:table-cell office:value-type="string">
            <text:p>0.7688577851546141</text:p>
          </table:table-cell>
          <table:table-cell office:value-type="string">
            <text:p>75.0</text:p>
          </table:table-cell>
          <table:table-cell office:value-type="string">
            <text:p>0.5911422937928588</text:p>
          </table:table-cell>
          <table:table-cell office:value-type="string">
            <text:p>Spline 2</text:p>
          </table:table-cell>
          <table:table-cell/>
          <table:table-cell office:value-type="float" office:value="1106">
            <text:p>1106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2, Y_sum</text:p>
          </table:table-cell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2">
            <text:p>2</text:p>
          </table:table-cell>
          <table:table-cell office:value-type="string">
            <text:p>Lars4</text:p>
          </table:table-cell>
          <table:table-cell office:value-type="string">
            <text:p>0.6299196971846407</text:p>
          </table:table-cell>
          <table:table-cell office:value-type="string">
            <text:p>0.7766602700658831</text:p>
          </table:table-cell>
          <table:table-cell office:value-type="string">
            <text:p>78.78787878787878</text:p>
          </table:table-cell>
          <table:table-cell office:value-type="string">
            <text:p>0.6032011750988107</text:p>
          </table:table-cell>
          <table:table-cell office:value-type="string">
            <text:p>0.6396225022859763</text:p>
          </table:table-cell>
          <table:table-cell office:value-type="string">
            <text:p>0.7686891794278271</text:p>
          </table:table-cell>
          <table:table-cell office:value-type="string">
            <text:p>75.0</text:p>
          </table:table-cell>
          <table:table-cell office:value-type="string">
            <text:p>0.5908830545694264</text:p>
          </table:table-cell>
          <table:table-cell office:value-type="string">
            <text:p>Spline 2</text:p>
          </table:table-cell>
          <table:table-cell/>
          <table:table-cell office:value-type="float" office:value="1106">
            <text:p>1106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2, Y_sum</text:p>
          </table:table-cell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0">
            <text:p>0</text:p>
          </table:table-cell>
          <table:table-cell office:value-type="string">
            <text:p>RandomForestRegressor</text:p>
          </table:table-cell>
          <table:table-cell office:value-type="string">
            <text:p>0.6302933815717202</text:p>
          </table:table-cell>
          <table:table-cell office:value-type="string">
            <text:p>0.7763570397355111</text:p>
          </table:table-cell>
          <table:table-cell office:value-type="string">
            <text:p>78.78787878787878</text:p>
          </table:table-cell>
          <table:table-cell office:value-type="string">
            <text:p>0.6027302531468859</text:p>
          </table:table-cell>
          <table:table-cell office:value-type="string">
            <text:p>0.63315089277925</text:p>
          </table:table-cell>
          <table:table-cell office:value-type="string">
            <text:p>0.7740283889967078</text:p>
          </table:table-cell>
          <table:table-cell office:value-type="string">
            <text:p>69.0</text:p>
          </table:table-cell>
          <table:table-cell office:value-type="string">
            <text:p>0.5991199469728388</text:p>
          </table:table-cell>
          <table:table-cell office:value-type="string">
            <text:p>Spline 2</text:p>
          </table:table-cell>
          <table:table-cell/>
          <table:table-cell office:value-type="float" office:value="1166">
            <text:p>1166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2">
            <text:p>2</text:p>
          </table:table-cell>
          <table:table-cell office:value-type="string">
            <text:p>Lars3</text:p>
          </table:table-cell>
          <table:table-cell office:value-type="string">
            <text:p>0.631975017453546</text:p>
          </table:table-cell>
          <table:table-cell office:value-type="string">
            <text:p>0.7749887594762844</text:p>
          </table:table-cell>
          <table:table-cell office:value-type="string">
            <text:p>75.75757575757575</text:p>
          </table:table-cell>
          <table:table-cell office:value-type="string">
            <text:p>0.6006075773145902</text:p>
          </table:table-cell>
          <table:table-cell office:value-type="string">
            <text:p>0.6409175972430988</text:p>
          </table:table-cell>
          <table:table-cell office:value-type="string">
            <text:p>0.7676096882818331</text:p>
          </table:table-cell>
          <table:table-cell office:value-type="string">
            <text:p>76.0</text:p>
          </table:table-cell>
          <table:table-cell office:value-type="string">
            <text:p>0.589224633544133</text:p>
          </table:table-cell>
          <table:table-cell office:value-type="string">
            <text:p>Spline 2</text:p>
          </table:table-cell>
          <table:table-cell/>
          <table:table-cell office:value-type="float" office:value="1106">
            <text:p>1106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2</text:p>
          </table:table-cell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0">
            <text:p>0</text:p>
          </table:table-cell>
          <table:table-cell office:value-type="string">
            <text:p>Lars6</text:p>
          </table:table-cell>
          <table:table-cell office:value-type="string">
            <text:p>0.6357522541282401</text:p>
          </table:table-cell>
          <table:table-cell office:value-type="string">
            <text:p>0.7718931735485562</text:p>
          </table:table-cell>
          <table:table-cell office:value-type="string">
            <text:p>75.75757575757575</text:p>
          </table:table-cell>
          <table:table-cell office:value-type="string">
            <text:p>0.5958190713708615</text:p>
          </table:table-cell>
          <table:table-cell office:value-type="string">
            <text:p>0.6056421537865992</text:p>
          </table:table-cell>
          <table:table-cell office:value-type="string">
            <text:p>0.7957371309400669</text:p>
          </table:table-cell>
          <table:table-cell office:value-type="string">
            <text:p>75.0</text:p>
          </table:table-cell>
          <table:table-cell office:value-type="string">
            <text:p>0.6331975815567293</text:p>
          </table:table-cell>
          <table:table-cell office:value-type="string">
            <text:p>Spline 2</text:p>
          </table:table-cell>
          <table:table-cell/>
          <table:table-cell office:value-type="float" office:value="1166">
            <text:p>1166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, X2, Q12, Q02</text:p>
          </table:table-cell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0">
            <text:p>0</text:p>
          </table:table-cell>
          <table:table-cell office:value-type="string">
            <text:p>Lars7</text:p>
          </table:table-cell>
          <table:table-cell office:value-type="string">
            <text:p>0.6362592725418214</text:p>
          </table:table-cell>
          <table:table-cell office:value-type="string">
            <text:p>0.7714752997371674</text:p>
          </table:table-cell>
          <table:table-cell office:value-type="string">
            <text:p>78.78787878787878</text:p>
          </table:table-cell>
          <table:table-cell office:value-type="string">
            <text:p>0.5951741381045523</text:p>
          </table:table-cell>
          <table:table-cell office:value-type="string">
            <text:p>0.608719662231968</text:p>
          </table:table-cell>
          <table:table-cell office:value-type="string">
            <text:p>0.7933853873195541</text:p>
          </table:table-cell>
          <table:table-cell office:value-type="string">
            <text:p>77.0</text:p>
          </table:table-cell>
          <table:table-cell office:value-type="string">
            <text:p>0.6294603728121987</text:p>
          </table:table-cell>
          <table:table-cell office:value-type="string">
            <text:p>Spline 2</text:p>
          </table:table-cell>
          <table:table-cell/>
          <table:table-cell office:value-type="float" office:value="1166">
            <text:p>1166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, X1, X2, Q12, Q02</text:p>
          </table:table-cell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0">
            <text:p>0</text:p>
          </table:table-cell>
          <table:table-cell office:value-type="string">
            <text:p>OMP7</text:p>
          </table:table-cell>
          <table:table-cell office:value-type="string">
            <text:p>0.6364239463621326</text:p>
          </table:table-cell>
          <table:table-cell office:value-type="string">
            <text:p>0.7713394586670964</text:p>
          </table:table-cell>
          <table:table-cell office:value-type="string">
            <text:p>75.75757575757575</text:p>
          </table:table-cell>
          <table:table-cell office:value-type="string">
            <text:p>0.5949645604968494</text:p>
          </table:table-cell>
          <table:table-cell office:value-type="string">
            <text:p>0.6037962909270315</text:p>
          </table:table-cell>
          <table:table-cell office:value-type="string">
            <text:p>0.7971386573631715</text:p>
          </table:table-cell>
          <table:table-cell office:value-type="string">
            <text:p>72.0</text:p>
          </table:table-cell>
          <table:table-cell office:value-type="string">
            <text:p>0.6354300390627596</text:p>
          </table:table-cell>
          <table:table-cell office:value-type="string">
            <text:p>Spline 2</text:p>
          </table:table-cell>
          <table:table-cell/>
          <table:table-cell office:value-type="float" office:value="1166">
            <text:p>1166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, X2, Q12, Q01, Q02</text:p>
          </table:table-cell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2">
            <text:p>2</text:p>
          </table:table-cell>
          <table:table-cell office:value-type="string">
            <text:p>RandomForestRegressor</text:p>
          </table:table-cell>
          <table:table-cell office:value-type="string">
            <text:p>0.6364395445984667</text:p>
          </table:table-cell>
          <table:table-cell office:value-type="string">
            <text:p>0.7713265884638596</text:p>
          </table:table-cell>
          <table:table-cell office:value-type="string">
            <text:p>72.72727272727273</text:p>
          </table:table-cell>
          <table:table-cell office:value-type="string">
            <text:p>0.5949447060712963</text:p>
          </table:table-cell>
          <table:table-cell office:value-type="string">
            <text:p>0.646787146317672</text:p>
          </table:table-cell>
          <table:table-cell office:value-type="string">
            <text:p>0.7626705627977537</text:p>
          </table:table-cell>
          <table:table-cell office:value-type="string">
            <text:p>68.0</text:p>
          </table:table-cell>
          <table:table-cell office:value-type="string">
            <text:p>0.5816663873582425</text:p>
          </table:table-cell>
          <table:table-cell office:value-type="string">
            <text:p>Spline 2</text:p>
          </table:table-cell>
          <table:table-cell/>
          <table:table-cell office:value-type="float" office:value="1106">
            <text:p>1106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0">
            <text:p>0</text:p>
          </table:table-cell>
          <table:table-cell office:value-type="string">
            <text:p>LarsCV</text:p>
          </table:table-cell>
          <table:table-cell office:value-type="string">
            <text:p>0.6366782699457542</text:p>
          </table:table-cell>
          <table:table-cell office:value-type="string">
            <text:p>0.7711295485058793</text:p>
          </table:table-cell>
          <table:table-cell office:value-type="string">
            <text:p>78.78787878787878</text:p>
          </table:table-cell>
          <table:table-cell office:value-type="string">
            <text:p>0.5946407805788814</text:p>
          </table:table-cell>
          <table:table-cell office:value-type="string">
            <text:p>0.6103763283006143</text:p>
          </table:table-cell>
          <table:table-cell office:value-type="string">
            <text:p>0.7921115690673004</text:p>
          </table:table-cell>
          <table:table-cell office:value-type="string">
            <text:p>76.0</text:p>
          </table:table-cell>
          <table:table-cell office:value-type="string">
            <text:p>0.6274407378502607</text:p>
          </table:table-cell>
          <table:table-cell office:value-type="string">
            <text:p>Spline 2</text:p>
          </table:table-cell>
          <table:table-cell/>
          <table:table-cell office:value-type="float" office:value="1166">
            <text:p>1166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, X1, X2, Q12, Q01, Q02</text:p>
          </table:table-cell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0">
            <text:p>0</text:p>
          </table:table-cell>
          <table:table-cell office:value-type="string">
            <text:p>Lars8</text:p>
          </table:table-cell>
          <table:table-cell office:value-type="string">
            <text:p>0.6369963378804614</text:p>
          </table:table-cell>
          <table:table-cell office:value-type="string">
            <text:p>0.770866827361822</text:p>
          </table:table-cell>
          <table:table-cell office:value-type="string">
            <text:p>78.78787878787878</text:p>
          </table:table-cell>
          <table:table-cell office:value-type="string">
            <text:p>0.594235665526881</text:p>
          </table:table-cell>
          <table:table-cell office:value-type="string">
            <text:p>0.6113958897596389</text:p>
          </table:table-cell>
          <table:table-cell office:value-type="string">
            <text:p>0.791324880175658</text:p>
          </table:table-cell>
          <table:table-cell office:value-type="string">
            <text:p>76.0</text:p>
          </table:table-cell>
          <table:table-cell office:value-type="string">
            <text:p>0.6261950659850195</text:p>
          </table:table-cell>
          <table:table-cell office:value-type="string">
            <text:p>Spline 2</text:p>
          </table:table-cell>
          <table:table-cell/>
          <table:table-cell office:value-type="float" office:value="1166">
            <text:p>1166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, X1, X2, Q12, Q01, Q02</text:p>
          </table:table-cell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2">
            <text:p>2</text:p>
          </table:table-cell>
          <table:table-cell office:value-type="string">
            <text:p>OMP3</text:p>
          </table:table-cell>
          <table:table-cell office:value-type="string">
            <text:p>0.637209875212165</text:p>
          </table:table-cell>
          <table:table-cell office:value-type="string">
            <text:p>0.7706903236268748</text:p>
          </table:table-cell>
          <table:table-cell office:value-type="string">
            <text:p>75.75757575757575</text:p>
          </table:table-cell>
          <table:table-cell office:value-type="string">
            <text:p>0.5939635749320971</text:p>
          </table:table-cell>
          <table:table-cell office:value-type="string">
            <text:p>0.649248636043456</text:p>
          </table:table-cell>
          <table:table-cell office:value-type="string">
            <text:p>0.7605762345719934</text:p>
          </table:table-cell>
          <table:table-cell office:value-type="string">
            <text:p>76.0</text:p>
          </table:table-cell>
          <table:table-cell office:value-type="string">
            <text:p>0.5784762085957121</text:p>
          </table:table-cell>
          <table:table-cell office:value-type="string">
            <text:p>Spline 2</text:p>
          </table:table-cell>
          <table:table-cell/>
          <table:table-cell office:value-type="float" office:value="1106">
            <text:p>1106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2</text:p>
          </table:table-cell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0">
            <text:p>0</text:p>
          </table:table-cell>
          <table:table-cell office:value-type="string">
            <text:p>Lars5</text:p>
          </table:table-cell>
          <table:table-cell office:value-type="string">
            <text:p>0.6376599344892805</text:p>
          </table:table-cell>
          <table:table-cell office:value-type="string">
            <text:p>0.7703179914471208</text:p>
          </table:table-cell>
          <table:table-cell office:value-type="string">
            <text:p>75.75757575757575</text:p>
          </table:table-cell>
          <table:table-cell office:value-type="string">
            <text:p>0.5933898079471265</text:p>
          </table:table-cell>
          <table:table-cell office:value-type="string">
            <text:p>0.6076379541409967</text:p>
          </table:table-cell>
          <table:table-cell office:value-type="string">
            <text:p>0.7942141503948064</text:p>
          </table:table-cell>
          <table:table-cell office:value-type="string">
            <text:p>76.0</text:p>
          </table:table-cell>
          <table:table-cell office:value-type="string">
            <text:p>0.630776116687344</text:p>
          </table:table-cell>
          <table:table-cell office:value-type="string">
            <text:p>Spline 2</text:p>
          </table:table-cell>
          <table:table-cell/>
          <table:table-cell office:value-type="float" office:value="1166">
            <text:p>1166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, Q12, Q02</text:p>
          </table:table-cell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0">
            <text:p>0</text:p>
          </table:table-cell>
          <table:table-cell office:value-type="string">
            <text:p>OMP8</text:p>
          </table:table-cell>
          <table:table-cell office:value-type="string">
            <text:p>0.6438462376343067</text:p>
          </table:table-cell>
          <table:table-cell office:value-type="string">
            <text:p>0.7651549008430566</text:p>
          </table:table-cell>
          <table:table-cell office:value-type="string">
            <text:p>75.75757575757575</text:p>
          </table:table-cell>
          <table:table-cell office:value-type="string">
            <text:p>0.585462022284148</text:p>
          </table:table-cell>
          <table:table-cell office:value-type="string">
            <text:p>0.6263884619214286</text:p>
          </table:table-cell>
          <table:table-cell office:value-type="string">
            <text:p>0.779511061353017</text:p>
          </table:table-cell>
          <table:table-cell office:value-type="string">
            <text:p>73.0</text:p>
          </table:table-cell>
          <table:table-cell office:value-type="string">
            <text:p>0.6076374947717069</text:p>
          </table:table-cell>
          <table:table-cell office:value-type="string">
            <text:p>Spline 2</text:p>
          </table:table-cell>
          <table:table-cell/>
          <table:table-cell office:value-type="float" office:value="1166">
            <text:p>1166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, X1, X2, Q12, Q01, Q02</text:p>
          </table:table-cell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2">
            <text:p>2</text:p>
          </table:table-cell>
          <table:table-cell office:value-type="string">
            <text:p>Lars2</text:p>
          </table:table-cell>
          <table:table-cell office:value-type="string">
            <text:p>0.6439738308739331</text:p>
          </table:table-cell>
          <table:table-cell office:value-type="string">
            <text:p>0.7650475182297836</text:p>
          </table:table-cell>
          <table:table-cell office:value-type="string">
            <text:p>78.78787878787878</text:p>
          </table:table-cell>
          <table:table-cell office:value-type="string">
            <text:p>0.5852977051495509</text:p>
          </table:table-cell>
          <table:table-cell office:value-type="string">
            <text:p>0.6498207341084876</text:p>
          </table:table-cell>
          <table:table-cell office:value-type="string">
            <text:p>0.7600875038590663</text:p>
          </table:table-cell>
          <table:table-cell office:value-type="string">
            <text:p>72.0</text:p>
          </table:table-cell>
          <table:table-cell office:value-type="string">
            <text:p>0.5777330135227062</text:p>
          </table:table-cell>
          <table:table-cell office:value-type="string">
            <text:p>Spline 2</text:p>
          </table:table-cell>
          <table:table-cell/>
          <table:table-cell office:value-type="float" office:value="1106">
            <text:p>1106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</text:p>
          </table:table-cell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0">
            <text:p>0</text:p>
          </table:table-cell>
          <table:table-cell office:value-type="string">
            <text:p>Lars4</text:p>
          </table:table-cell>
          <table:table-cell office:value-type="string">
            <text:p>0.6451440891478213</text:p>
          </table:table-cell>
          <table:table-cell office:value-type="string">
            <text:p>0.7640609296630917</text:p>
          </table:table-cell>
          <table:table-cell office:value-type="string">
            <text:p>72.72727272727273</text:p>
          </table:table-cell>
          <table:table-cell office:value-type="string">
            <text:p>0.583789104237628</text:p>
          </table:table-cell>
          <table:table-cell office:value-type="string">
            <text:p>0.6148437398492345</text:p>
          </table:table-cell>
          <table:table-cell office:value-type="string">
            <text:p>0.788648955853114</text:p>
          </table:table-cell>
          <table:table-cell office:value-type="string">
            <text:p>76.0</text:p>
          </table:table-cell>
          <table:table-cell office:value-type="string">
            <text:p>0.6219671755682068</text:p>
          </table:table-cell>
          <table:table-cell office:value-type="string">
            <text:p>Spline 2</text:p>
          </table:table-cell>
          <table:table-cell/>
          <table:table-cell office:value-type="float" office:value="1166">
            <text:p>1166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X, Q12, Q02</text:p>
          </table:table-cell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2">
            <text:p>2</text:p>
          </table:table-cell>
          <table:table-cell office:value-type="string">
            <text:p>QuantileRegressor</text:p>
          </table:table-cell>
          <table:table-cell office:value-type="string">
            <text:p>0.6533188886800819</text:p>
          </table:table-cell>
          <table:table-cell office:value-type="string">
            <text:p>0.7570828420284155</text:p>
          </table:table-cell>
          <table:table-cell office:value-type="string">
            <text:p>75.75757575757575</text:p>
          </table:table-cell>
          <table:table-cell office:value-type="string">
            <text:p>0.5731744296938227</text:p>
          </table:table-cell>
          <table:table-cell office:value-type="string">
            <text:p>0.6698790324562239</text:p>
          </table:table-cell>
          <table:table-cell office:value-type="string">
            <text:p>0.742470256559489</text:p>
          </table:table-cell>
          <table:table-cell office:value-type="string">
            <text:p>75.0</text:p>
          </table:table-cell>
          <table:table-cell office:value-type="string">
            <text:p>0.5512620818755134</text:p>
          </table:table-cell>
          <table:table-cell office:value-type="string">
            <text:p>Spline 2</text:p>
          </table:table-cell>
          <table:table-cell/>
          <table:table-cell office:value-type="float" office:value="1106">
            <text:p>1106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2, Xs, Y_sum</text:p>
          </table:table-cell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0">
            <text:p>0</text:p>
          </table:table-cell>
          <table:table-cell office:value-type="string">
            <text:p>OMP1</text:p>
          </table:table-cell>
          <table:table-cell office:value-type="string">
            <text:p>0.6645938369587198</text:p>
          </table:table-cell>
          <table:table-cell office:value-type="string">
            <text:p>0.747204812535684</text:p>
          </table:table-cell>
          <table:table-cell office:value-type="string">
            <text:p>78.78787878787878</text:p>
          </table:table-cell>
          <table:table-cell office:value-type="string">
            <text:p>0.5583150318764867</text:p>
          </table:table-cell>
          <table:table-cell office:value-type="string">
            <text:p>0.621360021294314</text:p>
          </table:table-cell>
          <table:table-cell office:value-type="string">
            <text:p>0.7835251903653958</text:p>
          </table:table-cell>
          <table:table-cell office:value-type="string">
            <text:p>80.0</text:p>
          </table:table-cell>
          <table:table-cell office:value-type="string">
            <text:p>0.6139117239371297</text:p>
          </table:table-cell>
          <table:table-cell office:value-type="string">
            <text:p>Spline 2</text:p>
          </table:table-cell>
          <table:table-cell/>
          <table:table-cell office:value-type="float" office:value="1166">
            <text:p>1166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</text:p>
          </table:table-cell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2">
            <text:p>2</text:p>
          </table:table-cell>
          <table:table-cell office:value-type="string">
            <text:p>OMP1</text:p>
          </table:table-cell>
          <table:table-cell office:value-type="string">
            <text:p>0.6648116961410679</text:p>
          </table:table-cell>
          <table:table-cell office:value-type="string">
            <text:p>0.7470109829674771</text:p>
          </table:table-cell>
          <table:table-cell office:value-type="string">
            <text:p>78.78787878787878</text:p>
          </table:table-cell>
          <table:table-cell office:value-type="string">
            <text:p>0.5580254086740365</text:p>
          </table:table-cell>
          <table:table-cell office:value-type="string">
            <text:p>0.6707820522830447</text:p>
          </table:table-cell>
          <table:table-cell office:value-type="string">
            <text:p>0.741654527617102</text:p>
          </table:table-cell>
          <table:table-cell office:value-type="string">
            <text:p>71.0</text:p>
          </table:table-cell>
          <table:table-cell office:value-type="string">
            <text:p>0.5500514383349469</text:p>
          </table:table-cell>
          <table:table-cell office:value-type="string">
            <text:p>Spline 2</text:p>
          </table:table-cell>
          <table:table-cell/>
          <table:table-cell office:value-type="float" office:value="1106">
            <text:p>1106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</text:p>
          </table:table-cell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0">
            <text:p>0</text:p>
          </table:table-cell>
          <table:table-cell office:value-type="string">
            <text:p>QuantileRegressor</text:p>
          </table:table-cell>
          <table:table-cell office:value-type="string">
            <text:p>0.682631886245527</text:p>
          </table:table-cell>
          <table:table-cell office:value-type="string">
            <text:p>0.7307624154818542</text:p>
          </table:table-cell>
          <table:table-cell office:value-type="string">
            <text:p>75.75757575757575</text:p>
          </table:table-cell>
          <table:table-cell office:value-type="string">
            <text:p>0.534013707880874</text:p>
          </table:table-cell>
          <table:table-cell office:value-type="string">
            <text:p>0.6648141728913493</text:p>
          </table:table-cell>
          <table:table-cell office:value-type="string">
            <text:p>0.747008778745465</text:p>
          </table:table-cell>
          <table:table-cell office:value-type="string">
            <text:p>75.0</text:p>
          </table:table-cell>
          <table:table-cell office:value-type="string">
            <text:p>0.5580221155227911</text:p>
          </table:table-cell>
          <table:table-cell office:value-type="string">
            <text:p>Spline 2</text:p>
          </table:table-cell>
          <table:table-cell/>
          <table:table-cell office:value-type="float" office:value="1166">
            <text:p>1166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, X1, X2, Q12, Q01, Q02</text:p>
          </table:table-cell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1">
            <text:p>1</text:p>
          </table:table-cell>
          <table:table-cell office:value-type="string">
            <text:p>OMP2</text:p>
          </table:table-cell>
          <table:table-cell office:value-type="string">
            <text:p>0.6894343534938624</text:p>
          </table:table-cell>
          <table:table-cell office:value-type="string">
            <text:p>0.724348170579936</text:p>
          </table:table-cell>
          <table:table-cell office:value-type="string">
            <text:p>66.66666666666666</text:p>
          </table:table-cell>
          <table:table-cell office:value-type="string">
            <text:p>0.5246802722225001</text:p>
          </table:table-cell>
          <table:table-cell office:value-type="string">
            <text:p>0.7092205369475101</text:p>
          </table:table-cell>
          <table:table-cell office:value-type="string">
            <text:p>0.7049866877976388</text:p>
          </table:table-cell>
          <table:table-cell office:value-type="string">
            <text:p>67.0</text:p>
          </table:table-cell>
          <table:table-cell office:value-type="string">
            <text:p>0.4970062299718855</text:p>
          </table:table-cell>
          <table:table-cell office:value-type="string">
            <text:p>Spline 2</text:p>
          </table:table-cell>
          <table:table-cell/>
          <table:table-cell office:value-type="float" office:value="1092">
            <text:p>1092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, H_2802</text:p>
          </table:table-cell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1">
            <text:p>1</text:p>
          </table:table-cell>
          <table:table-cell office:value-type="string">
            <text:p>OMP3</text:p>
          </table:table-cell>
          <table:table-cell office:value-type="string">
            <text:p>0.6937815680441304</text:p>
          </table:table-cell>
          <table:table-cell office:value-type="string">
            <text:p>0.7201854871088612</text:p>
          </table:table-cell>
          <table:table-cell office:value-type="string">
            <text:p>69.6969696969697</text:p>
          </table:table-cell>
          <table:table-cell office:value-type="string">
            <text:p>0.5186671358422279</text:p>
          </table:table-cell>
          <table:table-cell office:value-type="string">
            <text:p>0.7057836992254588</text:p>
          </table:table-cell>
          <table:table-cell office:value-type="string">
            <text:p>0.7084273921211878</text:p>
          </table:table-cell>
          <table:table-cell office:value-type="string">
            <text:p>68.0</text:p>
          </table:table-cell>
          <table:table-cell office:value-type="string">
            <text:p>0.5018693699076271</text:p>
          </table:table-cell>
          <table:table-cell office:value-type="string">
            <text:p>Spline 2</text:p>
          </table:table-cell>
          <table:table-cell/>
          <table:table-cell office:value-type="float" office:value="1092">
            <text:p>1092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, H_2802, X</text:p>
          </table:table-cell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1">
            <text:p>1</text:p>
          </table:table-cell>
          <table:table-cell office:value-type="string">
            <text:p>OMP4</text:p>
          </table:table-cell>
          <table:table-cell office:value-type="string">
            <text:p>0.7033845152657333</text:p>
          </table:table-cell>
          <table:table-cell office:value-type="string">
            <text:p>0.710809555144266</text:p>
          </table:table-cell>
          <table:table-cell office:value-type="string">
            <text:p>69.6969696969697</text:p>
          </table:table-cell>
          <table:table-cell office:value-type="string">
            <text:p>0.5052502236843894</text:p>
          </table:table-cell>
          <table:table-cell office:value-type="string">
            <text:p>0.710644098589411</text:p>
          </table:table-cell>
          <table:table-cell office:value-type="string">
            <text:p>0.7035516790826694</text:p>
          </table:table-cell>
          <table:table-cell office:value-type="string">
            <text:p>61.0</text:p>
          </table:table-cell>
          <table:table-cell office:value-type="string">
            <text:p>0.4949849651400434</text:p>
          </table:table-cell>
          <table:table-cell office:value-type="string">
            <text:p>Spline 2</text:p>
          </table:table-cell>
          <table:table-cell/>
          <table:table-cell office:value-type="float" office:value="1092">
            <text:p>1092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, H_2802, X, X1</text:p>
          </table:table-cell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1">
            <text:p>1</text:p>
          </table:table-cell>
          <table:table-cell office:value-type="string">
            <text:p>OMP1</text:p>
          </table:table-cell>
          <table:table-cell office:value-type="string">
            <text:p>0.7078942199826501</text:p>
          </table:table-cell>
          <table:table-cell office:value-type="string">
            <text:p>0.7063184645152323</text:p>
          </table:table-cell>
          <table:table-cell office:value-type="string">
            <text:p>60.60606060606061</text:p>
          </table:table-cell>
          <table:table-cell office:value-type="string">
            <text:p>0.4988857733151554</text:p>
          </table:table-cell>
          <table:table-cell office:value-type="string">
            <text:p>0.7305768892824966</text:p>
          </table:table-cell>
          <table:table-cell office:value-type="string">
            <text:p>0.6828304393085524</text:p>
          </table:table-cell>
          <table:table-cell office:value-type="string">
            <text:p>62.0</text:p>
          </table:table-cell>
          <table:table-cell office:value-type="string">
            <text:p>0.4662574088463105</text:p>
          </table:table-cell>
          <table:table-cell office:value-type="string">
            <text:p>Spline 2</text:p>
          </table:table-cell>
          <table:table-cell/>
          <table:table-cell office:value-type="float" office:value="1092">
            <text:p>1092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</text:p>
          </table:table-cell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0">
            <text:p>0</text:p>
          </table:table-cell>
          <table:table-cell office:value-type="string">
            <text:p>Lars3</text:p>
          </table:table-cell>
          <table:table-cell office:value-type="string">
            <text:p>0.7094126672918074</text:p>
          </table:table-cell>
          <table:table-cell office:value-type="string">
            <text:p>0.7047933509092743</text:p>
          </table:table-cell>
          <table:table-cell office:value-type="string">
            <text:p>60.60606060606061</text:p>
          </table:table-cell>
          <table:table-cell office:value-type="string">
            <text:p>0.4967336674859234</text:p>
          </table:table-cell>
          <table:table-cell office:value-type="string">
            <text:p>0.6714554797049235</text:p>
          </table:table-cell>
          <table:table-cell office:value-type="string">
            <text:p>0.7410448965981961</text:p>
          </table:table-cell>
          <table:table-cell office:value-type="string">
            <text:p>68.0</text:p>
          </table:table-cell>
          <table:table-cell office:value-type="string">
            <text:p>0.5491475387742311</text:p>
          </table:table-cell>
          <table:table-cell office:value-type="string">
            <text:p>Spline 2</text:p>
          </table:table-cell>
          <table:table-cell/>
          <table:table-cell office:value-type="float" office:value="1166">
            <text:p>1166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X, Q12</text:p>
          </table:table-cell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2">
            <text:p>2</text:p>
          </table:table-cell>
          <table:table-cell office:value-type="string">
            <text:p>Lars1</text:p>
          </table:table-cell>
          <table:table-cell office:value-type="string">
            <text:p>0.7101482605583466</text:p>
          </table:table-cell>
          <table:table-cell office:value-type="string">
            <text:p>0.7040521628586583</text:p>
          </table:table-cell>
          <table:table-cell office:value-type="string">
            <text:p>63.63636363636363</text:p>
          </table:table-cell>
          <table:table-cell office:value-type="string">
            <text:p>0.4956894480259548</text:p>
          </table:table-cell>
          <table:table-cell office:value-type="string">
            <text:p>0.7125314933741216</text:p>
          </table:table-cell>
          <table:table-cell office:value-type="string">
            <text:p>0.7016401292329595</text:p>
          </table:table-cell>
          <table:table-cell office:value-type="string">
            <text:p>66.0</text:p>
          </table:table-cell>
          <table:table-cell office:value-type="string">
            <text:p>0.4922988709500442</text:p>
          </table:table-cell>
          <table:table-cell office:value-type="string">
            <text:p>Spline 2</text:p>
          </table:table-cell>
          <table:table-cell/>
          <table:table-cell office:value-type="float" office:value="1106">
            <text:p>1106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</text:p>
          </table:table-cell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1">
            <text:p>1</text:p>
          </table:table-cell>
          <table:table-cell office:value-type="string">
            <text:p>RandomForestRegressor</text:p>
          </table:table-cell>
          <table:table-cell office:value-type="string">
            <text:p>0.7101866168545532</text:p>
          </table:table-cell>
          <table:table-cell office:value-type="string">
            <text:p>0.7040134723431677</text:p>
          </table:table-cell>
          <table:table-cell office:value-type="string">
            <text:p>66.66666666666666</text:p>
          </table:table-cell>
          <table:table-cell office:value-type="string">
            <text:p>0.4956349692406842</text:p>
          </table:table-cell>
          <table:table-cell office:value-type="string">
            <text:p>0.7197993095412929</text:p>
          </table:table-cell>
          <table:table-cell office:value-type="string">
            <text:p>0.6941822195820619</text:p>
          </table:table-cell>
          <table:table-cell office:value-type="string">
            <text:p>68.0</text:p>
          </table:table-cell>
          <table:table-cell office:value-type="string">
            <text:p>0.4818889539838779</text:p>
          </table:table-cell>
          <table:table-cell office:value-type="string">
            <text:p>Spline 2</text:p>
          </table:table-cell>
          <table:table-cell/>
          <table:table-cell office:value-type="float" office:value="1092">
            <text:p>1092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1">
            <text:p>1</text:p>
          </table:table-cell>
          <table:table-cell office:value-type="string">
            <text:p>Lars4</text:p>
          </table:table-cell>
          <table:table-cell office:value-type="string">
            <text:p>0.7135173410106938</text:p>
          </table:table-cell>
          <table:table-cell office:value-type="string">
            <text:p>0.7006375697013609</text:p>
          </table:table-cell>
          <table:table-cell office:value-type="string">
            <text:p>60.60606060606061</text:p>
          </table:table-cell>
          <table:table-cell office:value-type="string">
            <text:p>0.4908930040770293</text:p>
          </table:table-cell>
          <table:table-cell office:value-type="string">
            <text:p>0.722520802052744</text:p>
          </table:table-cell>
          <table:table-cell office:value-type="string">
            <text:p>0.6913491813845298</text:p>
          </table:table-cell>
          <table:table-cell office:value-type="string">
            <text:p>61.0</text:p>
          </table:table-cell>
          <table:table-cell office:value-type="string">
            <text:p>0.47796369060105937</text:p>
          </table:table-cell>
          <table:table-cell office:value-type="string">
            <text:p>Spline 2</text:p>
          </table:table-cell>
          <table:table-cell/>
          <table:table-cell office:value-type="float" office:value="1092">
            <text:p>1092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, H_2802, X, X1</text:p>
          </table:table-cell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1">
            <text:p>1</text:p>
          </table:table-cell>
          <table:table-cell office:value-type="string">
            <text:p>Lars3</text:p>
          </table:table-cell>
          <table:table-cell office:value-type="string">
            <text:p>0.7192891257941223</text:p>
          </table:table-cell>
          <table:table-cell office:value-type="string">
            <text:p>0.6947108416559563</text:p>
          </table:table-cell>
          <table:table-cell office:value-type="string">
            <text:p>63.63636363636363</text:p>
          </table:table-cell>
          <table:table-cell office:value-type="string">
            <text:p>0.4826231535143274</text:p>
          </table:table-cell>
          <table:table-cell office:value-type="string">
            <text:p>0.7291437668999177</text:p>
          </table:table-cell>
          <table:table-cell office:value-type="string">
            <text:p>0.6843605535030483</text:p>
          </table:table-cell>
          <table:table-cell office:value-type="string">
            <text:p>61.0</text:p>
          </table:table-cell>
          <table:table-cell office:value-type="string">
            <text:p>0.4683493671909985</text:p>
          </table:table-cell>
          <table:table-cell office:value-type="string">
            <text:p>Spline 2</text:p>
          </table:table-cell>
          <table:table-cell/>
          <table:table-cell office:value-type="float" office:value="1092">
            <text:p>1092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, H_2802, X</text:p>
          </table:table-cell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1">
            <text:p>1</text:p>
          </table:table-cell>
          <table:table-cell office:value-type="string">
            <text:p>ElasticNetCV</text:p>
          </table:table-cell>
          <table:table-cell office:value-type="string">
            <text:p>0.7202511338379243</text:p>
          </table:table-cell>
          <table:table-cell office:value-type="string">
            <text:p>0.6937134164805987</text:p>
          </table:table-cell>
          <table:table-cell office:value-type="string">
            <text:p>60.60606060606061</text:p>
          </table:table-cell>
          <table:table-cell office:value-type="string">
            <text:p>0.48123830420518476</text:p>
          </table:table-cell>
          <table:table-cell office:value-type="string">
            <text:p>0.733274948073148</text:p>
          </table:table-cell>
          <table:table-cell office:value-type="string">
            <text:p>0.6799322396594547</text:p>
          </table:table-cell>
          <table:table-cell office:value-type="string">
            <text:p>61.0</text:p>
          </table:table-cell>
          <table:table-cell office:value-type="string">
            <text:p>0.46230785052832213</text:p>
          </table:table-cell>
          <table:table-cell office:value-type="string">
            <text:p>Spline 2</text:p>
          </table:table-cell>
          <table:table-cell/>
          <table:table-cell office:value-type="float" office:value="1092">
            <text:p>1092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, H_2802, X, X1, Y_sum</text:p>
          </table:table-cell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1">
            <text:p>1</text:p>
          </table:table-cell>
          <table:table-cell office:value-type="string">
            <text:p>LassoCV</text:p>
          </table:table-cell>
          <table:table-cell office:value-type="string">
            <text:p>0.7203133434429312</text:p>
          </table:table-cell>
          <table:table-cell office:value-type="string">
            <text:p>0.6936488212763472</text:p>
          </table:table-cell>
          <table:table-cell office:value-type="string">
            <text:p>60.60606060606061</text:p>
          </table:table-cell>
          <table:table-cell office:value-type="string">
            <text:p>0.4811486872580658</text:p>
          </table:table-cell>
          <table:table-cell office:value-type="string">
            <text:p>0.7335065807585552</text:p>
          </table:table-cell>
          <table:table-cell office:value-type="string">
            <text:p>0.6796823493249572</text:p>
          </table:table-cell>
          <table:table-cell office:value-type="string">
            <text:p>62.0</text:p>
          </table:table-cell>
          <table:table-cell office:value-type="string">
            <text:p>0.4619680959838931</text:p>
          </table:table-cell>
          <table:table-cell office:value-type="string">
            <text:p>Spline 2</text:p>
          </table:table-cell>
          <table:table-cell/>
          <table:table-cell office:value-type="float" office:value="1092">
            <text:p>1092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, H_2802, X, X1, Y_sum</text:p>
          </table:table-cell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1">
            <text:p>1</text:p>
          </table:table-cell>
          <table:table-cell office:value-type="string">
            <text:p>LassoLarsCV</text:p>
          </table:table-cell>
          <table:table-cell office:value-type="string">
            <text:p>0.7203148742510778</text:p>
          </table:table-cell>
          <table:table-cell office:value-type="string">
            <text:p>0.693647231618965</text:p>
          </table:table-cell>
          <table:table-cell office:value-type="string">
            <text:p>60.60606060606061</text:p>
          </table:table-cell>
          <table:table-cell office:value-type="string">
            <text:p>0.4811464819326541</text:p>
          </table:table-cell>
          <table:table-cell office:value-type="string">
            <text:p>0.7335057274266473</text:p>
          </table:table-cell>
          <table:table-cell office:value-type="string">
            <text:p>0.679683270231293</text:p>
          </table:table-cell>
          <table:table-cell office:value-type="string">
            <text:p>62.0</text:p>
          </table:table-cell>
          <table:table-cell office:value-type="string">
            <text:p>0.4619693478323049</text:p>
          </table:table-cell>
          <table:table-cell office:value-type="string">
            <text:p>Spline 2</text:p>
          </table:table-cell>
          <table:table-cell/>
          <table:table-cell office:value-type="float" office:value="1092">
            <text:p>1092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, H_2802, X, X1, Y_sum</text:p>
          </table:table-cell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1">
            <text:p>1</text:p>
          </table:table-cell>
          <table:table-cell office:value-type="string">
            <text:p>BayesianRidge</text:p>
          </table:table-cell>
          <table:table-cell office:value-type="string">
            <text:p>0.7203480402932804</text:p>
          </table:table-cell>
          <table:table-cell office:value-type="string">
            <text:p>0.693612788842327</text:p>
          </table:table-cell>
          <table:table-cell office:value-type="string">
            <text:p>60.60606060606061</text:p>
          </table:table-cell>
          <table:table-cell office:value-type="string">
            <text:p>0.48109870084563056</text:p>
          </table:table-cell>
          <table:table-cell office:value-type="string">
            <text:p>0.7334108385812657</text:p>
          </table:table-cell>
          <table:table-cell office:value-type="string">
            <text:p>0.6797856587568796</text:p>
          </table:table-cell>
          <table:table-cell office:value-type="string">
            <text:p>62.0</text:p>
          </table:table-cell>
          <table:table-cell office:value-type="string">
            <text:p>0.4621085418515246</text:p>
          </table:table-cell>
          <table:table-cell office:value-type="string">
            <text:p>Spline 2</text:p>
          </table:table-cell>
          <table:table-cell/>
          <table:table-cell office:value-type="float" office:value="1092">
            <text:p>1092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, H_2802, X, X1, Y_sum</text:p>
          </table:table-cell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1">
            <text:p>1</text:p>
          </table:table-cell>
          <table:table-cell office:value-type="string">
            <text:p>RidgeCV</text:p>
          </table:table-cell>
          <table:table-cell office:value-type="string">
            <text:p>0.7204431621589945</text:p>
          </table:table-cell>
          <table:table-cell office:value-type="string">
            <text:p>0.693513986952209</text:p>
          </table:table-cell>
          <table:table-cell office:value-type="string">
            <text:p>60.60606060606061</text:p>
          </table:table-cell>
          <table:table-cell office:value-type="string">
            <text:p>0.4809616500983488</text:p>
          </table:table-cell>
          <table:table-cell office:value-type="string">
            <text:p>0.7336770908401574</text:p>
          </table:table-cell>
          <table:table-cell office:value-type="string">
            <text:p>0.6794982901938189</text:p>
          </table:table-cell>
          <table:table-cell office:value-type="string">
            <text:p>62.0</text:p>
          </table:table-cell>
          <table:table-cell office:value-type="string">
            <text:p>0.46171792637632336</text:p>
          </table:table-cell>
          <table:table-cell office:value-type="string">
            <text:p>Spline 2</text:p>
          </table:table-cell>
          <table:table-cell/>
          <table:table-cell office:value-type="float" office:value="1092">
            <text:p>1092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, H_2802, X, X1, Y_sum</text:p>
          </table:table-cell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1">
            <text:p>1</text:p>
          </table:table-cell>
          <table:table-cell office:value-type="string">
            <text:p>LinearRegression</text:p>
          </table:table-cell>
          <table:table-cell office:value-type="string">
            <text:p>0.7204434026015267</text:p>
          </table:table-cell>
          <table:table-cell office:value-type="string">
            <text:p>0.6935137371731972</text:p>
          </table:table-cell>
          <table:table-cell office:value-type="string">
            <text:p>60.60606060606061</text:p>
          </table:table-cell>
          <table:table-cell office:value-type="string">
            <text:p>0.48096130364793444</text:p>
          </table:table-cell>
          <table:table-cell office:value-type="string">
            <text:p>0.7336777062868503</text:p>
          </table:table-cell>
          <table:table-cell office:value-type="string">
            <text:p>0.6794976256747821</text:p>
          </table:table-cell>
          <table:table-cell office:value-type="string">
            <text:p>62.0</text:p>
          </table:table-cell>
          <table:table-cell office:value-type="string">
            <text:p>0.4617170232976662</text:p>
          </table:table-cell>
          <table:table-cell office:value-type="string">
            <text:p>Spline 2</text:p>
          </table:table-cell>
          <table:table-cell/>
          <table:table-cell office:value-type="float" office:value="1092">
            <text:p>1092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, H_2802, X, X1, Y_sum</text:p>
          </table:table-cell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1">
            <text:p>1</text:p>
          </table:table-cell>
          <table:table-cell office:value-type="string">
            <text:p>LarsCV</text:p>
          </table:table-cell>
          <table:table-cell office:value-type="string">
            <text:p>0.7204434026015271</text:p>
          </table:table-cell>
          <table:table-cell office:value-type="string">
            <text:p>0.6935137371731969</text:p>
          </table:table-cell>
          <table:table-cell office:value-type="string">
            <text:p>60.60606060606061</text:p>
          </table:table-cell>
          <table:table-cell office:value-type="string">
            <text:p>0.4809613036479341</text:p>
          </table:table-cell>
          <table:table-cell office:value-type="string">
            <text:p>0.7336777062868507</text:p>
          </table:table-cell>
          <table:table-cell office:value-type="string">
            <text:p>0.6794976256747816</text:p>
          </table:table-cell>
          <table:table-cell office:value-type="string">
            <text:p>62.0</text:p>
          </table:table-cell>
          <table:table-cell office:value-type="string">
            <text:p>0.4617170232976656</text:p>
          </table:table-cell>
          <table:table-cell office:value-type="string">
            <text:p>Spline 2</text:p>
          </table:table-cell>
          <table:table-cell/>
          <table:table-cell office:value-type="float" office:value="1092">
            <text:p>1092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, H_2802, X, X1, Y_sum</text:p>
          </table:table-cell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1">
            <text:p>1</text:p>
          </table:table-cell>
          <table:table-cell office:value-type="string">
            <text:p>Lars5</text:p>
          </table:table-cell>
          <table:table-cell office:value-type="string">
            <text:p>0.7204434026015271</text:p>
          </table:table-cell>
          <table:table-cell office:value-type="string">
            <text:p>0.6935137371731969</text:p>
          </table:table-cell>
          <table:table-cell office:value-type="string">
            <text:p>60.60606060606061</text:p>
          </table:table-cell>
          <table:table-cell office:value-type="string">
            <text:p>0.4809613036479341</text:p>
          </table:table-cell>
          <table:table-cell office:value-type="string">
            <text:p>0.7336777062868507</text:p>
          </table:table-cell>
          <table:table-cell office:value-type="string">
            <text:p>0.6794976256747816</text:p>
          </table:table-cell>
          <table:table-cell office:value-type="string">
            <text:p>62.0</text:p>
          </table:table-cell>
          <table:table-cell office:value-type="string">
            <text:p>0.4617170232976656</text:p>
          </table:table-cell>
          <table:table-cell office:value-type="string">
            <text:p>Spline 2</text:p>
          </table:table-cell>
          <table:table-cell/>
          <table:table-cell office:value-type="float" office:value="1092">
            <text:p>1092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, H_2802, X, X1, Y_sum</text:p>
          </table:table-cell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1">
            <text:p>1</text:p>
          </table:table-cell>
          <table:table-cell office:value-type="string">
            <text:p>Lars6</text:p>
          </table:table-cell>
          <table:table-cell office:value-type="string">
            <text:p>0.7204434026015271</text:p>
          </table:table-cell>
          <table:table-cell office:value-type="string">
            <text:p>0.6935137371731969</text:p>
          </table:table-cell>
          <table:table-cell office:value-type="string">
            <text:p>60.60606060606061</text:p>
          </table:table-cell>
          <table:table-cell office:value-type="string">
            <text:p>0.4809613036479341</text:p>
          </table:table-cell>
          <table:table-cell office:value-type="string">
            <text:p>0.7336777062868507</text:p>
          </table:table-cell>
          <table:table-cell office:value-type="string">
            <text:p>0.6794976256747816</text:p>
          </table:table-cell>
          <table:table-cell office:value-type="string">
            <text:p>62.0</text:p>
          </table:table-cell>
          <table:table-cell office:value-type="string">
            <text:p>0.4617170232976656</text:p>
          </table:table-cell>
          <table:table-cell office:value-type="string">
            <text:p>Spline 2</text:p>
          </table:table-cell>
          <table:table-cell/>
          <table:table-cell office:value-type="float" office:value="1092">
            <text:p>1092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, H_2802, X, X1, Y_sum</text:p>
          </table:table-cell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1">
            <text:p>1</text:p>
          </table:table-cell>
          <table:table-cell office:value-type="string">
            <text:p>Lars7</text:p>
          </table:table-cell>
          <table:table-cell office:value-type="string">
            <text:p>0.7204434026015271</text:p>
          </table:table-cell>
          <table:table-cell office:value-type="string">
            <text:p>0.6935137371731969</text:p>
          </table:table-cell>
          <table:table-cell office:value-type="string">
            <text:p>60.60606060606061</text:p>
          </table:table-cell>
          <table:table-cell office:value-type="string">
            <text:p>0.4809613036479341</text:p>
          </table:table-cell>
          <table:table-cell office:value-type="string">
            <text:p>0.7336777062868507</text:p>
          </table:table-cell>
          <table:table-cell office:value-type="string">
            <text:p>0.6794976256747816</text:p>
          </table:table-cell>
          <table:table-cell office:value-type="string">
            <text:p>62.0</text:p>
          </table:table-cell>
          <table:table-cell office:value-type="string">
            <text:p>0.4617170232976656</text:p>
          </table:table-cell>
          <table:table-cell office:value-type="string">
            <text:p>Spline 2</text:p>
          </table:table-cell>
          <table:table-cell/>
          <table:table-cell office:value-type="float" office:value="1092">
            <text:p>1092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, H_2802, X, X1, Y_sum</text:p>
          </table:table-cell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1">
            <text:p>1</text:p>
          </table:table-cell>
          <table:table-cell office:value-type="string">
            <text:p>Lars8</text:p>
          </table:table-cell>
          <table:table-cell office:value-type="string">
            <text:p>0.7204434026015271</text:p>
          </table:table-cell>
          <table:table-cell office:value-type="string">
            <text:p>0.6935137371731969</text:p>
          </table:table-cell>
          <table:table-cell office:value-type="string">
            <text:p>60.60606060606061</text:p>
          </table:table-cell>
          <table:table-cell office:value-type="string">
            <text:p>0.4809613036479341</text:p>
          </table:table-cell>
          <table:table-cell office:value-type="string">
            <text:p>0.7336777062868507</text:p>
          </table:table-cell>
          <table:table-cell office:value-type="string">
            <text:p>0.6794976256747816</text:p>
          </table:table-cell>
          <table:table-cell office:value-type="string">
            <text:p>62.0</text:p>
          </table:table-cell>
          <table:table-cell office:value-type="string">
            <text:p>0.4617170232976656</text:p>
          </table:table-cell>
          <table:table-cell office:value-type="string">
            <text:p>Spline 2</text:p>
          </table:table-cell>
          <table:table-cell/>
          <table:table-cell office:value-type="float" office:value="1092">
            <text:p>1092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, H_2802, X, X1, Y_sum</text:p>
          </table:table-cell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1">
            <text:p>1</text:p>
          </table:table-cell>
          <table:table-cell office:value-type="string">
            <text:p>Lars9</text:p>
          </table:table-cell>
          <table:table-cell office:value-type="string">
            <text:p>0.7204434026015271</text:p>
          </table:table-cell>
          <table:table-cell office:value-type="string">
            <text:p>0.6935137371731969</text:p>
          </table:table-cell>
          <table:table-cell office:value-type="string">
            <text:p>60.60606060606061</text:p>
          </table:table-cell>
          <table:table-cell office:value-type="string">
            <text:p>0.4809613036479341</text:p>
          </table:table-cell>
          <table:table-cell office:value-type="string">
            <text:p>0.7336777062868507</text:p>
          </table:table-cell>
          <table:table-cell office:value-type="string">
            <text:p>0.6794976256747816</text:p>
          </table:table-cell>
          <table:table-cell office:value-type="string">
            <text:p>62.0</text:p>
          </table:table-cell>
          <table:table-cell office:value-type="string">
            <text:p>0.4617170232976656</text:p>
          </table:table-cell>
          <table:table-cell office:value-type="string">
            <text:p>Spline 2</text:p>
          </table:table-cell>
          <table:table-cell/>
          <table:table-cell office:value-type="float" office:value="1092">
            <text:p>1092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, H_2802, X, X1, Y_sum</text:p>
          </table:table-cell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1">
            <text:p>1</text:p>
          </table:table-cell>
          <table:table-cell office:value-type="string">
            <text:p>Lars10</text:p>
          </table:table-cell>
          <table:table-cell office:value-type="string">
            <text:p>0.7204434026015271</text:p>
          </table:table-cell>
          <table:table-cell office:value-type="string">
            <text:p>0.6935137371731969</text:p>
          </table:table-cell>
          <table:table-cell office:value-type="string">
            <text:p>60.60606060606061</text:p>
          </table:table-cell>
          <table:table-cell office:value-type="string">
            <text:p>0.4809613036479341</text:p>
          </table:table-cell>
          <table:table-cell office:value-type="string">
            <text:p>0.7336777062868507</text:p>
          </table:table-cell>
          <table:table-cell office:value-type="string">
            <text:p>0.6794976256747816</text:p>
          </table:table-cell>
          <table:table-cell office:value-type="string">
            <text:p>62.0</text:p>
          </table:table-cell>
          <table:table-cell office:value-type="string">
            <text:p>0.4617170232976656</text:p>
          </table:table-cell>
          <table:table-cell office:value-type="string">
            <text:p>Spline 2</text:p>
          </table:table-cell>
          <table:table-cell/>
          <table:table-cell office:value-type="float" office:value="1092">
            <text:p>1092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, H_2802, X, X1, Y_sum</text:p>
          </table:table-cell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1">
            <text:p>1</text:p>
          </table:table-cell>
          <table:table-cell office:value-type="string">
            <text:p>Lars11</text:p>
          </table:table-cell>
          <table:table-cell office:value-type="string">
            <text:p>0.7204434026015271</text:p>
          </table:table-cell>
          <table:table-cell office:value-type="string">
            <text:p>0.6935137371731969</text:p>
          </table:table-cell>
          <table:table-cell office:value-type="string">
            <text:p>60.60606060606061</text:p>
          </table:table-cell>
          <table:table-cell office:value-type="string">
            <text:p>0.4809613036479341</text:p>
          </table:table-cell>
          <table:table-cell office:value-type="string">
            <text:p>0.7336777062868507</text:p>
          </table:table-cell>
          <table:table-cell office:value-type="string">
            <text:p>0.6794976256747816</text:p>
          </table:table-cell>
          <table:table-cell office:value-type="string">
            <text:p>62.0</text:p>
          </table:table-cell>
          <table:table-cell office:value-type="string">
            <text:p>0.4617170232976656</text:p>
          </table:table-cell>
          <table:table-cell office:value-type="string">
            <text:p>Spline 2</text:p>
          </table:table-cell>
          <table:table-cell/>
          <table:table-cell office:value-type="float" office:value="1092">
            <text:p>1092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, H_2802, X, X1, Y_sum</text:p>
          </table:table-cell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1">
            <text:p>1</text:p>
          </table:table-cell>
          <table:table-cell office:value-type="string">
            <text:p>Lars12</text:p>
          </table:table-cell>
          <table:table-cell office:value-type="string">
            <text:p>0.7204434026015271</text:p>
          </table:table-cell>
          <table:table-cell office:value-type="string">
            <text:p>0.6935137371731969</text:p>
          </table:table-cell>
          <table:table-cell office:value-type="string">
            <text:p>60.60606060606061</text:p>
          </table:table-cell>
          <table:table-cell office:value-type="string">
            <text:p>0.4809613036479341</text:p>
          </table:table-cell>
          <table:table-cell office:value-type="string">
            <text:p>0.7336777062868507</text:p>
          </table:table-cell>
          <table:table-cell office:value-type="string">
            <text:p>0.6794976256747816</text:p>
          </table:table-cell>
          <table:table-cell office:value-type="string">
            <text:p>62.0</text:p>
          </table:table-cell>
          <table:table-cell office:value-type="string">
            <text:p>0.4617170232976656</text:p>
          </table:table-cell>
          <table:table-cell office:value-type="string">
            <text:p>Spline 2</text:p>
          </table:table-cell>
          <table:table-cell/>
          <table:table-cell office:value-type="float" office:value="1092">
            <text:p>1092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, H_2802, X, X1, Y_sum</text:p>
          </table:table-cell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1">
            <text:p>1</text:p>
          </table:table-cell>
          <table:table-cell office:value-type="string">
            <text:p>Lars13</text:p>
          </table:table-cell>
          <table:table-cell office:value-type="string">
            <text:p>0.7204434026015271</text:p>
          </table:table-cell>
          <table:table-cell office:value-type="string">
            <text:p>0.6935137371731969</text:p>
          </table:table-cell>
          <table:table-cell office:value-type="string">
            <text:p>60.60606060606061</text:p>
          </table:table-cell>
          <table:table-cell office:value-type="string">
            <text:p>0.4809613036479341</text:p>
          </table:table-cell>
          <table:table-cell office:value-type="string">
            <text:p>0.7336777062868507</text:p>
          </table:table-cell>
          <table:table-cell office:value-type="string">
            <text:p>0.6794976256747816</text:p>
          </table:table-cell>
          <table:table-cell office:value-type="string">
            <text:p>62.0</text:p>
          </table:table-cell>
          <table:table-cell office:value-type="string">
            <text:p>0.4617170232976656</text:p>
          </table:table-cell>
          <table:table-cell office:value-type="string">
            <text:p>Spline 2</text:p>
          </table:table-cell>
          <table:table-cell/>
          <table:table-cell office:value-type="float" office:value="1092">
            <text:p>1092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, H_2802, X, X1, Y_sum</text:p>
          </table:table-cell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1">
            <text:p>1</text:p>
          </table:table-cell>
          <table:table-cell office:value-type="string">
            <text:p>Lars14</text:p>
          </table:table-cell>
          <table:table-cell office:value-type="string">
            <text:p>0.7204434026015271</text:p>
          </table:table-cell>
          <table:table-cell office:value-type="string">
            <text:p>0.6935137371731969</text:p>
          </table:table-cell>
          <table:table-cell office:value-type="string">
            <text:p>60.60606060606061</text:p>
          </table:table-cell>
          <table:table-cell office:value-type="string">
            <text:p>0.4809613036479341</text:p>
          </table:table-cell>
          <table:table-cell office:value-type="string">
            <text:p>0.7336777062868507</text:p>
          </table:table-cell>
          <table:table-cell office:value-type="string">
            <text:p>0.6794976256747816</text:p>
          </table:table-cell>
          <table:table-cell office:value-type="string">
            <text:p>62.0</text:p>
          </table:table-cell>
          <table:table-cell office:value-type="string">
            <text:p>0.4617170232976656</text:p>
          </table:table-cell>
          <table:table-cell office:value-type="string">
            <text:p>Spline 2</text:p>
          </table:table-cell>
          <table:table-cell/>
          <table:table-cell office:value-type="float" office:value="1092">
            <text:p>1092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, H_2802, X, X1, Y_sum</text:p>
          </table:table-cell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1">
            <text:p>1</text:p>
          </table:table-cell>
          <table:table-cell office:value-type="string">
            <text:p>OMPCV</text:p>
          </table:table-cell>
          <table:table-cell office:value-type="string">
            <text:p>0.7204434026015273</text:p>
          </table:table-cell>
          <table:table-cell office:value-type="string">
            <text:p>0.6935137371731966</text:p>
          </table:table-cell>
          <table:table-cell office:value-type="string">
            <text:p>60.60606060606061</text:p>
          </table:table-cell>
          <table:table-cell office:value-type="string">
            <text:p>0.48096130364793377</text:p>
          </table:table-cell>
          <table:table-cell office:value-type="string">
            <text:p>0.7336777062868507</text:p>
          </table:table-cell>
          <table:table-cell office:value-type="string">
            <text:p>0.6794976256747816</text:p>
          </table:table-cell>
          <table:table-cell office:value-type="string">
            <text:p>62.0</text:p>
          </table:table-cell>
          <table:table-cell office:value-type="string">
            <text:p>0.4617170232976655</text:p>
          </table:table-cell>
          <table:table-cell office:value-type="string">
            <text:p>Spline 2</text:p>
          </table:table-cell>
          <table:table-cell/>
          <table:table-cell office:value-type="float" office:value="1092">
            <text:p>1092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, H_2802, X, X1, Y_sum</text:p>
          </table:table-cell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1">
            <text:p>1</text:p>
          </table:table-cell>
          <table:table-cell office:value-type="string">
            <text:p>OMP5</text:p>
          </table:table-cell>
          <table:table-cell office:value-type="string">
            <text:p>0.7204434026015273</text:p>
          </table:table-cell>
          <table:table-cell office:value-type="string">
            <text:p>0.6935137371731966</text:p>
          </table:table-cell>
          <table:table-cell office:value-type="string">
            <text:p>60.60606060606061</text:p>
          </table:table-cell>
          <table:table-cell office:value-type="string">
            <text:p>0.48096130364793377</text:p>
          </table:table-cell>
          <table:table-cell office:value-type="string">
            <text:p>0.7336777062868507</text:p>
          </table:table-cell>
          <table:table-cell office:value-type="string">
            <text:p>0.6794976256747816</text:p>
          </table:table-cell>
          <table:table-cell office:value-type="string">
            <text:p>62.0</text:p>
          </table:table-cell>
          <table:table-cell office:value-type="string">
            <text:p>0.4617170232976655</text:p>
          </table:table-cell>
          <table:table-cell office:value-type="string">
            <text:p>Spline 2</text:p>
          </table:table-cell>
          <table:table-cell/>
          <table:table-cell office:value-type="float" office:value="1092">
            <text:p>1092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, H_2802, X, X1, Y_sum</text:p>
          </table:table-cell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1">
            <text:p>1</text:p>
          </table:table-cell>
          <table:table-cell office:value-type="string">
            <text:p>Lars2</text:p>
          </table:table-cell>
          <table:table-cell office:value-type="string">
            <text:p>0.7511779072326217</text:p>
          </table:table-cell>
          <table:table-cell office:value-type="string">
            <text:p>0.660099804336904</text:p>
          </table:table-cell>
          <table:table-cell office:value-type="string">
            <text:p>63.63636363636363</text:p>
          </table:table-cell>
          <table:table-cell office:value-type="string">
            <text:p>0.43573175168561895</text:p>
          </table:table-cell>
          <table:table-cell office:value-type="string">
            <text:p>0.7621458673277286</text:p>
          </table:table-cell>
          <table:table-cell office:value-type="string">
            <text:p>0.6474053420502988</text:p>
          </table:table-cell>
          <table:table-cell office:value-type="string">
            <text:p>63.0</text:p>
          </table:table-cell>
          <table:table-cell office:value-type="string">
            <text:p>0.41913367691526426</text:p>
          </table:table-cell>
          <table:table-cell office:value-type="string">
            <text:p>Spline 2</text:p>
          </table:table-cell>
          <table:table-cell/>
          <table:table-cell office:value-type="float" office:value="1092">
            <text:p>1092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, X</text:p>
          </table:table-cell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1">
            <text:p>1</text:p>
          </table:table-cell>
          <table:table-cell office:value-type="string">
            <text:p>QuantileRegressor</text:p>
          </table:table-cell>
          <table:table-cell office:value-type="string">
            <text:p>0.7592256297725942</text:p>
          </table:table-cell>
          <table:table-cell office:value-type="string">
            <text:p>0.6508275064073489</text:p>
          </table:table-cell>
          <table:table-cell office:value-type="string">
            <text:p>57.57575757575758</text:p>
          </table:table-cell>
          <table:table-cell office:value-type="string">
            <text:p>0.42357644309640774</text:p>
          </table:table-cell>
          <table:table-cell office:value-type="string">
            <text:p>0.7737505756814465</text:p>
          </table:table-cell>
          <table:table-cell office:value-type="string">
            <text:p>0.6334903682240404</text:p>
          </table:table-cell>
          <table:table-cell office:value-type="string">
            <text:p>56.99999999999999</text:p>
          </table:table-cell>
          <table:table-cell office:value-type="string">
            <text:p>0.40131004663263026</text:p>
          </table:table-cell>
          <table:table-cell office:value-type="string">
            <text:p>Spline 2</text:p>
          </table:table-cell>
          <table:table-cell/>
          <table:table-cell office:value-type="float" office:value="1092">
            <text:p>1092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, H_2802, X, X1, Y_sum</text:p>
          </table:table-cell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0">
            <text:p>0</text:p>
          </table:table-cell>
          <table:table-cell office:value-type="string">
            <text:p>Lars9</text:p>
          </table:table-cell>
          <table:table-cell office:value-type="string">
            <text:p>0.7786999533133333</text:p>
          </table:table-cell>
          <table:table-cell office:value-type="string">
            <text:p>0.6273965115537482</text:p>
          </table:table-cell>
          <table:table-cell office:value-type="string">
            <text:p>60.60606060606061</text:p>
          </table:table-cell>
          <table:table-cell office:value-type="string">
            <text:p>0.39362638270981254</text:p>
          </table:table-cell>
          <table:table-cell office:value-type="string">
            <text:p>0.7244759496802486</text:p>
          </table:table-cell>
          <table:table-cell office:value-type="string">
            <text:p>0.6893000785832697</text:p>
          </table:table-cell>
          <table:table-cell office:value-type="string">
            <text:p>64.0</text:p>
          </table:table-cell>
          <table:table-cell office:value-type="string">
            <text:p>0.4751345983349018</text:p>
          </table:table-cell>
          <table:table-cell office:value-type="string">
            <text:p>Spline 2</text:p>
          </table:table-cell>
          <table:table-cell/>
          <table:table-cell office:value-type="float" office:value="1166">
            <text:p>1166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, X1, X2, Xs, Q12, Q01, Q02</text:p>
          </table:table-cell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0">
            <text:p>0</text:p>
          </table:table-cell>
          <table:table-cell office:value-type="string">
            <text:p>LassoCV</text:p>
          </table:table-cell>
          <table:table-cell office:value-type="string">
            <text:p>0.7801475317407126</text:p>
          </table:table-cell>
          <table:table-cell office:value-type="string">
            <text:p>0.625595579203429</text:p>
          </table:table-cell>
          <table:table-cell office:value-type="string">
            <text:p>60.60606060606061</text:p>
          </table:table-cell>
          <table:table-cell office:value-type="string">
            <text:p>0.39136982871887405</text:p>
          </table:table-cell>
          <table:table-cell office:value-type="string">
            <text:p>0.7254766647444735</text:p>
          </table:table-cell>
          <table:table-cell office:value-type="string">
            <text:p>0.688246764548323</text:p>
          </table:table-cell>
          <table:table-cell office:value-type="string">
            <text:p>64.0</text:p>
          </table:table-cell>
          <table:table-cell office:value-type="string">
            <text:p>0.47368360891123495</text:p>
          </table:table-cell>
          <table:table-cell office:value-type="string">
            <text:p>Spline 2</text:p>
          </table:table-cell>
          <table:table-cell/>
          <table:table-cell office:value-type="float" office:value="1166">
            <text:p>1166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Smax, H_2802, X, X1, X2, Xs, Q12, Q01, Q02</text:p>
          </table:table-cell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0">
            <text:p>0</text:p>
          </table:table-cell>
          <table:table-cell office:value-type="string">
            <text:p>ElasticNetCV</text:p>
          </table:table-cell>
          <table:table-cell office:value-type="string">
            <text:p>0.7820551171654206</text:p>
          </table:table-cell>
          <table:table-cell office:value-type="string">
            <text:p>0.6232092696000118</text:p>
          </table:table-cell>
          <table:table-cell office:value-type="string">
            <text:p>60.60606060606061</text:p>
          </table:table-cell>
          <table:table-cell office:value-type="string">
            <text:p>0.3883897937153803</text:p>
          </table:table-cell>
          <table:table-cell office:value-type="string">
            <text:p>0.7271798870990548</text:p>
          </table:table-cell>
          <table:table-cell office:value-type="string">
            <text:p>0.6864469475484657</text:p>
          </table:table-cell>
          <table:table-cell office:value-type="string">
            <text:p>64.0</text:p>
          </table:table-cell>
          <table:table-cell office:value-type="string">
            <text:p>0.47120941179860587</text:p>
          </table:table-cell>
          <table:table-cell office:value-type="string">
            <text:p>Spline 2</text:p>
          </table:table-cell>
          <table:table-cell/>
          <table:table-cell office:value-type="float" office:value="1166">
            <text:p>1166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Smax, H_2802, X, X1, X2, Xs, Q12, Q01, Q02</text:p>
          </table:table-cell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0">
            <text:p>0</text:p>
          </table:table-cell>
          <table:table-cell office:value-type="string">
            <text:p>BayesianRidge</text:p>
          </table:table-cell>
          <table:table-cell office:value-type="string">
            <text:p>0.7872037738225784</text:p>
          </table:table-cell>
          <table:table-cell office:value-type="string">
            <text:p>0.6166929693773805</text:p>
          </table:table-cell>
          <table:table-cell office:value-type="string">
            <text:p>60.60606060606061</text:p>
          </table:table-cell>
          <table:table-cell office:value-type="string">
            <text:p>0.38031021847949076</text:p>
          </table:table-cell>
          <table:table-cell office:value-type="string">
            <text:p>0.7302404937049021</text:p>
          </table:table-cell>
          <table:table-cell office:value-type="string">
            <text:p>0.6831901794914947</text:p>
          </table:table-cell>
          <table:table-cell office:value-type="string">
            <text:p>64.0</text:p>
          </table:table-cell>
          <table:table-cell office:value-type="string">
            <text:p>0.46674882135362084</text:p>
          </table:table-cell>
          <table:table-cell office:value-type="string">
            <text:p>Spline 2</text:p>
          </table:table-cell>
          <table:table-cell/>
          <table:table-cell office:value-type="float" office:value="1166">
            <text:p>1166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Smax, H_2802, X, X1, X2, Xs, Q12, Q01, Q02, Y_sum</text:p>
          </table:table-cell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0">
            <text:p>0</text:p>
          </table:table-cell>
          <table:table-cell office:value-type="string">
            <text:p>OMP9</text:p>
          </table:table-cell>
          <table:table-cell office:value-type="string">
            <text:p>0.7948705623689314</text:p>
          </table:table-cell>
          <table:table-cell office:value-type="string">
            <text:p>0.6067790282131533</text:p>
          </table:table-cell>
          <table:table-cell office:value-type="string">
            <text:p>60.60606060606061</text:p>
          </table:table-cell>
          <table:table-cell office:value-type="string">
            <text:p>0.36818078907929874</text:p>
          </table:table-cell>
          <table:table-cell office:value-type="string">
            <text:p>0.7378858571564413</text:p>
          </table:table-cell>
          <table:table-cell office:value-type="string">
            <text:p>0.6749255231568176</text:p>
          </table:table-cell>
          <table:table-cell office:value-type="string">
            <text:p>64.0</text:p>
          </table:table-cell>
          <table:table-cell office:value-type="string">
            <text:p>0.4555244618085038</text:p>
          </table:table-cell>
          <table:table-cell office:value-type="string">
            <text:p>Spline 2</text:p>
          </table:table-cell>
          <table:table-cell/>
          <table:table-cell office:value-type="float" office:value="1166">
            <text:p>1166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, X1, X2, Xs, Q12, Q01, Q02</text:p>
          </table:table-cell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0">
            <text:p>0</text:p>
          </table:table-cell>
          <table:table-cell office:value-type="string">
            <text:p>Lars10</text:p>
          </table:table-cell>
          <table:table-cell office:value-type="string">
            <text:p>0.7977686989194626</text:p>
          </table:table-cell>
          <table:table-cell office:value-type="string">
            <text:p>0.6029636000824161</text:p>
          </table:table-cell>
          <table:table-cell office:value-type="string">
            <text:p>60.60606060606061</text:p>
          </table:table-cell>
          <table:table-cell office:value-type="string">
            <text:p>0.36356510302434797</text:p>
          </table:table-cell>
          <table:table-cell office:value-type="string">
            <text:p>0.7378240693445529</text:p>
          </table:table-cell>
          <table:table-cell office:value-type="string">
            <text:p>0.6749930686280003</text:p>
          </table:table-cell>
          <table:table-cell office:value-type="string">
            <text:p>64.0</text:p>
          </table:table-cell>
          <table:table-cell office:value-type="string">
            <text:p>0.4556156426958443</text:p>
          </table:table-cell>
          <table:table-cell office:value-type="string">
            <text:p>Spline 2</text:p>
          </table:table-cell>
          <table:table-cell/>
          <table:table-cell office:value-type="float" office:value="1166">
            <text:p>1166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Smax, H_2802, X, X1, X2, Xs, Q12, Q01, Q02</text:p>
          </table:table-cell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0">
            <text:p>0</text:p>
          </table:table-cell>
          <table:table-cell office:value-type="string">
            <text:p>OMP10</text:p>
          </table:table-cell>
          <table:table-cell office:value-type="string">
            <text:p>0.7979549468677032</text:p>
          </table:table-cell>
          <table:table-cell office:value-type="string">
            <text:p>0.6027171001136113</text:p>
          </table:table-cell>
          <table:table-cell office:value-type="string">
            <text:p>60.60606060606061</text:p>
          </table:table-cell>
          <table:table-cell office:value-type="string">
            <text:p>0.36326790276936105</text:p>
          </table:table-cell>
          <table:table-cell office:value-type="string">
            <text:p>0.7379549804679022</text:p>
          </table:table-cell>
          <table:table-cell office:value-type="string">
            <text:p>0.6748499439153997</text:p>
          </table:table-cell>
          <table:table-cell office:value-type="string">
            <text:p>64.0</text:p>
          </table:table-cell>
          <table:table-cell office:value-type="string">
            <text:p>0.4554224468026181</text:p>
          </table:table-cell>
          <table:table-cell office:value-type="string">
            <text:p>Spline 2</text:p>
          </table:table-cell>
          <table:table-cell/>
          <table:table-cell office:value-type="float" office:value="1166">
            <text:p>1166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Smax, H_2802, X, X1, X2, Xs, Q12, Q01, Q02</text:p>
          </table:table-cell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0">
            <text:p>0</text:p>
          </table:table-cell>
          <table:table-cell office:value-type="string">
            <text:p>Lars2</text:p>
          </table:table-cell>
          <table:table-cell office:value-type="string">
            <text:p>0.8445360368397736</text:p>
          </table:table-cell>
          <table:table-cell office:value-type="string">
            <text:p>0.5354987231347695</text:p>
          </table:table-cell>
          <table:table-cell office:value-type="string">
            <text:p>51.515151515151516</text:p>
          </table:table-cell>
          <table:table-cell office:value-type="string">
            <text:p>0.28675888247896864</text:p>
          </table:table-cell>
          <table:table-cell office:value-type="string">
            <text:p>0.8290212554251837</text:p>
          </table:table-cell>
          <table:table-cell office:value-type="string">
            <text:p>0.5592170938492961</text:p>
          </table:table-cell>
          <table:table-cell office:value-type="string">
            <text:p>55.00000000000001</text:p>
          </table:table-cell>
          <table:table-cell office:value-type="string">
            <text:p>0.31272375805325225</text:p>
          </table:table-cell>
          <table:table-cell office:value-type="string">
            <text:p>Spline 2</text:p>
          </table:table-cell>
          <table:table-cell/>
          <table:table-cell office:value-type="float" office:value="1166">
            <text:p>1166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Q12</text:p>
          </table:table-cell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0">
            <text:p>0</text:p>
          </table:table-cell>
          <table:table-cell office:value-type="string">
            <text:p>Lars1</text:p>
          </table:table-cell>
          <table:table-cell office:value-type="string">
            <text:p>0.8625092944203837</text:p>
          </table:table-cell>
          <table:table-cell office:value-type="string">
            <text:p>0.5060412206910143</text:p>
          </table:table-cell>
          <table:table-cell office:value-type="string">
            <text:p>51.515151515151516</text:p>
          </table:table-cell>
          <table:table-cell office:value-type="string">
            <text:p>0.25607771703845195</text:p>
          </table:table-cell>
          <table:table-cell office:value-type="string">
            <text:p>0.8494987162038454</text:p>
          </table:table-cell>
          <table:table-cell office:value-type="string">
            <text:p>0.5275906852551687</text:p>
          </table:table-cell>
          <table:table-cell office:value-type="string">
            <text:p>54.0</text:p>
          </table:table-cell>
          <table:table-cell office:value-type="string">
            <text:p>0.2783519311680185</text:p>
          </table:table-cell>
          <table:table-cell office:value-type="string">
            <text:p>Spline 2</text:p>
          </table:table-cell>
          <table:table-cell/>
          <table:table-cell office:value-type="float" office:value="1166">
            <text:p>1166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</text:p>
          </table:table-cell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1">
            <text:p>1</text:p>
          </table:table-cell>
          <table:table-cell office:value-type="string">
            <text:p>Lars1</text:p>
          </table:table-cell>
          <table:table-cell office:value-type="string">
            <text:p>0.9844011656316608</text:p>
          </table:table-cell>
          <table:table-cell office:value-type="string">
            <text:p>0.17593846965069215</text:p>
          </table:table-cell>
          <table:table-cell office:value-type="string">
            <text:p>51.515151515151516</text:p>
          </table:table-cell>
          <table:table-cell office:value-type="string">
            <text:p>0.030954345103027747</text:p>
          </table:table-cell>
          <table:table-cell office:value-type="string">
            <text:p>0.9897993258681216</text:p>
          </table:table-cell>
          <table:table-cell office:value-type="string">
            <text:p>0.14246857376632938</text:p>
          </table:table-cell>
          <table:table-cell office:value-type="string">
            <text:p>47.0</text:p>
          </table:table-cell>
          <table:table-cell office:value-type="string">
            <text:p>0.020297294511012032</text:p>
          </table:table-cell>
          <table:table-cell office:value-type="string">
            <text:p>Spline 2</text:p>
          </table:table-cell>
          <table:table-cell/>
          <table:table-cell office:value-type="float" office:value="1092">
            <text:p>1092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</text:p>
          </table:table-cell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0">
            <text:p>0</text:p>
          </table:table-cell>
          <table:table-cell office:value-type="string">
            <text:p>RidgeCV</text:p>
          </table:table-cell>
          <table:table-cell office:value-type="string">
            <text:p>30.512477735038463</text:p>
          </table:table-cell>
          <table:table-cell office:value-type="float" office:value="0">
            <text:p>0</text:p>
          </table:table-cell>
          <table:table-cell office:value-type="string">
            <text:p>3.0303030303030303</text:p>
          </table:table-cell>
          <table:table-cell office:value-type="string">
            <text:p>-930.0112975312179</text:p>
          </table:table-cell>
          <table:table-cell office:value-type="string">
            <text:p>27.23162475173408</text:p>
          </table:table-cell>
          <table:table-cell office:value-type="float" office:value="0">
            <text:p>0</text:p>
          </table:table-cell>
          <table:table-cell office:value-type="string">
            <text:p>4.0</text:p>
          </table:table-cell>
          <table:table-cell office:value-type="string">
            <text:p>-740.5613866192562</text:p>
          </table:table-cell>
          <table:table-cell office:value-type="string">
            <text:p>Spline 2</text:p>
          </table:table-cell>
          <table:table-cell/>
          <table:table-cell office:value-type="float" office:value="1166">
            <text:p>1166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Smax, H_2802, X, X1, X2, Xs, Q12, Q01, Q02, Y_sum</text:p>
          </table:table-cell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0">
            <text:p>0</text:p>
          </table:table-cell>
          <table:table-cell office:value-type="string">
            <text:p>LinearRegression</text:p>
          </table:table-cell>
          <table:table-cell office:value-type="string">
            <text:p>39.9829807000646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-1597.6387456617383</text:p>
          </table:table-cell>
          <table:table-cell office:value-type="string">
            <text:p>35.699175118117715</text:p>
          </table:table-cell>
          <table:table-cell office:value-type="float" office:value="0">
            <text:p>0</text:p>
          </table:table-cell>
          <table:table-cell office:value-type="string">
            <text:p>2.0</text:p>
          </table:table-cell>
          <table:table-cell office:value-type="string">
            <text:p>-1273.4311041140347</text:p>
          </table:table-cell>
          <table:table-cell office:value-type="string">
            <text:p>Spline 2</text:p>
          </table:table-cell>
          <table:table-cell/>
          <table:table-cell office:value-type="float" office:value="1166">
            <text:p>1166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Smax, H_2802, X, X1, X2, Xs, Q12, Q01, Q02, Y_sum</text:p>
          </table:table-cell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0">
            <text:p>0</text:p>
          </table:table-cell>
          <table:table-cell office:value-type="string">
            <text:p>LassoLarsCV</text:p>
          </table:table-cell>
          <table:table-cell office:value-type="string">
            <text:p>39.98298069963766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-1597.6387456275975</text:p>
          </table:table-cell>
          <table:table-cell office:value-type="string">
            <text:p>35.69917511773598</text:p>
          </table:table-cell>
          <table:table-cell office:value-type="float" office:value="0">
            <text:p>0</text:p>
          </table:table-cell>
          <table:table-cell office:value-type="string">
            <text:p>2.0</text:p>
          </table:table-cell>
          <table:table-cell office:value-type="string">
            <text:p>-1273.4311040867797</text:p>
          </table:table-cell>
          <table:table-cell office:value-type="string">
            <text:p>Spline 2</text:p>
          </table:table-cell>
          <table:table-cell/>
          <table:table-cell office:value-type="float" office:value="1166">
            <text:p>1166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Smax, H_2802, X, X1, X2, Xs, Q12, Q01, Q02, Y_sum</text:p>
          </table:table-cell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0">
            <text:p>0</text:p>
          </table:table-cell>
          <table:table-cell office:value-type="string">
            <text:p>Lars11</text:p>
          </table:table-cell>
          <table:table-cell office:value-type="string">
            <text:p>39.982980685446556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-1597.638744492792</text:p>
          </table:table-cell>
          <table:table-cell office:value-type="string">
            <text:p>35.6991751050477</text:p>
          </table:table-cell>
          <table:table-cell office:value-type="float" office:value="0">
            <text:p>0</text:p>
          </table:table-cell>
          <table:table-cell office:value-type="string">
            <text:p>2.0</text:p>
          </table:table-cell>
          <table:table-cell office:value-type="string">
            <text:p>-1273.4311031808577</text:p>
          </table:table-cell>
          <table:table-cell office:value-type="string">
            <text:p>Spline 2</text:p>
          </table:table-cell>
          <table:table-cell/>
          <table:table-cell office:value-type="float" office:value="1166">
            <text:p>1166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Smax, H_2802, X, X1, X2, Xs, Q12, Q01, Q02, Y_sum</text:p>
          </table:table-cell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0">
            <text:p>0</text:p>
          </table:table-cell>
          <table:table-cell office:value-type="string">
            <text:p>Lars12</text:p>
          </table:table-cell>
          <table:table-cell office:value-type="string">
            <text:p>39.982980685446556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-1597.638744492792</text:p>
          </table:table-cell>
          <table:table-cell office:value-type="string">
            <text:p>35.6991751050477</text:p>
          </table:table-cell>
          <table:table-cell office:value-type="float" office:value="0">
            <text:p>0</text:p>
          </table:table-cell>
          <table:table-cell office:value-type="string">
            <text:p>2.0</text:p>
          </table:table-cell>
          <table:table-cell office:value-type="string">
            <text:p>-1273.4311031808577</text:p>
          </table:table-cell>
          <table:table-cell office:value-type="string">
            <text:p>Spline 2</text:p>
          </table:table-cell>
          <table:table-cell/>
          <table:table-cell office:value-type="float" office:value="1166">
            <text:p>1166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Smax, H_2802, X, X1, X2, Xs, Q12, Q01, Q02, Y_sum</text:p>
          </table:table-cell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0">
            <text:p>0</text:p>
          </table:table-cell>
          <table:table-cell office:value-type="string">
            <text:p>Lars13</text:p>
          </table:table-cell>
          <table:table-cell office:value-type="string">
            <text:p>39.982980685446556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-1597.638744492792</text:p>
          </table:table-cell>
          <table:table-cell office:value-type="string">
            <text:p>35.6991751050477</text:p>
          </table:table-cell>
          <table:table-cell office:value-type="float" office:value="0">
            <text:p>0</text:p>
          </table:table-cell>
          <table:table-cell office:value-type="string">
            <text:p>2.0</text:p>
          </table:table-cell>
          <table:table-cell office:value-type="string">
            <text:p>-1273.4311031808577</text:p>
          </table:table-cell>
          <table:table-cell office:value-type="string">
            <text:p>Spline 2</text:p>
          </table:table-cell>
          <table:table-cell/>
          <table:table-cell office:value-type="float" office:value="1166">
            <text:p>1166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Smax, H_2802, X, X1, X2, Xs, Q12, Q01, Q02, Y_sum</text:p>
          </table:table-cell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0">
            <text:p>0</text:p>
          </table:table-cell>
          <table:table-cell office:value-type="string">
            <text:p>Lars14</text:p>
          </table:table-cell>
          <table:table-cell office:value-type="string">
            <text:p>39.982980685446556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-1597.638744492792</text:p>
          </table:table-cell>
          <table:table-cell office:value-type="string">
            <text:p>35.6991751050477</text:p>
          </table:table-cell>
          <table:table-cell office:value-type="float" office:value="0">
            <text:p>0</text:p>
          </table:table-cell>
          <table:table-cell office:value-type="string">
            <text:p>2.0</text:p>
          </table:table-cell>
          <table:table-cell office:value-type="string">
            <text:p>-1273.4311031808577</text:p>
          </table:table-cell>
          <table:table-cell office:value-type="string">
            <text:p>Spline 2</text:p>
          </table:table-cell>
          <table:table-cell/>
          <table:table-cell office:value-type="float" office:value="1166">
            <text:p>1166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Smax, H_2802, X, X1, X2, Xs, Q12, Q01, Q02, Y_sum</text:p>
          </table:table-cell>
        </table:table-row>
        <table:table-row table:style-name="ro1">
          <table:table-cell office:value-type="string">
            <text:p>ЗападнаяДвина-Витебск</text:p>
          </table:table-cell>
          <table:table-cell office:value-type="float" office:value="0">
            <text:p>0</text:p>
          </table:table-cell>
          <table:table-cell office:value-type="string">
            <text:p>OMP11</text:p>
          </table:table-cell>
          <table:table-cell office:value-type="string">
            <text:p>39.9829806783309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-1597.6387439237853</text:p>
          </table:table-cell>
          <table:table-cell office:value-type="string">
            <text:p>35.699175098685636</text:p>
          </table:table-cell>
          <table:table-cell office:value-type="float" office:value="0">
            <text:p>0</text:p>
          </table:table-cell>
          <table:table-cell office:value-type="string">
            <text:p>2.0</text:p>
          </table:table-cell>
          <table:table-cell office:value-type="string">
            <text:p>-1273.4311027266165</text:p>
          </table:table-cell>
          <table:table-cell office:value-type="string">
            <text:p>Spline 2</text:p>
          </table:table-cell>
          <table:table-cell/>
          <table:table-cell office:value-type="float" office:value="1166">
            <text:p>1166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Smax, H_2802, X, X1, X2, Xs, Q12, Q01, Q02, Y_sum</text:p>
          </table:table-cell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0">
            <text:p>0</text:p>
          </table:table-cell>
          <table:table-cell office:value-type="string">
            <text:p>KNeighborsRegressor</text:p>
          </table:table-cell>
          <table:table-cell office:value-type="string">
            <text:p>0.17855448904739177</text:p>
          </table:table-cell>
          <table:table-cell office:value-type="string">
            <text:p>0.9839300251750756</text:p>
          </table:table-cell>
          <table:table-cell office:value-type="string">
            <text:p>100.0</text:p>
          </table:table-cell>
          <table:table-cell office:value-type="string">
            <text:p>0.9681182944410248</text:p>
          </table:table-cell>
          <table:table-cell office:value-type="string">
            <text:p>0.29584110808022424</text:p>
          </table:table-cell>
          <table:table-cell office:value-type="string">
            <text:p>0.9552371636247541</text:p>
          </table:table-cell>
          <table:table-cell office:value-type="string">
            <text:p>93.0</text:p>
          </table:table-cell>
          <table:table-cell office:value-type="string">
            <text:p>0.9124780387698651</text:p>
          </table:table-cell>
          <table:table-cell office:value-type="string">
            <text:p>Spline 2</text:p>
          </table:table-cell>
          <table:table-cell/>
          <table:table-cell office:value-type="float" office:value="1132">
            <text:p>1132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0">
            <text:p>0</text:p>
          </table:table-cell>
          <table:table-cell office:value-type="string">
            <text:p>StackingRegressorRidge</text:p>
          </table:table-cell>
          <table:table-cell office:value-type="string">
            <text:p>0.3194001600454555</text:p>
          </table:table-cell>
          <table:table-cell office:value-type="string">
            <text:p>0.9476199331815142</text:p>
          </table:table-cell>
          <table:table-cell office:value-type="string">
            <text:p>96.875</text:p>
          </table:table-cell>
          <table:table-cell office:value-type="string">
            <text:p>0.8979835377629374</text:p>
          </table:table-cell>
          <table:table-cell office:value-type="string">
            <text:p>0.3440078528174679</text:p>
          </table:table-cell>
          <table:table-cell office:value-type="string">
            <text:p>0.9389667710840013</text:p>
          </table:table-cell>
          <table:table-cell office:value-type="string">
            <text:p>97.0</text:p>
          </table:table-cell>
          <table:table-cell office:value-type="string">
            <text:p>0.8816585971999154</text:p>
          </table:table-cell>
          <table:table-cell office:value-type="string">
            <text:p>Spline 2</text:p>
          </table:table-cell>
          <table:table-cell/>
          <table:table-cell office:value-type="float" office:value="1132">
            <text:p>1132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0">
            <text:p>0</text:p>
          </table:table-cell>
          <table:table-cell office:value-type="string">
            <text:p>ExtraTreesRegressor</text:p>
          </table:table-cell>
          <table:table-cell office:value-type="string">
            <text:p>0.3215030591207897</text:p>
          </table:table-cell>
          <table:table-cell office:value-type="string">
            <text:p>0.9469085399213453</text:p>
          </table:table-cell>
          <table:table-cell office:value-type="string">
            <text:p>100.0</text:p>
          </table:table-cell>
          <table:table-cell office:value-type="string">
            <text:p>0.896635782975974</text:p>
          </table:table-cell>
          <table:table-cell office:value-type="string">
            <text:p>0.3978004870598572</text:p>
          </table:table-cell>
          <table:table-cell office:value-type="string">
            <text:p>0.9174719464348435</text:p>
          </table:table-cell>
          <table:table-cell office:value-type="string">
            <text:p>91.0</text:p>
          </table:table-cell>
          <table:table-cell office:value-type="string">
            <text:p>0.8417547724949404</text:p>
          </table:table-cell>
          <table:table-cell office:value-type="string">
            <text:p>Spline 2</text:p>
          </table:table-cell>
          <table:table-cell/>
          <table:table-cell office:value-type="float" office:value="1132">
            <text:p>1132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2">
            <text:p>2</text:p>
          </table:table-cell>
          <table:table-cell office:value-type="string">
            <text:p>KNeighborsRegressor</text:p>
          </table:table-cell>
          <table:table-cell office:value-type="string">
            <text:p>0.3612751859291296</text:p>
          </table:table-cell>
          <table:table-cell office:value-type="string">
            <text:p>0.9324592430942346</text:p>
          </table:table-cell>
          <table:table-cell office:value-type="string">
            <text:p>93.75</text:p>
          </table:table-cell>
          <table:table-cell office:value-type="string">
            <text:p>0.8694802400318729</text:p>
          </table:table-cell>
          <table:table-cell office:value-type="string">
            <text:p>0.4454771169781095</text:p>
          </table:table-cell>
          <table:table-cell office:value-type="string">
            <text:p>0.8952933252565172</text:p>
          </table:table-cell>
          <table:table-cell office:value-type="string">
            <text:p>90.0</text:p>
          </table:table-cell>
          <table:table-cell office:value-type="string">
            <text:p>0.8015501382488718</text:p>
          </table:table-cell>
          <table:table-cell office:value-type="string">
            <text:p>Spline 2</text:p>
          </table:table-cell>
          <table:table-cell/>
          <table:table-cell office:value-type="float" office:value="1050">
            <text:p>1050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0">
            <text:p>0</text:p>
          </table:table-cell>
          <table:table-cell office:value-type="string">
            <text:p>VotingRegressor</text:p>
          </table:table-cell>
          <table:table-cell office:value-type="string">
            <text:p>0.3688157991493614</text:p>
          </table:table-cell>
          <table:table-cell office:value-type="string">
            <text:p>0.9295025047291793</text:p>
          </table:table-cell>
          <table:table-cell office:value-type="string">
            <text:p>90.625</text:p>
          </table:table-cell>
          <table:table-cell office:value-type="string">
            <text:p>0.8639749062978179</text:p>
          </table:table-cell>
          <table:table-cell office:value-type="string">
            <text:p>0.36632949533369596</text:p>
          </table:table-cell>
          <table:table-cell office:value-type="string">
            <text:p>0.9304851964693257</text:p>
          </table:table-cell>
          <table:table-cell office:value-type="string">
            <text:p>95.0</text:p>
          </table:table-cell>
          <table:table-cell office:value-type="string">
            <text:p>0.8658027008485596</text:p>
          </table:table-cell>
          <table:table-cell office:value-type="string">
            <text:p>Spline 2</text:p>
          </table:table-cell>
          <table:table-cell/>
          <table:table-cell office:value-type="float" office:value="1132">
            <text:p>1132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0">
            <text:p>0</text:p>
          </table:table-cell>
          <table:table-cell office:value-type="string">
            <text:p>HistGradientBoostingRegressor</text:p>
          </table:table-cell>
          <table:table-cell office:value-type="string">
            <text:p>0.3931252209508868</text:p>
          </table:table-cell>
          <table:table-cell office:value-type="string">
            <text:p>0.9194849431351861</text:p>
          </table:table-cell>
          <table:table-cell office:value-type="string">
            <text:p>90.625</text:p>
          </table:table-cell>
          <table:table-cell office:value-type="string">
            <text:p>0.8454525606523164</text:p>
          </table:table-cell>
          <table:table-cell office:value-type="string">
            <text:p>0.39245853626869986</text:p>
          </table:table-cell>
          <table:table-cell office:value-type="string">
            <text:p>0.9197696979732641</text:p>
          </table:table-cell>
          <table:table-cell office:value-type="string">
            <text:p>92.0</text:p>
          </table:table-cell>
          <table:table-cell office:value-type="string">
            <text:p>0.8459762973098296</text:p>
          </table:table-cell>
          <table:table-cell office:value-type="string">
            <text:p>Spline 2</text:p>
          </table:table-cell>
          <table:table-cell/>
          <table:table-cell office:value-type="float" office:value="1132">
            <text:p>1132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2">
            <text:p>2</text:p>
          </table:table-cell>
          <table:table-cell office:value-type="string">
            <text:p>StackingRegressorRidge</text:p>
          </table:table-cell>
          <table:table-cell office:value-type="string">
            <text:p>0.4111248777191381</text:p>
          </table:table-cell>
          <table:table-cell office:value-type="string">
            <text:p>0.9115790338310902</text:p>
          </table:table-cell>
          <table:table-cell office:value-type="string">
            <text:p>93.75</text:p>
          </table:table-cell>
          <table:table-cell office:value-type="string">
            <text:p>0.8309763349204238</text:p>
          </table:table-cell>
          <table:table-cell office:value-type="string">
            <text:p>0.45260446479695216</text:p>
          </table:table-cell>
          <table:table-cell office:value-type="string">
            <text:p>0.8917113874151572</text:p>
          </table:table-cell>
          <table:table-cell office:value-type="string">
            <text:p>89.0</text:p>
          </table:table-cell>
          <table:table-cell office:value-type="string">
            <text:p>0.7951491984458645</text:p>
          </table:table-cell>
          <table:table-cell office:value-type="string">
            <text:p>Spline 2</text:p>
          </table:table-cell>
          <table:table-cell/>
          <table:table-cell office:value-type="float" office:value="1050">
            <text:p>1050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0">
            <text:p>0</text:p>
          </table:table-cell>
          <table:table-cell office:value-type="string">
            <text:p>AdaBoostRegressor</text:p>
          </table:table-cell>
          <table:table-cell office:value-type="string">
            <text:p>0.42685397632402616</text:p>
          </table:table-cell>
          <table:table-cell office:value-type="string">
            <text:p>0.9043205642339268</text:p>
          </table:table-cell>
          <table:table-cell office:value-type="string">
            <text:p>84.375</text:p>
          </table:table-cell>
          <table:table-cell office:value-type="string">
            <text:p>0.8177956828963677</text:p>
          </table:table-cell>
          <table:table-cell office:value-type="string">
            <text:p>0.4194048772986287</text:p>
          </table:table-cell>
          <table:table-cell office:value-type="string">
            <text:p>0.9077992888839043</text:p>
          </table:table-cell>
          <table:table-cell office:value-type="string">
            <text:p>91.0</text:p>
          </table:table-cell>
          <table:table-cell office:value-type="string">
            <text:p>0.8240995488981222</text:p>
          </table:table-cell>
          <table:table-cell office:value-type="string">
            <text:p>Spline 2</text:p>
          </table:table-cell>
          <table:table-cell/>
          <table:table-cell office:value-type="float" office:value="1132">
            <text:p>1132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0">
            <text:p>0</text:p>
          </table:table-cell>
          <table:table-cell office:value-type="string">
            <text:p>BaggingRegressor</text:p>
          </table:table-cell>
          <table:table-cell office:value-type="string">
            <text:p>0.445487424695145</text:p>
          </table:table-cell>
          <table:table-cell office:value-type="string">
            <text:p>0.8952881963024463</text:p>
          </table:table-cell>
          <table:table-cell office:value-type="string">
            <text:p>87.5</text:p>
          </table:table-cell>
          <table:table-cell office:value-type="string">
            <text:p>0.8015409544384875</text:p>
          </table:table-cell>
          <table:table-cell office:value-type="string">
            <text:p>0.41842402275151147</text:p>
          </table:table-cell>
          <table:table-cell office:value-type="string">
            <text:p>0.9082518027421925</text:p>
          </table:table-cell>
          <table:table-cell office:value-type="string">
            <text:p>89.0</text:p>
          </table:table-cell>
          <table:table-cell office:value-type="string">
            <text:p>0.8249213371844426</text:p>
          </table:table-cell>
          <table:table-cell office:value-type="string">
            <text:p>Spline 2</text:p>
          </table:table-cell>
          <table:table-cell/>
          <table:table-cell office:value-type="float" office:value="1132">
            <text:p>1132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2">
            <text:p>2</text:p>
          </table:table-cell>
          <table:table-cell office:value-type="string">
            <text:p>HistGradientBoostingRegressor</text:p>
          </table:table-cell>
          <table:table-cell office:value-type="string">
            <text:p>0.45919833066717264</text:p>
          </table:table-cell>
          <table:table-cell office:value-type="string">
            <text:p>0.8883337734840897</text:p>
          </table:table-cell>
          <table:table-cell office:value-type="string">
            <text:p>87.5</text:p>
          </table:table-cell>
          <table:table-cell office:value-type="string">
            <text:p>0.789136893112482</text:p>
          </table:table-cell>
          <table:table-cell office:value-type="string">
            <text:p>0.45029240374042706</text:p>
          </table:table-cell>
          <table:table-cell office:value-type="string">
            <text:p>0.8928811517406268</text:p>
          </table:table-cell>
          <table:table-cell office:value-type="string">
            <text:p>89.0</text:p>
          </table:table-cell>
          <table:table-cell office:value-type="string">
            <text:p>0.7972367511336682</text:p>
          </table:table-cell>
          <table:table-cell office:value-type="string">
            <text:p>Spline 2</text:p>
          </table:table-cell>
          <table:table-cell/>
          <table:table-cell office:value-type="float" office:value="1050">
            <text:p>1050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2">
            <text:p>2</text:p>
          </table:table-cell>
          <table:table-cell office:value-type="string">
            <text:p>BaggingRegressor</text:p>
          </table:table-cell>
          <table:table-cell office:value-type="string">
            <text:p>0.46113658623926673</text:p>
          </table:table-cell>
          <table:table-cell office:value-type="string">
            <text:p>0.887329165998501</text:p>
          </table:table-cell>
          <table:table-cell office:value-type="string">
            <text:p>87.5</text:p>
          </table:table-cell>
          <table:table-cell office:value-type="string">
            <text:p>0.7873530488315954</text:p>
          </table:table-cell>
          <table:table-cell office:value-type="string">
            <text:p>0.4688311945048534</text:p>
          </table:table-cell>
          <table:table-cell office:value-type="string">
            <text:p>0.8832877849597788</text:p>
          </table:table-cell>
          <table:table-cell office:value-type="string">
            <text:p>85.0</text:p>
          </table:table-cell>
          <table:table-cell office:value-type="string">
            <text:p>0.7801973110591522</text:p>
          </table:table-cell>
          <table:table-cell office:value-type="string">
            <text:p>Spline 2</text:p>
          </table:table-cell>
          <table:table-cell/>
          <table:table-cell office:value-type="float" office:value="1050">
            <text:p>1050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2">
            <text:p>2</text:p>
          </table:table-cell>
          <table:table-cell office:value-type="string">
            <text:p>AdaBoostRegressor</text:p>
          </table:table-cell>
          <table:table-cell office:value-type="string">
            <text:p>0.48133215751469793</text:p>
          </table:table-cell>
          <table:table-cell office:value-type="string">
            <text:p>0.876538278766105</text:p>
          </table:table-cell>
          <table:table-cell office:value-type="string">
            <text:p>84.375</text:p>
          </table:table-cell>
          <table:table-cell office:value-type="string">
            <text:p>0.7683193541422461</text:p>
          </table:table-cell>
          <table:table-cell office:value-type="string">
            <text:p>0.45201368789636004</text:p>
          </table:table-cell>
          <table:table-cell office:value-type="string">
            <text:p>0.8920110010276399</text:p>
          </table:table-cell>
          <table:table-cell office:value-type="string">
            <text:p>87.0</text:p>
          </table:table-cell>
          <table:table-cell office:value-type="string">
            <text:p>0.795683625954332</text:p>
          </table:table-cell>
          <table:table-cell office:value-type="string">
            <text:p>Spline 2</text:p>
          </table:table-cell>
          <table:table-cell/>
          <table:table-cell office:value-type="float" office:value="1050">
            <text:p>1050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2">
            <text:p>2</text:p>
          </table:table-cell>
          <table:table-cell office:value-type="string">
            <text:p>ExtraTreesRegressor</text:p>
          </table:table-cell>
          <table:table-cell office:value-type="string">
            <text:p>0.4819118955557673</text:p>
          </table:table-cell>
          <table:table-cell office:value-type="string">
            <text:p>0.8762196784607427</text:p>
          </table:table-cell>
          <table:table-cell office:value-type="string">
            <text:p>87.5</text:p>
          </table:table-cell>
          <table:table-cell office:value-type="string">
            <text:p>0.7677609249218472</text:p>
          </table:table-cell>
          <table:table-cell office:value-type="string">
            <text:p>0.5346171306512847</text:p>
          </table:table-cell>
          <table:table-cell office:value-type="string">
            <text:p>0.8450943873995302</text:p>
          </table:table-cell>
          <table:table-cell office:value-type="string">
            <text:p>83.0</text:p>
          </table:table-cell>
          <table:table-cell office:value-type="string">
            <text:p>0.714184523614187</text:p>
          </table:table-cell>
          <table:table-cell office:value-type="string">
            <text:p>Spline 2</text:p>
          </table:table-cell>
          <table:table-cell/>
          <table:table-cell office:value-type="float" office:value="1050">
            <text:p>1050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2">
            <text:p>2</text:p>
          </table:table-cell>
          <table:table-cell office:value-type="string">
            <text:p>VotingRegressor</text:p>
          </table:table-cell>
          <table:table-cell office:value-type="string">
            <text:p>0.4966820961634536</text:p>
          </table:table-cell>
          <table:table-cell office:value-type="string">
            <text:p>0.8679325407833709</text:p>
          </table:table-cell>
          <table:table-cell office:value-type="string">
            <text:p>75.0</text:p>
          </table:table-cell>
          <table:table-cell office:value-type="string">
            <text:p>0.7533068953506779</text:p>
          </table:table-cell>
          <table:table-cell office:value-type="string">
            <text:p>0.49098521307953374</text:p>
          </table:table-cell>
          <table:table-cell office:value-type="string">
            <text:p>0.8711679060532733</text:p>
          </table:table-cell>
          <table:table-cell office:value-type="string">
            <text:p>82.0</text:p>
          </table:table-cell>
          <table:table-cell office:value-type="string">
            <text:p>0.7589335205372448</text:p>
          </table:table-cell>
          <table:table-cell office:value-type="string">
            <text:p>Spline 2</text:p>
          </table:table-cell>
          <table:table-cell/>
          <table:table-cell office:value-type="float" office:value="1050">
            <text:p>1050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2">
            <text:p>2</text:p>
          </table:table-cell>
          <table:table-cell office:value-type="string">
            <text:p>LinearRegression</text:p>
          </table:table-cell>
          <table:table-cell office:value-type="string">
            <text:p>0.5891313477679408</text:p>
          </table:table-cell>
          <table:table-cell office:value-type="string">
            <text:p>0.808037285697343</text:p>
          </table:table-cell>
          <table:table-cell office:value-type="string">
            <text:p>75.0</text:p>
          </table:table-cell>
          <table:table-cell office:value-type="string">
            <text:p>0.6529242550771297</text:p>
          </table:table-cell>
          <table:table-cell office:value-type="string">
            <text:p>0.6104618900402805</text:p>
          </table:table-cell>
          <table:table-cell office:value-type="string">
            <text:p>0.792045630509031</text:p>
          </table:table-cell>
          <table:table-cell office:value-type="string">
            <text:p>71.0</text:p>
          </table:table-cell>
          <table:table-cell office:value-type="string">
            <text:p>0.6273362808084484</text:p>
          </table:table-cell>
          <table:table-cell office:value-type="string">
            <text:p>Spline 2</text:p>
          </table:table-cell>
          <table:table-cell/>
          <table:table-cell office:value-type="float" office:value="1050">
            <text:p>1050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2, Xs, Y_sum</text:p>
          </table:table-cell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2">
            <text:p>2</text:p>
          </table:table-cell>
          <table:table-cell office:value-type="string">
            <text:p>OMPCV</text:p>
          </table:table-cell>
          <table:table-cell office:value-type="string">
            <text:p>0.5891313477679411</text:p>
          </table:table-cell>
          <table:table-cell office:value-type="string">
            <text:p>0.8080372856973428</text:p>
          </table:table-cell>
          <table:table-cell office:value-type="string">
            <text:p>75.0</text:p>
          </table:table-cell>
          <table:table-cell office:value-type="string">
            <text:p>0.6529242550771293</text:p>
          </table:table-cell>
          <table:table-cell office:value-type="string">
            <text:p>0.6104618900402805</text:p>
          </table:table-cell>
          <table:table-cell office:value-type="string">
            <text:p>0.792045630509031</text:p>
          </table:table-cell>
          <table:table-cell office:value-type="string">
            <text:p>71.0</text:p>
          </table:table-cell>
          <table:table-cell office:value-type="string">
            <text:p>0.6273362808084486</text:p>
          </table:table-cell>
          <table:table-cell office:value-type="string">
            <text:p>Spline 2</text:p>
          </table:table-cell>
          <table:table-cell/>
          <table:table-cell office:value-type="float" office:value="1050">
            <text:p>1050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2, Xs, Y_sum</text:p>
          </table:table-cell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2">
            <text:p>2</text:p>
          </table:table-cell>
          <table:table-cell office:value-type="string">
            <text:p>OMP5</text:p>
          </table:table-cell>
          <table:table-cell office:value-type="string">
            <text:p>0.5891313477679411</text:p>
          </table:table-cell>
          <table:table-cell office:value-type="string">
            <text:p>0.8080372856973428</text:p>
          </table:table-cell>
          <table:table-cell office:value-type="string">
            <text:p>75.0</text:p>
          </table:table-cell>
          <table:table-cell office:value-type="string">
            <text:p>0.6529242550771293</text:p>
          </table:table-cell>
          <table:table-cell office:value-type="string">
            <text:p>0.6104618900402805</text:p>
          </table:table-cell>
          <table:table-cell office:value-type="string">
            <text:p>0.792045630509031</text:p>
          </table:table-cell>
          <table:table-cell office:value-type="string">
            <text:p>71.0</text:p>
          </table:table-cell>
          <table:table-cell office:value-type="string">
            <text:p>0.6273362808084486</text:p>
          </table:table-cell>
          <table:table-cell office:value-type="string">
            <text:p>Spline 2</text:p>
          </table:table-cell>
          <table:table-cell/>
          <table:table-cell office:value-type="float" office:value="1050">
            <text:p>1050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2, Xs, Y_sum</text:p>
          </table:table-cell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2">
            <text:p>2</text:p>
          </table:table-cell>
          <table:table-cell office:value-type="string">
            <text:p>LarsCV</text:p>
          </table:table-cell>
          <table:table-cell office:value-type="string">
            <text:p>0.5891313477679412</text:p>
          </table:table-cell>
          <table:table-cell office:value-type="string">
            <text:p>0.8080372856973428</text:p>
          </table:table-cell>
          <table:table-cell office:value-type="string">
            <text:p>75.0</text:p>
          </table:table-cell>
          <table:table-cell office:value-type="string">
            <text:p>0.6529242550771293</text:p>
          </table:table-cell>
          <table:table-cell office:value-type="string">
            <text:p>0.6104618900402805</text:p>
          </table:table-cell>
          <table:table-cell office:value-type="string">
            <text:p>0.792045630509031</text:p>
          </table:table-cell>
          <table:table-cell office:value-type="string">
            <text:p>71.0</text:p>
          </table:table-cell>
          <table:table-cell office:value-type="string">
            <text:p>0.6273362808084484</text:p>
          </table:table-cell>
          <table:table-cell office:value-type="string">
            <text:p>Spline 2</text:p>
          </table:table-cell>
          <table:table-cell/>
          <table:table-cell office:value-type="float" office:value="1050">
            <text:p>1050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2, Xs, Y_sum</text:p>
          </table:table-cell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2">
            <text:p>2</text:p>
          </table:table-cell>
          <table:table-cell office:value-type="string">
            <text:p>Lars5</text:p>
          </table:table-cell>
          <table:table-cell office:value-type="string">
            <text:p>0.5891313477679412</text:p>
          </table:table-cell>
          <table:table-cell office:value-type="string">
            <text:p>0.8080372856973428</text:p>
          </table:table-cell>
          <table:table-cell office:value-type="string">
            <text:p>75.0</text:p>
          </table:table-cell>
          <table:table-cell office:value-type="string">
            <text:p>0.6529242550771293</text:p>
          </table:table-cell>
          <table:table-cell office:value-type="string">
            <text:p>0.6104618900402805</text:p>
          </table:table-cell>
          <table:table-cell office:value-type="string">
            <text:p>0.792045630509031</text:p>
          </table:table-cell>
          <table:table-cell office:value-type="string">
            <text:p>71.0</text:p>
          </table:table-cell>
          <table:table-cell office:value-type="string">
            <text:p>0.6273362808084484</text:p>
          </table:table-cell>
          <table:table-cell office:value-type="string">
            <text:p>Spline 2</text:p>
          </table:table-cell>
          <table:table-cell/>
          <table:table-cell office:value-type="float" office:value="1050">
            <text:p>1050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2, Xs, Y_sum</text:p>
          </table:table-cell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2">
            <text:p>2</text:p>
          </table:table-cell>
          <table:table-cell office:value-type="string">
            <text:p>Lars6</text:p>
          </table:table-cell>
          <table:table-cell office:value-type="string">
            <text:p>0.5891313477679412</text:p>
          </table:table-cell>
          <table:table-cell office:value-type="string">
            <text:p>0.8080372856973428</text:p>
          </table:table-cell>
          <table:table-cell office:value-type="string">
            <text:p>75.0</text:p>
          </table:table-cell>
          <table:table-cell office:value-type="string">
            <text:p>0.6529242550771293</text:p>
          </table:table-cell>
          <table:table-cell office:value-type="string">
            <text:p>0.6104618900402805</text:p>
          </table:table-cell>
          <table:table-cell office:value-type="string">
            <text:p>0.792045630509031</text:p>
          </table:table-cell>
          <table:table-cell office:value-type="string">
            <text:p>71.0</text:p>
          </table:table-cell>
          <table:table-cell office:value-type="string">
            <text:p>0.6273362808084484</text:p>
          </table:table-cell>
          <table:table-cell office:value-type="string">
            <text:p>Spline 2</text:p>
          </table:table-cell>
          <table:table-cell/>
          <table:table-cell office:value-type="float" office:value="1050">
            <text:p>1050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2, Xs, Y_sum</text:p>
          </table:table-cell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2">
            <text:p>2</text:p>
          </table:table-cell>
          <table:table-cell office:value-type="string">
            <text:p>Lars7</text:p>
          </table:table-cell>
          <table:table-cell office:value-type="string">
            <text:p>0.5891313477679412</text:p>
          </table:table-cell>
          <table:table-cell office:value-type="string">
            <text:p>0.8080372856973428</text:p>
          </table:table-cell>
          <table:table-cell office:value-type="string">
            <text:p>75.0</text:p>
          </table:table-cell>
          <table:table-cell office:value-type="string">
            <text:p>0.6529242550771293</text:p>
          </table:table-cell>
          <table:table-cell office:value-type="string">
            <text:p>0.6104618900402805</text:p>
          </table:table-cell>
          <table:table-cell office:value-type="string">
            <text:p>0.792045630509031</text:p>
          </table:table-cell>
          <table:table-cell office:value-type="string">
            <text:p>71.0</text:p>
          </table:table-cell>
          <table:table-cell office:value-type="string">
            <text:p>0.6273362808084484</text:p>
          </table:table-cell>
          <table:table-cell office:value-type="string">
            <text:p>Spline 2</text:p>
          </table:table-cell>
          <table:table-cell/>
          <table:table-cell office:value-type="float" office:value="1050">
            <text:p>1050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2, Xs, Y_sum</text:p>
          </table:table-cell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2">
            <text:p>2</text:p>
          </table:table-cell>
          <table:table-cell office:value-type="string">
            <text:p>Lars8</text:p>
          </table:table-cell>
          <table:table-cell office:value-type="string">
            <text:p>0.5891313477679412</text:p>
          </table:table-cell>
          <table:table-cell office:value-type="string">
            <text:p>0.8080372856973428</text:p>
          </table:table-cell>
          <table:table-cell office:value-type="string">
            <text:p>75.0</text:p>
          </table:table-cell>
          <table:table-cell office:value-type="string">
            <text:p>0.6529242550771293</text:p>
          </table:table-cell>
          <table:table-cell office:value-type="string">
            <text:p>0.6104618900402805</text:p>
          </table:table-cell>
          <table:table-cell office:value-type="string">
            <text:p>0.792045630509031</text:p>
          </table:table-cell>
          <table:table-cell office:value-type="string">
            <text:p>71.0</text:p>
          </table:table-cell>
          <table:table-cell office:value-type="string">
            <text:p>0.6273362808084484</text:p>
          </table:table-cell>
          <table:table-cell office:value-type="string">
            <text:p>Spline 2</text:p>
          </table:table-cell>
          <table:table-cell/>
          <table:table-cell office:value-type="float" office:value="1050">
            <text:p>1050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2, Xs, Y_sum</text:p>
          </table:table-cell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2">
            <text:p>2</text:p>
          </table:table-cell>
          <table:table-cell office:value-type="string">
            <text:p>Lars9</text:p>
          </table:table-cell>
          <table:table-cell office:value-type="string">
            <text:p>0.5891313477679412</text:p>
          </table:table-cell>
          <table:table-cell office:value-type="string">
            <text:p>0.8080372856973428</text:p>
          </table:table-cell>
          <table:table-cell office:value-type="string">
            <text:p>75.0</text:p>
          </table:table-cell>
          <table:table-cell office:value-type="string">
            <text:p>0.6529242550771293</text:p>
          </table:table-cell>
          <table:table-cell office:value-type="string">
            <text:p>0.6104618900402805</text:p>
          </table:table-cell>
          <table:table-cell office:value-type="string">
            <text:p>0.792045630509031</text:p>
          </table:table-cell>
          <table:table-cell office:value-type="string">
            <text:p>71.0</text:p>
          </table:table-cell>
          <table:table-cell office:value-type="string">
            <text:p>0.6273362808084484</text:p>
          </table:table-cell>
          <table:table-cell office:value-type="string">
            <text:p>Spline 2</text:p>
          </table:table-cell>
          <table:table-cell/>
          <table:table-cell office:value-type="float" office:value="1050">
            <text:p>1050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2, Xs, Y_sum</text:p>
          </table:table-cell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2">
            <text:p>2</text:p>
          </table:table-cell>
          <table:table-cell office:value-type="string">
            <text:p>Lars10</text:p>
          </table:table-cell>
          <table:table-cell office:value-type="string">
            <text:p>0.5891313477679412</text:p>
          </table:table-cell>
          <table:table-cell office:value-type="string">
            <text:p>0.8080372856973428</text:p>
          </table:table-cell>
          <table:table-cell office:value-type="string">
            <text:p>75.0</text:p>
          </table:table-cell>
          <table:table-cell office:value-type="string">
            <text:p>0.6529242550771293</text:p>
          </table:table-cell>
          <table:table-cell office:value-type="string">
            <text:p>0.6104618900402805</text:p>
          </table:table-cell>
          <table:table-cell office:value-type="string">
            <text:p>0.792045630509031</text:p>
          </table:table-cell>
          <table:table-cell office:value-type="string">
            <text:p>71.0</text:p>
          </table:table-cell>
          <table:table-cell office:value-type="string">
            <text:p>0.6273362808084484</text:p>
          </table:table-cell>
          <table:table-cell office:value-type="string">
            <text:p>Spline 2</text:p>
          </table:table-cell>
          <table:table-cell/>
          <table:table-cell office:value-type="float" office:value="1050">
            <text:p>1050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2, Xs, Y_sum</text:p>
          </table:table-cell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2">
            <text:p>2</text:p>
          </table:table-cell>
          <table:table-cell office:value-type="string">
            <text:p>Lars11</text:p>
          </table:table-cell>
          <table:table-cell office:value-type="string">
            <text:p>0.5891313477679412</text:p>
          </table:table-cell>
          <table:table-cell office:value-type="string">
            <text:p>0.8080372856973428</text:p>
          </table:table-cell>
          <table:table-cell office:value-type="string">
            <text:p>75.0</text:p>
          </table:table-cell>
          <table:table-cell office:value-type="string">
            <text:p>0.6529242550771293</text:p>
          </table:table-cell>
          <table:table-cell office:value-type="string">
            <text:p>0.6104618900402805</text:p>
          </table:table-cell>
          <table:table-cell office:value-type="string">
            <text:p>0.792045630509031</text:p>
          </table:table-cell>
          <table:table-cell office:value-type="string">
            <text:p>71.0</text:p>
          </table:table-cell>
          <table:table-cell office:value-type="string">
            <text:p>0.6273362808084484</text:p>
          </table:table-cell>
          <table:table-cell office:value-type="string">
            <text:p>Spline 2</text:p>
          </table:table-cell>
          <table:table-cell/>
          <table:table-cell office:value-type="float" office:value="1050">
            <text:p>1050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2, Xs, Y_sum</text:p>
          </table:table-cell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2">
            <text:p>2</text:p>
          </table:table-cell>
          <table:table-cell office:value-type="string">
            <text:p>Lars12</text:p>
          </table:table-cell>
          <table:table-cell office:value-type="string">
            <text:p>0.5891313477679412</text:p>
          </table:table-cell>
          <table:table-cell office:value-type="string">
            <text:p>0.8080372856973428</text:p>
          </table:table-cell>
          <table:table-cell office:value-type="string">
            <text:p>75.0</text:p>
          </table:table-cell>
          <table:table-cell office:value-type="string">
            <text:p>0.6529242550771293</text:p>
          </table:table-cell>
          <table:table-cell office:value-type="string">
            <text:p>0.6104618900402805</text:p>
          </table:table-cell>
          <table:table-cell office:value-type="string">
            <text:p>0.792045630509031</text:p>
          </table:table-cell>
          <table:table-cell office:value-type="string">
            <text:p>71.0</text:p>
          </table:table-cell>
          <table:table-cell office:value-type="string">
            <text:p>0.6273362808084484</text:p>
          </table:table-cell>
          <table:table-cell office:value-type="string">
            <text:p>Spline 2</text:p>
          </table:table-cell>
          <table:table-cell/>
          <table:table-cell office:value-type="float" office:value="1050">
            <text:p>1050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2, Xs, Y_sum</text:p>
          </table:table-cell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2">
            <text:p>2</text:p>
          </table:table-cell>
          <table:table-cell office:value-type="string">
            <text:p>Lars13</text:p>
          </table:table-cell>
          <table:table-cell office:value-type="string">
            <text:p>0.5891313477679412</text:p>
          </table:table-cell>
          <table:table-cell office:value-type="string">
            <text:p>0.8080372856973428</text:p>
          </table:table-cell>
          <table:table-cell office:value-type="string">
            <text:p>75.0</text:p>
          </table:table-cell>
          <table:table-cell office:value-type="string">
            <text:p>0.6529242550771293</text:p>
          </table:table-cell>
          <table:table-cell office:value-type="string">
            <text:p>0.6104618900402805</text:p>
          </table:table-cell>
          <table:table-cell office:value-type="string">
            <text:p>0.792045630509031</text:p>
          </table:table-cell>
          <table:table-cell office:value-type="string">
            <text:p>71.0</text:p>
          </table:table-cell>
          <table:table-cell office:value-type="string">
            <text:p>0.6273362808084484</text:p>
          </table:table-cell>
          <table:table-cell office:value-type="string">
            <text:p>Spline 2</text:p>
          </table:table-cell>
          <table:table-cell/>
          <table:table-cell office:value-type="float" office:value="1050">
            <text:p>1050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2, Xs, Y_sum</text:p>
          </table:table-cell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2">
            <text:p>2</text:p>
          </table:table-cell>
          <table:table-cell office:value-type="string">
            <text:p>Lars14</text:p>
          </table:table-cell>
          <table:table-cell office:value-type="string">
            <text:p>0.5891313477679412</text:p>
          </table:table-cell>
          <table:table-cell office:value-type="string">
            <text:p>0.8080372856973428</text:p>
          </table:table-cell>
          <table:table-cell office:value-type="string">
            <text:p>75.0</text:p>
          </table:table-cell>
          <table:table-cell office:value-type="string">
            <text:p>0.6529242550771293</text:p>
          </table:table-cell>
          <table:table-cell office:value-type="string">
            <text:p>0.6104618900402805</text:p>
          </table:table-cell>
          <table:table-cell office:value-type="string">
            <text:p>0.792045630509031</text:p>
          </table:table-cell>
          <table:table-cell office:value-type="string">
            <text:p>71.0</text:p>
          </table:table-cell>
          <table:table-cell office:value-type="string">
            <text:p>0.6273362808084484</text:p>
          </table:table-cell>
          <table:table-cell office:value-type="string">
            <text:p>Spline 2</text:p>
          </table:table-cell>
          <table:table-cell/>
          <table:table-cell office:value-type="float" office:value="1050">
            <text:p>1050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2, Xs, Y_sum</text:p>
          </table:table-cell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2">
            <text:p>2</text:p>
          </table:table-cell>
          <table:table-cell office:value-type="string">
            <text:p>LassoLarsCV</text:p>
          </table:table-cell>
          <table:table-cell office:value-type="string">
            <text:p>0.5891313477679412</text:p>
          </table:table-cell>
          <table:table-cell office:value-type="string">
            <text:p>0.8080372856973428</text:p>
          </table:table-cell>
          <table:table-cell office:value-type="string">
            <text:p>75.0</text:p>
          </table:table-cell>
          <table:table-cell office:value-type="string">
            <text:p>0.6529242550771293</text:p>
          </table:table-cell>
          <table:table-cell office:value-type="string">
            <text:p>0.6104618900402805</text:p>
          </table:table-cell>
          <table:table-cell office:value-type="string">
            <text:p>0.792045630509031</text:p>
          </table:table-cell>
          <table:table-cell office:value-type="string">
            <text:p>71.0</text:p>
          </table:table-cell>
          <table:table-cell office:value-type="string">
            <text:p>0.6273362808084484</text:p>
          </table:table-cell>
          <table:table-cell office:value-type="string">
            <text:p>Spline 2</text:p>
          </table:table-cell>
          <table:table-cell/>
          <table:table-cell office:value-type="float" office:value="1050">
            <text:p>1050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2, Xs, Y_sum</text:p>
          </table:table-cell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2">
            <text:p>2</text:p>
          </table:table-cell>
          <table:table-cell office:value-type="string">
            <text:p>RidgeCV</text:p>
          </table:table-cell>
          <table:table-cell office:value-type="string">
            <text:p>0.5891318904268006</text:p>
          </table:table-cell>
          <table:table-cell office:value-type="string">
            <text:p>0.8080368900502899</text:p>
          </table:table-cell>
          <table:table-cell office:value-type="string">
            <text:p>75.0</text:p>
          </table:table-cell>
          <table:table-cell office:value-type="string">
            <text:p>0.6529236156821443</text:p>
          </table:table-cell>
          <table:table-cell office:value-type="string">
            <text:p>0.6104620722296221</text:p>
          </table:table-cell>
          <table:table-cell office:value-type="string">
            <text:p>0.7920454900882371</text:p>
          </table:table-cell>
          <table:table-cell office:value-type="string">
            <text:p>71.0</text:p>
          </table:table-cell>
          <table:table-cell office:value-type="string">
            <text:p>0.6273360583691157</text:p>
          </table:table-cell>
          <table:table-cell office:value-type="string">
            <text:p>Spline 2</text:p>
          </table:table-cell>
          <table:table-cell/>
          <table:table-cell office:value-type="float" office:value="1050">
            <text:p>1050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2, Xs, Y_sum</text:p>
          </table:table-cell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2">
            <text:p>2</text:p>
          </table:table-cell>
          <table:table-cell office:value-type="string">
            <text:p>LassoCV</text:p>
          </table:table-cell>
          <table:table-cell office:value-type="string">
            <text:p>0.5892416123088485</text:p>
          </table:table-cell>
          <table:table-cell office:value-type="string">
            <text:p>0.8079568814755331</text:p>
          </table:table-cell>
          <table:table-cell office:value-type="string">
            <text:p>75.0</text:p>
          </table:table-cell>
          <table:table-cell office:value-type="string">
            <text:p>0.6527943223236687</text:p>
          </table:table-cell>
          <table:table-cell office:value-type="string">
            <text:p>0.6105180584783927</text:p>
          </table:table-cell>
          <table:table-cell office:value-type="string">
            <text:p>0.7920023360267152</text:p>
          </table:table-cell>
          <table:table-cell office:value-type="string">
            <text:p>71.0</text:p>
          </table:table-cell>
          <table:table-cell office:value-type="string">
            <text:p>0.6272677002717739</text:p>
          </table:table-cell>
          <table:table-cell office:value-type="string">
            <text:p>Spline 2</text:p>
          </table:table-cell>
          <table:table-cell/>
          <table:table-cell office:value-type="float" office:value="1050">
            <text:p>1050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2, Xs, Y_sum</text:p>
          </table:table-cell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2">
            <text:p>2</text:p>
          </table:table-cell>
          <table:table-cell office:value-type="string">
            <text:p>BayesianRidge</text:p>
          </table:table-cell>
          <table:table-cell office:value-type="string">
            <text:p>0.5892923939687339</text:p>
          </table:table-cell>
          <table:table-cell office:value-type="string">
            <text:p>0.8079198440505089</text:p>
          </table:table-cell>
          <table:table-cell office:value-type="string">
            <text:p>75.0</text:p>
          </table:table-cell>
          <table:table-cell office:value-type="string">
            <text:p>0.6527344744105985</text:p>
          </table:table-cell>
          <table:table-cell office:value-type="string">
            <text:p>0.6105163746756453</text:p>
          </table:table-cell>
          <table:table-cell office:value-type="string">
            <text:p>0.7920036339897103</text:p>
          </table:table-cell>
          <table:table-cell office:value-type="string">
            <text:p>71.0</text:p>
          </table:table-cell>
          <table:table-cell office:value-type="string">
            <text:p>0.6272697562529069</text:p>
          </table:table-cell>
          <table:table-cell office:value-type="string">
            <text:p>Spline 2</text:p>
          </table:table-cell>
          <table:table-cell/>
          <table:table-cell office:value-type="float" office:value="1050">
            <text:p>1050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2, Xs, Y_sum</text:p>
          </table:table-cell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2">
            <text:p>2</text:p>
          </table:table-cell>
          <table:table-cell office:value-type="string">
            <text:p>ElasticNetCV</text:p>
          </table:table-cell>
          <table:table-cell office:value-type="string">
            <text:p>0.5895067655453056</text:p>
          </table:table-cell>
          <table:table-cell office:value-type="string">
            <text:p>0.8077634389945563</text:p>
          </table:table-cell>
          <table:table-cell office:value-type="string">
            <text:p>75.0</text:p>
          </table:table-cell>
          <table:table-cell office:value-type="string">
            <text:p>0.6524817733763122</text:p>
          </table:table-cell>
          <table:table-cell office:value-type="string">
            <text:p>0.6106057020130952</text:p>
          </table:table-cell>
          <table:table-cell office:value-type="string">
            <text:p>0.7919347679380514</text:p>
          </table:table-cell>
          <table:table-cell office:value-type="string">
            <text:p>71.0</text:p>
          </table:table-cell>
          <table:table-cell office:value-type="string">
            <text:p>0.6271606766690951</text:p>
          </table:table-cell>
          <table:table-cell office:value-type="string">
            <text:p>Spline 2</text:p>
          </table:table-cell>
          <table:table-cell/>
          <table:table-cell office:value-type="float" office:value="1050">
            <text:p>1050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2, Xs, Y_sum</text:p>
          </table:table-cell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2">
            <text:p>2</text:p>
          </table:table-cell>
          <table:table-cell office:value-type="string">
            <text:p>Lars4</text:p>
          </table:table-cell>
          <table:table-cell office:value-type="string">
            <text:p>0.5995808910199615</text:p>
          </table:table-cell>
          <table:table-cell office:value-type="string">
            <text:p>0.8003141602668973</text:p>
          </table:table-cell>
          <table:table-cell office:value-type="string">
            <text:p>71.875</text:p>
          </table:table-cell>
          <table:table-cell office:value-type="string">
            <text:p>0.6405027551237091</text:p>
          </table:table-cell>
          <table:table-cell office:value-type="string">
            <text:p>0.61665891653714</text:p>
          </table:table-cell>
          <table:table-cell office:value-type="string">
            <text:p>0.7872304495224004</text:p>
          </table:table-cell>
          <table:table-cell office:value-type="string">
            <text:p>74.0</text:p>
          </table:table-cell>
          <table:table-cell office:value-type="string">
            <text:p>0.6197317806552405</text:p>
          </table:table-cell>
          <table:table-cell office:value-type="string">
            <text:p>Spline 2</text:p>
          </table:table-cell>
          <table:table-cell/>
          <table:table-cell office:value-type="float" office:value="1050">
            <text:p>1050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2, Xs</text:p>
          </table:table-cell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2">
            <text:p>2</text:p>
          </table:table-cell>
          <table:table-cell office:value-type="string">
            <text:p>OMP4</text:p>
          </table:table-cell>
          <table:table-cell office:value-type="string">
            <text:p>0.6051020771721698</text:p>
          </table:table-cell>
          <table:table-cell office:value-type="string">
            <text:p>0.7961478984472203</text:p>
          </table:table-cell>
          <table:table-cell office:value-type="string">
            <text:p>71.875</text:p>
          </table:table-cell>
          <table:table-cell office:value-type="string">
            <text:p>0.6338514762019255</text:p>
          </table:table-cell>
          <table:table-cell office:value-type="string">
            <text:p>0.6300821806832397</text:p>
          </table:table-cell>
          <table:table-cell office:value-type="string">
            <text:p>0.7765284576790816</text:p>
          </table:table-cell>
          <table:table-cell office:value-type="string">
            <text:p>71.0</text:p>
          </table:table-cell>
          <table:table-cell office:value-type="string">
            <text:p>0.6029964455854532</text:p>
          </table:table-cell>
          <table:table-cell office:value-type="string">
            <text:p>Spline 2</text:p>
          </table:table-cell>
          <table:table-cell/>
          <table:table-cell office:value-type="float" office:value="1050">
            <text:p>1050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2, Xs</text:p>
          </table:table-cell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2">
            <text:p>2</text:p>
          </table:table-cell>
          <table:table-cell office:value-type="string">
            <text:p>OMP2</text:p>
          </table:table-cell>
          <table:table-cell office:value-type="string">
            <text:p>0.6055028640146946</text:p>
          </table:table-cell>
          <table:table-cell office:value-type="string">
            <text:p>0.7958431262943736</text:p>
          </table:table-cell>
          <table:table-cell office:value-type="string">
            <text:p>75.0</text:p>
          </table:table-cell>
          <table:table-cell office:value-type="string">
            <text:p>0.6333662816700023</text:p>
          </table:table-cell>
          <table:table-cell office:value-type="string">
            <text:p>0.6224206688769524</text:p>
          </table:table-cell>
          <table:table-cell office:value-type="string">
            <text:p>0.7826828929743943</text:p>
          </table:table-cell>
          <table:table-cell office:value-type="string">
            <text:p>71.0</text:p>
          </table:table-cell>
          <table:table-cell office:value-type="string">
            <text:p>0.6125925109547672</text:p>
          </table:table-cell>
          <table:table-cell office:value-type="string">
            <text:p>Spline 2</text:p>
          </table:table-cell>
          <table:table-cell/>
          <table:table-cell office:value-type="float" office:value="1050">
            <text:p>1050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</text:p>
          </table:table-cell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0">
            <text:p>0</text:p>
          </table:table-cell>
          <table:table-cell office:value-type="string">
            <text:p>LarsCV</text:p>
          </table:table-cell>
          <table:table-cell office:value-type="string">
            <text:p>0.6111612538919751</text:p>
          </table:table-cell>
          <table:table-cell office:value-type="string">
            <text:p>0.7915061097308023</text:p>
          </table:table-cell>
          <table:table-cell office:value-type="string">
            <text:p>78.125</text:p>
          </table:table-cell>
          <table:table-cell office:value-type="string">
            <text:p>0.6264819217411888</text:p>
          </table:table-cell>
          <table:table-cell office:value-type="string">
            <text:p>0.6746520089271263</text:p>
          </table:table-cell>
          <table:table-cell office:value-type="string">
            <text:p>0.738135940630581</text:p>
          </table:table-cell>
          <table:table-cell office:value-type="string">
            <text:p>60.0</text:p>
          </table:table-cell>
          <table:table-cell office:value-type="string">
            <text:p>0.5448446668505929</text:p>
          </table:table-cell>
          <table:table-cell office:value-type="string">
            <text:p>Spline 2</text:p>
          </table:table-cell>
          <table:table-cell/>
          <table:table-cell office:value-type="float" office:value="1132">
            <text:p>1132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, X1, X2, Xs, Q12, Q01, Q02</text:p>
          </table:table-cell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0">
            <text:p>0</text:p>
          </table:table-cell>
          <table:table-cell office:value-type="string">
            <text:p>Lars9</text:p>
          </table:table-cell>
          <table:table-cell office:value-type="string">
            <text:p>0.6139260919387431</text:p>
          </table:table-cell>
          <table:table-cell office:value-type="string">
            <text:p>0.789363511721198</text:p>
          </table:table-cell>
          <table:table-cell office:value-type="string">
            <text:p>78.125</text:p>
          </table:table-cell>
          <table:table-cell office:value-type="string">
            <text:p>0.6230947536368219</text:p>
          </table:table-cell>
          <table:table-cell office:value-type="string">
            <text:p>0.6795841901943656</text:p>
          </table:table-cell>
          <table:table-cell office:value-type="string">
            <text:p>0.7335975248307947</text:p>
          </table:table-cell>
          <table:table-cell office:value-type="string">
            <text:p>60.0</text:p>
          </table:table-cell>
          <table:table-cell office:value-type="string">
            <text:p>0.5381653284378684</text:p>
          </table:table-cell>
          <table:table-cell office:value-type="string">
            <text:p>Spline 2</text:p>
          </table:table-cell>
          <table:table-cell/>
          <table:table-cell office:value-type="float" office:value="1132">
            <text:p>1132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, X1, X2, Xs, Q12, Q01, Q02</text:p>
          </table:table-cell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2">
            <text:p>2</text:p>
          </table:table-cell>
          <table:table-cell office:value-type="string">
            <text:p>Lars3</text:p>
          </table:table-cell>
          <table:table-cell office:value-type="string">
            <text:p>0.6139633615958687</text:p>
          </table:table-cell>
          <table:table-cell office:value-type="string">
            <text:p>0.7893345238983916</text:p>
          </table:table-cell>
          <table:table-cell office:value-type="string">
            <text:p>71.875</text:p>
          </table:table-cell>
          <table:table-cell office:value-type="string">
            <text:p>0.6230489906179005</text:p>
          </table:table-cell>
          <table:table-cell office:value-type="string">
            <text:p>0.6188910272708165</text:p>
          </table:table-cell>
          <table:table-cell office:value-type="string">
            <text:p>0.7854768592158992</text:p>
          </table:table-cell>
          <table:table-cell office:value-type="string">
            <text:p>73.0</text:p>
          </table:table-cell>
          <table:table-cell office:value-type="string">
            <text:p>0.6169738963636735</text:p>
          </table:table-cell>
          <table:table-cell office:value-type="string">
            <text:p>Spline 2</text:p>
          </table:table-cell>
          <table:table-cell/>
          <table:table-cell office:value-type="float" office:value="1050">
            <text:p>1050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s</text:p>
          </table:table-cell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2">
            <text:p>2</text:p>
          </table:table-cell>
          <table:table-cell office:value-type="string">
            <text:p>QuantileRegressor</text:p>
          </table:table-cell>
          <table:table-cell office:value-type="string">
            <text:p>0.6156004292815698</text:p>
          </table:table-cell>
          <table:table-cell office:value-type="string">
            <text:p>0.7880584441958268</text:p>
          </table:table-cell>
          <table:table-cell office:value-type="string">
            <text:p>75.0</text:p>
          </table:table-cell>
          <table:table-cell office:value-type="string">
            <text:p>0.6210361114683471</text:p>
          </table:table-cell>
          <table:table-cell office:value-type="string">
            <text:p>0.6340472550523661</text:p>
          </table:table-cell>
          <table:table-cell office:value-type="string">
            <text:p>0.7732943025527602</text:p>
          </table:table-cell>
          <table:table-cell office:value-type="string">
            <text:p>74.0</text:p>
          </table:table-cell>
          <table:table-cell office:value-type="string">
            <text:p>0.5979840783605597</text:p>
          </table:table-cell>
          <table:table-cell office:value-type="string">
            <text:p>Spline 2</text:p>
          </table:table-cell>
          <table:table-cell/>
          <table:table-cell office:value-type="float" office:value="1050">
            <text:p>1050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2, Xs, Y_sum</text:p>
          </table:table-cell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2">
            <text:p>2</text:p>
          </table:table-cell>
          <table:table-cell office:value-type="string">
            <text:p>OMP3</text:p>
          </table:table-cell>
          <table:table-cell office:value-type="string">
            <text:p>0.6256355252055325</text:p>
          </table:table-cell>
          <table:table-cell office:value-type="string">
            <text:p>0.78011549760327</text:p>
          </table:table-cell>
          <table:table-cell office:value-type="string">
            <text:p>68.75</text:p>
          </table:table-cell>
          <table:table-cell office:value-type="string">
            <text:p>0.6085801896007976</text:p>
          </table:table-cell>
          <table:table-cell office:value-type="string">
            <text:p>0.6450823434126935</text:p>
          </table:table-cell>
          <table:table-cell office:value-type="string">
            <text:p>0.7641130611481443</text:p>
          </table:table-cell>
          <table:table-cell office:value-type="string">
            <text:p>72.0</text:p>
          </table:table-cell>
          <table:table-cell office:value-type="string">
            <text:p>0.5838687702171876</text:p>
          </table:table-cell>
          <table:table-cell office:value-type="string">
            <text:p>Spline 2</text:p>
          </table:table-cell>
          <table:table-cell/>
          <table:table-cell office:value-type="float" office:value="1050">
            <text:p>1050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2</text:p>
          </table:table-cell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2">
            <text:p>2</text:p>
          </table:table-cell>
          <table:table-cell office:value-type="string">
            <text:p>RandomForestRegressor</text:p>
          </table:table-cell>
          <table:table-cell office:value-type="string">
            <text:p>0.6302734155565828</text:p>
          </table:table-cell>
          <table:table-cell office:value-type="string">
            <text:p>0.7763732489226037</text:p>
          </table:table-cell>
          <table:table-cell office:value-type="string">
            <text:p>71.875</text:p>
          </table:table-cell>
          <table:table-cell office:value-type="string">
            <text:p>0.6027554216426392</text:p>
          </table:table-cell>
          <table:table-cell office:value-type="string">
            <text:p>0.6603375577862535</text:p>
          </table:table-cell>
          <table:table-cell office:value-type="string">
            <text:p>0.7509689139883797</text:p>
          </table:table-cell>
          <table:table-cell office:value-type="string">
            <text:p>72.0</text:p>
          </table:table-cell>
          <table:table-cell office:value-type="string">
            <text:p>0.5639543097768862</text:p>
          </table:table-cell>
          <table:table-cell office:value-type="string">
            <text:p>Spline 2</text:p>
          </table:table-cell>
          <table:table-cell/>
          <table:table-cell office:value-type="float" office:value="1050">
            <text:p>1050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2">
            <text:p>2</text:p>
          </table:table-cell>
          <table:table-cell office:value-type="string">
            <text:p>OMP1</text:p>
          </table:table-cell>
          <table:table-cell office:value-type="string">
            <text:p>0.6424287526912612</text:p>
          </table:table-cell>
          <table:table-cell office:value-type="string">
            <text:p>0.76634541671204</text:p>
          </table:table-cell>
          <table:table-cell office:value-type="string">
            <text:p>68.75</text:p>
          </table:table-cell>
          <table:table-cell office:value-type="string">
            <text:p>0.5872852977155504</text:p>
          </table:table-cell>
          <table:table-cell office:value-type="string">
            <text:p>0.638871212911821</text:p>
          </table:table-cell>
          <table:table-cell office:value-type="string">
            <text:p>0.7693137027978759</text:p>
          </table:table-cell>
          <table:table-cell office:value-type="string">
            <text:p>70.0</text:p>
          </table:table-cell>
          <table:table-cell office:value-type="string">
            <text:p>0.5918435733125785</text:p>
          </table:table-cell>
          <table:table-cell office:value-type="string">
            <text:p>Spline 2</text:p>
          </table:table-cell>
          <table:table-cell/>
          <table:table-cell office:value-type="float" office:value="1050">
            <text:p>1050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</text:p>
          </table:table-cell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1">
            <text:p>1</text:p>
          </table:table-cell>
          <table:table-cell office:value-type="string">
            <text:p>VotingRegressor</text:p>
          </table:table-cell>
          <table:table-cell office:value-type="string">
            <text:p>0.6668853805582241</text:p>
          </table:table-cell>
          <table:table-cell office:value-type="string">
            <text:p>0.745160311072532</text:p>
          </table:table-cell>
          <table:table-cell office:value-type="string">
            <text:p>68.75</text:p>
          </table:table-cell>
          <table:table-cell office:value-type="string">
            <text:p>0.5552638891977126</text:p>
          </table:table-cell>
          <table:table-cell office:value-type="string">
            <text:p>0.7606895279518892</text:p>
          </table:table-cell>
          <table:table-cell office:value-type="string">
            <text:p>0.6491158926296074</text:p>
          </table:table-cell>
          <table:table-cell office:value-type="string">
            <text:p>62.0</text:p>
          </table:table-cell>
          <table:table-cell office:value-type="string">
            <text:p>0.42135144206433206</text:p>
          </table:table-cell>
          <table:table-cell office:value-type="string">
            <text:p>Spline 2</text:p>
          </table:table-cell>
          <table:table-cell/>
          <table:table-cell office:value-type="float" office:value="1065">
            <text:p>1065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2">
            <text:p>2</text:p>
          </table:table-cell>
          <table:table-cell office:value-type="string">
            <text:p>Lars2</text:p>
          </table:table-cell>
          <table:table-cell office:value-type="string">
            <text:p>0.6704464829368688</text:p>
          </table:table-cell>
          <table:table-cell office:value-type="string">
            <text:p>0.7419578920111186</text:p>
          </table:table-cell>
          <table:table-cell office:value-type="string">
            <text:p>68.75</text:p>
          </table:table-cell>
          <table:table-cell office:value-type="string">
            <text:p>0.5505015135175829</text:p>
          </table:table-cell>
          <table:table-cell office:value-type="string">
            <text:p>0.6619072106867611</text:p>
          </table:table-cell>
          <table:table-cell office:value-type="string">
            <text:p>0.7495857819094969</text:p>
          </table:table-cell>
          <table:table-cell office:value-type="string">
            <text:p>68.0</text:p>
          </table:table-cell>
          <table:table-cell office:value-type="string">
            <text:p>0.5618788444408715</text:p>
          </table:table-cell>
          <table:table-cell office:value-type="string">
            <text:p>Spline 2</text:p>
          </table:table-cell>
          <table:table-cell/>
          <table:table-cell office:value-type="float" office:value="1050">
            <text:p>1050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</text:p>
          </table:table-cell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0">
            <text:p>0</text:p>
          </table:table-cell>
          <table:table-cell office:value-type="string">
            <text:p>OMPCV</text:p>
          </table:table-cell>
          <table:table-cell office:value-type="string">
            <text:p>0.6726650915818703</text:p>
          </table:table-cell>
          <table:table-cell office:value-type="string">
            <text:p>0.7399470755176711</text:p>
          </table:table-cell>
          <table:table-cell office:value-type="string">
            <text:p>71.875</text:p>
          </table:table-cell>
          <table:table-cell office:value-type="string">
            <text:p>0.5475216745671542</text:p>
          </table:table-cell>
          <table:table-cell office:value-type="string">
            <text:p>0.6211463482593478</text:p>
          </table:table-cell>
          <table:table-cell office:value-type="string">
            <text:p>0.7836945923279535</text:p>
          </table:table-cell>
          <table:table-cell office:value-type="string">
            <text:p>72.0</text:p>
          </table:table-cell>
          <table:table-cell office:value-type="string">
            <text:p>0.6141772140440771</text:p>
          </table:table-cell>
          <table:table-cell office:value-type="string">
            <text:p>Spline 2</text:p>
          </table:table-cell>
          <table:table-cell/>
          <table:table-cell office:value-type="float" office:value="1132">
            <text:p>1132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, Q12, Q01</text:p>
          </table:table-cell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0">
            <text:p>0</text:p>
          </table:table-cell>
          <table:table-cell office:value-type="string">
            <text:p>OMP5</text:p>
          </table:table-cell>
          <table:table-cell office:value-type="string">
            <text:p>0.6726650915818703</text:p>
          </table:table-cell>
          <table:table-cell office:value-type="string">
            <text:p>0.7399470755176711</text:p>
          </table:table-cell>
          <table:table-cell office:value-type="string">
            <text:p>71.875</text:p>
          </table:table-cell>
          <table:table-cell office:value-type="string">
            <text:p>0.5475216745671542</text:p>
          </table:table-cell>
          <table:table-cell office:value-type="string">
            <text:p>0.6211463482593478</text:p>
          </table:table-cell>
          <table:table-cell office:value-type="string">
            <text:p>0.7836945923279535</text:p>
          </table:table-cell>
          <table:table-cell office:value-type="string">
            <text:p>72.0</text:p>
          </table:table-cell>
          <table:table-cell office:value-type="string">
            <text:p>0.6141772140440771</text:p>
          </table:table-cell>
          <table:table-cell office:value-type="string">
            <text:p>Spline 2</text:p>
          </table:table-cell>
          <table:table-cell/>
          <table:table-cell office:value-type="float" office:value="1132">
            <text:p>1132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, Q12, Q01</text:p>
          </table:table-cell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0">
            <text:p>0</text:p>
          </table:table-cell>
          <table:table-cell office:value-type="string">
            <text:p>RandomForestRegressor</text:p>
          </table:table-cell>
          <table:table-cell office:value-type="string">
            <text:p>0.6764828809775635</text:p>
          </table:table-cell>
          <table:table-cell office:value-type="string">
            <text:p>0.7364583571012658</text:p>
          </table:table-cell>
          <table:table-cell office:value-type="string">
            <text:p>65.625</text:p>
          </table:table-cell>
          <table:table-cell office:value-type="string">
            <text:p>0.5423709117442959</text:p>
          </table:table-cell>
          <table:table-cell office:value-type="string">
            <text:p>0.6932456996107385</text:p>
          </table:table-cell>
          <table:table-cell office:value-type="string">
            <text:p>0.7207013250794103</text:p>
          </table:table-cell>
          <table:table-cell office:value-type="string">
            <text:p>70.0</text:p>
          </table:table-cell>
          <table:table-cell office:value-type="string">
            <text:p>0.5194103999712177</text:p>
          </table:table-cell>
          <table:table-cell office:value-type="string">
            <text:p>Spline 2</text:p>
          </table:table-cell>
          <table:table-cell/>
          <table:table-cell office:value-type="float" office:value="1132">
            <text:p>1132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0">
            <text:p>0</text:p>
          </table:table-cell>
          <table:table-cell office:value-type="string">
            <text:p>Lars8</text:p>
          </table:table-cell>
          <table:table-cell office:value-type="string">
            <text:p>0.6787430389127629</text:p>
          </table:table-cell>
          <table:table-cell office:value-type="string">
            <text:p>0.7343758486820408</text:p>
          </table:table-cell>
          <table:table-cell office:value-type="string">
            <text:p>68.75</text:p>
          </table:table-cell>
          <table:table-cell office:value-type="string">
            <text:p>0.5393078871274678</text:p>
          </table:table-cell>
          <table:table-cell office:value-type="string">
            <text:p>0.6365797875309911</text:p>
          </table:table-cell>
          <table:table-cell office:value-type="string">
            <text:p>0.7712108493187828</text:p>
          </table:table-cell>
          <table:table-cell office:value-type="string">
            <text:p>69.0</text:p>
          </table:table-cell>
          <table:table-cell office:value-type="string">
            <text:p>0.5947661741069983</text:p>
          </table:table-cell>
          <table:table-cell office:value-type="string">
            <text:p>Spline 2</text:p>
          </table:table-cell>
          <table:table-cell/>
          <table:table-cell office:value-type="float" office:value="1132">
            <text:p>1132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, X2, Xs, Q12, Q01, Q02</text:p>
          </table:table-cell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0">
            <text:p>0</text:p>
          </table:table-cell>
          <table:table-cell office:value-type="string">
            <text:p>Lars7</text:p>
          </table:table-cell>
          <table:table-cell office:value-type="string">
            <text:p>0.6794690639244454</text:p>
          </table:table-cell>
          <table:table-cell office:value-type="string">
            <text:p>0.7337041577977039</text:p>
          </table:table-cell>
          <table:table-cell office:value-type="string">
            <text:p>68.75</text:p>
          </table:table-cell>
          <table:table-cell office:value-type="string">
            <text:p>0.5383217911696381</text:p>
          </table:table-cell>
          <table:table-cell office:value-type="string">
            <text:p>0.6369287012251869</text:p>
          </table:table-cell>
          <table:table-cell office:value-type="string">
            <text:p>0.7709227130884111</text:p>
          </table:table-cell>
          <table:table-cell office:value-type="string">
            <text:p>69.0</text:p>
          </table:table-cell>
          <table:table-cell office:value-type="string">
            <text:p>0.5943218295555966</text:p>
          </table:table-cell>
          <table:table-cell office:value-type="string">
            <text:p>Spline 2</text:p>
          </table:table-cell>
          <table:table-cell/>
          <table:table-cell office:value-type="float" office:value="1132">
            <text:p>1132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, X2, Xs, Q12, Q01</text:p>
          </table:table-cell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0">
            <text:p>0</text:p>
          </table:table-cell>
          <table:table-cell office:value-type="string">
            <text:p>Lars6</text:p>
          </table:table-cell>
          <table:table-cell office:value-type="string">
            <text:p>0.6908835690129631</text:p>
          </table:table-cell>
          <table:table-cell office:value-type="string">
            <text:p>0.7229660393600175</text:p>
          </table:table-cell>
          <table:table-cell office:value-type="string">
            <text:p>65.625</text:p>
          </table:table-cell>
          <table:table-cell office:value-type="string">
            <text:p>0.5226798940679103</text:p>
          </table:table-cell>
          <table:table-cell office:value-type="string">
            <text:p>0.6425370940413417</text:p>
          </table:table-cell>
          <table:table-cell office:value-type="string">
            <text:p>0.7662545809200151</text:p>
          </table:table-cell>
          <table:table-cell office:value-type="string">
            <text:p>71.0</text:p>
          </table:table-cell>
          <table:table-cell office:value-type="string">
            <text:p>0.587146082780908</text:p>
          </table:table-cell>
          <table:table-cell office:value-type="string">
            <text:p>Spline 2</text:p>
          </table:table-cell>
          <table:table-cell/>
          <table:table-cell office:value-type="float" office:value="1132">
            <text:p>1132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, X2, Q12, Q01</text:p>
          </table:table-cell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0">
            <text:p>0</text:p>
          </table:table-cell>
          <table:table-cell office:value-type="string">
            <text:p>Lars5</text:p>
          </table:table-cell>
          <table:table-cell office:value-type="string">
            <text:p>0.6911955290912778</text:p>
          </table:table-cell>
          <table:table-cell office:value-type="string">
            <text:p>0.7226677940549368</text:p>
          </table:table-cell>
          <table:table-cell office:value-type="string">
            <text:p>71.875</text:p>
          </table:table-cell>
          <table:table-cell office:value-type="string">
            <text:p>0.5222487405642287</text:p>
          </table:table-cell>
          <table:table-cell office:value-type="string">
            <text:p>0.6449702274848402</text:p>
          </table:table-cell>
          <table:table-cell office:value-type="string">
            <text:p>0.7642076979840974</text:p>
          </table:table-cell>
          <table:table-cell office:value-type="string">
            <text:p>68.0</text:p>
          </table:table-cell>
          <table:table-cell office:value-type="string">
            <text:p>0.5840134056581534</text:p>
          </table:table-cell>
          <table:table-cell office:value-type="string">
            <text:p>Spline 2</text:p>
          </table:table-cell>
          <table:table-cell/>
          <table:table-cell office:value-type="float" office:value="1132">
            <text:p>1132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, X2, Q12</text:p>
          </table:table-cell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0">
            <text:p>0</text:p>
          </table:table-cell>
          <table:table-cell office:value-type="string">
            <text:p>OMP6</text:p>
          </table:table-cell>
          <table:table-cell office:value-type="string">
            <text:p>0.7004048768863733</text:p>
          </table:table-cell>
          <table:table-cell office:value-type="string">
            <text:p>0.7137457589602787</text:p>
          </table:table-cell>
          <table:table-cell office:value-type="string">
            <text:p>68.75</text:p>
          </table:table-cell>
          <table:table-cell office:value-type="string">
            <text:p>0.5094330084337841</text:p>
          </table:table-cell>
          <table:table-cell office:value-type="string">
            <text:p>0.6543070527407391</text:p>
          </table:table-cell>
          <table:table-cell office:value-type="string">
            <text:p>0.7562289869700366</text:p>
          </table:table-cell>
          <table:table-cell office:value-type="string">
            <text:p>71.0</text:p>
          </table:table-cell>
          <table:table-cell office:value-type="string">
            <text:p>0.5718822807337276</text:p>
          </table:table-cell>
          <table:table-cell office:value-type="string">
            <text:p>Spline 2</text:p>
          </table:table-cell>
          <table:table-cell/>
          <table:table-cell office:value-type="float" office:value="1132">
            <text:p>1132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, X2, Q12, Q01</text:p>
          </table:table-cell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0">
            <text:p>0</text:p>
          </table:table-cell>
          <table:table-cell office:value-type="string">
            <text:p>OMP7</text:p>
          </table:table-cell>
          <table:table-cell office:value-type="string">
            <text:p>0.7030599545650181</text:p>
          </table:table-cell>
          <table:table-cell office:value-type="string">
            <text:p>0.7111305789283953</text:p>
          </table:table-cell>
          <table:table-cell office:value-type="string">
            <text:p>68.75</text:p>
          </table:table-cell>
          <table:table-cell office:value-type="string">
            <text:p>0.5057067002870347</text:p>
          </table:table-cell>
          <table:table-cell office:value-type="string">
            <text:p>0.6560332023839354</text:p>
          </table:table-cell>
          <table:table-cell office:value-type="string">
            <text:p>0.7547320301735435</text:p>
          </table:table-cell>
          <table:table-cell office:value-type="string">
            <text:p>70.0</text:p>
          </table:table-cell>
          <table:table-cell office:value-type="string">
            <text:p>0.5696204373698786</text:p>
          </table:table-cell>
          <table:table-cell office:value-type="string">
            <text:p>Spline 2</text:p>
          </table:table-cell>
          <table:table-cell/>
          <table:table-cell office:value-type="float" office:value="1132">
            <text:p>1132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, X2, Q12, Q01, Q02</text:p>
          </table:table-cell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0">
            <text:p>0</text:p>
          </table:table-cell>
          <table:table-cell office:value-type="string">
            <text:p>OMP4</text:p>
          </table:table-cell>
          <table:table-cell office:value-type="string">
            <text:p>0.7046132239872311</text:p>
          </table:table-cell>
          <table:table-cell office:value-type="string">
            <text:p>0.7095915758958248</text:p>
          </table:table-cell>
          <table:table-cell office:value-type="string">
            <text:p>71.875</text:p>
          </table:table-cell>
          <table:table-cell office:value-type="string">
            <text:p>0.5035202045823202</text:p>
          </table:table-cell>
          <table:table-cell office:value-type="string">
            <text:p>0.6448822831835589</text:p>
          </table:table-cell>
          <table:table-cell office:value-type="string">
            <text:p>0.7642819118858958</text:p>
          </table:table-cell>
          <table:table-cell office:value-type="string">
            <text:p>66.0</text:p>
          </table:table-cell>
          <table:table-cell office:value-type="string">
            <text:p>0.5841268408359601</text:p>
          </table:table-cell>
          <table:table-cell office:value-type="string">
            <text:p>Spline 2</text:p>
          </table:table-cell>
          <table:table-cell/>
          <table:table-cell office:value-type="float" office:value="1132">
            <text:p>1132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X, Q12, Q01</text:p>
          </table:table-cell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0">
            <text:p>0</text:p>
          </table:table-cell>
          <table:table-cell office:value-type="string">
            <text:p>Lars4</text:p>
          </table:table-cell>
          <table:table-cell office:value-type="string">
            <text:p>0.7047414784753542</text:p>
          </table:table-cell>
          <table:table-cell office:value-type="string">
            <text:p>0.7094641981921088</text:p>
          </table:table-cell>
          <table:table-cell office:value-type="string">
            <text:p>65.625</text:p>
          </table:table-cell>
          <table:table-cell office:value-type="string">
            <text:p>0.503339448516372</text:p>
          </table:table-cell>
          <table:table-cell office:value-type="string">
            <text:p>0.6582011712700677</text:p>
          </table:table-cell>
          <table:table-cell office:value-type="string">
            <text:p>0.7528420937611758</text:p>
          </table:table-cell>
          <table:table-cell office:value-type="string">
            <text:p>66.0</text:p>
          </table:table-cell>
          <table:table-cell office:value-type="string">
            <text:p>0.5667712181387111</text:p>
          </table:table-cell>
          <table:table-cell office:value-type="string">
            <text:p>Spline 2</text:p>
          </table:table-cell>
          <table:table-cell/>
          <table:table-cell office:value-type="float" office:value="1132">
            <text:p>1132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, Q12</text:p>
          </table:table-cell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1">
            <text:p>1</text:p>
          </table:table-cell>
          <table:table-cell office:value-type="string">
            <text:p>HistGradientBoostingRegressor</text:p>
          </table:table-cell>
          <table:table-cell office:value-type="string">
            <text:p>0.7053367027819081</text:p>
          </table:table-cell>
          <table:table-cell office:value-type="string">
            <text:p>0.7088724396594539</text:p>
          </table:table-cell>
          <table:table-cell office:value-type="string">
            <text:p>68.75</text:p>
          </table:table-cell>
          <table:table-cell office:value-type="string">
            <text:p>0.5025001357087464</text:p>
          </table:table-cell>
          <table:table-cell office:value-type="string">
            <text:p>0.806478453093678</text:p>
          </table:table-cell>
          <table:table-cell office:value-type="string">
            <text:p>0.5912634816184982</text:p>
          </table:table-cell>
          <table:table-cell office:value-type="string">
            <text:p>62.0</text:p>
          </table:table-cell>
          <table:table-cell office:value-type="string">
            <text:p>0.3495925046956283</text:p>
          </table:table-cell>
          <table:table-cell office:value-type="string">
            <text:p>Spline 2</text:p>
          </table:table-cell>
          <table:table-cell/>
          <table:table-cell office:value-type="float" office:value="1065">
            <text:p>1065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0">
            <text:p>0</text:p>
          </table:table-cell>
          <table:table-cell office:value-type="string">
            <text:p>OMP8</text:p>
          </table:table-cell>
          <table:table-cell office:value-type="string">
            <text:p>0.7063047142752842</text:p>
          </table:table-cell>
          <table:table-cell office:value-type="string">
            <text:p>0.707907939348408</text:p>
          </table:table-cell>
          <table:table-cell office:value-type="string">
            <text:p>65.625</text:p>
          </table:table-cell>
          <table:table-cell office:value-type="string">
            <text:p>0.5011336505925092</text:p>
          </table:table-cell>
          <table:table-cell office:value-type="string">
            <text:p>0.6704528895931653</text:p>
          </table:table-cell>
          <table:table-cell office:value-type="string">
            <text:p>0.7419521027911269</text:p>
          </table:table-cell>
          <table:table-cell office:value-type="string">
            <text:p>68.0</text:p>
          </table:table-cell>
          <table:table-cell office:value-type="string">
            <text:p>0.5504929228361749</text:p>
          </table:table-cell>
          <table:table-cell office:value-type="string">
            <text:p>Spline 2</text:p>
          </table:table-cell>
          <table:table-cell/>
          <table:table-cell office:value-type="float" office:value="1132">
            <text:p>1132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, X1, X2, Q12, Q01, Q02</text:p>
          </table:table-cell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1">
            <text:p>1</text:p>
          </table:table-cell>
          <table:table-cell office:value-type="string">
            <text:p>OMP3</text:p>
          </table:table-cell>
          <table:table-cell office:value-type="string">
            <text:p>0.7103903991505128</text:p>
          </table:table-cell>
          <table:table-cell office:value-type="string">
            <text:p>0.7038078436581785</text:p>
          </table:table-cell>
          <table:table-cell office:value-type="string">
            <text:p>56.25</text:p>
          </table:table-cell>
          <table:table-cell office:value-type="string">
            <text:p>0.4953454807947749</text:p>
          </table:table-cell>
          <table:table-cell office:value-type="string">
            <text:p>0.7720491994557377</text:p>
          </table:table-cell>
          <table:table-cell office:value-type="string">
            <text:p>0.6355627692209123</text:p>
          </table:table-cell>
          <table:table-cell office:value-type="string">
            <text:p>62.0</text:p>
          </table:table-cell>
          <table:table-cell office:value-type="string">
            <text:p>0.4039400336197547</text:p>
          </table:table-cell>
          <table:table-cell office:value-type="string">
            <text:p>Spline 2</text:p>
          </table:table-cell>
          <table:table-cell/>
          <table:table-cell office:value-type="float" office:value="1065">
            <text:p>1065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, H_2802, X</text:p>
          </table:table-cell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1">
            <text:p>1</text:p>
          </table:table-cell>
          <table:table-cell office:value-type="string">
            <text:p>LinearRegression</text:p>
          </table:table-cell>
          <table:table-cell office:value-type="string">
            <text:p>0.7112955842786371</text:p>
          </table:table-cell>
          <table:table-cell office:value-type="string">
            <text:p>0.7028930158891268</text:p>
          </table:table-cell>
          <table:table-cell office:value-type="string">
            <text:p>59.375</text:p>
          </table:table-cell>
          <table:table-cell office:value-type="string">
            <text:p>0.4940585917857121</text:p>
          </table:table-cell>
          <table:table-cell office:value-type="string">
            <text:p>0.7699473520379503</text:p>
          </table:table-cell>
          <table:table-cell office:value-type="string">
            <text:p>0.6381074165763541</text:p>
          </table:table-cell>
          <table:table-cell office:value-type="string">
            <text:p>61.0</text:p>
          </table:table-cell>
          <table:table-cell office:value-type="string">
            <text:p>0.4071810750897489</text:p>
          </table:table-cell>
          <table:table-cell office:value-type="string">
            <text:p>Spline 2</text:p>
          </table:table-cell>
          <table:table-cell/>
          <table:table-cell office:value-type="float" office:value="1065">
            <text:p>1065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, H_2802, X, X1, Y_sum</text:p>
          </table:table-cell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1">
            <text:p>1</text:p>
          </table:table-cell>
          <table:table-cell office:value-type="string">
            <text:p>LarsCV</text:p>
          </table:table-cell>
          <table:table-cell office:value-type="string">
            <text:p>0.7112955842786376</text:p>
          </table:table-cell>
          <table:table-cell office:value-type="string">
            <text:p>0.7028930158891263</text:p>
          </table:table-cell>
          <table:table-cell office:value-type="string">
            <text:p>59.375</text:p>
          </table:table-cell>
          <table:table-cell office:value-type="string">
            <text:p>0.49405859178571143</text:p>
          </table:table-cell>
          <table:table-cell office:value-type="string">
            <text:p>0.7699473520379506</text:p>
          </table:table-cell>
          <table:table-cell office:value-type="string">
            <text:p>0.6381074165763536</text:p>
          </table:table-cell>
          <table:table-cell office:value-type="string">
            <text:p>61.0</text:p>
          </table:table-cell>
          <table:table-cell office:value-type="string">
            <text:p>0.4071810750897483</text:p>
          </table:table-cell>
          <table:table-cell office:value-type="string">
            <text:p>Spline 2</text:p>
          </table:table-cell>
          <table:table-cell/>
          <table:table-cell office:value-type="float" office:value="1065">
            <text:p>1065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, H_2802, X, X1, Y_sum</text:p>
          </table:table-cell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1">
            <text:p>1</text:p>
          </table:table-cell>
          <table:table-cell office:value-type="string">
            <text:p>Lars5</text:p>
          </table:table-cell>
          <table:table-cell office:value-type="string">
            <text:p>0.7112955842786376</text:p>
          </table:table-cell>
          <table:table-cell office:value-type="string">
            <text:p>0.7028930158891263</text:p>
          </table:table-cell>
          <table:table-cell office:value-type="string">
            <text:p>59.375</text:p>
          </table:table-cell>
          <table:table-cell office:value-type="string">
            <text:p>0.49405859178571143</text:p>
          </table:table-cell>
          <table:table-cell office:value-type="string">
            <text:p>0.7699473520379506</text:p>
          </table:table-cell>
          <table:table-cell office:value-type="string">
            <text:p>0.6381074165763536</text:p>
          </table:table-cell>
          <table:table-cell office:value-type="string">
            <text:p>61.0</text:p>
          </table:table-cell>
          <table:table-cell office:value-type="string">
            <text:p>0.4071810750897483</text:p>
          </table:table-cell>
          <table:table-cell office:value-type="string">
            <text:p>Spline 2</text:p>
          </table:table-cell>
          <table:table-cell/>
          <table:table-cell office:value-type="float" office:value="1065">
            <text:p>1065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, H_2802, X, X1, Y_sum</text:p>
          </table:table-cell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1">
            <text:p>1</text:p>
          </table:table-cell>
          <table:table-cell office:value-type="string">
            <text:p>Lars6</text:p>
          </table:table-cell>
          <table:table-cell office:value-type="string">
            <text:p>0.7112955842786376</text:p>
          </table:table-cell>
          <table:table-cell office:value-type="string">
            <text:p>0.7028930158891263</text:p>
          </table:table-cell>
          <table:table-cell office:value-type="string">
            <text:p>59.375</text:p>
          </table:table-cell>
          <table:table-cell office:value-type="string">
            <text:p>0.49405859178571143</text:p>
          </table:table-cell>
          <table:table-cell office:value-type="string">
            <text:p>0.7699473520379506</text:p>
          </table:table-cell>
          <table:table-cell office:value-type="string">
            <text:p>0.6381074165763536</text:p>
          </table:table-cell>
          <table:table-cell office:value-type="string">
            <text:p>61.0</text:p>
          </table:table-cell>
          <table:table-cell office:value-type="string">
            <text:p>0.4071810750897483</text:p>
          </table:table-cell>
          <table:table-cell office:value-type="string">
            <text:p>Spline 2</text:p>
          </table:table-cell>
          <table:table-cell/>
          <table:table-cell office:value-type="float" office:value="1065">
            <text:p>1065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, H_2802, X, X1, Y_sum</text:p>
          </table:table-cell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1">
            <text:p>1</text:p>
          </table:table-cell>
          <table:table-cell office:value-type="string">
            <text:p>Lars7</text:p>
          </table:table-cell>
          <table:table-cell office:value-type="string">
            <text:p>0.7112955842786376</text:p>
          </table:table-cell>
          <table:table-cell office:value-type="string">
            <text:p>0.7028930158891263</text:p>
          </table:table-cell>
          <table:table-cell office:value-type="string">
            <text:p>59.375</text:p>
          </table:table-cell>
          <table:table-cell office:value-type="string">
            <text:p>0.49405859178571143</text:p>
          </table:table-cell>
          <table:table-cell office:value-type="string">
            <text:p>0.7699473520379506</text:p>
          </table:table-cell>
          <table:table-cell office:value-type="string">
            <text:p>0.6381074165763536</text:p>
          </table:table-cell>
          <table:table-cell office:value-type="string">
            <text:p>61.0</text:p>
          </table:table-cell>
          <table:table-cell office:value-type="string">
            <text:p>0.4071810750897483</text:p>
          </table:table-cell>
          <table:table-cell office:value-type="string">
            <text:p>Spline 2</text:p>
          </table:table-cell>
          <table:table-cell/>
          <table:table-cell office:value-type="float" office:value="1065">
            <text:p>1065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, H_2802, X, X1, Y_sum</text:p>
          </table:table-cell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1">
            <text:p>1</text:p>
          </table:table-cell>
          <table:table-cell office:value-type="string">
            <text:p>Lars8</text:p>
          </table:table-cell>
          <table:table-cell office:value-type="string">
            <text:p>0.7112955842786376</text:p>
          </table:table-cell>
          <table:table-cell office:value-type="string">
            <text:p>0.7028930158891263</text:p>
          </table:table-cell>
          <table:table-cell office:value-type="string">
            <text:p>59.375</text:p>
          </table:table-cell>
          <table:table-cell office:value-type="string">
            <text:p>0.49405859178571143</text:p>
          </table:table-cell>
          <table:table-cell office:value-type="string">
            <text:p>0.7699473520379506</text:p>
          </table:table-cell>
          <table:table-cell office:value-type="string">
            <text:p>0.6381074165763536</text:p>
          </table:table-cell>
          <table:table-cell office:value-type="string">
            <text:p>61.0</text:p>
          </table:table-cell>
          <table:table-cell office:value-type="string">
            <text:p>0.4071810750897483</text:p>
          </table:table-cell>
          <table:table-cell office:value-type="string">
            <text:p>Spline 2</text:p>
          </table:table-cell>
          <table:table-cell/>
          <table:table-cell office:value-type="float" office:value="1065">
            <text:p>1065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, H_2802, X, X1, Y_sum</text:p>
          </table:table-cell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1">
            <text:p>1</text:p>
          </table:table-cell>
          <table:table-cell office:value-type="string">
            <text:p>Lars9</text:p>
          </table:table-cell>
          <table:table-cell office:value-type="string">
            <text:p>0.7112955842786376</text:p>
          </table:table-cell>
          <table:table-cell office:value-type="string">
            <text:p>0.7028930158891263</text:p>
          </table:table-cell>
          <table:table-cell office:value-type="string">
            <text:p>59.375</text:p>
          </table:table-cell>
          <table:table-cell office:value-type="string">
            <text:p>0.49405859178571143</text:p>
          </table:table-cell>
          <table:table-cell office:value-type="string">
            <text:p>0.7699473520379506</text:p>
          </table:table-cell>
          <table:table-cell office:value-type="string">
            <text:p>0.6381074165763536</text:p>
          </table:table-cell>
          <table:table-cell office:value-type="string">
            <text:p>61.0</text:p>
          </table:table-cell>
          <table:table-cell office:value-type="string">
            <text:p>0.4071810750897483</text:p>
          </table:table-cell>
          <table:table-cell office:value-type="string">
            <text:p>Spline 2</text:p>
          </table:table-cell>
          <table:table-cell/>
          <table:table-cell office:value-type="float" office:value="1065">
            <text:p>1065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, H_2802, X, X1, Y_sum</text:p>
          </table:table-cell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1">
            <text:p>1</text:p>
          </table:table-cell>
          <table:table-cell office:value-type="string">
            <text:p>Lars10</text:p>
          </table:table-cell>
          <table:table-cell office:value-type="string">
            <text:p>0.7112955842786376</text:p>
          </table:table-cell>
          <table:table-cell office:value-type="string">
            <text:p>0.7028930158891263</text:p>
          </table:table-cell>
          <table:table-cell office:value-type="string">
            <text:p>59.375</text:p>
          </table:table-cell>
          <table:table-cell office:value-type="string">
            <text:p>0.49405859178571143</text:p>
          </table:table-cell>
          <table:table-cell office:value-type="string">
            <text:p>0.7699473520379506</text:p>
          </table:table-cell>
          <table:table-cell office:value-type="string">
            <text:p>0.6381074165763536</text:p>
          </table:table-cell>
          <table:table-cell office:value-type="string">
            <text:p>61.0</text:p>
          </table:table-cell>
          <table:table-cell office:value-type="string">
            <text:p>0.4071810750897483</text:p>
          </table:table-cell>
          <table:table-cell office:value-type="string">
            <text:p>Spline 2</text:p>
          </table:table-cell>
          <table:table-cell/>
          <table:table-cell office:value-type="float" office:value="1065">
            <text:p>1065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, H_2802, X, X1, Y_sum</text:p>
          </table:table-cell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1">
            <text:p>1</text:p>
          </table:table-cell>
          <table:table-cell office:value-type="string">
            <text:p>Lars11</text:p>
          </table:table-cell>
          <table:table-cell office:value-type="string">
            <text:p>0.7112955842786376</text:p>
          </table:table-cell>
          <table:table-cell office:value-type="string">
            <text:p>0.7028930158891263</text:p>
          </table:table-cell>
          <table:table-cell office:value-type="string">
            <text:p>59.375</text:p>
          </table:table-cell>
          <table:table-cell office:value-type="string">
            <text:p>0.49405859178571143</text:p>
          </table:table-cell>
          <table:table-cell office:value-type="string">
            <text:p>0.7699473520379506</text:p>
          </table:table-cell>
          <table:table-cell office:value-type="string">
            <text:p>0.6381074165763536</text:p>
          </table:table-cell>
          <table:table-cell office:value-type="string">
            <text:p>61.0</text:p>
          </table:table-cell>
          <table:table-cell office:value-type="string">
            <text:p>0.4071810750897483</text:p>
          </table:table-cell>
          <table:table-cell office:value-type="string">
            <text:p>Spline 2</text:p>
          </table:table-cell>
          <table:table-cell/>
          <table:table-cell office:value-type="float" office:value="1065">
            <text:p>1065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, H_2802, X, X1, Y_sum</text:p>
          </table:table-cell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1">
            <text:p>1</text:p>
          </table:table-cell>
          <table:table-cell office:value-type="string">
            <text:p>Lars12</text:p>
          </table:table-cell>
          <table:table-cell office:value-type="string">
            <text:p>0.7112955842786376</text:p>
          </table:table-cell>
          <table:table-cell office:value-type="string">
            <text:p>0.7028930158891263</text:p>
          </table:table-cell>
          <table:table-cell office:value-type="string">
            <text:p>59.375</text:p>
          </table:table-cell>
          <table:table-cell office:value-type="string">
            <text:p>0.49405859178571143</text:p>
          </table:table-cell>
          <table:table-cell office:value-type="string">
            <text:p>0.7699473520379506</text:p>
          </table:table-cell>
          <table:table-cell office:value-type="string">
            <text:p>0.6381074165763536</text:p>
          </table:table-cell>
          <table:table-cell office:value-type="string">
            <text:p>61.0</text:p>
          </table:table-cell>
          <table:table-cell office:value-type="string">
            <text:p>0.4071810750897483</text:p>
          </table:table-cell>
          <table:table-cell office:value-type="string">
            <text:p>Spline 2</text:p>
          </table:table-cell>
          <table:table-cell/>
          <table:table-cell office:value-type="float" office:value="1065">
            <text:p>1065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, H_2802, X, X1, Y_sum</text:p>
          </table:table-cell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1">
            <text:p>1</text:p>
          </table:table-cell>
          <table:table-cell office:value-type="string">
            <text:p>Lars13</text:p>
          </table:table-cell>
          <table:table-cell office:value-type="string">
            <text:p>0.7112955842786376</text:p>
          </table:table-cell>
          <table:table-cell office:value-type="string">
            <text:p>0.7028930158891263</text:p>
          </table:table-cell>
          <table:table-cell office:value-type="string">
            <text:p>59.375</text:p>
          </table:table-cell>
          <table:table-cell office:value-type="string">
            <text:p>0.49405859178571143</text:p>
          </table:table-cell>
          <table:table-cell office:value-type="string">
            <text:p>0.7699473520379506</text:p>
          </table:table-cell>
          <table:table-cell office:value-type="string">
            <text:p>0.6381074165763536</text:p>
          </table:table-cell>
          <table:table-cell office:value-type="string">
            <text:p>61.0</text:p>
          </table:table-cell>
          <table:table-cell office:value-type="string">
            <text:p>0.4071810750897483</text:p>
          </table:table-cell>
          <table:table-cell office:value-type="string">
            <text:p>Spline 2</text:p>
          </table:table-cell>
          <table:table-cell/>
          <table:table-cell office:value-type="float" office:value="1065">
            <text:p>1065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, H_2802, X, X1, Y_sum</text:p>
          </table:table-cell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1">
            <text:p>1</text:p>
          </table:table-cell>
          <table:table-cell office:value-type="string">
            <text:p>Lars14</text:p>
          </table:table-cell>
          <table:table-cell office:value-type="string">
            <text:p>0.7112955842786376</text:p>
          </table:table-cell>
          <table:table-cell office:value-type="string">
            <text:p>0.7028930158891263</text:p>
          </table:table-cell>
          <table:table-cell office:value-type="string">
            <text:p>59.375</text:p>
          </table:table-cell>
          <table:table-cell office:value-type="string">
            <text:p>0.49405859178571143</text:p>
          </table:table-cell>
          <table:table-cell office:value-type="string">
            <text:p>0.7699473520379506</text:p>
          </table:table-cell>
          <table:table-cell office:value-type="string">
            <text:p>0.6381074165763536</text:p>
          </table:table-cell>
          <table:table-cell office:value-type="string">
            <text:p>61.0</text:p>
          </table:table-cell>
          <table:table-cell office:value-type="string">
            <text:p>0.4071810750897483</text:p>
          </table:table-cell>
          <table:table-cell office:value-type="string">
            <text:p>Spline 2</text:p>
          </table:table-cell>
          <table:table-cell/>
          <table:table-cell office:value-type="float" office:value="1065">
            <text:p>1065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, H_2802, X, X1, Y_sum</text:p>
          </table:table-cell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1">
            <text:p>1</text:p>
          </table:table-cell>
          <table:table-cell office:value-type="string">
            <text:p>LassoLarsCV</text:p>
          </table:table-cell>
          <table:table-cell office:value-type="string">
            <text:p>0.7112955842786376</text:p>
          </table:table-cell>
          <table:table-cell office:value-type="string">
            <text:p>0.7028930158891263</text:p>
          </table:table-cell>
          <table:table-cell office:value-type="string">
            <text:p>59.375</text:p>
          </table:table-cell>
          <table:table-cell office:value-type="string">
            <text:p>0.49405859178571143</text:p>
          </table:table-cell>
          <table:table-cell office:value-type="string">
            <text:p>0.7699473520379506</text:p>
          </table:table-cell>
          <table:table-cell office:value-type="string">
            <text:p>0.6381074165763536</text:p>
          </table:table-cell>
          <table:table-cell office:value-type="string">
            <text:p>61.0</text:p>
          </table:table-cell>
          <table:table-cell office:value-type="string">
            <text:p>0.4071810750897483</text:p>
          </table:table-cell>
          <table:table-cell office:value-type="string">
            <text:p>Spline 2</text:p>
          </table:table-cell>
          <table:table-cell/>
          <table:table-cell office:value-type="float" office:value="1065">
            <text:p>1065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, H_2802, X, X1, Y_sum</text:p>
          </table:table-cell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1">
            <text:p>1</text:p>
          </table:table-cell>
          <table:table-cell office:value-type="string">
            <text:p>OMPCV</text:p>
          </table:table-cell>
          <table:table-cell office:value-type="string">
            <text:p>0.7112955842786378</text:p>
          </table:table-cell>
          <table:table-cell office:value-type="string">
            <text:p>0.702893015889126</text:p>
          </table:table-cell>
          <table:table-cell office:value-type="string">
            <text:p>59.375</text:p>
          </table:table-cell>
          <table:table-cell office:value-type="string">
            <text:p>0.4940585917857113</text:p>
          </table:table-cell>
          <table:table-cell office:value-type="string">
            <text:p>0.7699473520379506</text:p>
          </table:table-cell>
          <table:table-cell office:value-type="string">
            <text:p>0.6381074165763536</text:p>
          </table:table-cell>
          <table:table-cell office:value-type="string">
            <text:p>61.0</text:p>
          </table:table-cell>
          <table:table-cell office:value-type="string">
            <text:p>0.4071810750897483</text:p>
          </table:table-cell>
          <table:table-cell office:value-type="string">
            <text:p>Spline 2</text:p>
          </table:table-cell>
          <table:table-cell/>
          <table:table-cell office:value-type="float" office:value="1065">
            <text:p>1065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, H_2802, X, X1, Y_sum</text:p>
          </table:table-cell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1">
            <text:p>1</text:p>
          </table:table-cell>
          <table:table-cell office:value-type="string">
            <text:p>OMP5</text:p>
          </table:table-cell>
          <table:table-cell office:value-type="string">
            <text:p>0.7112955842786378</text:p>
          </table:table-cell>
          <table:table-cell office:value-type="string">
            <text:p>0.702893015889126</text:p>
          </table:table-cell>
          <table:table-cell office:value-type="string">
            <text:p>59.375</text:p>
          </table:table-cell>
          <table:table-cell office:value-type="string">
            <text:p>0.4940585917857113</text:p>
          </table:table-cell>
          <table:table-cell office:value-type="string">
            <text:p>0.7699473520379506</text:p>
          </table:table-cell>
          <table:table-cell office:value-type="string">
            <text:p>0.6381074165763536</text:p>
          </table:table-cell>
          <table:table-cell office:value-type="string">
            <text:p>61.0</text:p>
          </table:table-cell>
          <table:table-cell office:value-type="string">
            <text:p>0.4071810750897483</text:p>
          </table:table-cell>
          <table:table-cell office:value-type="string">
            <text:p>Spline 2</text:p>
          </table:table-cell>
          <table:table-cell/>
          <table:table-cell office:value-type="float" office:value="1065">
            <text:p>1065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, H_2802, X, X1, Y_sum</text:p>
          </table:table-cell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1">
            <text:p>1</text:p>
          </table:table-cell>
          <table:table-cell office:value-type="string">
            <text:p>RidgeCV</text:p>
          </table:table-cell>
          <table:table-cell office:value-type="string">
            <text:p>0.7112974505203828</text:p>
          </table:table-cell>
          <table:table-cell office:value-type="string">
            <text:p>0.7028911273328207</text:p>
          </table:table-cell>
          <table:table-cell office:value-type="string">
            <text:p>59.375</text:p>
          </table:table-cell>
          <table:table-cell office:value-type="string">
            <text:p>0.4940559368832035</text:p>
          </table:table-cell>
          <table:table-cell office:value-type="string">
            <text:p>0.7699483436906829</text:p>
          </table:table-cell>
          <table:table-cell office:value-type="string">
            <text:p>0.6381062200354845</text:p>
          </table:table-cell>
          <table:table-cell office:value-type="string">
            <text:p>61.0</text:p>
          </table:table-cell>
          <table:table-cell office:value-type="string">
            <text:p>0.40717954804797396</text:p>
          </table:table-cell>
          <table:table-cell office:value-type="string">
            <text:p>Spline 2</text:p>
          </table:table-cell>
          <table:table-cell/>
          <table:table-cell office:value-type="float" office:value="1065">
            <text:p>1065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, H_2802, X, X1, Y_sum</text:p>
          </table:table-cell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1">
            <text:p>1</text:p>
          </table:table-cell>
          <table:table-cell office:value-type="string">
            <text:p>LassoCV</text:p>
          </table:table-cell>
          <table:table-cell office:value-type="string">
            <text:p>0.7116323649064139</text:p>
          </table:table-cell>
          <table:table-cell office:value-type="string">
            <text:p>0.7025520459138272</text:p>
          </table:table-cell>
          <table:table-cell office:value-type="string">
            <text:p>59.375</text:p>
          </table:table-cell>
          <table:table-cell office:value-type="string">
            <text:p>0.4935793772177046</text:p>
          </table:table-cell>
          <table:table-cell office:value-type="string">
            <text:p>0.7701394814332421</text:p>
          </table:table-cell>
          <table:table-cell office:value-type="string">
            <text:p>0.6378755200959957</text:p>
          </table:table-cell>
          <table:table-cell office:value-type="string">
            <text:p>61.0</text:p>
          </table:table-cell>
          <table:table-cell office:value-type="string">
            <text:p>0.4068851791377369</text:p>
          </table:table-cell>
          <table:table-cell office:value-type="string">
            <text:p>Spline 2</text:p>
          </table:table-cell>
          <table:table-cell/>
          <table:table-cell office:value-type="float" office:value="1065">
            <text:p>1065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, H_2802, X, X1, Y_sum</text:p>
          </table:table-cell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2">
            <text:p>2</text:p>
          </table:table-cell>
          <table:table-cell office:value-type="string">
            <text:p>Lars1</text:p>
          </table:table-cell>
          <table:table-cell office:value-type="string">
            <text:p>0.7121250816888296</text:p>
          </table:table-cell>
          <table:table-cell office:value-type="string">
            <text:p>0.7020526105853305</text:p>
          </table:table-cell>
          <table:table-cell office:value-type="string">
            <text:p>65.625</text:p>
          </table:table-cell>
          <table:table-cell office:value-type="string">
            <text:p>0.4928778680296778</text:p>
          </table:table-cell>
          <table:table-cell office:value-type="string">
            <text:p>0.7007041269672485</text:p>
          </table:table-cell>
          <table:table-cell office:value-type="string">
            <text:p>0.7134519790785264</text:p>
          </table:table-cell>
          <table:table-cell office:value-type="string">
            <text:p>65.0</text:p>
          </table:table-cell>
          <table:table-cell office:value-type="string">
            <text:p>0.5090137264510661</text:p>
          </table:table-cell>
          <table:table-cell office:value-type="string">
            <text:p>Spline 2</text:p>
          </table:table-cell>
          <table:table-cell/>
          <table:table-cell office:value-type="float" office:value="1050">
            <text:p>1050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</text:p>
          </table:table-cell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1">
            <text:p>1</text:p>
          </table:table-cell>
          <table:table-cell office:value-type="string">
            <text:p>BayesianRidge</text:p>
          </table:table-cell>
          <table:table-cell office:value-type="string">
            <text:p>0.7122176129493494</text:p>
          </table:table-cell>
          <table:table-cell office:value-type="string">
            <text:p>0.7019587393890974</text:p>
          </table:table-cell>
          <table:table-cell office:value-type="string">
            <text:p>59.375</text:p>
          </table:table-cell>
          <table:table-cell office:value-type="string">
            <text:p>0.49274607180473073</text:p>
          </table:table-cell>
          <table:table-cell office:value-type="string">
            <text:p>0.7704405678426565</text:p>
          </table:table-cell>
          <table:table-cell office:value-type="string">
            <text:p>0.6375118284567629</text:p>
          </table:table-cell>
          <table:table-cell office:value-type="string">
            <text:p>61.0</text:p>
          </table:table-cell>
          <table:table-cell office:value-type="string">
            <text:p>0.406421331422285</text:p>
          </table:table-cell>
          <table:table-cell office:value-type="string">
            <text:p>Spline 2</text:p>
          </table:table-cell>
          <table:table-cell/>
          <table:table-cell office:value-type="float" office:value="1065">
            <text:p>1065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, H_2802, X, X1, Y_sum</text:p>
          </table:table-cell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1">
            <text:p>1</text:p>
          </table:table-cell>
          <table:table-cell office:value-type="string">
            <text:p>ElasticNetCV</text:p>
          </table:table-cell>
          <table:table-cell office:value-type="string">
            <text:p>0.7125543860475237</text:p>
          </table:table-cell>
          <table:table-cell office:value-type="string">
            <text:p>0.7016168804443323</text:p>
          </table:table-cell>
          <table:table-cell office:value-type="string">
            <text:p>59.375</text:p>
          </table:table-cell>
          <table:table-cell office:value-type="string">
            <text:p>0.49226624692443655</text:p>
          </table:table-cell>
          <table:table-cell office:value-type="string">
            <text:p>0.770631703973487</text:p>
          </table:table-cell>
          <table:table-cell office:value-type="string">
            <text:p>0.6372807676612561</text:p>
          </table:table-cell>
          <table:table-cell office:value-type="string">
            <text:p>61.0</text:p>
          </table:table-cell>
          <table:table-cell office:value-type="string">
            <text:p>0.40612677683092</text:p>
          </table:table-cell>
          <table:table-cell office:value-type="string">
            <text:p>Spline 2</text:p>
          </table:table-cell>
          <table:table-cell/>
          <table:table-cell office:value-type="float" office:value="1065">
            <text:p>1065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, H_2802, X, X1, Y_sum</text:p>
          </table:table-cell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1">
            <text:p>1</text:p>
          </table:table-cell>
          <table:table-cell office:value-type="string">
            <text:p>OMP4</text:p>
          </table:table-cell>
          <table:table-cell office:value-type="string">
            <text:p>0.714470931354857</text:p>
          </table:table-cell>
          <table:table-cell office:value-type="string">
            <text:p>0.6996651257915627</text:p>
          </table:table-cell>
          <table:table-cell office:value-type="string">
            <text:p>59.375</text:p>
          </table:table-cell>
          <table:table-cell office:value-type="string">
            <text:p>0.4895312882489232</text:p>
          </table:table-cell>
          <table:table-cell office:value-type="string">
            <text:p>0.7718098849210993</text:p>
          </table:table-cell>
          <table:table-cell office:value-type="string">
            <text:p>0.6358533648083334</text:p>
          </table:table-cell>
          <table:table-cell office:value-type="string">
            <text:p>62.0</text:p>
          </table:table-cell>
          <table:table-cell office:value-type="string">
            <text:p>0.40430950153807943</text:p>
          </table:table-cell>
          <table:table-cell office:value-type="string">
            <text:p>Spline 2</text:p>
          </table:table-cell>
          <table:table-cell/>
          <table:table-cell office:value-type="float" office:value="1065">
            <text:p>1065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, H_2802, X, Y_sum</text:p>
          </table:table-cell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1">
            <text:p>1</text:p>
          </table:table-cell>
          <table:table-cell office:value-type="string">
            <text:p>QuantileRegressor</text:p>
          </table:table-cell>
          <table:table-cell office:value-type="string">
            <text:p>0.718995359921684</text:p>
          </table:table-cell>
          <table:table-cell office:value-type="string">
            <text:p>0.6950148720790715</text:p>
          </table:table-cell>
          <table:table-cell office:value-type="string">
            <text:p>68.75</text:p>
          </table:table-cell>
          <table:table-cell office:value-type="string">
            <text:p>0.4830456724110882</text:p>
          </table:table-cell>
          <table:table-cell office:value-type="string">
            <text:p>0.8116119419379265</text:p>
          </table:table-cell>
          <table:table-cell office:value-type="string">
            <text:p>0.5841969322957352</text:p>
          </table:table-cell>
          <table:table-cell office:value-type="string">
            <text:p>66.0</text:p>
          </table:table-cell>
          <table:table-cell office:value-type="string">
            <text:p>0.3412860557037479</text:p>
          </table:table-cell>
          <table:table-cell office:value-type="string">
            <text:p>Spline 2</text:p>
          </table:table-cell>
          <table:table-cell/>
          <table:table-cell office:value-type="float" office:value="1065">
            <text:p>1065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, H_2802, X, Y_sum</text:p>
          </table:table-cell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1">
            <text:p>1</text:p>
          </table:table-cell>
          <table:table-cell office:value-type="string">
            <text:p>Lars4</text:p>
          </table:table-cell>
          <table:table-cell office:value-type="string">
            <text:p>0.7201916397504566</text:p>
          </table:table-cell>
          <table:table-cell office:value-type="string">
            <text:p>0.6937751811887973</text:p>
          </table:table-cell>
          <table:table-cell office:value-type="string">
            <text:p>56.25</text:p>
          </table:table-cell>
          <table:table-cell office:value-type="string">
            <text:p>0.48132400203354864</text:p>
          </table:table-cell>
          <table:table-cell office:value-type="string">
            <text:p>0.7753361467445624</text:p>
          </table:table-cell>
          <table:table-cell office:value-type="string">
            <text:p>0.6315487784417719</text:p>
          </table:table-cell>
          <table:table-cell office:value-type="string">
            <text:p>60.0</text:p>
          </table:table-cell>
          <table:table-cell office:value-type="string">
            <text:p>0.3988538595512945</text:p>
          </table:table-cell>
          <table:table-cell office:value-type="string">
            <text:p>Spline 2</text:p>
          </table:table-cell>
          <table:table-cell/>
          <table:table-cell office:value-type="float" office:value="1065">
            <text:p>1065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, H_2802, X, Y_sum</text:p>
          </table:table-cell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1">
            <text:p>1</text:p>
          </table:table-cell>
          <table:table-cell office:value-type="string">
            <text:p>KNeighborsRegressor</text:p>
          </table:table-cell>
          <table:table-cell office:value-type="string">
            <text:p>0.7231335950160142</text:p>
          </table:table-cell>
          <table:table-cell office:value-type="string">
            <text:p>0.690708190018922</text:p>
          </table:table-cell>
          <table:table-cell office:value-type="string">
            <text:p>81.25</text:p>
          </table:table-cell>
          <table:table-cell office:value-type="string">
            <text:p>0.47707780375921527</text:p>
          </table:table-cell>
          <table:table-cell office:value-type="string">
            <text:p>0.9179625356273139</text:p>
          </table:table-cell>
          <table:table-cell office:value-type="string">
            <text:p>0.3966670936499176</text:p>
          </table:table-cell>
          <table:table-cell office:value-type="string">
            <text:p>61.0</text:p>
          </table:table-cell>
          <table:table-cell office:value-type="string">
            <text:p>0.15734478318467238</text:p>
          </table:table-cell>
          <table:table-cell office:value-type="string">
            <text:p>Spline 2</text:p>
          </table:table-cell>
          <table:table-cell/>
          <table:table-cell office:value-type="float" office:value="1065">
            <text:p>1065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1">
            <text:p>1</text:p>
          </table:table-cell>
          <table:table-cell office:value-type="string">
            <text:p>Lars3</text:p>
          </table:table-cell>
          <table:table-cell office:value-type="string">
            <text:p>0.7270301799808332</text:p>
          </table:table-cell>
          <table:table-cell office:value-type="string">
            <text:p>0.6866055034712708</text:p>
          </table:table-cell>
          <table:table-cell office:value-type="string">
            <text:p>53.125</text:p>
          </table:table-cell>
          <table:table-cell office:value-type="string">
            <text:p>0.47142711739703724</text:p>
          </table:table-cell>
          <table:table-cell office:value-type="string">
            <text:p>0.7800134709887908</text:p>
          </table:table-cell>
          <table:table-cell office:value-type="string">
            <text:p>0.6257627226641251</text:p>
          </table:table-cell>
          <table:table-cell office:value-type="string">
            <text:p>59.0</text:p>
          </table:table-cell>
          <table:table-cell office:value-type="string">
            <text:p>0.3915789850760186</text:p>
          </table:table-cell>
          <table:table-cell office:value-type="string">
            <text:p>Spline 2</text:p>
          </table:table-cell>
          <table:table-cell/>
          <table:table-cell office:value-type="float" office:value="1065">
            <text:p>1065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, H_2802, X</text:p>
          </table:table-cell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1">
            <text:p>1</text:p>
          </table:table-cell>
          <table:table-cell office:value-type="string">
            <text:p>RandomForestRegressor</text:p>
          </table:table-cell>
          <table:table-cell office:value-type="string">
            <text:p>0.7277908657987845</text:p>
          </table:table-cell>
          <table:table-cell office:value-type="string">
            <text:p>0.6857991365260354</text:p>
          </table:table-cell>
          <table:table-cell office:value-type="string">
            <text:p>53.125</text:p>
          </table:table-cell>
          <table:table-cell office:value-type="string">
            <text:p>0.4703204556598558</text:p>
          </table:table-cell>
          <table:table-cell office:value-type="string">
            <text:p>0.7908619601499847</text:p>
          </table:table-cell>
          <table:table-cell office:value-type="string">
            <text:p>0.6119945751293259</text:p>
          </table:table-cell>
          <table:table-cell office:value-type="string">
            <text:p>60.0</text:p>
          </table:table-cell>
          <table:table-cell office:value-type="string">
            <text:p>0.3745373599877241</text:p>
          </table:table-cell>
          <table:table-cell office:value-type="string">
            <text:p>Spline 2</text:p>
          </table:table-cell>
          <table:table-cell/>
          <table:table-cell office:value-type="float" office:value="1065">
            <text:p>1065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1">
            <text:p>1</text:p>
          </table:table-cell>
          <table:table-cell office:value-type="string">
            <text:p>AdaBoostRegressor</text:p>
          </table:table-cell>
          <table:table-cell office:value-type="string">
            <text:p>0.7288489957982074</text:p>
          </table:table-cell>
          <table:table-cell office:value-type="string">
            <text:p>0.6846744783646785</text:p>
          </table:table-cell>
          <table:table-cell office:value-type="string">
            <text:p>68.75</text:p>
          </table:table-cell>
          <table:table-cell office:value-type="string">
            <text:p>0.4687791413239446</text:p>
          </table:table-cell>
          <table:table-cell office:value-type="string">
            <text:p>0.8252860656242079</text:p>
          </table:table-cell>
          <table:table-cell office:value-type="string">
            <text:p>0.564714892566608</text:p>
          </table:table-cell>
          <table:table-cell office:value-type="string">
            <text:p>63.0</text:p>
          </table:table-cell>
          <table:table-cell office:value-type="string">
            <text:p>0.3189029098865156</text:p>
          </table:table-cell>
          <table:table-cell office:value-type="string">
            <text:p>Spline 2</text:p>
          </table:table-cell>
          <table:table-cell/>
          <table:table-cell office:value-type="float" office:value="1065">
            <text:p>1065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0">
            <text:p>0</text:p>
          </table:table-cell>
          <table:table-cell office:value-type="string">
            <text:p>QuantileRegressor</text:p>
          </table:table-cell>
          <table:table-cell office:value-type="string">
            <text:p>0.7294394266615615</text:p>
          </table:table-cell>
          <table:table-cell office:value-type="string">
            <text:p>0.6840454099192922</text:p>
          </table:table-cell>
          <table:table-cell office:value-type="string">
            <text:p>75.0</text:p>
          </table:table-cell>
          <table:table-cell office:value-type="string">
            <text:p>0.4679181228316527</text:p>
          </table:table-cell>
          <table:table-cell office:value-type="string">
            <text:p>0.6889916531245328</text:p>
          </table:table-cell>
          <table:table-cell office:value-type="string">
            <text:p>0.7247692749590888</text:p>
          </table:table-cell>
          <table:table-cell office:value-type="string">
            <text:p>73.0</text:p>
          </table:table-cell>
          <table:table-cell office:value-type="string">
            <text:p>0.5252905019247235</text:p>
          </table:table-cell>
          <table:table-cell office:value-type="string">
            <text:p>Spline 2</text:p>
          </table:table-cell>
          <table:table-cell/>
          <table:table-cell office:value-type="float" office:value="1132">
            <text:p>1132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, X1, X2, Q12, Q01</text:p>
          </table:table-cell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0">
            <text:p>0</text:p>
          </table:table-cell>
          <table:table-cell office:value-type="string">
            <text:p>ElasticNetCV</text:p>
          </table:table-cell>
          <table:table-cell office:value-type="string">
            <text:p>0.7319021649906742</text:p>
          </table:table-cell>
          <table:table-cell office:value-type="string">
            <text:p>0.6814097305454069</text:p>
          </table:table-cell>
          <table:table-cell office:value-type="string">
            <text:p>59.375</text:p>
          </table:table-cell>
          <table:table-cell office:value-type="string">
            <text:p>0.464319220881964</text:p>
          </table:table-cell>
          <table:table-cell office:value-type="string">
            <text:p>0.8186034645106517</text:p>
          </table:table-cell>
          <table:table-cell office:value-type="string">
            <text:p>0.5743590931561527</text:p>
          </table:table-cell>
          <table:table-cell office:value-type="string">
            <text:p>54.0</text:p>
          </table:table-cell>
          <table:table-cell office:value-type="string">
            <text:p>0.3298883678911583</text:p>
          </table:table-cell>
          <table:table-cell office:value-type="string">
            <text:p>Spline 2</text:p>
          </table:table-cell>
          <table:table-cell/>
          <table:table-cell office:value-type="float" office:value="1132">
            <text:p>1132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Smax, H_2802, X, X1, X2, Xs, Q12, Q01, Q02</text:p>
          </table:table-cell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0">
            <text:p>0</text:p>
          </table:table-cell>
          <table:table-cell office:value-type="string">
            <text:p>Lars3</text:p>
          </table:table-cell>
          <table:table-cell office:value-type="string">
            <text:p>0.7336571211362837</text:p>
          </table:table-cell>
          <table:table-cell office:value-type="string">
            <text:p>0.6795198515172463</text:p>
          </table:table-cell>
          <table:table-cell office:value-type="string">
            <text:p>65.625</text:p>
          </table:table-cell>
          <table:table-cell office:value-type="string">
            <text:p>0.46174722860602047</text:p>
          </table:table-cell>
          <table:table-cell office:value-type="string">
            <text:p>0.6865278787142275</text:p>
          </table:table-cell>
          <table:table-cell office:value-type="string">
            <text:p>0.7271034807702016</text:p>
          </table:table-cell>
          <table:table-cell office:value-type="string">
            <text:p>64.0</text:p>
          </table:table-cell>
          <table:table-cell office:value-type="string">
            <text:p>0.528679471748143</text:p>
          </table:table-cell>
          <table:table-cell office:value-type="string">
            <text:p>Spline 2</text:p>
          </table:table-cell>
          <table:table-cell/>
          <table:table-cell office:value-type="float" office:value="1132">
            <text:p>1132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X, Q12</text:p>
          </table:table-cell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1">
            <text:p>1</text:p>
          </table:table-cell>
          <table:table-cell office:value-type="string">
            <text:p>OMP2</text:p>
          </table:table-cell>
          <table:table-cell office:value-type="string">
            <text:p>0.7357264617408652</text:p>
          </table:table-cell>
          <table:table-cell office:value-type="string">
            <text:p>0.6772788004169829</text:p>
          </table:table-cell>
          <table:table-cell office:value-type="string">
            <text:p>62.5</text:p>
          </table:table-cell>
          <table:table-cell office:value-type="string">
            <text:p>0.45870657349426724</text:p>
          </table:table-cell>
          <table:table-cell office:value-type="string">
            <text:p>0.7895638661211993</text:p>
          </table:table-cell>
          <table:table-cell office:value-type="string">
            <text:p>0.6136683968689808</text:p>
          </table:table-cell>
          <table:table-cell office:value-type="string">
            <text:p>57.99999999999999</text:p>
          </table:table-cell>
          <table:table-cell office:value-type="string">
            <text:p>0.37658890131574474</text:p>
          </table:table-cell>
          <table:table-cell office:value-type="string">
            <text:p>Spline 2</text:p>
          </table:table-cell>
          <table:table-cell/>
          <table:table-cell office:value-type="float" office:value="1065">
            <text:p>1065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, X</text:p>
          </table:table-cell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1">
            <text:p>1</text:p>
          </table:table-cell>
          <table:table-cell office:value-type="string">
            <text:p>StackingRegressorRidge</text:p>
          </table:table-cell>
          <table:table-cell office:value-type="string">
            <text:p>0.7380206284305162</text:p>
          </table:table-cell>
          <table:table-cell office:value-type="string">
            <text:p>0.6747781502175556</text:p>
          </table:table-cell>
          <table:table-cell office:value-type="string">
            <text:p>59.375</text:p>
          </table:table-cell>
          <table:table-cell office:value-type="string">
            <text:p>0.455325552011026</text:p>
          </table:table-cell>
          <table:table-cell office:value-type="string">
            <text:p>0.8373176670517176</text:p>
          </table:table-cell>
          <table:table-cell office:value-type="string">
            <text:p>0.546716676573039</text:p>
          </table:table-cell>
          <table:table-cell office:value-type="string">
            <text:p>52.0</text:p>
          </table:table-cell>
          <table:table-cell office:value-type="string">
            <text:p>0.298899124443069</text:p>
          </table:table-cell>
          <table:table-cell office:value-type="string">
            <text:p>Spline 2</text:p>
          </table:table-cell>
          <table:table-cell/>
          <table:table-cell office:value-type="float" office:value="1065">
            <text:p>1065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1">
            <text:p>1</text:p>
          </table:table-cell>
          <table:table-cell office:value-type="string">
            <text:p>Lars2</text:p>
          </table:table-cell>
          <table:table-cell office:value-type="string">
            <text:p>0.8287494336323932</text:p>
          </table:table-cell>
          <table:table-cell office:value-type="string">
            <text:p>0.5596198497676682</text:p>
          </table:table-cell>
          <table:table-cell office:value-type="string">
            <text:p>56.25</text:p>
          </table:table-cell>
          <table:table-cell office:value-type="string">
            <text:p>0.3131743762539875</text:p>
          </table:table-cell>
          <table:table-cell office:value-type="string">
            <text:p>0.8573590243011942</text:p>
          </table:table-cell>
          <table:table-cell office:value-type="string">
            <text:p>0.5147188586493644</text:p>
          </table:table-cell>
          <table:table-cell office:value-type="string">
            <text:p>56.99999999999999</text:p>
          </table:table-cell>
          <table:table-cell office:value-type="string">
            <text:p>0.2649355034493044</text:p>
          </table:table-cell>
          <table:table-cell office:value-type="string">
            <text:p>Spline 2</text:p>
          </table:table-cell>
          <table:table-cell/>
          <table:table-cell office:value-type="float" office:value="1065">
            <text:p>1065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, X</text:p>
          </table:table-cell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1">
            <text:p>1</text:p>
          </table:table-cell>
          <table:table-cell office:value-type="string">
            <text:p>BaggingRegressor</text:p>
          </table:table-cell>
          <table:table-cell office:value-type="string">
            <text:p>0.8549234080710744</text:p>
          </table:table-cell>
          <table:table-cell office:value-type="string">
            <text:p>0.5187542446401179</text:p>
          </table:table-cell>
          <table:table-cell office:value-type="string">
            <text:p>56.25</text:p>
          </table:table-cell>
          <table:table-cell office:value-type="string">
            <text:p>0.26910596633213957</text:p>
          </table:table-cell>
          <table:table-cell office:value-type="string">
            <text:p>0.9345446935080126</text:p>
          </table:table-cell>
          <table:table-cell office:value-type="string">
            <text:p>0.3558457753522089</text:p>
          </table:table-cell>
          <table:table-cell office:value-type="string">
            <text:p>40.0</text:p>
          </table:table-cell>
          <table:table-cell office:value-type="string">
            <text:p>0.12662621583601485</text:p>
          </table:table-cell>
          <table:table-cell office:value-type="string">
            <text:p>Spline 2</text:p>
          </table:table-cell>
          <table:table-cell/>
          <table:table-cell office:value-type="float" office:value="1065">
            <text:p>1065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1">
            <text:p>1</text:p>
          </table:table-cell>
          <table:table-cell office:value-type="string">
            <text:p>ExtraTreesRegressor</text:p>
          </table:table-cell>
          <table:table-cell office:value-type="string">
            <text:p>0.8758642747391978</text:p>
          </table:table-cell>
          <table:table-cell office:value-type="string">
            <text:p>0.48255753256537093</text:p>
          </table:table-cell>
          <table:table-cell office:value-type="string">
            <text:p>50.0</text:p>
          </table:table-cell>
          <table:table-cell office:value-type="string">
            <text:p>0.23286177223557902</text:p>
          </table:table-cell>
          <table:table-cell office:value-type="string">
            <text:p>0.9520071181199616</text:p>
          </table:table-cell>
          <table:table-cell office:value-type="string">
            <text:p>0.3060758844615586</text:p>
          </table:table-cell>
          <table:table-cell office:value-type="string">
            <text:p>40.0</text:p>
          </table:table-cell>
          <table:table-cell office:value-type="string">
            <text:p>0.09368244704892537</text:p>
          </table:table-cell>
          <table:table-cell office:value-type="string">
            <text:p>Spline 2</text:p>
          </table:table-cell>
          <table:table-cell/>
          <table:table-cell office:value-type="float" office:value="1065">
            <text:p>1065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0">
            <text:p>0</text:p>
          </table:table-cell>
          <table:table-cell office:value-type="string">
            <text:p>LassoCV</text:p>
          </table:table-cell>
          <table:table-cell office:value-type="string">
            <text:p>0.9212661864274292</text:p>
          </table:table-cell>
          <table:table-cell office:value-type="string">
            <text:p>0.3889326596539063</text:p>
          </table:table-cell>
          <table:table-cell office:value-type="string">
            <text:p>43.75</text:p>
          </table:table-cell>
          <table:table-cell office:value-type="string">
            <text:p>0.1512686137454614</text:p>
          </table:table-cell>
          <table:table-cell office:value-type="string">
            <text:p>1.0110338465912894</text:p>
          </table:table-cell>
          <table:table-cell office:value-type="float" office:value="0">
            <text:p>0</text:p>
          </table:table-cell>
          <table:table-cell office:value-type="string">
            <text:p>47.0</text:p>
          </table:table-cell>
          <table:table-cell office:value-type="string">
            <text:p>-0.02218943895317893</text:p>
          </table:table-cell>
          <table:table-cell office:value-type="string">
            <text:p>Spline 2</text:p>
          </table:table-cell>
          <table:table-cell/>
          <table:table-cell office:value-type="float" office:value="1132">
            <text:p>1132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Smax, H_2802, X, X1, X2, Xs, Q12, Q01, Q02</text:p>
          </table:table-cell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0">
            <text:p>0</text:p>
          </table:table-cell>
          <table:table-cell office:value-type="string">
            <text:p>BayesianRidge</text:p>
          </table:table-cell>
          <table:table-cell office:value-type="string">
            <text:p>0.958734430604608</text:p>
          </table:table-cell>
          <table:table-cell office:value-type="string">
            <text:p>0.2843031684193094</text:p>
          </table:table-cell>
          <table:table-cell office:value-type="string">
            <text:p>46.875</text:p>
          </table:table-cell>
          <table:table-cell office:value-type="string">
            <text:p>0.08082829157325855</text:p>
          </table:table-cell>
          <table:table-cell office:value-type="string">
            <text:p>1.0496052525821404</text:p>
          </table:table-cell>
          <table:table-cell office:value-type="float" office:value="0">
            <text:p>0</text:p>
          </table:table-cell>
          <table:table-cell office:value-type="string">
            <text:p>47.0</text:p>
          </table:table-cell>
          <table:table-cell office:value-type="string">
            <text:p>-0.10167118624801863</text:p>
          </table:table-cell>
          <table:table-cell office:value-type="string">
            <text:p>Spline 2</text:p>
          </table:table-cell>
          <table:table-cell/>
          <table:table-cell office:value-type="float" office:value="1132">
            <text:p>1132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Smax, H_2802, X, X1, X2, Xs, Q12, Q01, Q02, Y_sum</text:p>
          </table:table-cell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0">
            <text:p>0</text:p>
          </table:table-cell>
          <table:table-cell office:value-type="string">
            <text:p>OMP10</text:p>
          </table:table-cell>
          <table:table-cell office:value-type="string">
            <text:p>0.9835489600381049</text:p>
          </table:table-cell>
          <table:table-cell office:value-type="string">
            <text:p>0.18064175377791927</text:p>
          </table:table-cell>
          <table:table-cell office:value-type="string">
            <text:p>43.75</text:p>
          </table:table-cell>
          <table:table-cell office:value-type="string">
            <text:p>0.032631443207962185</text:p>
          </table:table-cell>
          <table:table-cell office:value-type="string">
            <text:p>1.0713075649560384</text:p>
          </table:table-cell>
          <table:table-cell office:value-type="float" office:value="0">
            <text:p>0</text:p>
          </table:table-cell>
          <table:table-cell office:value-type="string">
            <text:p>45.0</text:p>
          </table:table-cell>
          <table:table-cell office:value-type="string">
            <text:p>-0.14769989873203637</text:p>
          </table:table-cell>
          <table:table-cell office:value-type="string">
            <text:p>Spline 2</text:p>
          </table:table-cell>
          <table:table-cell/>
          <table:table-cell office:value-type="float" office:value="1132">
            <text:p>1132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Smax, H_2802, X, X1, X2, Xs, Q12, Q01, Q02</text:p>
          </table:table-cell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0">
            <text:p>0</text:p>
          </table:table-cell>
          <table:table-cell office:value-type="string">
            <text:p>OMP1</text:p>
          </table:table-cell>
          <table:table-cell office:value-type="string">
            <text:p>0.9839442333959295</text:p>
          </table:table-cell>
          <table:table-cell office:value-type="string">
            <text:p>0.1784761764687281</text:p>
          </table:table-cell>
          <table:table-cell office:value-type="string">
            <text:p>43.75</text:p>
          </table:table-cell>
          <table:table-cell office:value-type="string">
            <text:p>0.031853745566896685</text:p>
          </table:table-cell>
          <table:table-cell office:value-type="string">
            <text:p>0.9381050614293038</text:p>
          </table:table-cell>
          <table:table-cell office:value-type="string">
            <text:p>0.34635082462832695</text:p>
          </table:table-cell>
          <table:table-cell office:value-type="string">
            <text:p>51.0</text:p>
          </table:table-cell>
          <table:table-cell office:value-type="string">
            <text:p>0.11995889372072188</text:p>
          </table:table-cell>
          <table:table-cell office:value-type="string">
            <text:p>Spline 2</text:p>
          </table:table-cell>
          <table:table-cell/>
          <table:table-cell office:value-type="float" office:value="1132">
            <text:p>1132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Q12</text:p>
          </table:table-cell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0">
            <text:p>0</text:p>
          </table:table-cell>
          <table:table-cell office:value-type="string">
            <text:p>Lars2</text:p>
          </table:table-cell>
          <table:table-cell office:value-type="string">
            <text:p>0.9898598227629594</text:p>
          </table:table-cell>
          <table:table-cell office:value-type="string">
            <text:p>0.14204763736043868</text:p>
          </table:table-cell>
          <table:table-cell office:value-type="string">
            <text:p>50.0</text:p>
          </table:table-cell>
          <table:table-cell office:value-type="string">
            <text:p>0.020177531279682803</text:p>
          </table:table-cell>
          <table:table-cell office:value-type="string">
            <text:p>0.9788995234162573</text:p>
          </table:table-cell>
          <table:table-cell office:value-type="string">
            <text:p>0.20434217150511125</text:p>
          </table:table-cell>
          <table:table-cell office:value-type="string">
            <text:p>51.0</text:p>
          </table:table-cell>
          <table:table-cell office:value-type="string">
            <text:p>0.04175572305542452</text:p>
          </table:table-cell>
          <table:table-cell office:value-type="string">
            <text:p>Spline 2</text:p>
          </table:table-cell>
          <table:table-cell/>
          <table:table-cell office:value-type="float" office:value="1132">
            <text:p>1132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X, Q12</text:p>
          </table:table-cell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0">
            <text:p>0</text:p>
          </table:table-cell>
          <table:table-cell office:value-type="string">
            <text:p>OMP2</text:p>
          </table:table-cell>
          <table:table-cell office:value-type="string">
            <text:p>0.9937433818201674</text:p>
          </table:table-cell>
          <table:table-cell office:value-type="string">
            <text:p>0.11168747059816946</text:p>
          </table:table-cell>
          <table:table-cell office:value-type="string">
            <text:p>40.625</text:p>
          </table:table-cell>
          <table:table-cell office:value-type="string">
            <text:p>0.012474091088617079</text:p>
          </table:table-cell>
          <table:table-cell office:value-type="string">
            <text:p>0.9334534757387317</text:p>
          </table:table-cell>
          <table:table-cell office:value-type="string">
            <text:p>0.35869849265264697</text:p>
          </table:table-cell>
          <table:table-cell office:value-type="string">
            <text:p>49.0</text:p>
          </table:table-cell>
          <table:table-cell office:value-type="string">
            <text:p>0.12866460863128093</text:p>
          </table:table-cell>
          <table:table-cell office:value-type="string">
            <text:p>Spline 2</text:p>
          </table:table-cell>
          <table:table-cell/>
          <table:table-cell office:value-type="float" office:value="1132">
            <text:p>1132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X, Q12</text:p>
          </table:table-cell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0">
            <text:p>0</text:p>
          </table:table-cell>
          <table:table-cell office:value-type="string">
            <text:p>Lars1</text:p>
          </table:table-cell>
          <table:table-cell office:value-type="string">
            <text:p>0.9974016952989715</text:p>
          </table:table-cell>
          <table:table-cell office:value-type="string">
            <text:p>0.07204067056002192</text:p>
          </table:table-cell>
          <table:table-cell office:value-type="string">
            <text:p>50.0</text:p>
          </table:table-cell>
          <table:table-cell office:value-type="string">
            <text:p>0.005189858214737719</text:p>
          </table:table-cell>
          <table:table-cell office:value-type="string">
            <text:p>0.9943686121539376</text:p>
          </table:table-cell>
          <table:table-cell office:value-type="string">
            <text:p>0.10597671047476476</text:p>
          </table:table-cell>
          <table:table-cell office:value-type="string">
            <text:p>51.0</text:p>
          </table:table-cell>
          <table:table-cell office:value-type="string">
            <text:p>0.011231063163052335</text:p>
          </table:table-cell>
          <table:table-cell office:value-type="string">
            <text:p>Spline 2</text:p>
          </table:table-cell>
          <table:table-cell/>
          <table:table-cell office:value-type="float" office:value="1132">
            <text:p>1132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Q12</text:p>
          </table:table-cell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1">
            <text:p>1</text:p>
          </table:table-cell>
          <table:table-cell office:value-type="string">
            <text:p>OMP1</text:p>
          </table:table-cell>
          <table:table-cell office:value-type="string">
            <text:p>1.0000390486186557</text:p>
          </table:table-cell>
          <table:table-cell office:value-type="float" office:value="0">
            <text:p>0</text:p>
          </table:table-cell>
          <table:table-cell office:value-type="string">
            <text:p>53.125</text:p>
          </table:table-cell>
          <table:table-cell office:value-type="string">
            <text:p>-7.809876210584932e-05</text:p>
          </table:table-cell>
          <table:table-cell office:value-type="string">
            <text:p>1.0036129850840556</text:p>
          </table:table-cell>
          <table:table-cell office:value-type="float" office:value="0">
            <text:p>0</text:p>
          </table:table-cell>
          <table:table-cell office:value-type="string">
            <text:p>47.0</text:p>
          </table:table-cell>
          <table:table-cell office:value-type="string">
            <text:p>-0.00723902382932895</text:p>
          </table:table-cell>
          <table:table-cell office:value-type="string">
            <text:p>Spline 2</text:p>
          </table:table-cell>
          <table:table-cell/>
          <table:table-cell office:value-type="float" office:value="1065">
            <text:p>1065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0">
            <text:p>0</text:p>
          </table:table-cell>
          <table:table-cell office:value-type="string">
            <text:p>Lars13</text:p>
          </table:table-cell>
          <table:table-cell office:value-type="string">
            <text:p>8048.245053742082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-64774247.44508389</text:p>
          </table:table-cell>
          <table:table-cell office:value-type="string">
            <text:p>7554.362136722604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-57068386.29274811</text:p>
          </table:table-cell>
          <table:table-cell office:value-type="string">
            <text:p>Spline 2</text:p>
          </table:table-cell>
          <table:table-cell/>
          <table:table-cell office:value-type="float" office:value="1132">
            <text:p>1132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Smax, H_2802, X, X1, X2, Xs, Q12, Q01, Q02, Y_sum</text:p>
          </table:table-cell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0">
            <text:p>0</text:p>
          </table:table-cell>
          <table:table-cell office:value-type="string">
            <text:p>Lars14</text:p>
          </table:table-cell>
          <table:table-cell office:value-type="string">
            <text:p>8048.245053742082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-64774247.44508389</text:p>
          </table:table-cell>
          <table:table-cell office:value-type="string">
            <text:p>7554.362136722604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-57068386.29274811</text:p>
          </table:table-cell>
          <table:table-cell office:value-type="string">
            <text:p>Spline 2</text:p>
          </table:table-cell>
          <table:table-cell/>
          <table:table-cell office:value-type="float" office:value="1132">
            <text:p>1132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Smax, H_2802, X, X1, X2, Xs, Q12, Q01, Q02, Y_sum</text:p>
          </table:table-cell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0">
            <text:p>0</text:p>
          </table:table-cell>
          <table:table-cell office:value-type="string">
            <text:p>Lars12</text:p>
          </table:table-cell>
          <table:table-cell office:value-type="string">
            <text:p>6.919695106256112</text:p>
          </table:table-cell>
          <table:table-cell office:value-type="float" office:value="0">
            <text:p>0</text:p>
          </table:table-cell>
          <table:table-cell office:value-type="string">
            <text:p>3.125</text:p>
          </table:table-cell>
          <table:table-cell office:value-type="string">
            <text:p>-46.88218036354479</text:p>
          </table:table-cell>
          <table:table-cell office:value-type="string">
            <text:p>6.573314714542683</text:p>
          </table:table-cell>
          <table:table-cell office:value-type="float" office:value="0">
            <text:p>0</text:p>
          </table:table-cell>
          <table:table-cell office:value-type="string">
            <text:p>10.0</text:p>
          </table:table-cell>
          <table:table-cell office:value-type="string">
            <text:p>-42.20846633642334</text:p>
          </table:table-cell>
          <table:table-cell office:value-type="string">
            <text:p>Spline 2</text:p>
          </table:table-cell>
          <table:table-cell/>
          <table:table-cell office:value-type="float" office:value="1132">
            <text:p>1132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Smax, H_2802, X, X1, X2, Xs, Q12, Q01, Q02</text:p>
          </table:table-cell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0">
            <text:p>0</text:p>
          </table:table-cell>
          <table:table-cell office:value-type="string">
            <text:p>OMP11</text:p>
          </table:table-cell>
          <table:table-cell office:value-type="string">
            <text:p>166.0330699282969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-27565.980309814717</text:p>
          </table:table-cell>
          <table:table-cell office:value-type="string">
            <text:p>155.91628430236406</text:p>
          </table:table-cell>
          <table:table-cell office:value-type="float" office:value="0">
            <text:p>0</text:p>
          </table:table-cell>
          <table:table-cell office:value-type="string">
            <text:p>1.0</text:p>
          </table:table-cell>
          <table:table-cell office:value-type="string">
            <text:p>-24308.887710655617</text:p>
          </table:table-cell>
          <table:table-cell office:value-type="string">
            <text:p>Spline 2</text:p>
          </table:table-cell>
          <table:table-cell/>
          <table:table-cell office:value-type="float" office:value="1132">
            <text:p>1132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Smax, H_2802, X, X1, X2, Xs, Q12, Q01, Q02, Y_sum</text:p>
          </table:table-cell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0">
            <text:p>0</text:p>
          </table:table-cell>
          <table:table-cell office:value-type="string">
            <text:p>LassoLarsCV</text:p>
          </table:table-cell>
          <table:table-cell office:value-type="string">
            <text:p>166.03306992508368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-27565.980308747723</text:p>
          </table:table-cell>
          <table:table-cell office:value-type="string">
            <text:p>155.91628429934792</text:p>
          </table:table-cell>
          <table:table-cell office:value-type="float" office:value="0">
            <text:p>0</text:p>
          </table:table-cell>
          <table:table-cell office:value-type="string">
            <text:p>1.0</text:p>
          </table:table-cell>
          <table:table-cell office:value-type="string">
            <text:p>-24308.887709715087</text:p>
          </table:table-cell>
          <table:table-cell office:value-type="string">
            <text:p>Spline 2</text:p>
          </table:table-cell>
          <table:table-cell/>
          <table:table-cell office:value-type="float" office:value="1132">
            <text:p>1132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Smax, H_2802, X, X1, X2, Xs, Q12, Q01, Q02, Y_sum</text:p>
          </table:table-cell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0">
            <text:p>0</text:p>
          </table:table-cell>
          <table:table-cell office:value-type="string">
            <text:p>LinearRegression</text:p>
          </table:table-cell>
          <table:table-cell office:value-type="string">
            <text:p>166.0330698591244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-27565.980286844875</text:p>
          </table:table-cell>
          <table:table-cell office:value-type="string">
            <text:p>155.91628423743214</text:p>
          </table:table-cell>
          <table:table-cell office:value-type="float" office:value="0">
            <text:p>0</text:p>
          </table:table-cell>
          <table:table-cell office:value-type="string">
            <text:p>1.0</text:p>
          </table:table-cell>
          <table:table-cell office:value-type="string">
            <text:p>-24308.887690407726</text:p>
          </table:table-cell>
          <table:table-cell office:value-type="string">
            <text:p>Spline 2</text:p>
          </table:table-cell>
          <table:table-cell/>
          <table:table-cell office:value-type="float" office:value="1132">
            <text:p>1132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Smax, H_2802, X, X1, X2, Xs, Q12, Q01, Q02, Y_sum</text:p>
          </table:table-cell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0">
            <text:p>0</text:p>
          </table:table-cell>
          <table:table-cell office:value-type="string">
            <text:p>RidgeCV</text:p>
          </table:table-cell>
          <table:table-cell office:value-type="string">
            <text:p>123.74755029550894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office:value-type="string">
            <text:p>-15312.456204139517</text:p>
          </table:table-cell>
          <table:table-cell office:value-type="string">
            <text:p>116.22307527136003</text:p>
          </table:table-cell>
          <table:table-cell office:value-type="float" office:value="0">
            <text:p>0</text:p>
          </table:table-cell>
          <table:table-cell office:value-type="string">
            <text:p>2.0</text:p>
          </table:table-cell>
          <table:table-cell office:value-type="string">
            <text:p>-13506.80322553222</text:p>
          </table:table-cell>
          <table:table-cell office:value-type="string">
            <text:p>Spline 2</text:p>
          </table:table-cell>
          <table:table-cell/>
          <table:table-cell office:value-type="float" office:value="1132">
            <text:p>1132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Smax, H_2802, X, X1, X2, Xs, Q12, Q01, Q02, Y_sum</text:p>
          </table:table-cell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0">
            <text:p>0</text:p>
          </table:table-cell>
          <table:table-cell office:value-type="string">
            <text:p>Lars11</text:p>
          </table:table-cell>
          <table:table-cell office:value-type="string">
            <text:p>3.835213394988059</text:p>
          </table:table-cell>
          <table:table-cell office:value-type="float" office:value="0">
            <text:p>0</text:p>
          </table:table-cell>
          <table:table-cell office:value-type="string">
            <text:p>18.75</text:p>
          </table:table-cell>
          <table:table-cell office:value-type="string">
            <text:p>-13.708861785095833</text:p>
          </table:table-cell>
          <table:table-cell office:value-type="string">
            <text:p>3.7172743289280037</text:p>
          </table:table-cell>
          <table:table-cell office:value-type="float" office:value="0">
            <text:p>0</text:p>
          </table:table-cell>
          <table:table-cell office:value-type="string">
            <text:p>16.0</text:p>
          </table:table-cell>
          <table:table-cell office:value-type="string">
            <text:p>-12.818128436507141</text:p>
          </table:table-cell>
          <table:table-cell office:value-type="string">
            <text:p>Spline 2</text:p>
          </table:table-cell>
          <table:table-cell/>
          <table:table-cell office:value-type="float" office:value="1132">
            <text:p>1132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, X1, X2, Xs, Q12, Q01, Q02</text:p>
          </table:table-cell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0">
            <text:p>0</text:p>
          </table:table-cell>
          <table:table-cell office:value-type="string">
            <text:p>Lars10</text:p>
          </table:table-cell>
          <table:table-cell office:value-type="string">
            <text:p>1.6477742861864764</text:p>
          </table:table-cell>
          <table:table-cell office:value-type="float" office:value="0">
            <text:p>0</text:p>
          </table:table-cell>
          <table:table-cell office:value-type="string">
            <text:p>37.5</text:p>
          </table:table-cell>
          <table:table-cell office:value-type="string">
            <text:p>-1.7151600982173507</text:p>
          </table:table-cell>
          <table:table-cell office:value-type="string">
            <text:p>1.6956489967725803</text:p>
          </table:table-cell>
          <table:table-cell office:value-type="float" office:value="0">
            <text:p>0</text:p>
          </table:table-cell>
          <table:table-cell office:value-type="string">
            <text:p>30.0</text:p>
          </table:table-cell>
          <table:table-cell office:value-type="string">
            <text:p>-1.8752255202558579</text:p>
          </table:table-cell>
          <table:table-cell office:value-type="string">
            <text:p>Spline 2</text:p>
          </table:table-cell>
          <table:table-cell/>
          <table:table-cell office:value-type="float" office:value="1132">
            <text:p>1132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, X1, X2, Xs, Q12, Q01, Q02</text:p>
          </table:table-cell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0">
            <text:p>0</text:p>
          </table:table-cell>
          <table:table-cell office:value-type="string">
            <text:p>OMP3</text:p>
          </table:table-cell>
          <table:table-cell office:value-type="string">
            <text:p>1.0360406398555035</text:p>
          </table:table-cell>
          <table:table-cell office:value-type="float" office:value="0">
            <text:p>0</text:p>
          </table:table-cell>
          <table:table-cell office:value-type="string">
            <text:p>46.875</text:p>
          </table:table-cell>
          <table:table-cell office:value-type="string">
            <text:p>-0.07338020743220097</text:p>
          </table:table-cell>
          <table:table-cell office:value-type="string">
            <text:p>0.9135144433260445</text:p>
          </table:table-cell>
          <table:table-cell office:value-type="string">
            <text:p>0.4068062952250211</text:p>
          </table:table-cell>
          <table:table-cell office:value-type="string">
            <text:p>52.0</text:p>
          </table:table-cell>
          <table:table-cell office:value-type="string">
            <text:p>0.16549136183470725</text:p>
          </table:table-cell>
          <table:table-cell office:value-type="string">
            <text:p>Spline 2</text:p>
          </table:table-cell>
          <table:table-cell/>
          <table:table-cell office:value-type="float" office:value="1132">
            <text:p>1132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X, Q12, Q01</text:p>
          </table:table-cell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0">
            <text:p>0</text:p>
          </table:table-cell>
          <table:table-cell office:value-type="string">
            <text:p>OMP9</text:p>
          </table:table-cell>
          <table:table-cell office:value-type="string">
            <text:p>1.0218889085017455</text:p>
          </table:table-cell>
          <table:table-cell office:value-type="float" office:value="0">
            <text:p>0</text:p>
          </table:table-cell>
          <table:table-cell office:value-type="string">
            <text:p>40.625</text:p>
          </table:table-cell>
          <table:table-cell office:value-type="string">
            <text:p>-0.04425694131888891</text:p>
          </table:table-cell>
          <table:table-cell office:value-type="string">
            <text:p>1.115703685850666</text:p>
          </table:table-cell>
          <table:table-cell office:value-type="float" office:value="0">
            <text:p>0</text:p>
          </table:table-cell>
          <table:table-cell office:value-type="string">
            <text:p>40.0</text:p>
          </table:table-cell>
          <table:table-cell office:value-type="string">
            <text:p>-0.24479471462076097</text:p>
          </table:table-cell>
          <table:table-cell office:value-type="string">
            <text:p>Spline 2</text:p>
          </table:table-cell>
          <table:table-cell/>
          <table:table-cell office:value-type="float" office:value="1132">
            <text:p>1132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, X1, X2, Xs, Q12, Q01, Q02</text:p>
          </table:table-cell>
        </table:table-row>
        <table:table-row table:style-name="ro1">
          <table:table-cell office:value-type="string">
            <text:p>ЗападнаяДвина-Полоцк</text:p>
          </table:table-cell>
          <table:table-cell office:value-type="float" office:value="1">
            <text:p>1</text:p>
          </table:table-cell>
          <table:table-cell office:value-type="string">
            <text:p>Lars1</text:p>
          </table:table-cell>
          <table:table-cell office:value-type="string">
            <text:p>1.0001042467147792</text:p>
          </table:table-cell>
          <table:table-cell office:value-type="float" office:value="0">
            <text:p>0</text:p>
          </table:table-cell>
          <table:table-cell office:value-type="string">
            <text:p>53.125</text:p>
          </table:table-cell>
          <table:table-cell office:value-type="string">
            <text:p>-0.00020850429693597405</text:p>
          </table:table-cell>
          <table:table-cell office:value-type="string">
            <text:p>1.0062733668739332</text:p>
          </table:table-cell>
          <table:table-cell office:value-type="float" office:value="0">
            <text:p>0</text:p>
          </table:table-cell>
          <table:table-cell office:value-type="string">
            <text:p>47.0</text:p>
          </table:table-cell>
          <table:table-cell office:value-type="string">
            <text:p>-0.01258608887980106</text:p>
          </table:table-cell>
          <table:table-cell office:value-type="string">
            <text:p>Spline 2</text:p>
          </table:table-cell>
          <table:table-cell/>
          <table:table-cell office:value-type="float" office:value="1065">
            <text:p>1065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2">
            <text:p>2</text:p>
          </table:table-cell>
          <table:table-cell office:value-type="string">
            <text:p>KNeighborsRegressor</text:p>
          </table:table-cell>
          <table:table-cell office:value-type="string">
            <text:p>0.35771916672943993</text:p>
          </table:table-cell>
          <table:table-cell office:value-type="string">
            <text:p>0.933829212305117</text:p>
          </table:table-cell>
          <table:table-cell office:value-type="string">
            <text:p>87.87878787878788</text:p>
          </table:table-cell>
          <table:table-cell office:value-type="string">
            <text:p>0.8720369977543951</text:p>
          </table:table-cell>
          <table:table-cell office:value-type="string">
            <text:p>0.4566405295296956</text:p>
          </table:table-cell>
          <table:table-cell office:value-type="string">
            <text:p>0.8896512950537638</text:p>
          </table:table-cell>
          <table:table-cell office:value-type="string">
            <text:p>91.0</text:p>
          </table:table-cell>
          <table:table-cell office:value-type="string">
            <text:p>0.7914794267908392</text:p>
          </table:table-cell>
          <table:table-cell office:value-type="string">
            <text:p>Spline 2</text:p>
          </table:table-cell>
          <table:table-cell/>
          <table:table-cell office:value-type="float" office:value="1083">
            <text:p>1083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2">
            <text:p>2</text:p>
          </table:table-cell>
          <table:table-cell office:value-type="string">
            <text:p>StackingRegressorRidge</text:p>
          </table:table-cell>
          <table:table-cell office:value-type="string">
            <text:p>0.4049993597509792</text:p>
          </table:table-cell>
          <table:table-cell office:value-type="string">
            <text:p>0.9143169683437451</text:p>
          </table:table-cell>
          <table:table-cell office:value-type="string">
            <text:p>87.87878787878788</text:p>
          </table:table-cell>
          <table:table-cell office:value-type="string">
            <text:p>0.8359755186012969</text:p>
          </table:table-cell>
          <table:table-cell office:value-type="string">
            <text:p>0.3847593170106813</text:p>
          </table:table-cell>
          <table:table-cell office:value-type="string">
            <text:p>0.9230169380750681</text:p>
          </table:table-cell>
          <table:table-cell office:value-type="string">
            <text:p>93.0</text:p>
          </table:table-cell>
          <table:table-cell office:value-type="string">
            <text:p>0.851960267973474</text:p>
          </table:table-cell>
          <table:table-cell office:value-type="string">
            <text:p>Spline 2</text:p>
          </table:table-cell>
          <table:table-cell/>
          <table:table-cell office:value-type="float" office:value="1083">
            <text:p>1083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2">
            <text:p>2</text:p>
          </table:table-cell>
          <table:table-cell office:value-type="string">
            <text:p>HistGradientBoostingRegressor</text:p>
          </table:table-cell>
          <table:table-cell office:value-type="string">
            <text:p>0.4442570560955112</text:p>
          </table:table-cell>
          <table:table-cell office:value-type="string">
            <text:p>0.895899362712883</text:p>
          </table:table-cell>
          <table:table-cell office:value-type="string">
            <text:p>84.84848484848484</text:p>
          </table:table-cell>
          <table:table-cell office:value-type="string">
            <text:p>0.8026356681093498</text:p>
          </table:table-cell>
          <table:table-cell office:value-type="string">
            <text:p>0.39932521215761524</text:p>
          </table:table-cell>
          <table:table-cell office:value-type="string">
            <text:p>0.9168093449214376</text:p>
          </table:table-cell>
          <table:table-cell office:value-type="string">
            <text:p>89.0</text:p>
          </table:table-cell>
          <table:table-cell office:value-type="string">
            <text:p>0.8405393749352756</text:p>
          </table:table-cell>
          <table:table-cell office:value-type="string">
            <text:p>Spline 2</text:p>
          </table:table-cell>
          <table:table-cell/>
          <table:table-cell office:value-type="float" office:value="1083">
            <text:p>1083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2">
            <text:p>2</text:p>
          </table:table-cell>
          <table:table-cell office:value-type="string">
            <text:p>BaggingRegressor</text:p>
          </table:table-cell>
          <table:table-cell office:value-type="string">
            <text:p>0.4508704374123306</text:p>
          </table:table-cell>
          <table:table-cell office:value-type="string">
            <text:p>0.8925894065401032</text:p>
          </table:table-cell>
          <table:table-cell office:value-type="string">
            <text:p>87.87878787878788</text:p>
          </table:table-cell>
          <table:table-cell office:value-type="string">
            <text:p>0.7967158486676137</text:p>
          </table:table-cell>
          <table:table-cell office:value-type="string">
            <text:p>0.463517308673922</text:p>
          </table:table-cell>
          <table:table-cell office:value-type="string">
            <text:p>0.8860878650335328</text:p>
          </table:table-cell>
          <table:table-cell office:value-type="string">
            <text:p>90.0</text:p>
          </table:table-cell>
          <table:table-cell office:value-type="string">
            <text:p>0.7851517045596842</text:p>
          </table:table-cell>
          <table:table-cell office:value-type="string">
            <text:p>Spline 2</text:p>
          </table:table-cell>
          <table:table-cell/>
          <table:table-cell office:value-type="float" office:value="1083">
            <text:p>1083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2">
            <text:p>2</text:p>
          </table:table-cell>
          <table:table-cell office:value-type="string">
            <text:p>ExtraTreesRegressor</text:p>
          </table:table-cell>
          <table:table-cell office:value-type="string">
            <text:p>0.49453677033817484</text:p>
          </table:table-cell>
          <table:table-cell office:value-type="string">
            <text:p>0.8691567078401267</text:p>
          </table:table-cell>
          <table:table-cell office:value-type="string">
            <text:p>81.81818181818183</text:p>
          </table:table-cell>
          <table:table-cell office:value-type="string">
            <text:p>0.7554333827834874</text:p>
          </table:table-cell>
          <table:table-cell office:value-type="string">
            <text:p>0.4303439067970639</text:p>
          </table:table-cell>
          <table:table-cell office:value-type="string">
            <text:p>0.9026650108886685</text:p>
          </table:table-cell>
          <table:table-cell office:value-type="string">
            <text:p>92.0</text:p>
          </table:table-cell>
          <table:table-cell office:value-type="string">
            <text:p>0.81480412188264</text:p>
          </table:table-cell>
          <table:table-cell office:value-type="string">
            <text:p>Spline 2</text:p>
          </table:table-cell>
          <table:table-cell/>
          <table:table-cell office:value-type="float" office:value="1083">
            <text:p>1083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0">
            <text:p>0</text:p>
          </table:table-cell>
          <table:table-cell office:value-type="string">
            <text:p>VotingRegressor</text:p>
          </table:table-cell>
          <table:table-cell office:value-type="string">
            <text:p>0.5107254164434814</text:p>
          </table:table-cell>
          <table:table-cell office:value-type="string">
            <text:p>0.8597438857000569</text:p>
          </table:table-cell>
          <table:table-cell office:value-type="string">
            <text:p>81.81818181818183</text:p>
          </table:table-cell>
          <table:table-cell office:value-type="string">
            <text:p>0.7391595489986327</text:p>
          </table:table-cell>
          <table:table-cell office:value-type="string">
            <text:p>0.471135423805927</text:p>
          </table:table-cell>
          <table:table-cell office:value-type="string">
            <text:p>0.8820608893014187</text:p>
          </table:table-cell>
          <table:table-cell office:value-type="string">
            <text:p>82.0</text:p>
          </table:table-cell>
          <table:table-cell office:value-type="string">
            <text:p>0.7780314124352097</text:p>
          </table:table-cell>
          <table:table-cell office:value-type="string">
            <text:p>Spline 2</text:p>
          </table:table-cell>
          <table:table-cell/>
          <table:table-cell office:value-type="float" office:value="1113">
            <text:p>1113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0">
            <text:p>0</text:p>
          </table:table-cell>
          <table:table-cell office:value-type="string">
            <text:p>StackingRegressorRidge</text:p>
          </table:table-cell>
          <table:table-cell office:value-type="string">
            <text:p>0.5762340965010012</text:p>
          </table:table-cell>
          <table:table-cell office:value-type="string">
            <text:p>0.8172846909306909</text:p>
          </table:table-cell>
          <table:table-cell office:value-type="string">
            <text:p>75.75757575757575</text:p>
          </table:table-cell>
          <table:table-cell office:value-type="string">
            <text:p>0.6679542660296749</text:p>
          </table:table-cell>
          <table:table-cell office:value-type="string">
            <text:p>0.5145747879532043</text:p>
          </table:table-cell>
          <table:table-cell office:value-type="string">
            <text:p>0.8574455012436154</text:p>
          </table:table-cell>
          <table:table-cell office:value-type="string">
            <text:p>79.0</text:p>
          </table:table-cell>
          <table:table-cell office:value-type="string">
            <text:p>0.7352127876029149</text:p>
          </table:table-cell>
          <table:table-cell office:value-type="string">
            <text:p>Spline 2</text:p>
          </table:table-cell>
          <table:table-cell/>
          <table:table-cell office:value-type="float" office:value="1113">
            <text:p>1113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1">
            <text:p>1</text:p>
          </table:table-cell>
          <table:table-cell office:value-type="string">
            <text:p>StackingRegressorRidge</text:p>
          </table:table-cell>
          <table:table-cell office:value-type="string">
            <text:p>0.5774207617659948</text:p>
          </table:table-cell>
          <table:table-cell office:value-type="string">
            <text:p>0.8164467305841688</text:p>
          </table:table-cell>
          <table:table-cell office:value-type="string">
            <text:p>81.81818181818183</text:p>
          </table:table-cell>
          <table:table-cell office:value-type="string">
            <text:p>0.6665852638815783</text:p>
          </table:table-cell>
          <table:table-cell office:value-type="string">
            <text:p>0.5425641420827064</text:p>
          </table:table-cell>
          <table:table-cell office:value-type="string">
            <text:p>0.8400143759043989</text:p>
          </table:table-cell>
          <table:table-cell office:value-type="string">
            <text:p>79.0</text:p>
          </table:table-cell>
          <table:table-cell office:value-type="string">
            <text:p>0.7056241517260566</text:p>
          </table:table-cell>
          <table:table-cell office:value-type="string">
            <text:p>Spline 2</text:p>
          </table:table-cell>
          <table:table-cell/>
          <table:table-cell office:value-type="float" office:value="1073">
            <text:p>1073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1">
            <text:p>1</text:p>
          </table:table-cell>
          <table:table-cell office:value-type="string">
            <text:p>KNeighborsRegressor</text:p>
          </table:table-cell>
          <table:table-cell office:value-type="string">
            <text:p>0.578967480952868</text:p>
          </table:table-cell>
          <table:table-cell office:value-type="string">
            <text:p>0.8153506337761015</text:p>
          </table:table-cell>
          <table:table-cell office:value-type="string">
            <text:p>75.75757575757575</text:p>
          </table:table-cell>
          <table:table-cell office:value-type="string">
            <text:p>0.6647966559990905</text:p>
          </table:table-cell>
          <table:table-cell office:value-type="string">
            <text:p>0.5355763654700875</text:p>
          </table:table-cell>
          <table:table-cell office:value-type="string">
            <text:p>0.8444868008144658</text:p>
          </table:table-cell>
          <table:table-cell office:value-type="string">
            <text:p>74.0</text:p>
          </table:table-cell>
          <table:table-cell office:value-type="string">
            <text:p>0.7131579567498512</text:p>
          </table:table-cell>
          <table:table-cell office:value-type="string">
            <text:p>Spline 2</text:p>
          </table:table-cell>
          <table:table-cell/>
          <table:table-cell office:value-type="float" office:value="1073">
            <text:p>1073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0">
            <text:p>0</text:p>
          </table:table-cell>
          <table:table-cell office:value-type="string">
            <text:p>HistGradientBoostingRegressor</text:p>
          </table:table-cell>
          <table:table-cell office:value-type="string">
            <text:p>0.5920515608944549</text:p>
          </table:table-cell>
          <table:table-cell office:value-type="string">
            <text:p>0.8059000863893983</text:p>
          </table:table-cell>
          <table:table-cell office:value-type="string">
            <text:p>72.72727272727273</text:p>
          </table:table-cell>
          <table:table-cell office:value-type="string">
            <text:p>0.6494749492424396</text:p>
          </table:table-cell>
          <table:table-cell office:value-type="string">
            <text:p>0.5481434957222813</text:p>
          </table:table-cell>
          <table:table-cell office:value-type="string">
            <text:p>0.8363843064628589</text:p>
          </table:table-cell>
          <table:table-cell office:value-type="string">
            <text:p>76.0</text:p>
          </table:table-cell>
          <table:table-cell office:value-type="string">
            <text:p>0.6995387080973575</text:p>
          </table:table-cell>
          <table:table-cell office:value-type="string">
            <text:p>Spline 2</text:p>
          </table:table-cell>
          <table:table-cell/>
          <table:table-cell office:value-type="float" office:value="1113">
            <text:p>1113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1">
            <text:p>1</text:p>
          </table:table-cell>
          <table:table-cell office:value-type="string">
            <text:p>HistGradientBoostingRegressor</text:p>
          </table:table-cell>
          <table:table-cell office:value-type="string">
            <text:p>0.5933500134021624</text:p>
          </table:table-cell>
          <table:table-cell office:value-type="string">
            <text:p>0.8049445705113202</text:p>
          </table:table-cell>
          <table:table-cell office:value-type="string">
            <text:p>78.78787878787878</text:p>
          </table:table-cell>
          <table:table-cell office:value-type="string">
            <text:p>0.6479357615956537</text:p>
          </table:table-cell>
          <table:table-cell office:value-type="string">
            <text:p>0.5412324534502122</text:p>
          </table:table-cell>
          <table:table-cell office:value-type="string">
            <text:p>0.840873017364848</text:p>
          </table:table-cell>
          <table:table-cell office:value-type="string">
            <text:p>75.0</text:p>
          </table:table-cell>
          <table:table-cell office:value-type="string">
            <text:p>0.7070674313322639</text:p>
          </table:table-cell>
          <table:table-cell office:value-type="string">
            <text:p>Spline 2</text:p>
          </table:table-cell>
          <table:table-cell/>
          <table:table-cell office:value-type="float" office:value="1073">
            <text:p>1073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0">
            <text:p>0</text:p>
          </table:table-cell>
          <table:table-cell office:value-type="string">
            <text:p>AdaBoostRegressor</text:p>
          </table:table-cell>
          <table:table-cell office:value-type="string">
            <text:p>0.6160953468196039</text:p>
          </table:table-cell>
          <table:table-cell office:value-type="string">
            <text:p>0.7876715836103471</text:p>
          </table:table-cell>
          <table:table-cell office:value-type="string">
            <text:p>75.75757575757575</text:p>
          </table:table-cell>
          <table:table-cell office:value-type="string">
            <text:p>0.6204265236272322</text:p>
          </table:table-cell>
          <table:table-cell office:value-type="string">
            <text:p>0.5777045161174454</text:p>
          </table:table-cell>
          <table:table-cell office:value-type="string">
            <text:p>0.8162459752167285</text:p>
          </table:table-cell>
          <table:table-cell office:value-type="string">
            <text:p>73.0</text:p>
          </table:table-cell>
          <table:table-cell office:value-type="string">
            <text:p>0.6662574920575084</text:p>
          </table:table-cell>
          <table:table-cell office:value-type="string">
            <text:p>Spline 2</text:p>
          </table:table-cell>
          <table:table-cell/>
          <table:table-cell office:value-type="float" office:value="1113">
            <text:p>1113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1">
            <text:p>1</text:p>
          </table:table-cell>
          <table:table-cell office:value-type="string">
            <text:p>BaggingRegressor</text:p>
          </table:table-cell>
          <table:table-cell office:value-type="string">
            <text:p>0.6182797004948261</text:p>
          </table:table-cell>
          <table:table-cell office:value-type="string">
            <text:p>0.7859581489850641</text:p>
          </table:table-cell>
          <table:table-cell office:value-type="string">
            <text:p>75.75757575757575</text:p>
          </table:table-cell>
          <table:table-cell office:value-type="string">
            <text:p>0.6177302119560282</text:p>
          </table:table-cell>
          <table:table-cell office:value-type="string">
            <text:p>0.5790820130772163</text:p>
          </table:table-cell>
          <table:table-cell office:value-type="string">
            <text:p>0.8152692942399087</text:p>
          </table:table-cell>
          <table:table-cell office:value-type="string">
            <text:p>80.0</text:p>
          </table:table-cell>
          <table:table-cell office:value-type="string">
            <text:p>0.6646640221304386</text:p>
          </table:table-cell>
          <table:table-cell office:value-type="string">
            <text:p>Spline 2</text:p>
          </table:table-cell>
          <table:table-cell/>
          <table:table-cell office:value-type="float" office:value="1073">
            <text:p>1073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0">
            <text:p>0</text:p>
          </table:table-cell>
          <table:table-cell office:value-type="string">
            <text:p>ExtraTreesRegressor</text:p>
          </table:table-cell>
          <table:table-cell office:value-type="string">
            <text:p>0.6322211320795871</text:p>
          </table:table-cell>
          <table:table-cell office:value-type="string">
            <text:p>0.7747879969075445</text:p>
          </table:table-cell>
          <table:table-cell office:value-type="string">
            <text:p>78.78787878787878</text:p>
          </table:table-cell>
          <table:table-cell office:value-type="string">
            <text:p>0.6002964401520053</text:p>
          </table:table-cell>
          <table:table-cell office:value-type="string">
            <text:p>0.5287039373453434</text:p>
          </table:table-cell>
          <table:table-cell office:value-type="string">
            <text:p>0.8488063069013633</text:p>
          </table:table-cell>
          <table:table-cell office:value-type="string">
            <text:p>84.0</text:p>
          </table:table-cell>
          <table:table-cell office:value-type="string">
            <text:p>0.7204721466355313</text:p>
          </table:table-cell>
          <table:table-cell office:value-type="string">
            <text:p>Spline 2</text:p>
          </table:table-cell>
          <table:table-cell/>
          <table:table-cell office:value-type="float" office:value="1113">
            <text:p>1113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0">
            <text:p>0</text:p>
          </table:table-cell>
          <table:table-cell office:value-type="string">
            <text:p>BaggingRegressor</text:p>
          </table:table-cell>
          <table:table-cell office:value-type="string">
            <text:p>0.6461006397235951</text:p>
          </table:table-cell>
          <table:table-cell office:value-type="string">
            <text:p>0.763252227870159</text:p>
          </table:table-cell>
          <table:table-cell office:value-type="string">
            <text:p>72.72727272727273</text:p>
          </table:table-cell>
          <table:table-cell office:value-type="string">
            <text:p>0.5825539633487611</text:p>
          </table:table-cell>
          <table:table-cell office:value-type="string">
            <text:p>0.5956190148234656</text:p>
          </table:table-cell>
          <table:table-cell office:value-type="string">
            <text:p>0.803267072137732</text:p>
          </table:table-cell>
          <table:table-cell office:value-type="string">
            <text:p>70.0</text:p>
          </table:table-cell>
          <table:table-cell office:value-type="string">
            <text:p>0.6452379891807245</text:p>
          </table:table-cell>
          <table:table-cell office:value-type="string">
            <text:p>Spline 2</text:p>
          </table:table-cell>
          <table:table-cell/>
          <table:table-cell office:value-type="float" office:value="1113">
            <text:p>1113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1">
            <text:p>1</text:p>
          </table:table-cell>
          <table:table-cell office:value-type="string">
            <text:p>VotingRegressor</text:p>
          </table:table-cell>
          <table:table-cell office:value-type="string">
            <text:p>0.6555415462849697</text:p>
          </table:table-cell>
          <table:table-cell office:value-type="string">
            <text:p>0.755159109787011</text:p>
          </table:table-cell>
          <table:table-cell office:value-type="string">
            <text:p>78.78787878787878</text:p>
          </table:table-cell>
          <table:table-cell office:value-type="string">
            <text:p>0.5702652810943108</text:p>
          </table:table-cell>
          <table:table-cell office:value-type="string">
            <text:p>0.6241526162221747</text:p>
          </table:table-cell>
          <table:table-cell office:value-type="string">
            <text:p>0.7813024457039762</text:p>
          </table:table-cell>
          <table:table-cell office:value-type="string">
            <text:p>77.0</text:p>
          </table:table-cell>
          <table:table-cell office:value-type="string">
            <text:p>0.6104335116630147</text:p>
          </table:table-cell>
          <table:table-cell office:value-type="string">
            <text:p>Spline 2</text:p>
          </table:table-cell>
          <table:table-cell/>
          <table:table-cell office:value-type="float" office:value="1073">
            <text:p>1073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2">
            <text:p>2</text:p>
          </table:table-cell>
          <table:table-cell office:value-type="string">
            <text:p>VotingRegressor</text:p>
          </table:table-cell>
          <table:table-cell office:value-type="string">
            <text:p>0.6635762143112107</text:p>
          </table:table-cell>
          <table:table-cell office:value-type="string">
            <text:p>0.7481086871574224</text:p>
          </table:table-cell>
          <table:table-cell office:value-type="string">
            <text:p>63.63636363636363</text:p>
          </table:table-cell>
          <table:table-cell office:value-type="string">
            <text:p>0.5596666078004022</text:p>
          </table:table-cell>
          <table:table-cell office:value-type="string">
            <text:p>0.6202912032548503</text:p>
          </table:table-cell>
          <table:table-cell office:value-type="string">
            <text:p>0.7843716103765166</text:p>
          </table:table-cell>
          <table:table-cell office:value-type="string">
            <text:p>67.0</text:p>
          </table:table-cell>
          <table:table-cell office:value-type="string">
            <text:p>0.6152388231646498</text:p>
          </table:table-cell>
          <table:table-cell office:value-type="string">
            <text:p>Spline 2</text:p>
          </table:table-cell>
          <table:table-cell/>
          <table:table-cell office:value-type="float" office:value="1083">
            <text:p>1083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0">
            <text:p>0</text:p>
          </table:table-cell>
          <table:table-cell office:value-type="string">
            <text:p>KNeighborsRegressor</text:p>
          </table:table-cell>
          <table:table-cell office:value-type="string">
            <text:p>0.6794458991970298</text:p>
          </table:table-cell>
          <table:table-cell office:value-type="string">
            <text:p>0.7337256095192123</text:p>
          </table:table-cell>
          <table:table-cell office:value-type="string">
            <text:p>78.78787878787878</text:p>
          </table:table-cell>
          <table:table-cell office:value-type="string">
            <text:p>0.5383532700643396</text:p>
          </table:table-cell>
          <table:table-cell office:value-type="string">
            <text:p>0.6061789250606825</text:p>
          </table:table-cell>
          <table:table-cell office:value-type="string">
            <text:p>0.7953283037917585</text:p>
          </table:table-cell>
          <table:table-cell office:value-type="string">
            <text:p>83.0</text:p>
          </table:table-cell>
          <table:table-cell office:value-type="string">
            <text:p>0.6325471108122755</text:p>
          </table:table-cell>
          <table:table-cell office:value-type="string">
            <text:p>Spline 2</text:p>
          </table:table-cell>
          <table:table-cell/>
          <table:table-cell office:value-type="float" office:value="1113">
            <text:p>1113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0">
            <text:p>0</text:p>
          </table:table-cell>
          <table:table-cell office:value-type="string">
            <text:p>Lars5</text:p>
          </table:table-cell>
          <table:table-cell office:value-type="string">
            <text:p>0.7394857902147147</text:p>
          </table:table-cell>
          <table:table-cell office:value-type="string">
            <text:p>0.6731721667378405</text:p>
          </table:table-cell>
          <table:table-cell office:value-type="string">
            <text:p>66.66666666666666</text:p>
          </table:table-cell>
          <table:table-cell office:value-type="string">
            <text:p>0.453160766070519</text:p>
          </table:table-cell>
          <table:table-cell office:value-type="string">
            <text:p>0.6970503274777988</text:p>
          </table:table-cell>
          <table:table-cell office:value-type="string">
            <text:p>0.7170222039540292</text:p>
          </table:table-cell>
          <table:table-cell office:value-type="string">
            <text:p>68.0</text:p>
          </table:table-cell>
          <table:table-cell office:value-type="string">
            <text:p>0.5141208409630935</text:p>
          </table:table-cell>
          <table:table-cell office:value-type="string">
            <text:p>Spline 2</text:p>
          </table:table-cell>
          <table:table-cell/>
          <table:table-cell office:value-type="float" office:value="1113">
            <text:p>1113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Smax, H_2802, X, X2</text:p>
          </table:table-cell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0">
            <text:p>0</text:p>
          </table:table-cell>
          <table:table-cell office:value-type="string">
            <text:p>OMP2</text:p>
          </table:table-cell>
          <table:table-cell office:value-type="string">
            <text:p>0.7399796127994975</text:p>
          </table:table-cell>
          <table:table-cell office:value-type="string">
            <text:p>0.6726292980840975</text:p>
          </table:table-cell>
          <table:table-cell office:value-type="string">
            <text:p>69.6969696969697</text:p>
          </table:table-cell>
          <table:table-cell office:value-type="string">
            <text:p>0.45243017264110574</text:p>
          </table:table-cell>
          <table:table-cell office:value-type="string">
            <text:p>0.6847870633328361</text:p>
          </table:table-cell>
          <table:table-cell office:value-type="string">
            <text:p>0.7287432180761549</text:p>
          </table:table-cell>
          <table:table-cell office:value-type="string">
            <text:p>63.0</text:p>
          </table:table-cell>
          <table:table-cell office:value-type="string">
            <text:p>0.5310666778919904</text:p>
          </table:table-cell>
          <table:table-cell office:value-type="string">
            <text:p>Spline 2</text:p>
          </table:table-cell>
          <table:table-cell/>
          <table:table-cell office:value-type="float" office:value="1113">
            <text:p>1113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</text:p>
          </table:table-cell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2">
            <text:p>2</text:p>
          </table:table-cell>
          <table:table-cell office:value-type="string">
            <text:p>OMP2</text:p>
          </table:table-cell>
          <table:table-cell office:value-type="string">
            <text:p>0.7400026219142858</text:p>
          </table:table-cell>
          <table:table-cell office:value-type="string">
            <text:p>0.672603984198713</text:p>
          </table:table-cell>
          <table:table-cell office:value-type="string">
            <text:p>69.6969696969697</text:p>
          </table:table-cell>
          <table:table-cell office:value-type="string">
            <text:p>0.4523961195599827</text:p>
          </table:table-cell>
          <table:table-cell office:value-type="string">
            <text:p>0.704148498878833</text:p>
          </table:table-cell>
          <table:table-cell office:value-type="string">
            <text:p>0.7100527385530502</text:p>
          </table:table-cell>
          <table:table-cell office:value-type="string">
            <text:p>64.0</text:p>
          </table:table-cell>
          <table:table-cell office:value-type="string">
            <text:p>0.504174891526686</text:p>
          </table:table-cell>
          <table:table-cell office:value-type="string">
            <text:p>Spline 2</text:p>
          </table:table-cell>
          <table:table-cell/>
          <table:table-cell office:value-type="float" office:value="1083">
            <text:p>1083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</text:p>
          </table:table-cell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2">
            <text:p>2</text:p>
          </table:table-cell>
          <table:table-cell office:value-type="string">
            <text:p>Lars3</text:p>
          </table:table-cell>
          <table:table-cell office:value-type="string">
            <text:p>0.7411332191345493</text:p>
          </table:table-cell>
          <table:table-cell office:value-type="string">
            <text:p>0.6713579905648402</text:p>
          </table:table-cell>
          <table:table-cell office:value-type="string">
            <text:p>66.66666666666666</text:p>
          </table:table-cell>
          <table:table-cell office:value-type="string">
            <text:p>0.45072155149526016</text:p>
          </table:table-cell>
          <table:table-cell office:value-type="string">
            <text:p>0.7104538746534593</text:p>
          </table:table-cell>
          <table:table-cell office:value-type="string">
            <text:p>0.7037437687041262</text:p>
          </table:table-cell>
          <table:table-cell office:value-type="string">
            <text:p>66.0</text:p>
          </table:table-cell>
          <table:table-cell office:value-type="string">
            <text:p>0.4952552919898867</text:p>
          </table:table-cell>
          <table:table-cell office:value-type="string">
            <text:p>Spline 2</text:p>
          </table:table-cell>
          <table:table-cell/>
          <table:table-cell office:value-type="float" office:value="1083">
            <text:p>1083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2</text:p>
          </table:table-cell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0">
            <text:p>0</text:p>
          </table:table-cell>
          <table:table-cell office:value-type="string">
            <text:p>OMP1</text:p>
          </table:table-cell>
          <table:table-cell office:value-type="string">
            <text:p>0.7416079650168844</text:p>
          </table:table-cell>
          <table:table-cell office:value-type="string">
            <text:p>0.6708335309326119</text:p>
          </table:table-cell>
          <table:table-cell office:value-type="string">
            <text:p>66.66666666666666</text:p>
          </table:table-cell>
          <table:table-cell office:value-type="string">
            <text:p>0.4500176262235156</text:p>
          </table:table-cell>
          <table:table-cell office:value-type="string">
            <text:p>0.6914915515589496</text:p>
          </table:table-cell>
          <table:table-cell office:value-type="string">
            <text:p>0.7223845472617728</text:p>
          </table:table-cell>
          <table:table-cell office:value-type="string">
            <text:p>62.0</text:p>
          </table:table-cell>
          <table:table-cell office:value-type="string">
            <text:p>0.5218394341225967</text:p>
          </table:table-cell>
          <table:table-cell office:value-type="string">
            <text:p>Spline 2</text:p>
          </table:table-cell>
          <table:table-cell/>
          <table:table-cell office:value-type="float" office:value="1113">
            <text:p>1113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</text:p>
          </table:table-cell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2">
            <text:p>2</text:p>
          </table:table-cell>
          <table:table-cell office:value-type="string">
            <text:p>OMP1</text:p>
          </table:table-cell>
          <table:table-cell office:value-type="string">
            <text:p>0.7416773462166446</text:p>
          </table:table-cell>
          <table:table-cell office:value-type="string">
            <text:p>0.6707568218878102</text:p>
          </table:table-cell>
          <table:table-cell office:value-type="string">
            <text:p>66.66666666666666</text:p>
          </table:table-cell>
          <table:table-cell office:value-type="string">
            <text:p>0.4499147141090355</text:p>
          </table:table-cell>
          <table:table-cell office:value-type="string">
            <text:p>0.7141494703069573</text:p>
          </table:table-cell>
          <table:table-cell office:value-type="string">
            <text:p>0.6999932385818397</text:p>
          </table:table-cell>
          <table:table-cell office:value-type="string">
            <text:p>61.0</text:p>
          </table:table-cell>
          <table:table-cell office:value-type="string">
            <text:p>0.48999053406029236</text:p>
          </table:table-cell>
          <table:table-cell office:value-type="string">
            <text:p>Spline 2</text:p>
          </table:table-cell>
          <table:table-cell/>
          <table:table-cell office:value-type="float" office:value="1083">
            <text:p>1083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</text:p>
          </table:table-cell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0">
            <text:p>0</text:p>
          </table:table-cell>
          <table:table-cell office:value-type="string">
            <text:p>Lars4</text:p>
          </table:table-cell>
          <table:table-cell office:value-type="string">
            <text:p>0.742676606440828</text:p>
          </table:table-cell>
          <table:table-cell office:value-type="string">
            <text:p>0.6696502506872789</text:p>
          </table:table-cell>
          <table:table-cell office:value-type="string">
            <text:p>63.63636363636363</text:p>
          </table:table-cell>
          <table:table-cell office:value-type="string">
            <text:p>0.44843145824553554</text:p>
          </table:table-cell>
          <table:table-cell office:value-type="string">
            <text:p>0.7046617929541622</text:p>
          </table:table-cell>
          <table:table-cell office:value-type="string">
            <text:p>0.7095433443776535</text:p>
          </table:table-cell>
          <table:table-cell office:value-type="string">
            <text:p>66.0</text:p>
          </table:table-cell>
          <table:table-cell office:value-type="string">
            <text:p>0.5034517575506255</text:p>
          </table:table-cell>
          <table:table-cell office:value-type="string">
            <text:p>Spline 2</text:p>
          </table:table-cell>
          <table:table-cell/>
          <table:table-cell office:value-type="float" office:value="1113">
            <text:p>1113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Smax, X, X2</text:p>
          </table:table-cell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0">
            <text:p>0</text:p>
          </table:table-cell>
          <table:table-cell office:value-type="string">
            <text:p>Lars3</text:p>
          </table:table-cell>
          <table:table-cell office:value-type="string">
            <text:p>0.7429652809003677</text:p>
          </table:table-cell>
          <table:table-cell office:value-type="string">
            <text:p>0.6693299570291454</text:p>
          </table:table-cell>
          <table:table-cell office:value-type="string">
            <text:p>63.63636363636363</text:p>
          </table:table-cell>
          <table:table-cell office:value-type="string">
            <text:p>0.4480025913766378</text:p>
          </table:table-cell>
          <table:table-cell office:value-type="string">
            <text:p>0.7051403473827357</text:p>
          </table:table-cell>
          <table:table-cell office:value-type="string">
            <text:p>0.7090677615665197</text:p>
          </table:table-cell>
          <table:table-cell office:value-type="string">
            <text:p>66.0</text:p>
          </table:table-cell>
          <table:table-cell office:value-type="string">
            <text:p>0.5027770904929549</text:p>
          </table:table-cell>
          <table:table-cell office:value-type="string">
            <text:p>Spline 2</text:p>
          </table:table-cell>
          <table:table-cell/>
          <table:table-cell office:value-type="float" office:value="1113">
            <text:p>1113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Smax, X</text:p>
          </table:table-cell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2">
            <text:p>2</text:p>
          </table:table-cell>
          <table:table-cell office:value-type="string">
            <text:p>QuantileRegressor</text:p>
          </table:table-cell>
          <table:table-cell office:value-type="string">
            <text:p>0.7435559737244176</text:p>
          </table:table-cell>
          <table:table-cell office:value-type="string">
            <text:p>0.6686736976573351</text:p>
          </table:table-cell>
          <table:table-cell office:value-type="string">
            <text:p>66.66666666666666</text:p>
          </table:table-cell>
          <table:table-cell office:value-type="string">
            <text:p>0.4471245139387333</text:p>
          </table:table-cell>
          <table:table-cell office:value-type="string">
            <text:p>0.7120046186014118</text:p>
          </table:table-cell>
          <table:table-cell office:value-type="string">
            <text:p>0.7021747810127177</text:p>
          </table:table-cell>
          <table:table-cell office:value-type="string">
            <text:p>64.0</text:p>
          </table:table-cell>
          <table:table-cell office:value-type="string">
            <text:p>0.493049423090258</text:p>
          </table:table-cell>
          <table:table-cell office:value-type="string">
            <text:p>Spline 2</text:p>
          </table:table-cell>
          <table:table-cell/>
          <table:table-cell office:value-type="float" office:value="1083">
            <text:p>1083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2, Xs</text:p>
          </table:table-cell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2">
            <text:p>2</text:p>
          </table:table-cell>
          <table:table-cell office:value-type="string">
            <text:p>Lars2</text:p>
          </table:table-cell>
          <table:table-cell office:value-type="string">
            <text:p>0.7437109255025889</text:p>
          </table:table-cell>
          <table:table-cell office:value-type="string">
            <text:p>0.6685013532432695</text:p>
          </table:table-cell>
          <table:table-cell office:value-type="string">
            <text:p>63.63636363636363</text:p>
          </table:table-cell>
          <table:table-cell office:value-type="string">
            <text:p>0.4468940592880828</text:p>
          </table:table-cell>
          <table:table-cell office:value-type="string">
            <text:p>0.7264467079561384</text:p>
          </table:table-cell>
          <table:table-cell office:value-type="string">
            <text:p>0.687222802662782</text:p>
          </table:table-cell>
          <table:table-cell office:value-type="string">
            <text:p>65.0</text:p>
          </table:table-cell>
          <table:table-cell office:value-type="string">
            <text:p>0.472275180499689</text:p>
          </table:table-cell>
          <table:table-cell office:value-type="string">
            <text:p>Spline 2</text:p>
          </table:table-cell>
          <table:table-cell/>
          <table:table-cell office:value-type="float" office:value="1083">
            <text:p>1083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X2</text:p>
          </table:table-cell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2">
            <text:p>2</text:p>
          </table:table-cell>
          <table:table-cell office:value-type="string">
            <text:p>Lars1</text:p>
          </table:table-cell>
          <table:table-cell office:value-type="string">
            <text:p>0.7455879557729718</text:p>
          </table:table-cell>
          <table:table-cell office:value-type="string">
            <text:p>0.666407233008677</text:p>
          </table:table-cell>
          <table:table-cell office:value-type="string">
            <text:p>63.63636363636363</text:p>
          </table:table-cell>
          <table:table-cell office:value-type="string">
            <text:p>0.4440986002062812</text:p>
          </table:table-cell>
          <table:table-cell office:value-type="string">
            <text:p>0.7294680089760184</text:p>
          </table:table-cell>
          <table:table-cell office:value-type="string">
            <text:p>0.6840149295743212</text:p>
          </table:table-cell>
          <table:table-cell office:value-type="string">
            <text:p>64.0</text:p>
          </table:table-cell>
          <table:table-cell office:value-type="string">
            <text:p>0.4678764238805635</text:p>
          </table:table-cell>
          <table:table-cell office:value-type="string">
            <text:p>Spline 2</text:p>
          </table:table-cell>
          <table:table-cell/>
          <table:table-cell office:value-type="float" office:value="1083">
            <text:p>1083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</text:p>
          </table:table-cell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2">
            <text:p>2</text:p>
          </table:table-cell>
          <table:table-cell office:value-type="string">
            <text:p>ElasticNetCV</text:p>
          </table:table-cell>
          <table:table-cell office:value-type="string">
            <text:p>0.753125510685856</text:p>
          </table:table-cell>
          <table:table-cell office:value-type="string">
            <text:p>0.6578768616953848</text:p>
          </table:table-cell>
          <table:table-cell office:value-type="string">
            <text:p>66.66666666666666</text:p>
          </table:table-cell>
          <table:table-cell office:value-type="string">
            <text:p>0.4328019651541688</text:p>
          </table:table-cell>
          <table:table-cell office:value-type="string">
            <text:p>0.7356806774209698</text:p>
          </table:table-cell>
          <table:table-cell office:value-type="string">
            <text:p>0.6773285324489313</text:p>
          </table:table-cell>
          <table:table-cell office:value-type="string">
            <text:p>62.0</text:p>
          </table:table-cell>
          <table:table-cell office:value-type="string">
            <text:p>0.458773940869423</text:p>
          </table:table-cell>
          <table:table-cell office:value-type="string">
            <text:p>Spline 2</text:p>
          </table:table-cell>
          <table:table-cell/>
          <table:table-cell office:value-type="float" office:value="1083">
            <text:p>1083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2, Xs</text:p>
          </table:table-cell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2">
            <text:p>2</text:p>
          </table:table-cell>
          <table:table-cell office:value-type="string">
            <text:p>OMP3</text:p>
          </table:table-cell>
          <table:table-cell office:value-type="string">
            <text:p>0.7531500877876727</text:p>
          </table:table-cell>
          <table:table-cell office:value-type="string">
            <text:p>0.6578487252137994</text:p>
          </table:table-cell>
          <table:table-cell office:value-type="string">
            <text:p>66.66666666666666</text:p>
          </table:table-cell>
          <table:table-cell office:value-type="string">
            <text:p>0.4327649452654211</text:p>
          </table:table-cell>
          <table:table-cell office:value-type="string">
            <text:p>0.7102479756499741</text:p>
          </table:table-cell>
          <table:table-cell office:value-type="string">
            <text:p>0.7039515701276003</text:p>
          </table:table-cell>
          <table:table-cell office:value-type="string">
            <text:p>66.0</text:p>
          </table:table-cell>
          <table:table-cell office:value-type="string">
            <text:p>0.49554781308511375</text:p>
          </table:table-cell>
          <table:table-cell office:value-type="string">
            <text:p>Spline 2</text:p>
          </table:table-cell>
          <table:table-cell/>
          <table:table-cell office:value-type="float" office:value="1083">
            <text:p>1083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2</text:p>
          </table:table-cell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2">
            <text:p>2</text:p>
          </table:table-cell>
          <table:table-cell office:value-type="string">
            <text:p>LassoCV</text:p>
          </table:table-cell>
          <table:table-cell office:value-type="string">
            <text:p>0.7534955751335121</text:p>
          </table:table-cell>
          <table:table-cell office:value-type="string">
            <text:p>0.6574529779795798</text:p>
          </table:table-cell>
          <table:table-cell office:value-type="string">
            <text:p>66.66666666666666</text:p>
          </table:table-cell>
          <table:table-cell office:value-type="string">
            <text:p>0.4322444182542179</text:p>
          </table:table-cell>
          <table:table-cell office:value-type="string">
            <text:p>0.7361490484314666</text:p>
          </table:table-cell>
          <table:table-cell office:value-type="string">
            <text:p>0.6768194578271567</text:p>
          </table:table-cell>
          <table:table-cell office:value-type="string">
            <text:p>62.0</text:p>
          </table:table-cell>
          <table:table-cell office:value-type="string">
            <text:p>0.4580845784934463</text:p>
          </table:table-cell>
          <table:table-cell office:value-type="string">
            <text:p>Spline 2</text:p>
          </table:table-cell>
          <table:table-cell/>
          <table:table-cell office:value-type="float" office:value="1083">
            <text:p>1083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2, Xs</text:p>
          </table:table-cell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2">
            <text:p>2</text:p>
          </table:table-cell>
          <table:table-cell office:value-type="string">
            <text:p>BayesianRidge</text:p>
          </table:table-cell>
          <table:table-cell office:value-type="string">
            <text:p>0.7535523123109552</text:p>
          </table:table-cell>
          <table:table-cell office:value-type="string">
            <text:p>0.6573879468098063</text:p>
          </table:table-cell>
          <table:table-cell office:value-type="string">
            <text:p>66.66666666666666</text:p>
          </table:table-cell>
          <table:table-cell office:value-type="string">
            <text:p>0.43215891261081263</text:p>
          </table:table-cell>
          <table:table-cell office:value-type="string">
            <text:p>0.7363342678772883</text:p>
          </table:table-cell>
          <table:table-cell office:value-type="string">
            <text:p>0.6766179468131317</text:p>
          </table:table-cell>
          <table:table-cell office:value-type="string">
            <text:p>62.0</text:p>
          </table:table-cell>
          <table:table-cell office:value-type="string">
            <text:p>0.45781184594961766</text:p>
          </table:table-cell>
          <table:table-cell office:value-type="string">
            <text:p>Spline 2</text:p>
          </table:table-cell>
          <table:table-cell/>
          <table:table-cell office:value-type="float" office:value="1083">
            <text:p>1083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2, Xs</text:p>
          </table:table-cell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2">
            <text:p>2</text:p>
          </table:table-cell>
          <table:table-cell office:value-type="string">
            <text:p>RidgeCV</text:p>
          </table:table-cell>
          <table:table-cell office:value-type="string">
            <text:p>0.7539262813647588</text:p>
          </table:table-cell>
          <table:table-cell office:value-type="string">
            <text:p>0.6569590263231844</text:p>
          </table:table-cell>
          <table:table-cell office:value-type="string">
            <text:p>66.66666666666666</text:p>
          </table:table-cell>
          <table:table-cell office:value-type="string">
            <text:p>0.4315951622675066</text:p>
          </table:table-cell>
          <table:table-cell office:value-type="string">
            <text:p>0.7368218323929392</text:p>
          </table:table-cell>
          <table:table-cell office:value-type="string">
            <text:p>0.6760869672676079</text:p>
          </table:table-cell>
          <table:table-cell office:value-type="string">
            <text:p>62.0</text:p>
          </table:table-cell>
          <table:table-cell office:value-type="string">
            <text:p>0.4570935873091113</text:p>
          </table:table-cell>
          <table:table-cell office:value-type="string">
            <text:p>Spline 2</text:p>
          </table:table-cell>
          <table:table-cell/>
          <table:table-cell office:value-type="float" office:value="1083">
            <text:p>1083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2, Xs</text:p>
          </table:table-cell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2">
            <text:p>2</text:p>
          </table:table-cell>
          <table:table-cell office:value-type="string">
            <text:p>LarsCV</text:p>
          </table:table-cell>
          <table:table-cell office:value-type="string">
            <text:p>0.7539273669520401</text:p>
          </table:table-cell>
          <table:table-cell office:value-type="string">
            <text:p>0.6569577805009724</text:p>
          </table:table-cell>
          <table:table-cell office:value-type="string">
            <text:p>66.66666666666666</text:p>
          </table:table-cell>
          <table:table-cell office:value-type="string">
            <text:p>0.431593525360764</text:p>
          </table:table-cell>
          <table:table-cell office:value-type="string">
            <text:p>0.7368232475861528</text:p>
          </table:table-cell>
          <table:table-cell office:value-type="string">
            <text:p>0.6760854249402178</text:p>
          </table:table-cell>
          <table:table-cell office:value-type="string">
            <text:p>62.0</text:p>
          </table:table-cell>
          <table:table-cell office:value-type="string">
            <text:p>0.45709150181659486</text:p>
          </table:table-cell>
          <table:table-cell office:value-type="string">
            <text:p>Spline 2</text:p>
          </table:table-cell>
          <table:table-cell/>
          <table:table-cell office:value-type="float" office:value="1083">
            <text:p>1083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2, Xs</text:p>
          </table:table-cell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2">
            <text:p>2</text:p>
          </table:table-cell>
          <table:table-cell office:value-type="string">
            <text:p>Lars4</text:p>
          </table:table-cell>
          <table:table-cell office:value-type="string">
            <text:p>0.7539273669520401</text:p>
          </table:table-cell>
          <table:table-cell office:value-type="string">
            <text:p>0.6569577805009724</text:p>
          </table:table-cell>
          <table:table-cell office:value-type="string">
            <text:p>66.66666666666666</text:p>
          </table:table-cell>
          <table:table-cell office:value-type="string">
            <text:p>0.431593525360764</text:p>
          </table:table-cell>
          <table:table-cell office:value-type="string">
            <text:p>0.7368232475861528</text:p>
          </table:table-cell>
          <table:table-cell office:value-type="string">
            <text:p>0.6760854249402178</text:p>
          </table:table-cell>
          <table:table-cell office:value-type="string">
            <text:p>62.0</text:p>
          </table:table-cell>
          <table:table-cell office:value-type="string">
            <text:p>0.45709150181659486</text:p>
          </table:table-cell>
          <table:table-cell office:value-type="string">
            <text:p>Spline 2</text:p>
          </table:table-cell>
          <table:table-cell/>
          <table:table-cell office:value-type="float" office:value="1083">
            <text:p>1083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2, Xs</text:p>
          </table:table-cell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2">
            <text:p>2</text:p>
          </table:table-cell>
          <table:table-cell office:value-type="string">
            <text:p>Lars5</text:p>
          </table:table-cell>
          <table:table-cell office:value-type="string">
            <text:p>0.7539273669520401</text:p>
          </table:table-cell>
          <table:table-cell office:value-type="string">
            <text:p>0.6569577805009724</text:p>
          </table:table-cell>
          <table:table-cell office:value-type="string">
            <text:p>66.66666666666666</text:p>
          </table:table-cell>
          <table:table-cell office:value-type="string">
            <text:p>0.431593525360764</text:p>
          </table:table-cell>
          <table:table-cell office:value-type="string">
            <text:p>0.7368232475861528</text:p>
          </table:table-cell>
          <table:table-cell office:value-type="string">
            <text:p>0.6760854249402178</text:p>
          </table:table-cell>
          <table:table-cell office:value-type="string">
            <text:p>62.0</text:p>
          </table:table-cell>
          <table:table-cell office:value-type="string">
            <text:p>0.45709150181659486</text:p>
          </table:table-cell>
          <table:table-cell office:value-type="string">
            <text:p>Spline 2</text:p>
          </table:table-cell>
          <table:table-cell/>
          <table:table-cell office:value-type="float" office:value="1083">
            <text:p>1083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2, Xs</text:p>
          </table:table-cell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2">
            <text:p>2</text:p>
          </table:table-cell>
          <table:table-cell office:value-type="string">
            <text:p>Lars6</text:p>
          </table:table-cell>
          <table:table-cell office:value-type="string">
            <text:p>0.7539273669520401</text:p>
          </table:table-cell>
          <table:table-cell office:value-type="string">
            <text:p>0.6569577805009724</text:p>
          </table:table-cell>
          <table:table-cell office:value-type="string">
            <text:p>66.66666666666666</text:p>
          </table:table-cell>
          <table:table-cell office:value-type="string">
            <text:p>0.431593525360764</text:p>
          </table:table-cell>
          <table:table-cell office:value-type="string">
            <text:p>0.7368232475861528</text:p>
          </table:table-cell>
          <table:table-cell office:value-type="string">
            <text:p>0.6760854249402178</text:p>
          </table:table-cell>
          <table:table-cell office:value-type="string">
            <text:p>62.0</text:p>
          </table:table-cell>
          <table:table-cell office:value-type="string">
            <text:p>0.45709150181659486</text:p>
          </table:table-cell>
          <table:table-cell office:value-type="string">
            <text:p>Spline 2</text:p>
          </table:table-cell>
          <table:table-cell/>
          <table:table-cell office:value-type="float" office:value="1083">
            <text:p>1083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2, Xs</text:p>
          </table:table-cell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2">
            <text:p>2</text:p>
          </table:table-cell>
          <table:table-cell office:value-type="string">
            <text:p>Lars7</text:p>
          </table:table-cell>
          <table:table-cell office:value-type="string">
            <text:p>0.7539273669520401</text:p>
          </table:table-cell>
          <table:table-cell office:value-type="string">
            <text:p>0.6569577805009724</text:p>
          </table:table-cell>
          <table:table-cell office:value-type="string">
            <text:p>66.66666666666666</text:p>
          </table:table-cell>
          <table:table-cell office:value-type="string">
            <text:p>0.431593525360764</text:p>
          </table:table-cell>
          <table:table-cell office:value-type="string">
            <text:p>0.7368232475861528</text:p>
          </table:table-cell>
          <table:table-cell office:value-type="string">
            <text:p>0.6760854249402178</text:p>
          </table:table-cell>
          <table:table-cell office:value-type="string">
            <text:p>62.0</text:p>
          </table:table-cell>
          <table:table-cell office:value-type="string">
            <text:p>0.45709150181659486</text:p>
          </table:table-cell>
          <table:table-cell office:value-type="string">
            <text:p>Spline 2</text:p>
          </table:table-cell>
          <table:table-cell/>
          <table:table-cell office:value-type="float" office:value="1083">
            <text:p>1083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2, Xs</text:p>
          </table:table-cell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2">
            <text:p>2</text:p>
          </table:table-cell>
          <table:table-cell office:value-type="string">
            <text:p>Lars8</text:p>
          </table:table-cell>
          <table:table-cell office:value-type="string">
            <text:p>0.7539273669520401</text:p>
          </table:table-cell>
          <table:table-cell office:value-type="string">
            <text:p>0.6569577805009724</text:p>
          </table:table-cell>
          <table:table-cell office:value-type="string">
            <text:p>66.66666666666666</text:p>
          </table:table-cell>
          <table:table-cell office:value-type="string">
            <text:p>0.431593525360764</text:p>
          </table:table-cell>
          <table:table-cell office:value-type="string">
            <text:p>0.7368232475861528</text:p>
          </table:table-cell>
          <table:table-cell office:value-type="string">
            <text:p>0.6760854249402178</text:p>
          </table:table-cell>
          <table:table-cell office:value-type="string">
            <text:p>62.0</text:p>
          </table:table-cell>
          <table:table-cell office:value-type="string">
            <text:p>0.45709150181659486</text:p>
          </table:table-cell>
          <table:table-cell office:value-type="string">
            <text:p>Spline 2</text:p>
          </table:table-cell>
          <table:table-cell/>
          <table:table-cell office:value-type="float" office:value="1083">
            <text:p>1083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2, Xs</text:p>
          </table:table-cell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2">
            <text:p>2</text:p>
          </table:table-cell>
          <table:table-cell office:value-type="string">
            <text:p>Lars9</text:p>
          </table:table-cell>
          <table:table-cell office:value-type="string">
            <text:p>0.7539273669520401</text:p>
          </table:table-cell>
          <table:table-cell office:value-type="string">
            <text:p>0.6569577805009724</text:p>
          </table:table-cell>
          <table:table-cell office:value-type="string">
            <text:p>66.66666666666666</text:p>
          </table:table-cell>
          <table:table-cell office:value-type="string">
            <text:p>0.431593525360764</text:p>
          </table:table-cell>
          <table:table-cell office:value-type="string">
            <text:p>0.7368232475861528</text:p>
          </table:table-cell>
          <table:table-cell office:value-type="string">
            <text:p>0.6760854249402178</text:p>
          </table:table-cell>
          <table:table-cell office:value-type="string">
            <text:p>62.0</text:p>
          </table:table-cell>
          <table:table-cell office:value-type="string">
            <text:p>0.45709150181659486</text:p>
          </table:table-cell>
          <table:table-cell office:value-type="string">
            <text:p>Spline 2</text:p>
          </table:table-cell>
          <table:table-cell/>
          <table:table-cell office:value-type="float" office:value="1083">
            <text:p>1083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2, Xs</text:p>
          </table:table-cell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2">
            <text:p>2</text:p>
          </table:table-cell>
          <table:table-cell office:value-type="string">
            <text:p>Lars10</text:p>
          </table:table-cell>
          <table:table-cell office:value-type="string">
            <text:p>0.7539273669520401</text:p>
          </table:table-cell>
          <table:table-cell office:value-type="string">
            <text:p>0.6569577805009724</text:p>
          </table:table-cell>
          <table:table-cell office:value-type="string">
            <text:p>66.66666666666666</text:p>
          </table:table-cell>
          <table:table-cell office:value-type="string">
            <text:p>0.431593525360764</text:p>
          </table:table-cell>
          <table:table-cell office:value-type="string">
            <text:p>0.7368232475861528</text:p>
          </table:table-cell>
          <table:table-cell office:value-type="string">
            <text:p>0.6760854249402178</text:p>
          </table:table-cell>
          <table:table-cell office:value-type="string">
            <text:p>62.0</text:p>
          </table:table-cell>
          <table:table-cell office:value-type="string">
            <text:p>0.45709150181659486</text:p>
          </table:table-cell>
          <table:table-cell office:value-type="string">
            <text:p>Spline 2</text:p>
          </table:table-cell>
          <table:table-cell/>
          <table:table-cell office:value-type="float" office:value="1083">
            <text:p>1083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2, Xs</text:p>
          </table:table-cell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2">
            <text:p>2</text:p>
          </table:table-cell>
          <table:table-cell office:value-type="string">
            <text:p>Lars11</text:p>
          </table:table-cell>
          <table:table-cell office:value-type="string">
            <text:p>0.7539273669520401</text:p>
          </table:table-cell>
          <table:table-cell office:value-type="string">
            <text:p>0.6569577805009724</text:p>
          </table:table-cell>
          <table:table-cell office:value-type="string">
            <text:p>66.66666666666666</text:p>
          </table:table-cell>
          <table:table-cell office:value-type="string">
            <text:p>0.431593525360764</text:p>
          </table:table-cell>
          <table:table-cell office:value-type="string">
            <text:p>0.7368232475861528</text:p>
          </table:table-cell>
          <table:table-cell office:value-type="string">
            <text:p>0.6760854249402178</text:p>
          </table:table-cell>
          <table:table-cell office:value-type="string">
            <text:p>62.0</text:p>
          </table:table-cell>
          <table:table-cell office:value-type="string">
            <text:p>0.45709150181659486</text:p>
          </table:table-cell>
          <table:table-cell office:value-type="string">
            <text:p>Spline 2</text:p>
          </table:table-cell>
          <table:table-cell/>
          <table:table-cell office:value-type="float" office:value="1083">
            <text:p>1083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2, Xs</text:p>
          </table:table-cell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2">
            <text:p>2</text:p>
          </table:table-cell>
          <table:table-cell office:value-type="string">
            <text:p>Lars12</text:p>
          </table:table-cell>
          <table:table-cell office:value-type="string">
            <text:p>0.7539273669520401</text:p>
          </table:table-cell>
          <table:table-cell office:value-type="string">
            <text:p>0.6569577805009724</text:p>
          </table:table-cell>
          <table:table-cell office:value-type="string">
            <text:p>66.66666666666666</text:p>
          </table:table-cell>
          <table:table-cell office:value-type="string">
            <text:p>0.431593525360764</text:p>
          </table:table-cell>
          <table:table-cell office:value-type="string">
            <text:p>0.7368232475861528</text:p>
          </table:table-cell>
          <table:table-cell office:value-type="string">
            <text:p>0.6760854249402178</text:p>
          </table:table-cell>
          <table:table-cell office:value-type="string">
            <text:p>62.0</text:p>
          </table:table-cell>
          <table:table-cell office:value-type="string">
            <text:p>0.45709150181659486</text:p>
          </table:table-cell>
          <table:table-cell office:value-type="string">
            <text:p>Spline 2</text:p>
          </table:table-cell>
          <table:table-cell/>
          <table:table-cell office:value-type="float" office:value="1083">
            <text:p>1083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2, Xs</text:p>
          </table:table-cell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2">
            <text:p>2</text:p>
          </table:table-cell>
          <table:table-cell office:value-type="string">
            <text:p>Lars13</text:p>
          </table:table-cell>
          <table:table-cell office:value-type="string">
            <text:p>0.7539273669520401</text:p>
          </table:table-cell>
          <table:table-cell office:value-type="string">
            <text:p>0.6569577805009724</text:p>
          </table:table-cell>
          <table:table-cell office:value-type="string">
            <text:p>66.66666666666666</text:p>
          </table:table-cell>
          <table:table-cell office:value-type="string">
            <text:p>0.431593525360764</text:p>
          </table:table-cell>
          <table:table-cell office:value-type="string">
            <text:p>0.7368232475861528</text:p>
          </table:table-cell>
          <table:table-cell office:value-type="string">
            <text:p>0.6760854249402178</text:p>
          </table:table-cell>
          <table:table-cell office:value-type="string">
            <text:p>62.0</text:p>
          </table:table-cell>
          <table:table-cell office:value-type="string">
            <text:p>0.45709150181659486</text:p>
          </table:table-cell>
          <table:table-cell office:value-type="string">
            <text:p>Spline 2</text:p>
          </table:table-cell>
          <table:table-cell/>
          <table:table-cell office:value-type="float" office:value="1083">
            <text:p>1083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2, Xs</text:p>
          </table:table-cell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2">
            <text:p>2</text:p>
          </table:table-cell>
          <table:table-cell office:value-type="string">
            <text:p>Lars14</text:p>
          </table:table-cell>
          <table:table-cell office:value-type="string">
            <text:p>0.7539273669520401</text:p>
          </table:table-cell>
          <table:table-cell office:value-type="string">
            <text:p>0.6569577805009724</text:p>
          </table:table-cell>
          <table:table-cell office:value-type="string">
            <text:p>66.66666666666666</text:p>
          </table:table-cell>
          <table:table-cell office:value-type="string">
            <text:p>0.431593525360764</text:p>
          </table:table-cell>
          <table:table-cell office:value-type="string">
            <text:p>0.7368232475861528</text:p>
          </table:table-cell>
          <table:table-cell office:value-type="string">
            <text:p>0.6760854249402178</text:p>
          </table:table-cell>
          <table:table-cell office:value-type="string">
            <text:p>62.0</text:p>
          </table:table-cell>
          <table:table-cell office:value-type="string">
            <text:p>0.45709150181659486</text:p>
          </table:table-cell>
          <table:table-cell office:value-type="string">
            <text:p>Spline 2</text:p>
          </table:table-cell>
          <table:table-cell/>
          <table:table-cell office:value-type="float" office:value="1083">
            <text:p>1083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2, Xs</text:p>
          </table:table-cell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2">
            <text:p>2</text:p>
          </table:table-cell>
          <table:table-cell office:value-type="string">
            <text:p>LassoLarsCV</text:p>
          </table:table-cell>
          <table:table-cell office:value-type="string">
            <text:p>0.7539273669520401</text:p>
          </table:table-cell>
          <table:table-cell office:value-type="string">
            <text:p>0.6569577805009724</text:p>
          </table:table-cell>
          <table:table-cell office:value-type="string">
            <text:p>66.66666666666666</text:p>
          </table:table-cell>
          <table:table-cell office:value-type="string">
            <text:p>0.431593525360764</text:p>
          </table:table-cell>
          <table:table-cell office:value-type="string">
            <text:p>0.7368232475861528</text:p>
          </table:table-cell>
          <table:table-cell office:value-type="string">
            <text:p>0.6760854249402178</text:p>
          </table:table-cell>
          <table:table-cell office:value-type="string">
            <text:p>62.0</text:p>
          </table:table-cell>
          <table:table-cell office:value-type="string">
            <text:p>0.45709150181659486</text:p>
          </table:table-cell>
          <table:table-cell office:value-type="string">
            <text:p>Spline 2</text:p>
          </table:table-cell>
          <table:table-cell/>
          <table:table-cell office:value-type="float" office:value="1083">
            <text:p>1083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2, Xs</text:p>
          </table:table-cell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2">
            <text:p>2</text:p>
          </table:table-cell>
          <table:table-cell office:value-type="string">
            <text:p>OMPCV</text:p>
          </table:table-cell>
          <table:table-cell office:value-type="string">
            <text:p>0.7539273669520401</text:p>
          </table:table-cell>
          <table:table-cell office:value-type="string">
            <text:p>0.6569577805009724</text:p>
          </table:table-cell>
          <table:table-cell office:value-type="string">
            <text:p>66.66666666666666</text:p>
          </table:table-cell>
          <table:table-cell office:value-type="string">
            <text:p>0.431593525360764</text:p>
          </table:table-cell>
          <table:table-cell office:value-type="string">
            <text:p>0.7368232475861528</text:p>
          </table:table-cell>
          <table:table-cell office:value-type="string">
            <text:p>0.6760854249402178</text:p>
          </table:table-cell>
          <table:table-cell office:value-type="string">
            <text:p>62.0</text:p>
          </table:table-cell>
          <table:table-cell office:value-type="string">
            <text:p>0.45709150181659486</text:p>
          </table:table-cell>
          <table:table-cell office:value-type="string">
            <text:p>Spline 2</text:p>
          </table:table-cell>
          <table:table-cell/>
          <table:table-cell office:value-type="float" office:value="1083">
            <text:p>1083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2, Xs</text:p>
          </table:table-cell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2">
            <text:p>2</text:p>
          </table:table-cell>
          <table:table-cell office:value-type="string">
            <text:p>OMP4</text:p>
          </table:table-cell>
          <table:table-cell office:value-type="string">
            <text:p>0.7539273669520401</text:p>
          </table:table-cell>
          <table:table-cell office:value-type="string">
            <text:p>0.6569577805009724</text:p>
          </table:table-cell>
          <table:table-cell office:value-type="string">
            <text:p>66.66666666666666</text:p>
          </table:table-cell>
          <table:table-cell office:value-type="string">
            <text:p>0.431593525360764</text:p>
          </table:table-cell>
          <table:table-cell office:value-type="string">
            <text:p>0.7368232475861528</text:p>
          </table:table-cell>
          <table:table-cell office:value-type="string">
            <text:p>0.6760854249402178</text:p>
          </table:table-cell>
          <table:table-cell office:value-type="string">
            <text:p>62.0</text:p>
          </table:table-cell>
          <table:table-cell office:value-type="string">
            <text:p>0.45709150181659486</text:p>
          </table:table-cell>
          <table:table-cell office:value-type="string">
            <text:p>Spline 2</text:p>
          </table:table-cell>
          <table:table-cell/>
          <table:table-cell office:value-type="float" office:value="1083">
            <text:p>1083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2, Xs</text:p>
          </table:table-cell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2">
            <text:p>2</text:p>
          </table:table-cell>
          <table:table-cell office:value-type="string">
            <text:p>LinearRegression</text:p>
          </table:table-cell>
          <table:table-cell office:value-type="string">
            <text:p>0.7539273669520402</text:p>
          </table:table-cell>
          <table:table-cell office:value-type="string">
            <text:p>0.6569577805009723</text:p>
          </table:table-cell>
          <table:table-cell office:value-type="string">
            <text:p>66.66666666666666</text:p>
          </table:table-cell>
          <table:table-cell office:value-type="string">
            <text:p>0.4315935253607637</text:p>
          </table:table-cell>
          <table:table-cell office:value-type="string">
            <text:p>0.7368232475861535</text:p>
          </table:table-cell>
          <table:table-cell office:value-type="string">
            <text:p>0.6760854249402172</text:p>
          </table:table-cell>
          <table:table-cell office:value-type="string">
            <text:p>62.0</text:p>
          </table:table-cell>
          <table:table-cell office:value-type="string">
            <text:p>0.45709150181659397</text:p>
          </table:table-cell>
          <table:table-cell office:value-type="string">
            <text:p>Spline 2</text:p>
          </table:table-cell>
          <table:table-cell/>
          <table:table-cell office:value-type="float" office:value="1083">
            <text:p>1083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2, Xs</text:p>
          </table:table-cell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0">
            <text:p>0</text:p>
          </table:table-cell>
          <table:table-cell office:value-type="string">
            <text:p>OMP3</text:p>
          </table:table-cell>
          <table:table-cell office:value-type="string">
            <text:p>0.7543139031801186</text:p>
          </table:table-cell>
          <table:table-cell office:value-type="string">
            <text:p>0.6565139263330022</text:p>
          </table:table-cell>
          <table:table-cell office:value-type="string">
            <text:p>69.6969696969697</text:p>
          </table:table-cell>
          <table:table-cell office:value-type="string">
            <text:p>0.4310105354691748</text:p>
          </table:table-cell>
          <table:table-cell office:value-type="string">
            <text:p>0.699116872025467</text:p>
          </table:table-cell>
          <table:table-cell office:value-type="string">
            <text:p>0.7150074120240479</text:p>
          </table:table-cell>
          <table:table-cell office:value-type="string">
            <text:p>68.0</text:p>
          </table:table-cell>
          <table:table-cell office:value-type="string">
            <text:p>0.5112355992493269</text:p>
          </table:table-cell>
          <table:table-cell office:value-type="string">
            <text:p>Spline 2</text:p>
          </table:table-cell>
          <table:table-cell/>
          <table:table-cell office:value-type="float" office:value="1113">
            <text:p>1113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2</text:p>
          </table:table-cell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0">
            <text:p>0</text:p>
          </table:table-cell>
          <table:table-cell office:value-type="string">
            <text:p>OMP4</text:p>
          </table:table-cell>
          <table:table-cell office:value-type="string">
            <text:p>0.755856220274596</text:p>
          </table:table-cell>
          <table:table-cell office:value-type="string">
            <text:p>0.6547376377391187</text:p>
          </table:table-cell>
          <table:table-cell office:value-type="string">
            <text:p>66.66666666666666</text:p>
          </table:table-cell>
          <table:table-cell office:value-type="string">
            <text:p>0.42868137427220154</text:p>
          </table:table-cell>
          <table:table-cell office:value-type="string">
            <text:p>0.7267515209591171</text:p>
          </table:table-cell>
          <table:table-cell office:value-type="string">
            <text:p>0.6869004489615725</text:p>
          </table:table-cell>
          <table:table-cell office:value-type="string">
            <text:p>67.0</text:p>
          </table:table-cell>
          <table:table-cell office:value-type="string">
            <text:p>0.47183222678361014</text:p>
          </table:table-cell>
          <table:table-cell office:value-type="string">
            <text:p>Spline 2</text:p>
          </table:table-cell>
          <table:table-cell/>
          <table:table-cell office:value-type="float" office:value="1113">
            <text:p>1113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2, Xs</text:p>
          </table:table-cell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0">
            <text:p>0</text:p>
          </table:table-cell>
          <table:table-cell office:value-type="string">
            <text:p>Lars2</text:p>
          </table:table-cell>
          <table:table-cell office:value-type="string">
            <text:p>0.7719302939563345</text:p>
          </table:table-cell>
          <table:table-cell office:value-type="string">
            <text:p>0.635707182020533</text:p>
          </table:table-cell>
          <table:table-cell office:value-type="string">
            <text:p>63.63636363636363</text:p>
          </table:table-cell>
          <table:table-cell office:value-type="string">
            <text:p>0.40412362127248724</text:p>
          </table:table-cell>
          <table:table-cell office:value-type="string">
            <text:p>0.7485416736086421</text:p>
          </table:table-cell>
          <table:table-cell office:value-type="string">
            <text:p>0.6630877489979536</text:p>
          </table:table-cell>
          <table:table-cell office:value-type="string">
            <text:p>64.0</text:p>
          </table:table-cell>
          <table:table-cell office:value-type="string">
            <text:p>0.4396853628711733</text:p>
          </table:table-cell>
          <table:table-cell office:value-type="string">
            <text:p>Spline 2</text:p>
          </table:table-cell>
          <table:table-cell/>
          <table:table-cell office:value-type="float" office:value="1113">
            <text:p>1113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X</text:p>
          </table:table-cell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0">
            <text:p>0</text:p>
          </table:table-cell>
          <table:table-cell office:value-type="string">
            <text:p>Lars1</text:p>
          </table:table-cell>
          <table:table-cell office:value-type="string">
            <text:p>0.7738124924459737</text:p>
          </table:table-cell>
          <table:table-cell office:value-type="string">
            <text:p>0.6334147350153372</text:p>
          </table:table-cell>
          <table:table-cell office:value-type="string">
            <text:p>63.63636363636363</text:p>
          </table:table-cell>
          <table:table-cell office:value-type="string">
            <text:p>0.40121422653454986</text:p>
          </table:table-cell>
          <table:table-cell office:value-type="string">
            <text:p>0.7511042550688691</text:p>
          </table:table-cell>
          <table:table-cell office:value-type="string">
            <text:p>0.6601836093220121</text:p>
          </table:table-cell>
          <table:table-cell office:value-type="string">
            <text:p>63.0</text:p>
          </table:table-cell>
          <table:table-cell office:value-type="string">
            <text:p>0.4358423980174393</text:p>
          </table:table-cell>
          <table:table-cell office:value-type="string">
            <text:p>Spline 2</text:p>
          </table:table-cell>
          <table:table-cell/>
          <table:table-cell office:value-type="float" office:value="1113">
            <text:p>1113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</text:p>
          </table:table-cell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1">
            <text:p>1</text:p>
          </table:table-cell>
          <table:table-cell office:value-type="string">
            <text:p>Lars3</text:p>
          </table:table-cell>
          <table:table-cell office:value-type="string">
            <text:p>0.777023389087057</text:p>
          </table:table-cell>
          <table:table-cell office:value-type="string">
            <text:p>0.6294717251884027</text:p>
          </table:table-cell>
          <table:table-cell office:value-type="string">
            <text:p>57.57575757575758</text:p>
          </table:table-cell>
          <table:table-cell office:value-type="string">
            <text:p>0.39623465281166415</text:p>
          </table:table-cell>
          <table:table-cell office:value-type="string">
            <text:p>0.7673839420100418</text:p>
          </table:table-cell>
          <table:table-cell office:value-type="string">
            <text:p>0.6411878707096141</text:p>
          </table:table-cell>
          <table:table-cell office:value-type="string">
            <text:p>59.0</text:p>
          </table:table-cell>
          <table:table-cell office:value-type="string">
            <text:p>0.41112188554512874</text:p>
          </table:table-cell>
          <table:table-cell office:value-type="string">
            <text:p>Spline 2</text:p>
          </table:table-cell>
          <table:table-cell/>
          <table:table-cell office:value-type="float" office:value="1073">
            <text:p>1073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, H_2802, X</text:p>
          </table:table-cell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1">
            <text:p>1</text:p>
          </table:table-cell>
          <table:table-cell office:value-type="string">
            <text:p>Lars2</text:p>
          </table:table-cell>
          <table:table-cell office:value-type="string">
            <text:p>0.7770451621734863</text:p>
          </table:table-cell>
          <table:table-cell office:value-type="string">
            <text:p>0.6294448474193591</text:p>
          </table:table-cell>
          <table:table-cell office:value-type="string">
            <text:p>57.57575757575758</text:p>
          </table:table-cell>
          <table:table-cell office:value-type="string">
            <text:p>0.39620081594278056</text:p>
          </table:table-cell>
          <table:table-cell office:value-type="string">
            <text:p>0.7677903551464016</text:p>
          </table:table-cell>
          <table:table-cell office:value-type="string">
            <text:p>0.6407011554103539</text:p>
          </table:table-cell>
          <table:table-cell office:value-type="string">
            <text:p>59.0</text:p>
          </table:table-cell>
          <table:table-cell office:value-type="string">
            <text:p>0.4104979705441626</text:p>
          </table:table-cell>
          <table:table-cell office:value-type="string">
            <text:p>Spline 2</text:p>
          </table:table-cell>
          <table:table-cell/>
          <table:table-cell office:value-type="float" office:value="1073">
            <text:p>1073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, X</text:p>
          </table:table-cell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1">
            <text:p>1</text:p>
          </table:table-cell>
          <table:table-cell office:value-type="string">
            <text:p>ExtraTreesRegressor</text:p>
          </table:table-cell>
          <table:table-cell office:value-type="string">
            <text:p>0.7773101860691224</text:p>
          </table:table-cell>
          <table:table-cell office:value-type="string">
            <text:p>0.6291175364216025</text:p>
          </table:table-cell>
          <table:table-cell office:value-type="string">
            <text:p>81.81818181818183</text:p>
          </table:table-cell>
          <table:table-cell office:value-type="string">
            <text:p>0.39578887463318635</text:p>
          </table:table-cell>
          <table:table-cell office:value-type="string">
            <text:p>0.696171495891533</text:p>
          </table:table-cell>
          <table:table-cell office:value-type="string">
            <text:p>0.717875510313693</text:p>
          </table:table-cell>
          <table:table-cell office:value-type="string">
            <text:p>81.0</text:p>
          </table:table-cell>
          <table:table-cell office:value-type="string">
            <text:p>0.5153452483081451</text:p>
          </table:table-cell>
          <table:table-cell office:value-type="string">
            <text:p>Spline 2</text:p>
          </table:table-cell>
          <table:table-cell/>
          <table:table-cell office:value-type="float" office:value="1073">
            <text:p>1073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1">
            <text:p>1</text:p>
          </table:table-cell>
          <table:table-cell office:value-type="string">
            <text:p>OMP2</text:p>
          </table:table-cell>
          <table:table-cell office:value-type="string">
            <text:p>0.7777225938974403</text:p>
          </table:table-cell>
          <table:table-cell office:value-type="string">
            <text:p>0.6286076414914452</text:p>
          </table:table-cell>
          <table:table-cell office:value-type="string">
            <text:p>60.60606060606061</text:p>
          </table:table-cell>
          <table:table-cell office:value-type="string">
            <text:p>0.39514756694143727</text:p>
          </table:table-cell>
          <table:table-cell office:value-type="string">
            <text:p>0.7636356566066753</text:p>
          </table:table-cell>
          <table:table-cell office:value-type="string">
            <text:p>0.6456474145839134</text:p>
          </table:table-cell>
          <table:table-cell office:value-type="string">
            <text:p>59.0</text:p>
          </table:table-cell>
          <table:table-cell office:value-type="string">
            <text:p>0.4168605839588918</text:p>
          </table:table-cell>
          <table:table-cell office:value-type="string">
            <text:p>Spline 2</text:p>
          </table:table-cell>
          <table:table-cell/>
          <table:table-cell office:value-type="float" office:value="1073">
            <text:p>1073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, X</text:p>
          </table:table-cell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1">
            <text:p>1</text:p>
          </table:table-cell>
          <table:table-cell office:value-type="string">
            <text:p>BayesianRidge</text:p>
          </table:table-cell>
          <table:table-cell office:value-type="string">
            <text:p>0.7790027230417281</text:p>
          </table:table-cell>
          <table:table-cell office:value-type="string">
            <text:p>0.6270205399295725</text:p>
          </table:table-cell>
          <table:table-cell office:value-type="string">
            <text:p>57.57575757575758</text:p>
          </table:table-cell>
          <table:table-cell office:value-type="string">
            <text:p>0.39315475749357265</text:p>
          </table:table-cell>
          <table:table-cell office:value-type="string">
            <text:p>0.7618100770986541</text:p>
          </table:table-cell>
          <table:table-cell office:value-type="string">
            <text:p>0.647800437195702</text:p>
          </table:table-cell>
          <table:table-cell office:value-type="string">
            <text:p>60.0</text:p>
          </table:table-cell>
          <table:table-cell office:value-type="string">
            <text:p>0.4196454064309425</text:p>
          </table:table-cell>
          <table:table-cell office:value-type="string">
            <text:p>Spline 2</text:p>
          </table:table-cell>
          <table:table-cell/>
          <table:table-cell office:value-type="float" office:value="1073">
            <text:p>1073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, H_2802, X, X1</text:p>
          </table:table-cell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1">
            <text:p>1</text:p>
          </table:table-cell>
          <table:table-cell office:value-type="string">
            <text:p>ElasticNetCV</text:p>
          </table:table-cell>
          <table:table-cell office:value-type="string">
            <text:p>0.7790091831477132</text:p>
          </table:table-cell>
          <table:table-cell office:value-type="string">
            <text:p>0.6270125138875082</text:p>
          </table:table-cell>
          <table:table-cell office:value-type="string">
            <text:p>57.57575757575758</text:p>
          </table:table-cell>
          <table:table-cell office:value-type="string">
            <text:p>0.39314469257153295</text:p>
          </table:table-cell>
          <table:table-cell office:value-type="string">
            <text:p>0.7617542589269419</text:p>
          </table:table-cell>
          <table:table-cell office:value-type="string">
            <text:p>0.6478660733567282</text:p>
          </table:table-cell>
          <table:table-cell office:value-type="string">
            <text:p>60.0</text:p>
          </table:table-cell>
          <table:table-cell office:value-type="string">
            <text:p>0.41973044900666545</text:p>
          </table:table-cell>
          <table:table-cell office:value-type="string">
            <text:p>Spline 2</text:p>
          </table:table-cell>
          <table:table-cell/>
          <table:table-cell office:value-type="float" office:value="1073">
            <text:p>1073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, H_2802, X, X1</text:p>
          </table:table-cell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1">
            <text:p>1</text:p>
          </table:table-cell>
          <table:table-cell office:value-type="string">
            <text:p>OMP3</text:p>
          </table:table-cell>
          <table:table-cell office:value-type="string">
            <text:p>0.7790366304024074</text:p>
          </table:table-cell>
          <table:table-cell office:value-type="string">
            <text:p>0.626978411503349</text:p>
          </table:table-cell>
          <table:table-cell office:value-type="string">
            <text:p>57.57575757575758</text:p>
          </table:table-cell>
          <table:table-cell office:value-type="string">
            <text:p>0.393101928491263</text:p>
          </table:table-cell>
          <table:table-cell office:value-type="string">
            <text:p>0.7613065587464369</text:p>
          </table:table-cell>
          <table:table-cell office:value-type="string">
            <text:p>0.6483921063751917</text:p>
          </table:table-cell>
          <table:table-cell office:value-type="string">
            <text:p>60.0</text:p>
          </table:table-cell>
          <table:table-cell office:value-type="string">
            <text:p>0.42041232360965786</text:p>
          </table:table-cell>
          <table:table-cell office:value-type="string">
            <text:p>Spline 2</text:p>
          </table:table-cell>
          <table:table-cell/>
          <table:table-cell office:value-type="float" office:value="1073">
            <text:p>1073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, H_2802, X</text:p>
          </table:table-cell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1">
            <text:p>1</text:p>
          </table:table-cell>
          <table:table-cell office:value-type="string">
            <text:p>LassoCV</text:p>
          </table:table-cell>
          <table:table-cell office:value-type="string">
            <text:p>0.7790906620695495</text:p>
          </table:table-cell>
          <table:table-cell office:value-type="string">
            <text:p>0.6269112698588462</text:p>
          </table:table-cell>
          <table:table-cell office:value-type="string">
            <text:p>57.57575757575758</text:p>
          </table:table-cell>
          <table:table-cell office:value-type="string">
            <text:p>0.3930177402760312</text:p>
          </table:table-cell>
          <table:table-cell office:value-type="string">
            <text:p>0.7616263459283693</text:p>
          </table:table-cell>
          <table:table-cell office:value-type="string">
            <text:p>0.6480164420659401</text:p>
          </table:table-cell>
          <table:table-cell office:value-type="string">
            <text:p>60.0</text:p>
          </table:table-cell>
          <table:table-cell office:value-type="string">
            <text:p>0.4199253091877999</text:p>
          </table:table-cell>
          <table:table-cell office:value-type="string">
            <text:p>Spline 2</text:p>
          </table:table-cell>
          <table:table-cell/>
          <table:table-cell office:value-type="float" office:value="1073">
            <text:p>1073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, H_2802, X, X1</text:p>
          </table:table-cell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1">
            <text:p>1</text:p>
          </table:table-cell>
          <table:table-cell office:value-type="string">
            <text:p>RidgeCV</text:p>
          </table:table-cell>
          <table:table-cell office:value-type="string">
            <text:p>0.7791507980684563</text:p>
          </table:table-cell>
          <table:table-cell office:value-type="string">
            <text:p>0.6268365288249302</text:p>
          </table:table-cell>
          <table:table-cell office:value-type="string">
            <text:p>57.57575757575758</text:p>
          </table:table-cell>
          <table:table-cell office:value-type="string">
            <text:p>0.39292403386928765</text:p>
          </table:table-cell>
          <table:table-cell office:value-type="string">
            <text:p>0.7615762049005405</text:p>
          </table:table-cell>
          <table:table-cell office:value-type="string">
            <text:p>0.6480753691734397</text:p>
          </table:table-cell>
          <table:table-cell office:value-type="string">
            <text:p>60.0</text:p>
          </table:table-cell>
          <table:table-cell office:value-type="string">
            <text:p>0.42000168412928984</text:p>
          </table:table-cell>
          <table:table-cell office:value-type="string">
            <text:p>Spline 2</text:p>
          </table:table-cell>
          <table:table-cell/>
          <table:table-cell office:value-type="float" office:value="1073">
            <text:p>1073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, H_2802, X, X1</text:p>
          </table:table-cell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1">
            <text:p>1</text:p>
          </table:table-cell>
          <table:table-cell office:value-type="string">
            <text:p>OMPCV</text:p>
          </table:table-cell>
          <table:table-cell office:value-type="string">
            <text:p>0.7791510323384597</text:p>
          </table:table-cell>
          <table:table-cell office:value-type="string">
            <text:p>0.6268362376298234</text:p>
          </table:table-cell>
          <table:table-cell office:value-type="string">
            <text:p>57.57575757575758</text:p>
          </table:table-cell>
          <table:table-cell office:value-type="string">
            <text:p>0.39292366880591256</text:p>
          </table:table-cell>
          <table:table-cell office:value-type="string">
            <text:p>0.7615758625336791</text:p>
          </table:table-cell>
          <table:table-cell office:value-type="string">
            <text:p>0.6480757715005881</text:p>
          </table:table-cell>
          <table:table-cell office:value-type="string">
            <text:p>60.0</text:p>
          </table:table-cell>
          <table:table-cell office:value-type="string">
            <text:p>0.4200022056060825</text:p>
          </table:table-cell>
          <table:table-cell office:value-type="string">
            <text:p>Spline 2</text:p>
          </table:table-cell>
          <table:table-cell/>
          <table:table-cell office:value-type="float" office:value="1073">
            <text:p>1073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, H_2802, X, X1</text:p>
          </table:table-cell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1">
            <text:p>1</text:p>
          </table:table-cell>
          <table:table-cell office:value-type="string">
            <text:p>OMP4</text:p>
          </table:table-cell>
          <table:table-cell office:value-type="string">
            <text:p>0.7791510323384597</text:p>
          </table:table-cell>
          <table:table-cell office:value-type="string">
            <text:p>0.6268362376298234</text:p>
          </table:table-cell>
          <table:table-cell office:value-type="string">
            <text:p>57.57575757575758</text:p>
          </table:table-cell>
          <table:table-cell office:value-type="string">
            <text:p>0.39292366880591256</text:p>
          </table:table-cell>
          <table:table-cell office:value-type="string">
            <text:p>0.7615758625336791</text:p>
          </table:table-cell>
          <table:table-cell office:value-type="string">
            <text:p>0.6480757715005881</text:p>
          </table:table-cell>
          <table:table-cell office:value-type="string">
            <text:p>60.0</text:p>
          </table:table-cell>
          <table:table-cell office:value-type="string">
            <text:p>0.4200022056060825</text:p>
          </table:table-cell>
          <table:table-cell office:value-type="string">
            <text:p>Spline 2</text:p>
          </table:table-cell>
          <table:table-cell/>
          <table:table-cell office:value-type="float" office:value="1073">
            <text:p>1073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, H_2802, X, X1</text:p>
          </table:table-cell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1">
            <text:p>1</text:p>
          </table:table-cell>
          <table:table-cell office:value-type="string">
            <text:p>LinearRegression</text:p>
          </table:table-cell>
          <table:table-cell office:value-type="string">
            <text:p>0.7791510323384598</text:p>
          </table:table-cell>
          <table:table-cell office:value-type="string">
            <text:p>0.6268362376298233</text:p>
          </table:table-cell>
          <table:table-cell office:value-type="string">
            <text:p>57.57575757575758</text:p>
          </table:table-cell>
          <table:table-cell office:value-type="string">
            <text:p>0.39292366880591234</text:p>
          </table:table-cell>
          <table:table-cell office:value-type="string">
            <text:p>0.761575862533679</text:p>
          </table:table-cell>
          <table:table-cell office:value-type="string">
            <text:p>0.6480757715005884</text:p>
          </table:table-cell>
          <table:table-cell office:value-type="string">
            <text:p>60.0</text:p>
          </table:table-cell>
          <table:table-cell office:value-type="string">
            <text:p>0.4200022056060828</text:p>
          </table:table-cell>
          <table:table-cell office:value-type="string">
            <text:p>Spline 2</text:p>
          </table:table-cell>
          <table:table-cell/>
          <table:table-cell office:value-type="float" office:value="1073">
            <text:p>1073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, H_2802, X, X1</text:p>
          </table:table-cell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1">
            <text:p>1</text:p>
          </table:table-cell>
          <table:table-cell office:value-type="string">
            <text:p>LarsCV</text:p>
          </table:table-cell>
          <table:table-cell office:value-type="string">
            <text:p>0.7791510323384598</text:p>
          </table:table-cell>
          <table:table-cell office:value-type="string">
            <text:p>0.6268362376298233</text:p>
          </table:table-cell>
          <table:table-cell office:value-type="string">
            <text:p>57.57575757575758</text:p>
          </table:table-cell>
          <table:table-cell office:value-type="string">
            <text:p>0.39292366880591234</text:p>
          </table:table-cell>
          <table:table-cell office:value-type="string">
            <text:p>0.7615758625336791</text:p>
          </table:table-cell>
          <table:table-cell office:value-type="string">
            <text:p>0.6480757715005881</text:p>
          </table:table-cell>
          <table:table-cell office:value-type="string">
            <text:p>60.0</text:p>
          </table:table-cell>
          <table:table-cell office:value-type="string">
            <text:p>0.4200022056060825</text:p>
          </table:table-cell>
          <table:table-cell office:value-type="string">
            <text:p>Spline 2</text:p>
          </table:table-cell>
          <table:table-cell/>
          <table:table-cell office:value-type="float" office:value="1073">
            <text:p>1073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, H_2802, X, X1</text:p>
          </table:table-cell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1">
            <text:p>1</text:p>
          </table:table-cell>
          <table:table-cell office:value-type="string">
            <text:p>Lars4</text:p>
          </table:table-cell>
          <table:table-cell office:value-type="string">
            <text:p>0.7791510323384598</text:p>
          </table:table-cell>
          <table:table-cell office:value-type="string">
            <text:p>0.6268362376298233</text:p>
          </table:table-cell>
          <table:table-cell office:value-type="string">
            <text:p>57.57575757575758</text:p>
          </table:table-cell>
          <table:table-cell office:value-type="string">
            <text:p>0.39292366880591234</text:p>
          </table:table-cell>
          <table:table-cell office:value-type="string">
            <text:p>0.7615758625336791</text:p>
          </table:table-cell>
          <table:table-cell office:value-type="string">
            <text:p>0.6480757715005881</text:p>
          </table:table-cell>
          <table:table-cell office:value-type="string">
            <text:p>60.0</text:p>
          </table:table-cell>
          <table:table-cell office:value-type="string">
            <text:p>0.4200022056060825</text:p>
          </table:table-cell>
          <table:table-cell office:value-type="string">
            <text:p>Spline 2</text:p>
          </table:table-cell>
          <table:table-cell/>
          <table:table-cell office:value-type="float" office:value="1073">
            <text:p>1073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, H_2802, X, X1</text:p>
          </table:table-cell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1">
            <text:p>1</text:p>
          </table:table-cell>
          <table:table-cell office:value-type="string">
            <text:p>Lars5</text:p>
          </table:table-cell>
          <table:table-cell office:value-type="string">
            <text:p>0.7791510323384598</text:p>
          </table:table-cell>
          <table:table-cell office:value-type="string">
            <text:p>0.6268362376298233</text:p>
          </table:table-cell>
          <table:table-cell office:value-type="string">
            <text:p>57.57575757575758</text:p>
          </table:table-cell>
          <table:table-cell office:value-type="string">
            <text:p>0.39292366880591234</text:p>
          </table:table-cell>
          <table:table-cell office:value-type="string">
            <text:p>0.7615758625336791</text:p>
          </table:table-cell>
          <table:table-cell office:value-type="string">
            <text:p>0.6480757715005881</text:p>
          </table:table-cell>
          <table:table-cell office:value-type="string">
            <text:p>60.0</text:p>
          </table:table-cell>
          <table:table-cell office:value-type="string">
            <text:p>0.4200022056060825</text:p>
          </table:table-cell>
          <table:table-cell office:value-type="string">
            <text:p>Spline 2</text:p>
          </table:table-cell>
          <table:table-cell/>
          <table:table-cell office:value-type="float" office:value="1073">
            <text:p>1073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, H_2802, X, X1</text:p>
          </table:table-cell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1">
            <text:p>1</text:p>
          </table:table-cell>
          <table:table-cell office:value-type="string">
            <text:p>Lars6</text:p>
          </table:table-cell>
          <table:table-cell office:value-type="string">
            <text:p>0.7791510323384598</text:p>
          </table:table-cell>
          <table:table-cell office:value-type="string">
            <text:p>0.6268362376298233</text:p>
          </table:table-cell>
          <table:table-cell office:value-type="string">
            <text:p>57.57575757575758</text:p>
          </table:table-cell>
          <table:table-cell office:value-type="string">
            <text:p>0.39292366880591234</text:p>
          </table:table-cell>
          <table:table-cell office:value-type="string">
            <text:p>0.7615758625336791</text:p>
          </table:table-cell>
          <table:table-cell office:value-type="string">
            <text:p>0.6480757715005881</text:p>
          </table:table-cell>
          <table:table-cell office:value-type="string">
            <text:p>60.0</text:p>
          </table:table-cell>
          <table:table-cell office:value-type="string">
            <text:p>0.4200022056060825</text:p>
          </table:table-cell>
          <table:table-cell office:value-type="string">
            <text:p>Spline 2</text:p>
          </table:table-cell>
          <table:table-cell/>
          <table:table-cell office:value-type="float" office:value="1073">
            <text:p>1073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, H_2802, X, X1</text:p>
          </table:table-cell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1">
            <text:p>1</text:p>
          </table:table-cell>
          <table:table-cell office:value-type="string">
            <text:p>Lars7</text:p>
          </table:table-cell>
          <table:table-cell office:value-type="string">
            <text:p>0.7791510323384598</text:p>
          </table:table-cell>
          <table:table-cell office:value-type="string">
            <text:p>0.6268362376298233</text:p>
          </table:table-cell>
          <table:table-cell office:value-type="string">
            <text:p>57.57575757575758</text:p>
          </table:table-cell>
          <table:table-cell office:value-type="string">
            <text:p>0.39292366880591234</text:p>
          </table:table-cell>
          <table:table-cell office:value-type="string">
            <text:p>0.7615758625336791</text:p>
          </table:table-cell>
          <table:table-cell office:value-type="string">
            <text:p>0.6480757715005881</text:p>
          </table:table-cell>
          <table:table-cell office:value-type="string">
            <text:p>60.0</text:p>
          </table:table-cell>
          <table:table-cell office:value-type="string">
            <text:p>0.4200022056060825</text:p>
          </table:table-cell>
          <table:table-cell office:value-type="string">
            <text:p>Spline 2</text:p>
          </table:table-cell>
          <table:table-cell/>
          <table:table-cell office:value-type="float" office:value="1073">
            <text:p>1073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, H_2802, X, X1</text:p>
          </table:table-cell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1">
            <text:p>1</text:p>
          </table:table-cell>
          <table:table-cell office:value-type="string">
            <text:p>Lars8</text:p>
          </table:table-cell>
          <table:table-cell office:value-type="string">
            <text:p>0.7791510323384598</text:p>
          </table:table-cell>
          <table:table-cell office:value-type="string">
            <text:p>0.6268362376298233</text:p>
          </table:table-cell>
          <table:table-cell office:value-type="string">
            <text:p>57.57575757575758</text:p>
          </table:table-cell>
          <table:table-cell office:value-type="string">
            <text:p>0.39292366880591234</text:p>
          </table:table-cell>
          <table:table-cell office:value-type="string">
            <text:p>0.7615758625336791</text:p>
          </table:table-cell>
          <table:table-cell office:value-type="string">
            <text:p>0.6480757715005881</text:p>
          </table:table-cell>
          <table:table-cell office:value-type="string">
            <text:p>60.0</text:p>
          </table:table-cell>
          <table:table-cell office:value-type="string">
            <text:p>0.4200022056060825</text:p>
          </table:table-cell>
          <table:table-cell office:value-type="string">
            <text:p>Spline 2</text:p>
          </table:table-cell>
          <table:table-cell/>
          <table:table-cell office:value-type="float" office:value="1073">
            <text:p>1073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, H_2802, X, X1</text:p>
          </table:table-cell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1">
            <text:p>1</text:p>
          </table:table-cell>
          <table:table-cell office:value-type="string">
            <text:p>Lars9</text:p>
          </table:table-cell>
          <table:table-cell office:value-type="string">
            <text:p>0.7791510323384598</text:p>
          </table:table-cell>
          <table:table-cell office:value-type="string">
            <text:p>0.6268362376298233</text:p>
          </table:table-cell>
          <table:table-cell office:value-type="string">
            <text:p>57.57575757575758</text:p>
          </table:table-cell>
          <table:table-cell office:value-type="string">
            <text:p>0.39292366880591234</text:p>
          </table:table-cell>
          <table:table-cell office:value-type="string">
            <text:p>0.7615758625336791</text:p>
          </table:table-cell>
          <table:table-cell office:value-type="string">
            <text:p>0.6480757715005881</text:p>
          </table:table-cell>
          <table:table-cell office:value-type="string">
            <text:p>60.0</text:p>
          </table:table-cell>
          <table:table-cell office:value-type="string">
            <text:p>0.4200022056060825</text:p>
          </table:table-cell>
          <table:table-cell office:value-type="string">
            <text:p>Spline 2</text:p>
          </table:table-cell>
          <table:table-cell/>
          <table:table-cell office:value-type="float" office:value="1073">
            <text:p>1073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, H_2802, X, X1</text:p>
          </table:table-cell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1">
            <text:p>1</text:p>
          </table:table-cell>
          <table:table-cell office:value-type="string">
            <text:p>Lars10</text:p>
          </table:table-cell>
          <table:table-cell office:value-type="string">
            <text:p>0.7791510323384598</text:p>
          </table:table-cell>
          <table:table-cell office:value-type="string">
            <text:p>0.6268362376298233</text:p>
          </table:table-cell>
          <table:table-cell office:value-type="string">
            <text:p>57.57575757575758</text:p>
          </table:table-cell>
          <table:table-cell office:value-type="string">
            <text:p>0.39292366880591234</text:p>
          </table:table-cell>
          <table:table-cell office:value-type="string">
            <text:p>0.7615758625336791</text:p>
          </table:table-cell>
          <table:table-cell office:value-type="string">
            <text:p>0.6480757715005881</text:p>
          </table:table-cell>
          <table:table-cell office:value-type="string">
            <text:p>60.0</text:p>
          </table:table-cell>
          <table:table-cell office:value-type="string">
            <text:p>0.4200022056060825</text:p>
          </table:table-cell>
          <table:table-cell office:value-type="string">
            <text:p>Spline 2</text:p>
          </table:table-cell>
          <table:table-cell/>
          <table:table-cell office:value-type="float" office:value="1073">
            <text:p>1073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, H_2802, X, X1</text:p>
          </table:table-cell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1">
            <text:p>1</text:p>
          </table:table-cell>
          <table:table-cell office:value-type="string">
            <text:p>Lars11</text:p>
          </table:table-cell>
          <table:table-cell office:value-type="string">
            <text:p>0.7791510323384598</text:p>
          </table:table-cell>
          <table:table-cell office:value-type="string">
            <text:p>0.6268362376298233</text:p>
          </table:table-cell>
          <table:table-cell office:value-type="string">
            <text:p>57.57575757575758</text:p>
          </table:table-cell>
          <table:table-cell office:value-type="string">
            <text:p>0.39292366880591234</text:p>
          </table:table-cell>
          <table:table-cell office:value-type="string">
            <text:p>0.7615758625336791</text:p>
          </table:table-cell>
          <table:table-cell office:value-type="string">
            <text:p>0.6480757715005881</text:p>
          </table:table-cell>
          <table:table-cell office:value-type="string">
            <text:p>60.0</text:p>
          </table:table-cell>
          <table:table-cell office:value-type="string">
            <text:p>0.4200022056060825</text:p>
          </table:table-cell>
          <table:table-cell office:value-type="string">
            <text:p>Spline 2</text:p>
          </table:table-cell>
          <table:table-cell/>
          <table:table-cell office:value-type="float" office:value="1073">
            <text:p>1073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, H_2802, X, X1</text:p>
          </table:table-cell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1">
            <text:p>1</text:p>
          </table:table-cell>
          <table:table-cell office:value-type="string">
            <text:p>Lars12</text:p>
          </table:table-cell>
          <table:table-cell office:value-type="string">
            <text:p>0.7791510323384598</text:p>
          </table:table-cell>
          <table:table-cell office:value-type="string">
            <text:p>0.6268362376298233</text:p>
          </table:table-cell>
          <table:table-cell office:value-type="string">
            <text:p>57.57575757575758</text:p>
          </table:table-cell>
          <table:table-cell office:value-type="string">
            <text:p>0.39292366880591234</text:p>
          </table:table-cell>
          <table:table-cell office:value-type="string">
            <text:p>0.7615758625336791</text:p>
          </table:table-cell>
          <table:table-cell office:value-type="string">
            <text:p>0.6480757715005881</text:p>
          </table:table-cell>
          <table:table-cell office:value-type="string">
            <text:p>60.0</text:p>
          </table:table-cell>
          <table:table-cell office:value-type="string">
            <text:p>0.4200022056060825</text:p>
          </table:table-cell>
          <table:table-cell office:value-type="string">
            <text:p>Spline 2</text:p>
          </table:table-cell>
          <table:table-cell/>
          <table:table-cell office:value-type="float" office:value="1073">
            <text:p>1073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, H_2802, X, X1</text:p>
          </table:table-cell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1">
            <text:p>1</text:p>
          </table:table-cell>
          <table:table-cell office:value-type="string">
            <text:p>Lars13</text:p>
          </table:table-cell>
          <table:table-cell office:value-type="string">
            <text:p>0.7791510323384598</text:p>
          </table:table-cell>
          <table:table-cell office:value-type="string">
            <text:p>0.6268362376298233</text:p>
          </table:table-cell>
          <table:table-cell office:value-type="string">
            <text:p>57.57575757575758</text:p>
          </table:table-cell>
          <table:table-cell office:value-type="string">
            <text:p>0.39292366880591234</text:p>
          </table:table-cell>
          <table:table-cell office:value-type="string">
            <text:p>0.7615758625336791</text:p>
          </table:table-cell>
          <table:table-cell office:value-type="string">
            <text:p>0.6480757715005881</text:p>
          </table:table-cell>
          <table:table-cell office:value-type="string">
            <text:p>60.0</text:p>
          </table:table-cell>
          <table:table-cell office:value-type="string">
            <text:p>0.4200022056060825</text:p>
          </table:table-cell>
          <table:table-cell office:value-type="string">
            <text:p>Spline 2</text:p>
          </table:table-cell>
          <table:table-cell/>
          <table:table-cell office:value-type="float" office:value="1073">
            <text:p>1073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, H_2802, X, X1</text:p>
          </table:table-cell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1">
            <text:p>1</text:p>
          </table:table-cell>
          <table:table-cell office:value-type="string">
            <text:p>Lars14</text:p>
          </table:table-cell>
          <table:table-cell office:value-type="string">
            <text:p>0.7791510323384598</text:p>
          </table:table-cell>
          <table:table-cell office:value-type="string">
            <text:p>0.6268362376298233</text:p>
          </table:table-cell>
          <table:table-cell office:value-type="string">
            <text:p>57.57575757575758</text:p>
          </table:table-cell>
          <table:table-cell office:value-type="string">
            <text:p>0.39292366880591234</text:p>
          </table:table-cell>
          <table:table-cell office:value-type="string">
            <text:p>0.7615758625336791</text:p>
          </table:table-cell>
          <table:table-cell office:value-type="string">
            <text:p>0.6480757715005881</text:p>
          </table:table-cell>
          <table:table-cell office:value-type="string">
            <text:p>60.0</text:p>
          </table:table-cell>
          <table:table-cell office:value-type="string">
            <text:p>0.4200022056060825</text:p>
          </table:table-cell>
          <table:table-cell office:value-type="string">
            <text:p>Spline 2</text:p>
          </table:table-cell>
          <table:table-cell/>
          <table:table-cell office:value-type="float" office:value="1073">
            <text:p>1073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, H_2802, X, X1</text:p>
          </table:table-cell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1">
            <text:p>1</text:p>
          </table:table-cell>
          <table:table-cell office:value-type="string">
            <text:p>LassoLarsCV</text:p>
          </table:table-cell>
          <table:table-cell office:value-type="string">
            <text:p>0.7791510323384598</text:p>
          </table:table-cell>
          <table:table-cell office:value-type="string">
            <text:p>0.6268362376298233</text:p>
          </table:table-cell>
          <table:table-cell office:value-type="string">
            <text:p>57.57575757575758</text:p>
          </table:table-cell>
          <table:table-cell office:value-type="string">
            <text:p>0.39292366880591234</text:p>
          </table:table-cell>
          <table:table-cell office:value-type="string">
            <text:p>0.7615758625336791</text:p>
          </table:table-cell>
          <table:table-cell office:value-type="string">
            <text:p>0.6480757715005881</text:p>
          </table:table-cell>
          <table:table-cell office:value-type="string">
            <text:p>60.0</text:p>
          </table:table-cell>
          <table:table-cell office:value-type="string">
            <text:p>0.4200022056060825</text:p>
          </table:table-cell>
          <table:table-cell office:value-type="string">
            <text:p>Spline 2</text:p>
          </table:table-cell>
          <table:table-cell/>
          <table:table-cell office:value-type="float" office:value="1073">
            <text:p>1073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, H_2802, X, X1</text:p>
          </table:table-cell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1">
            <text:p>1</text:p>
          </table:table-cell>
          <table:table-cell office:value-type="string">
            <text:p>OMP1</text:p>
          </table:table-cell>
          <table:table-cell office:value-type="string">
            <text:p>0.7822694060919801</text:p>
          </table:table-cell>
          <table:table-cell office:value-type="string">
            <text:p>0.6229402670340878</text:p>
          </table:table-cell>
          <table:table-cell office:value-type="string">
            <text:p>57.57575757575758</text:p>
          </table:table-cell>
          <table:table-cell office:value-type="string">
            <text:p>0.38805457629250073</text:p>
          </table:table-cell>
          <table:table-cell office:value-type="string">
            <text:p>0.7629893981712571</text:p>
          </table:table-cell>
          <table:table-cell office:value-type="string">
            <text:p>0.6464109979558383</text:p>
          </table:table-cell>
          <table:table-cell office:value-type="string">
            <text:p>61.0</text:p>
          </table:table-cell>
          <table:table-cell office:value-type="string">
            <text:p>0.4178471782782628</text:p>
          </table:table-cell>
          <table:table-cell office:value-type="string">
            <text:p>Spline 2</text:p>
          </table:table-cell>
          <table:table-cell/>
          <table:table-cell office:value-type="float" office:value="1073">
            <text:p>1073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</text:p>
          </table:table-cell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1">
            <text:p>1</text:p>
          </table:table-cell>
          <table:table-cell office:value-type="string">
            <text:p>QuantileRegressor</text:p>
          </table:table-cell>
          <table:table-cell office:value-type="string">
            <text:p>0.7901898883716082</text:p>
          </table:table-cell>
          <table:table-cell office:value-type="string">
            <text:p>0.612862089148338</text:p>
          </table:table-cell>
          <table:table-cell office:value-type="string">
            <text:p>54.54545454545454</text:p>
          </table:table-cell>
          <table:table-cell office:value-type="string">
            <text:p>0.37559994031526545</text:p>
          </table:table-cell>
          <table:table-cell office:value-type="string">
            <text:p>0.7747578645644081</text:p>
          </table:table-cell>
          <table:table-cell office:value-type="string">
            <text:p>0.6322580575173387</text:p>
          </table:table-cell>
          <table:table-cell office:value-type="string">
            <text:p>57.99999999999999</text:p>
          </table:table-cell>
          <table:table-cell office:value-type="string">
            <text:p>0.39975025129559827</text:p>
          </table:table-cell>
          <table:table-cell office:value-type="string">
            <text:p>Spline 2</text:p>
          </table:table-cell>
          <table:table-cell/>
          <table:table-cell office:value-type="float" office:value="1073">
            <text:p>1073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, H_2802, X, X1</text:p>
          </table:table-cell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0">
            <text:p>0</text:p>
          </table:table-cell>
          <table:table-cell office:value-type="string">
            <text:p>Lars6</text:p>
          </table:table-cell>
          <table:table-cell office:value-type="string">
            <text:p>0.8134772632493643</text:p>
          </table:table-cell>
          <table:table-cell office:value-type="string">
            <text:p>0.5815967178177026</text:p>
          </table:table-cell>
          <table:table-cell office:value-type="string">
            <text:p>63.63636363636363</text:p>
          </table:table-cell>
          <table:table-cell office:value-type="string">
            <text:p>0.33825474217632445</text:p>
          </table:table-cell>
          <table:table-cell office:value-type="string">
            <text:p>0.839860747671501</text:p>
          </table:table-cell>
          <table:table-cell office:value-type="string">
            <text:p>0.5428019201519716</text:p>
          </table:table-cell>
          <table:table-cell office:value-type="string">
            <text:p>63.0</text:p>
          </table:table-cell>
          <table:table-cell office:value-type="string">
            <text:p>0.2946339245206676</text:p>
          </table:table-cell>
          <table:table-cell office:value-type="string">
            <text:p>Spline 2</text:p>
          </table:table-cell>
          <table:table-cell/>
          <table:table-cell office:value-type="float" office:value="1113">
            <text:p>1113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Smax, H_2802, X, X2, Xs</text:p>
          </table:table-cell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0">
            <text:p>0</text:p>
          </table:table-cell>
          <table:table-cell office:value-type="string">
            <text:p>QuantileRegressor</text:p>
          </table:table-cell>
          <table:table-cell office:value-type="string">
            <text:p>0.8215373575559344</text:p>
          </table:table-cell>
          <table:table-cell office:value-type="string">
            <text:p>0.5701546896588792</text:p>
          </table:table-cell>
          <table:table-cell office:value-type="string">
            <text:p>57.57575757575758</text:p>
          </table:table-cell>
          <table:table-cell office:value-type="string">
            <text:p>0.325076370140013</text:p>
          </table:table-cell>
          <table:table-cell office:value-type="string">
            <text:p>0.8367380555915391</text:p>
          </table:table-cell>
          <table:table-cell office:value-type="string">
            <text:p>0.5476033476202372</text:p>
          </table:table-cell>
          <table:table-cell office:value-type="string">
            <text:p>63.0</text:p>
          </table:table-cell>
          <table:table-cell office:value-type="string">
            <text:p>0.29986942632489066</text:p>
          </table:table-cell>
          <table:table-cell office:value-type="string">
            <text:p>Spline 2</text:p>
          </table:table-cell>
          <table:table-cell/>
          <table:table-cell office:value-type="float" office:value="1113">
            <text:p>1113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, X2, Xs</text:p>
          </table:table-cell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1">
            <text:p>1</text:p>
          </table:table-cell>
          <table:table-cell office:value-type="string">
            <text:p>Lars1</text:p>
          </table:table-cell>
          <table:table-cell office:value-type="string">
            <text:p>0.8274430704980638</text:p>
          </table:table-cell>
          <table:table-cell office:value-type="string">
            <text:p>0.5615496105285234</text:p>
          </table:table-cell>
          <table:table-cell office:value-type="string">
            <text:p>51.515151515151516</text:p>
          </table:table-cell>
          <table:table-cell office:value-type="string">
            <text:p>0.31533796508473644</text:p>
          </table:table-cell>
          <table:table-cell office:value-type="string">
            <text:p>0.8368480288722056</text:p>
          </table:table-cell>
          <table:table-cell office:value-type="string">
            <text:p>0.5474352715825901</text:p>
          </table:table-cell>
          <table:table-cell office:value-type="string">
            <text:p>56.00000000000001</text:p>
          </table:table-cell>
          <table:table-cell office:value-type="string">
            <text:p>0.299685376572704</text:p>
          </table:table-cell>
          <table:table-cell office:value-type="string">
            <text:p>Spline 2</text:p>
          </table:table-cell>
          <table:table-cell/>
          <table:table-cell office:value-type="float" office:value="1073">
            <text:p>1073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max</text:p>
          </table:table-cell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0">
            <text:p>0</text:p>
          </table:table-cell>
          <table:table-cell office:value-type="string">
            <text:p>OMP6</text:p>
          </table:table-cell>
          <table:table-cell office:value-type="string">
            <text:p>0.889596061227002</text:p>
          </table:table-cell>
          <table:table-cell office:value-type="string">
            <text:p>0.45674812298399675</text:p>
          </table:table-cell>
          <table:table-cell office:value-type="string">
            <text:p>51.515151515151516</text:p>
          </table:table-cell>
          <table:table-cell office:value-type="string">
            <text:p>0.20861884784940443</text:p>
          </table:table-cell>
          <table:table-cell office:value-type="string">
            <text:p>0.9173371625304849</text:p>
          </table:table-cell>
          <table:table-cell office:value-type="string">
            <text:p>0.3981112033597129</text:p>
          </table:table-cell>
          <table:table-cell office:value-type="string">
            <text:p>55.00000000000001</text:p>
          </table:table-cell>
          <table:table-cell office:value-type="string">
            <text:p>0.1584925302405189</text:p>
          </table:table-cell>
          <table:table-cell office:value-type="string">
            <text:p>Spline 2</text:p>
          </table:table-cell>
          <table:table-cell/>
          <table:table-cell office:value-type="float" office:value="1113">
            <text:p>1113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, X1, X2, Xs</text:p>
          </table:table-cell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0">
            <text:p>0</text:p>
          </table:table-cell>
          <table:table-cell office:value-type="string">
            <text:p>LassoCV</text:p>
          </table:table-cell>
          <table:table-cell office:value-type="string">
            <text:p>0.894724047835834</text:p>
          </table:table-cell>
          <table:table-cell office:value-type="string">
            <text:p>0.4466193885449446</text:p>
          </table:table-cell>
          <table:table-cell office:value-type="string">
            <text:p>48.484848484848484</text:p>
          </table:table-cell>
          <table:table-cell office:value-type="string">
            <text:p>0.1994688782242604</text:p>
          </table:table-cell>
          <table:table-cell office:value-type="string">
            <text:p>0.9271133565238276</text:p>
          </table:table-cell>
          <table:table-cell office:value-type="string">
            <text:p>0.37478103494590287</text:p>
          </table:table-cell>
          <table:table-cell office:value-type="string">
            <text:p>56.00000000000001</text:p>
          </table:table-cell>
          <table:table-cell office:value-type="string">
            <text:p>0.1404608241551223</text:p>
          </table:table-cell>
          <table:table-cell office:value-type="string">
            <text:p>Spline 2</text:p>
          </table:table-cell>
          <table:table-cell/>
          <table:table-cell office:value-type="float" office:value="1113">
            <text:p>1113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Smax, H_2802, X, X1, X2, Xs</text:p>
          </table:table-cell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0">
            <text:p>0</text:p>
          </table:table-cell>
          <table:table-cell office:value-type="string">
            <text:p>ElasticNetCV</text:p>
          </table:table-cell>
          <table:table-cell office:value-type="string">
            <text:p>0.8960060600722755</text:p>
          </table:table-cell>
          <table:table-cell office:value-type="string">
            <text:p>0.44404182270790427</text:p>
          </table:table-cell>
          <table:table-cell office:value-type="string">
            <text:p>48.484848484848484</text:p>
          </table:table-cell>
          <table:table-cell office:value-type="string">
            <text:p>0.1971731403137581</text:p>
          </table:table-cell>
          <table:table-cell office:value-type="string">
            <text:p>0.9300038455205856</text:p>
          </table:table-cell>
          <table:table-cell office:value-type="string">
            <text:p>0.3675497888952228</text:p>
          </table:table-cell>
          <table:table-cell office:value-type="string">
            <text:p>56.00000000000001</text:p>
          </table:table-cell>
          <table:table-cell office:value-type="string">
            <text:p>0.13509284731692306</text:p>
          </table:table-cell>
          <table:table-cell office:value-type="string">
            <text:p>Spline 2</text:p>
          </table:table-cell>
          <table:table-cell/>
          <table:table-cell office:value-type="float" office:value="1113">
            <text:p>1113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Smax, H_2802, X, X1, X2, Xs</text:p>
          </table:table-cell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0">
            <text:p>0</text:p>
          </table:table-cell>
          <table:table-cell office:value-type="string">
            <text:p>LarsCV</text:p>
          </table:table-cell>
          <table:table-cell office:value-type="string">
            <text:p>0.896845969771779</text:p>
          </table:table-cell>
          <table:table-cell office:value-type="string">
            <text:p>0.4423429738383071</text:p>
          </table:table-cell>
          <table:table-cell office:value-type="string">
            <text:p>48.484848484848484</text:p>
          </table:table-cell>
          <table:table-cell office:value-type="string">
            <text:p>0.19566730650411734</text:p>
          </table:table-cell>
          <table:table-cell office:value-type="string">
            <text:p>0.9293166622830638</text:p>
          </table:table-cell>
          <table:table-cell office:value-type="string">
            <text:p>0.36928382201643495</text:p>
          </table:table-cell>
          <table:table-cell office:value-type="string">
            <text:p>56.00000000000001</text:p>
          </table:table-cell>
          <table:table-cell office:value-type="string">
            <text:p>0.13637054120306635</text:p>
          </table:table-cell>
          <table:table-cell office:value-type="string">
            <text:p>Spline 2</text:p>
          </table:table-cell>
          <table:table-cell/>
          <table:table-cell office:value-type="float" office:value="1113">
            <text:p>1113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Smax, H_2802, X, X1, X2, Xs</text:p>
          </table:table-cell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0">
            <text:p>0</text:p>
          </table:table-cell>
          <table:table-cell office:value-type="string">
            <text:p>Lars7</text:p>
          </table:table-cell>
          <table:table-cell office:value-type="string">
            <text:p>0.896845969771779</text:p>
          </table:table-cell>
          <table:table-cell office:value-type="string">
            <text:p>0.4423429738383071</text:p>
          </table:table-cell>
          <table:table-cell office:value-type="string">
            <text:p>48.484848484848484</text:p>
          </table:table-cell>
          <table:table-cell office:value-type="string">
            <text:p>0.19566730650411734</text:p>
          </table:table-cell>
          <table:table-cell office:value-type="string">
            <text:p>0.9293166622830638</text:p>
          </table:table-cell>
          <table:table-cell office:value-type="string">
            <text:p>0.36928382201643495</text:p>
          </table:table-cell>
          <table:table-cell office:value-type="string">
            <text:p>56.00000000000001</text:p>
          </table:table-cell>
          <table:table-cell office:value-type="string">
            <text:p>0.13637054120306635</text:p>
          </table:table-cell>
          <table:table-cell office:value-type="string">
            <text:p>Spline 2</text:p>
          </table:table-cell>
          <table:table-cell/>
          <table:table-cell office:value-type="float" office:value="1113">
            <text:p>1113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Smax, H_2802, X, X1, X2, Xs</text:p>
          </table:table-cell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0">
            <text:p>0</text:p>
          </table:table-cell>
          <table:table-cell office:value-type="string">
            <text:p>Lars8</text:p>
          </table:table-cell>
          <table:table-cell office:value-type="string">
            <text:p>0.896845969771779</text:p>
          </table:table-cell>
          <table:table-cell office:value-type="string">
            <text:p>0.4423429738383071</text:p>
          </table:table-cell>
          <table:table-cell office:value-type="string">
            <text:p>48.484848484848484</text:p>
          </table:table-cell>
          <table:table-cell office:value-type="string">
            <text:p>0.19566730650411734</text:p>
          </table:table-cell>
          <table:table-cell office:value-type="string">
            <text:p>0.9293166622830638</text:p>
          </table:table-cell>
          <table:table-cell office:value-type="string">
            <text:p>0.36928382201643495</text:p>
          </table:table-cell>
          <table:table-cell office:value-type="string">
            <text:p>56.00000000000001</text:p>
          </table:table-cell>
          <table:table-cell office:value-type="string">
            <text:p>0.13637054120306635</text:p>
          </table:table-cell>
          <table:table-cell office:value-type="string">
            <text:p>Spline 2</text:p>
          </table:table-cell>
          <table:table-cell/>
          <table:table-cell office:value-type="float" office:value="1113">
            <text:p>1113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Smax, H_2802, X, X1, X2, Xs</text:p>
          </table:table-cell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0">
            <text:p>0</text:p>
          </table:table-cell>
          <table:table-cell office:value-type="string">
            <text:p>Lars9</text:p>
          </table:table-cell>
          <table:table-cell office:value-type="string">
            <text:p>0.896845969771779</text:p>
          </table:table-cell>
          <table:table-cell office:value-type="string">
            <text:p>0.4423429738383071</text:p>
          </table:table-cell>
          <table:table-cell office:value-type="string">
            <text:p>48.484848484848484</text:p>
          </table:table-cell>
          <table:table-cell office:value-type="string">
            <text:p>0.19566730650411734</text:p>
          </table:table-cell>
          <table:table-cell office:value-type="string">
            <text:p>0.9293166622830638</text:p>
          </table:table-cell>
          <table:table-cell office:value-type="string">
            <text:p>0.36928382201643495</text:p>
          </table:table-cell>
          <table:table-cell office:value-type="string">
            <text:p>56.00000000000001</text:p>
          </table:table-cell>
          <table:table-cell office:value-type="string">
            <text:p>0.13637054120306635</text:p>
          </table:table-cell>
          <table:table-cell office:value-type="string">
            <text:p>Spline 2</text:p>
          </table:table-cell>
          <table:table-cell/>
          <table:table-cell office:value-type="float" office:value="1113">
            <text:p>1113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Smax, H_2802, X, X1, X2, Xs</text:p>
          </table:table-cell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0">
            <text:p>0</text:p>
          </table:table-cell>
          <table:table-cell office:value-type="string">
            <text:p>Lars10</text:p>
          </table:table-cell>
          <table:table-cell office:value-type="string">
            <text:p>0.896845969771779</text:p>
          </table:table-cell>
          <table:table-cell office:value-type="string">
            <text:p>0.4423429738383071</text:p>
          </table:table-cell>
          <table:table-cell office:value-type="string">
            <text:p>48.484848484848484</text:p>
          </table:table-cell>
          <table:table-cell office:value-type="string">
            <text:p>0.19566730650411734</text:p>
          </table:table-cell>
          <table:table-cell office:value-type="string">
            <text:p>0.9293166622830638</text:p>
          </table:table-cell>
          <table:table-cell office:value-type="string">
            <text:p>0.36928382201643495</text:p>
          </table:table-cell>
          <table:table-cell office:value-type="string">
            <text:p>56.00000000000001</text:p>
          </table:table-cell>
          <table:table-cell office:value-type="string">
            <text:p>0.13637054120306635</text:p>
          </table:table-cell>
          <table:table-cell office:value-type="string">
            <text:p>Spline 2</text:p>
          </table:table-cell>
          <table:table-cell/>
          <table:table-cell office:value-type="float" office:value="1113">
            <text:p>1113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Smax, H_2802, X, X1, X2, Xs</text:p>
          </table:table-cell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0">
            <text:p>0</text:p>
          </table:table-cell>
          <table:table-cell office:value-type="string">
            <text:p>Lars11</text:p>
          </table:table-cell>
          <table:table-cell office:value-type="string">
            <text:p>0.896845969771779</text:p>
          </table:table-cell>
          <table:table-cell office:value-type="string">
            <text:p>0.4423429738383071</text:p>
          </table:table-cell>
          <table:table-cell office:value-type="string">
            <text:p>48.484848484848484</text:p>
          </table:table-cell>
          <table:table-cell office:value-type="string">
            <text:p>0.19566730650411734</text:p>
          </table:table-cell>
          <table:table-cell office:value-type="string">
            <text:p>0.9293166622830638</text:p>
          </table:table-cell>
          <table:table-cell office:value-type="string">
            <text:p>0.36928382201643495</text:p>
          </table:table-cell>
          <table:table-cell office:value-type="string">
            <text:p>56.00000000000001</text:p>
          </table:table-cell>
          <table:table-cell office:value-type="string">
            <text:p>0.13637054120306635</text:p>
          </table:table-cell>
          <table:table-cell office:value-type="string">
            <text:p>Spline 2</text:p>
          </table:table-cell>
          <table:table-cell/>
          <table:table-cell office:value-type="float" office:value="1113">
            <text:p>1113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Smax, H_2802, X, X1, X2, Xs</text:p>
          </table:table-cell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0">
            <text:p>0</text:p>
          </table:table-cell>
          <table:table-cell office:value-type="string">
            <text:p>Lars12</text:p>
          </table:table-cell>
          <table:table-cell office:value-type="string">
            <text:p>0.896845969771779</text:p>
          </table:table-cell>
          <table:table-cell office:value-type="string">
            <text:p>0.4423429738383071</text:p>
          </table:table-cell>
          <table:table-cell office:value-type="string">
            <text:p>48.484848484848484</text:p>
          </table:table-cell>
          <table:table-cell office:value-type="string">
            <text:p>0.19566730650411734</text:p>
          </table:table-cell>
          <table:table-cell office:value-type="string">
            <text:p>0.9293166622830638</text:p>
          </table:table-cell>
          <table:table-cell office:value-type="string">
            <text:p>0.36928382201643495</text:p>
          </table:table-cell>
          <table:table-cell office:value-type="string">
            <text:p>56.00000000000001</text:p>
          </table:table-cell>
          <table:table-cell office:value-type="string">
            <text:p>0.13637054120306635</text:p>
          </table:table-cell>
          <table:table-cell office:value-type="string">
            <text:p>Spline 2</text:p>
          </table:table-cell>
          <table:table-cell/>
          <table:table-cell office:value-type="float" office:value="1113">
            <text:p>1113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Smax, H_2802, X, X1, X2, Xs</text:p>
          </table:table-cell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0">
            <text:p>0</text:p>
          </table:table-cell>
          <table:table-cell office:value-type="string">
            <text:p>Lars13</text:p>
          </table:table-cell>
          <table:table-cell office:value-type="string">
            <text:p>0.896845969771779</text:p>
          </table:table-cell>
          <table:table-cell office:value-type="string">
            <text:p>0.4423429738383071</text:p>
          </table:table-cell>
          <table:table-cell office:value-type="string">
            <text:p>48.484848484848484</text:p>
          </table:table-cell>
          <table:table-cell office:value-type="string">
            <text:p>0.19566730650411734</text:p>
          </table:table-cell>
          <table:table-cell office:value-type="string">
            <text:p>0.9293166622830638</text:p>
          </table:table-cell>
          <table:table-cell office:value-type="string">
            <text:p>0.36928382201643495</text:p>
          </table:table-cell>
          <table:table-cell office:value-type="string">
            <text:p>56.00000000000001</text:p>
          </table:table-cell>
          <table:table-cell office:value-type="string">
            <text:p>0.13637054120306635</text:p>
          </table:table-cell>
          <table:table-cell office:value-type="string">
            <text:p>Spline 2</text:p>
          </table:table-cell>
          <table:table-cell/>
          <table:table-cell office:value-type="float" office:value="1113">
            <text:p>1113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Smax, H_2802, X, X1, X2, Xs</text:p>
          </table:table-cell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0">
            <text:p>0</text:p>
          </table:table-cell>
          <table:table-cell office:value-type="string">
            <text:p>Lars14</text:p>
          </table:table-cell>
          <table:table-cell office:value-type="string">
            <text:p>0.896845969771779</text:p>
          </table:table-cell>
          <table:table-cell office:value-type="string">
            <text:p>0.4423429738383071</text:p>
          </table:table-cell>
          <table:table-cell office:value-type="string">
            <text:p>48.484848484848484</text:p>
          </table:table-cell>
          <table:table-cell office:value-type="string">
            <text:p>0.19566730650411734</text:p>
          </table:table-cell>
          <table:table-cell office:value-type="string">
            <text:p>0.9293166622830638</text:p>
          </table:table-cell>
          <table:table-cell office:value-type="string">
            <text:p>0.36928382201643495</text:p>
          </table:table-cell>
          <table:table-cell office:value-type="string">
            <text:p>56.00000000000001</text:p>
          </table:table-cell>
          <table:table-cell office:value-type="string">
            <text:p>0.13637054120306635</text:p>
          </table:table-cell>
          <table:table-cell office:value-type="string">
            <text:p>Spline 2</text:p>
          </table:table-cell>
          <table:table-cell/>
          <table:table-cell office:value-type="float" office:value="1113">
            <text:p>1113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Smax, H_2802, X, X1, X2, Xs</text:p>
          </table:table-cell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0">
            <text:p>0</text:p>
          </table:table-cell>
          <table:table-cell office:value-type="string">
            <text:p>LassoLarsCV</text:p>
          </table:table-cell>
          <table:table-cell office:value-type="string">
            <text:p>0.896845969771779</text:p>
          </table:table-cell>
          <table:table-cell office:value-type="string">
            <text:p>0.4423429738383071</text:p>
          </table:table-cell>
          <table:table-cell office:value-type="string">
            <text:p>48.484848484848484</text:p>
          </table:table-cell>
          <table:table-cell office:value-type="string">
            <text:p>0.19566730650411734</text:p>
          </table:table-cell>
          <table:table-cell office:value-type="string">
            <text:p>0.9293166622830638</text:p>
          </table:table-cell>
          <table:table-cell office:value-type="string">
            <text:p>0.36928382201643495</text:p>
          </table:table-cell>
          <table:table-cell office:value-type="string">
            <text:p>56.00000000000001</text:p>
          </table:table-cell>
          <table:table-cell office:value-type="string">
            <text:p>0.13637054120306635</text:p>
          </table:table-cell>
          <table:table-cell office:value-type="string">
            <text:p>Spline 2</text:p>
          </table:table-cell>
          <table:table-cell/>
          <table:table-cell office:value-type="float" office:value="1113">
            <text:p>1113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Smax, H_2802, X, X1, X2, Xs</text:p>
          </table:table-cell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0">
            <text:p>0</text:p>
          </table:table-cell>
          <table:table-cell office:value-type="string">
            <text:p>OMP7</text:p>
          </table:table-cell>
          <table:table-cell office:value-type="string">
            <text:p>0.8968459697717791</text:p>
          </table:table-cell>
          <table:table-cell office:value-type="string">
            <text:p>0.44234297383830695</text:p>
          </table:table-cell>
          <table:table-cell office:value-type="string">
            <text:p>48.484848484848484</text:p>
          </table:table-cell>
          <table:table-cell office:value-type="string">
            <text:p>0.19566730650411712</text:p>
          </table:table-cell>
          <table:table-cell office:value-type="string">
            <text:p>0.929316662283064</text:p>
          </table:table-cell>
          <table:table-cell office:value-type="string">
            <text:p>0.3692838220164344</text:p>
          </table:table-cell>
          <table:table-cell office:value-type="string">
            <text:p>56.00000000000001</text:p>
          </table:table-cell>
          <table:table-cell office:value-type="string">
            <text:p>0.1363705412030658</text:p>
          </table:table-cell>
          <table:table-cell office:value-type="string">
            <text:p>Spline 2</text:p>
          </table:table-cell>
          <table:table-cell/>
          <table:table-cell office:value-type="float" office:value="1113">
            <text:p>1113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Smax, H_2802, X, X1, X2, Xs</text:p>
          </table:table-cell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0">
            <text:p>0</text:p>
          </table:table-cell>
          <table:table-cell office:value-type="string">
            <text:p>LinearRegression</text:p>
          </table:table-cell>
          <table:table-cell office:value-type="string">
            <text:p>0.8968459697717804</text:p>
          </table:table-cell>
          <table:table-cell office:value-type="string">
            <text:p>0.44234297383830423</text:p>
          </table:table-cell>
          <table:table-cell office:value-type="string">
            <text:p>48.484848484848484</text:p>
          </table:table-cell>
          <table:table-cell office:value-type="string">
            <text:p>0.1956673065041149</text:p>
          </table:table-cell>
          <table:table-cell office:value-type="string">
            <text:p>0.9293166622830656</text:p>
          </table:table-cell>
          <table:table-cell office:value-type="string">
            <text:p>0.3692838220164302</text:p>
          </table:table-cell>
          <table:table-cell office:value-type="string">
            <text:p>56.00000000000001</text:p>
          </table:table-cell>
          <table:table-cell office:value-type="string">
            <text:p>0.1363705412030627</text:p>
          </table:table-cell>
          <table:table-cell office:value-type="string">
            <text:p>Spline 2</text:p>
          </table:table-cell>
          <table:table-cell/>
          <table:table-cell office:value-type="float" office:value="1113">
            <text:p>1113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Smax, H_2802, X, X1, X2, Xs</text:p>
          </table:table-cell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0">
            <text:p>0</text:p>
          </table:table-cell>
          <table:table-cell office:value-type="string">
            <text:p>RidgeCV</text:p>
          </table:table-cell>
          <table:table-cell office:value-type="string">
            <text:p>0.8968502703752367</text:p>
          </table:table-cell>
          <table:table-cell office:value-type="string">
            <text:p>0.44233425430082274</text:p>
          </table:table-cell>
          <table:table-cell office:value-type="string">
            <text:p>48.484848484848484</text:p>
          </table:table-cell>
          <table:table-cell office:value-type="string">
            <text:p>0.1956595925278648</text:p>
          </table:table-cell>
          <table:table-cell office:value-type="string">
            <text:p>0.9293254623983183</text:p>
          </table:table-cell>
          <table:table-cell office:value-type="string">
            <text:p>0.36926167542564176</text:p>
          </table:table-cell>
          <table:table-cell office:value-type="string">
            <text:p>56.00000000000001</text:p>
          </table:table-cell>
          <table:table-cell office:value-type="string">
            <text:p>0.1363541849381522</text:p>
          </table:table-cell>
          <table:table-cell office:value-type="string">
            <text:p>Spline 2</text:p>
          </table:table-cell>
          <table:table-cell/>
          <table:table-cell office:value-type="float" office:value="1113">
            <text:p>1113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Smax, H_2802, X, X1, X2, Xs</text:p>
          </table:table-cell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0">
            <text:p>0</text:p>
          </table:table-cell>
          <table:table-cell office:value-type="string">
            <text:p>BayesianRidge</text:p>
          </table:table-cell>
          <table:table-cell office:value-type="string">
            <text:p>0.8980549331267386</text:p>
          </table:table-cell>
          <table:table-cell office:value-type="string">
            <text:p>0.43988332212841297</text:p>
          </table:table-cell>
          <table:table-cell office:value-type="string">
            <text:p>48.484848484848484</text:p>
          </table:table-cell>
          <table:table-cell office:value-type="string">
            <text:p>0.19349733708672912</text:p>
          </table:table-cell>
          <table:table-cell office:value-type="string">
            <text:p>0.9319663710256422</text:p>
          </table:table-cell>
          <table:table-cell office:value-type="string">
            <text:p>0.3625447327948582</text:p>
          </table:table-cell>
          <table:table-cell office:value-type="string">
            <text:p>54.0</text:p>
          </table:table-cell>
          <table:table-cell office:value-type="string">
            <text:p>0.13143868327729535</text:p>
          </table:table-cell>
          <table:table-cell office:value-type="string">
            <text:p>Spline 2</text:p>
          </table:table-cell>
          <table:table-cell/>
          <table:table-cell office:value-type="float" office:value="1113">
            <text:p>1113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Smax, H_2802, X, X1, X2, Xs</text:p>
          </table:table-cell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1">
            <text:p>1</text:p>
          </table:table-cell>
          <table:table-cell office:value-type="string">
            <text:p>RandomForestRegressor</text:p>
          </table:table-cell>
          <table:table-cell office:value-type="string">
            <text:p>0.9090912433394955</text:p>
          </table:table-cell>
          <table:table-cell office:value-type="string">
            <text:p>0.4165970610595448</text:p>
          </table:table-cell>
          <table:table-cell office:value-type="string">
            <text:p>63.63636363636363</text:p>
          </table:table-cell>
          <table:table-cell office:value-type="string">
            <text:p>0.1735531112834502</text:p>
          </table:table-cell>
          <table:table-cell office:value-type="string">
            <text:p>0.8509182092670279</text:p>
          </table:table-cell>
          <table:table-cell office:value-type="string">
            <text:p>0.5252982021079022</text:p>
          </table:table-cell>
          <table:table-cell office:value-type="string">
            <text:p>67.0</text:p>
          </table:table-cell>
          <table:table-cell office:value-type="string">
            <text:p>0.27593820113779455</text:p>
          </table:table-cell>
          <table:table-cell office:value-type="string">
            <text:p>Spline 2</text:p>
          </table:table-cell>
          <table:table-cell/>
          <table:table-cell office:value-type="float" office:value="1073">
            <text:p>1073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2">
            <text:p>2</text:p>
          </table:table-cell>
          <table:table-cell office:value-type="string">
            <text:p>RandomForestRegressor</text:p>
          </table:table-cell>
          <table:table-cell office:value-type="string">
            <text:p>0.9234984876679937</text:p>
          </table:table-cell>
          <table:table-cell office:value-type="string">
            <text:p>0.38360206370003863</text:p>
          </table:table-cell>
          <table:table-cell office:value-type="string">
            <text:p>63.63636363636363</text:p>
          </table:table-cell>
          <table:table-cell office:value-type="string">
            <text:p>0.1471505432749286</text:p>
          </table:table-cell>
          <table:table-cell office:value-type="string">
            <text:p>0.8290432936147958</text:p>
          </table:table-cell>
          <table:table-cell office:value-type="string">
            <text:p>0.5591844215572637</text:p>
          </table:table-cell>
          <table:table-cell office:value-type="string">
            <text:p>62.0</text:p>
          </table:table-cell>
          <table:table-cell office:value-type="string">
            <text:p>0.3126872173123315</text:p>
          </table:table-cell>
          <table:table-cell office:value-type="string">
            <text:p>Spline 2</text:p>
          </table:table-cell>
          <table:table-cell/>
          <table:table-cell office:value-type="float" office:value="1083">
            <text:p>1083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0">
            <text:p>0</text:p>
          </table:table-cell>
          <table:table-cell office:value-type="string">
            <text:p>RandomForestRegressor</text:p>
          </table:table-cell>
          <table:table-cell office:value-type="string">
            <text:p>0.9635590424587515</text:p>
          </table:table-cell>
          <table:table-cell office:value-type="string">
            <text:p>0.26749574145390426</text:p>
          </table:table-cell>
          <table:table-cell office:value-type="string">
            <text:p>57.57575757575758</text:p>
          </table:table-cell>
          <table:table-cell office:value-type="string">
            <text:p>0.071553971695974</text:p>
          </table:table-cell>
          <table:table-cell office:value-type="string">
            <text:p>0.9628460501481378</text:p>
          </table:table-cell>
          <table:table-cell office:value-type="string">
            <text:p>0.2700508909708124</text:p>
          </table:table-cell>
          <table:table-cell office:value-type="string">
            <text:p>60.0</text:p>
          </table:table-cell>
          <table:table-cell office:value-type="string">
            <text:p>0.07292748371413005</text:p>
          </table:table-cell>
          <table:table-cell office:value-type="string">
            <text:p>Spline 2</text:p>
          </table:table-cell>
          <table:table-cell/>
          <table:table-cell office:value-type="float" office:value="1113">
            <text:p>1113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0">
            <text:p>0</text:p>
          </table:table-cell>
          <table:table-cell office:value-type="string">
            <text:p>OMPCV</text:p>
          </table:table-cell>
          <table:table-cell office:value-type="string">
            <text:p>0.9945172920161931</text:p>
          </table:table-cell>
          <table:table-cell office:value-type="string">
            <text:p>0.10457225196378864</text:p>
          </table:table-cell>
          <table:table-cell office:value-type="string">
            <text:p>48.484848484848484</text:p>
          </table:table-cell>
          <table:table-cell office:value-type="string">
            <text:p>0.010935355880777986</text:p>
          </table:table-cell>
          <table:table-cell office:value-type="string">
            <text:p>1.0541389406175257</text:p>
          </table:table-cell>
          <table:table-cell office:value-type="float" office:value="0">
            <text:p>0</text:p>
          </table:table-cell>
          <table:table-cell office:value-type="string">
            <text:p>52.0</text:p>
          </table:table-cell>
          <table:table-cell office:value-type="string">
            <text:p>-0.11120890612623935</text:p>
          </table:table-cell>
          <table:table-cell office:value-type="string">
            <text:p>Spline 2</text:p>
          </table:table-cell>
          <table:table-cell/>
          <table:table-cell office:value-type="float" office:value="1113">
            <text:p>1113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, X2, Xs</text:p>
          </table:table-cell>
        </table:table-row>
        <table:table-row table:style-name="ro1">
          <table:table-cell office:value-type="string">
            <text:p>ЗападнаяДвина-Сураж</text:p>
          </table:table-cell>
          <table:table-cell office:value-type="float" office:value="0">
            <text:p>0</text:p>
          </table:table-cell>
          <table:table-cell office:value-type="string">
            <text:p>OMP5</text:p>
          </table:table-cell>
          <table:table-cell office:value-type="string">
            <text:p>0.9945172920161931</text:p>
          </table:table-cell>
          <table:table-cell office:value-type="string">
            <text:p>0.10457225196378864</text:p>
          </table:table-cell>
          <table:table-cell office:value-type="string">
            <text:p>48.484848484848484</text:p>
          </table:table-cell>
          <table:table-cell office:value-type="string">
            <text:p>0.010935355880777986</text:p>
          </table:table-cell>
          <table:table-cell office:value-type="string">
            <text:p>1.0541389406175257</text:p>
          </table:table-cell>
          <table:table-cell office:value-type="float" office:value="0">
            <text:p>0</text:p>
          </table:table-cell>
          <table:table-cell office:value-type="string">
            <text:p>52.0</text:p>
          </table:table-cell>
          <table:table-cell office:value-type="string">
            <text:p>-0.11120890612623935</text:p>
          </table:table-cell>
          <table:table-cell office:value-type="string">
            <text:p>Spline 2</text:p>
          </table:table-cell>
          <table:table-cell/>
          <table:table-cell office:value-type="float" office:value="1113">
            <text:p>1113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_2802, H_2802, X, X2, Xs</text:p>
          </table:table-cell>
        </table:table-row>
      </table:table>
      <table:database-ranges>
        <table:database-range table:target-range-address="Лист1.A1:Лист1.S441">
          <table:sort>
            <table:sort-by table:field-number="0" table:data-type="automatic"/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3-25">25.03.2024</text:date>, <text:time>18:08:4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3-25T18:08:44.99</dc:date>
    <meta:document-statistic meta:table-count="1" meta:cell-count="6875" meta:object-count="0"/>
    <meta:generator>OpenOffice/4.1.15$Win32 OpenOffice.org_project/4115m2$Build-9813</meta:generator>
  </office:meta>
</office:document-meta>
</file>